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co28"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8.47mm" fo:break-before="auto" style:use-optimal-row-height="true"/>
    </style:style>
    <style:style style:name="ro6" style:family="table-row">
      <style:table-row-properties style:row-height="18.79mm" fo:break-before="auto" style:use-optimal-row-height="false"/>
    </style:style>
    <style:style style:name="ro7" style:family="table-row">
      <style:table-row-properties style:row-height="16.4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44.19mm" fo:break-before="auto" style:use-optimal-row-height="true"/>
    </style:style>
    <style:style style:name="ro10" style:family="table-row">
      <style:table-row-properties style:row-height="40.36mm" fo:break-before="auto" style:use-optimal-row-height="true"/>
    </style:style>
    <style:style style:name="ro11" style:family="table-row">
      <style:table-row-properties style:row-height="8.2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2.31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24.62mm" fo:break-before="auto" style:use-optimal-row-height="true"/>
    </style:style>
    <style:style style:name="ro16" style:family="table-row">
      <style:table-row-properties style:row-height="20.51mm" fo:break-before="auto" style:use-optimal-row-height="true"/>
    </style:style>
    <style:style style:name="ro17" style:family="table-row">
      <style:table-row-properties style:row-height="12.96mm" fo:break-before="auto" style:use-optimal-row-height="false"/>
    </style:style>
    <style:style style:name="ro18" style:family="table-row">
      <style:table-row-properties style:row-height="8.18mm" fo:break-before="auto" style:use-optimal-row-height="true"/>
    </style:style>
    <style:style style:name="ro19" style:family="table-row">
      <style:table-row-properties style:row-height="8.06mm" fo:break-before="auto" style:use-optimal-row-height="true"/>
    </style:style>
    <style:style style:name="ro20" style:family="table-row">
      <style:table-row-properties style:row-height="24.61mm" fo:break-before="auto" style:use-optimal-row-height="false"/>
    </style:style>
    <style:style style:name="ro21" style:family="table-row">
      <style:table-row-properties style:row-height="6.88mm" fo:break-before="auto" style:use-optimal-row-height="false"/>
    </style:style>
    <style:style style:name="ro22" style:family="table-row">
      <style:table-row-properties style:row-height="4.5mm" fo:break-before="auto" style:use-optimal-row-height="true"/>
    </style:style>
    <style:style style:name="ro23" style:family="table-row">
      <style:table-row-properties style:row-height="4.52mm" fo:break-before="auto" style:use-optimal-row-height="true"/>
    </style:style>
    <style:style style:name="ro24"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4" style:family="table-cell" style:parent-style-name="Excel_20_Built-in_20_Explanatory_20_Text">
      <style:table-cell-properties fo:border-bottom="none" fo:background-color="#72bf44"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0" style:family="table-cell" style:parent-style-name="Default">
      <style:table-cell-properties fo:border-bottom="none" fo:background-color="#80808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3" style:family="table-cell" style:parent-style-name="Default">
      <style:table-cell-properties fo:background-color="#8080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7" style:family="table-cell" style:parent-style-name="Default">
      <style:table-cell-properties fo:border-bottom="none" fo:background-color="#f5822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77"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79"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8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93"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9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18" style:family="table-cell" style:parent-style-name="Default">
      <style:table-cell-properties fo:background-color="#dddddd" fo:border="0.06pt solid #000000"/>
      <style:text-properties fo:font-weight="bold" style:font-weight-asian="bold" style:font-weight-complex="bold"/>
    </style:style>
    <style:style style:name="ce219" style:family="table-cell" style:parent-style-name="Default">
      <style:table-cell-properties fo:background-color="#e0efd4" fo:border="0.06pt solid #000000"/>
    </style:style>
    <style:style style:name="ce220"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5"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6"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8"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0"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1"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2"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3"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5"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6"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3"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7"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8"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3"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4"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0"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2"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3"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table-cell table:number-columns-repeated="1024"/>
        </table:table-row>
        <table:table-row table:style-name="ro5">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298.64mm" svg:y="28.81mm" draw:caption-point-x="-5.92mm" draw:caption-point-y="5.19mm">
              <dc:date>2021-04-21T00:00:00</dc:date>
              <text:p text:style-name="P1"><text:span text:style-name="T1">the mean = </text:span><text:span text:style-name="T1">6.19e-1 and the </text:span><text:span text:style-name="T1">standard </text:span><text:span text:style-name="T1">deviation = </text:span><text:span text:style-name="T1">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019.61mm" svg:y="28.81mm" draw:caption-point-x="-5.92mm" draw:caption-point-y="5.19mm">
              <dc:date>2021-04-21T00:00:00</dc:date>
              <text:p text:style-name="P1"><text:span text:style-name="T1">Mean error </text:span><text:span text:style-name="T1">across all runs = </text:span><text:span text:style-name="T1">0.2239 rad</text:span></text:p>
              <text:p text:style-name="P1"><text:span text:style-name="T1">Standard </text:span><text:span text:style-name="T1">deviation = </text:span><text:span text:style-name="T1">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566.42mm" svg:y="28.81mm" draw:caption-point-x="-5.92mm" draw:caption-point-y="5.19mm">
              <dc:date>2021-04-21T00:00:00</dc:date>
              <text:p text:style-name="P1"><text:span text:style-name="T1">Only mean, no </text:span><text:span text:style-name="T1">standard </text:span><text:span text:style-name="T1">deviation</text:span></text:p>
            </office:annotation>
            <text:p>1</text:p>
          </table:table-cell>
          <table:table-cell table:number-columns-repeated="940"/>
        </table:table-row>
        <table:table-row table:style-name="ro5">
          <table:covered-table-cell/>
          <table:table-cell table:style-name="ce18"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5">
          <table:covered-table-cell/>
          <table:table-cell table:style-name="ce18"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88.87mm" svg:y="35.64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267.28mm" svg:y="35.63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298.64mm" svg:y="35.64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314.32mm" svg:y="35.64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384.61mm" svg:y="35.64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472.8mm" svg:y="35.64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490.44mm" svg:y="35.63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561mm" svg:y="35.64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578.64mm" svg:y="35.64mm" draw:caption-point-x="-5.92mm" draw:caption-point-y="15.29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596.28mm" svg:y="35.64mm" draw:caption-point-x="-5.92mm" draw:caption-point-y="15.29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631.55mm" svg:y="35.64mm" draw:caption-point-x="-5.92mm" draw:caption-point-y="15.29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684.47mm" svg:y="35.61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02.11mm" svg:y="35.64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719.75mm" svg:y="35.64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32" office:value-type="float" office:value="1" calcext:value-type="float">
            <office:annotation draw:style-name="gr16" draw:text-style-name="P2" svg:width="29.01mm" svg:height="97mm" svg:x="737.39mm" svg:y="35.64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07.94mm" svg:y="35.64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860.86mm" svg:y="35.6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878.5mm" svg:y="35.64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913.78mm" svg:y="35.64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949.05mm" svg:y="35.64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01.97mm" svg:y="35.64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037.25mm" svg:y="35.64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090.17mm" svg:y="35.63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143.08mm" svg:y="35.64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213.64mm" svg:y="35.6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5">
          <table:covered-table-cell/>
          <table:table-cell table:style-name="ce51"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88.87mm" svg:y="44.11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490.44mm" svg:y="44.11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596.28mm" svg:y="44.11mm" draw:caption-point-x="-5.92mm" draw:caption-point-y="15.29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772.67mm" svg:y="44.11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143.08mm" svg:y="44.11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6">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4">Jelle: 0.023 ± 0.011 rad.</text:span></text:p>
            <text:p><text:span text:style-name="T24">Irene: </text:span></text:p>
            <text:p><text:span text:style-name="T24">Mean: 0.0236</text:span></text:p>
            <text:p><text:span text:style-name="T24">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04.55mm" svg:y="62.68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41" office:value-type="float" office:value="2" calcext:value-type="float">
            <office:annotation draw:style-name="gr27" draw:text-style-name="P2" svg:width="28.98mm" svg:height="17.81mm" svg:x="220.23mm" svg:y="62.67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235.91mm" svg:y="62.68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251.6mm" svg:y="62.68mm" draw:caption-point-x="-5.92mm" draw:caption-point-y="5.18mm">
              <dc:date>2021-04-21T00:00:00</dc:date>
              <text:p text:style-name="P1"><text:span text:style-name="T1">Mean: 0.2902 , </text:span><text:span text:style-name="T1">std: 0.34</text:span></text:p>
            </office:annotation>
            <text:p>2</text:p>
          </table:table-cell>
          <table:table-cell table:style-name="ce41" office:value-type="float" office:value="2" calcext:value-type="float">
            <office:annotation draw:style-name="gr30" draw:text-style-name="P2" svg:width="28.99mm" svg:height="21.76mm" svg:x="267.28mm" svg:y="62.68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282.96mm" svg:y="62.68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298.64mm" svg:y="62.67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314.32mm" svg:y="62.67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41" office:value-type="float" office:value="2" calcext:value-type="float">
            <office:annotation draw:style-name="gr28" draw:text-style-name="P2" svg:width="29.01mm" svg:height="14.07mm" svg:x="331.96mm" svg:y="62.68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349.33mm" svg:y="62.67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41" office:value-type="float" office:value="2" calcext:value-type="float">
            <office:annotation draw:style-name="gr32" draw:text-style-name="P2" svg:width="29.02mm" svg:height="49.53mm" svg:x="366.97mm" svg:y="62.68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384.61mm" svg:y="62.68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437.53mm" svg:y="62.68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472.8mm" svg:y="62.68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490.44mm" svg:y="62.68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08.08mm" svg:y="62.68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525.72mm" svg:y="52.58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543.36mm" svg:y="52.58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561mm" svg:y="52.58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578.64mm" svg:y="52.58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13.92mm" svg:y="52.58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631.55mm" svg:y="52.58mm" draw:caption-point-x="-5.92mm" draw:caption-point-y="15.28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49.19mm" svg:y="52.58mm" draw:caption-point-x="-5.92mm" draw:caption-point-y="15.28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666.83mm" svg:y="52.58mm" draw:caption-point-x="-5.92mm" draw:caption-point-y="15.28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40" office:value-type="float" office:value="2" calcext:value-type="float">
            <office:annotation draw:style-name="gr40" draw:text-style-name="P4" svg:width="29.02mm" svg:height="41.64mm" svg:x="684.47mm" svg:y="52.58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02.11mm" svg:y="52.55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719.75mm" svg:y="52.58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737.39mm" svg:y="52.58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755.03mm" svg:y="52.58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772.67mm" svg:y="52.58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790.3mm" svg:y="52.58mm" draw:caption-point-x="-5.92mm" draw:caption-point-y="15.28mm">
              <dc:date>2021-04-21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07.94mm" svg:y="52.58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825.58mm" svg:y="52.58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843.22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40" office:value-type="float" office:value="2" calcext:value-type="float">
            <office:annotation draw:style-name="gr43" draw:text-style-name="P4" svg:width="29.02mm" svg:height="17.83mm" svg:x="860.86mm" svg:y="52.58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878.5mm" svg:y="52.55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896.14mm" svg:y="52.58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40" office:value-type="float" office:value="2" calcext:value-type="float">
            <office:annotation draw:style-name="gr34" draw:text-style-name="P4" svg:width="29.02mm" svg:height="29.73mm" svg:x="913.78mm" svg:y="52.58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40" office:value-type="float" office:value="2" calcext:value-type="float">
            <office:annotation draw:style-name="gr41" draw:text-style-name="P4" svg:width="29.02mm" svg:height="9.91mm" svg:x="931.42mm" svg:y="52.55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949.05mm" svg:y="52.58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966.69mm" svg:y="52.58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40" office:value-type="float" office:value="2" calcext:value-type="float">
            <office:annotation draw:style-name="gr42" draw:text-style-name="P4" svg:width="29.02mm" svg:height="25.76mm" svg:x="984.33mm" svg:y="52.58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01.97mm" svg:y="52.58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019.61mm" svg:y="52.58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037.25mm" svg:y="52.58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054.89mm" svg:y="52.58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072.53mm" svg:y="52.58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090.17mm" svg:y="52.55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107.8mm" svg:y="52.58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125.44mm" svg:y="52.58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143.08mm" svg:y="52.56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160.72mm" svg:y="52.58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196mm" svg:y="52.58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213.64mm" svg:y="52.58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231.28mm" svg:y="52.55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301.83mm" svg:y="52.55mm" draw:caption-point-x="-5.92mm" draw:caption-point-y="15.31mm">
              <dc:date>2021-04-21T00:00:00</dc:date>
              <text:p text:style-name="P5"><text:span text:style-name="T3">μx ≈ 0.369 and </text:span><text:span text:style-name="T3">σx ≈ 0.358. </text:span></text:p>
            </office:annotation>
            <text:p>2</text:p>
          </table:table-cell>
          <table:table-cell table:style-name="ce40" office:value-type="float" office:value="1" calcext:value-type="float">
            <office:annotation draw:style-name="gr25" draw:text-style-name="P4" svg:width="29.02mm" svg:height="6.13mm" svg:x="1319.47mm" svg:y="52.58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354.75mm" svg:y="52.58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372.39mm" svg:y="52.58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390.03mm" svg:y="52.55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407.67mm" svg:y="52.58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35" office:value-type="float" office:value="2" calcext:value-type="float">
            <office:annotation draw:style-name="gr34" draw:text-style-name="P4" svg:width="29.02mm" svg:height="29.73mm" svg:x="1425.3mm" svg:y="52.58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442.94mm" svg:y="52.58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460.58mm" svg:y="52.58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478.22mm" svg:y="52.58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495.86mm" svg:y="52.58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513.5mm" svg:y="52.58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531.14mm" svg:y="52.58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548.78mm" svg:y="52.58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1566.42mm" svg:y="52.58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text:p>
          </table:table-cell>
          <table:table-cell table:number-columns-repeated="940"/>
        </table:table-row>
        <table:table-row table:style-name="ro7">
          <table:covered-table-cell/>
          <table:table-cell table:style-name="ce18"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267.28mm" svg:y="71.47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298.64mm" svg:y="71.42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349.33mm" svg:y="71.38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384.61mm" svg:y="71.39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490.44mm" svg:y="71.47mm" draw:caption-point-x="-5.92mm" draw:caption-point-y="15.18mm">
              <dc:date>2021-04-21T00:00:00</dc:date>
              <text:p text:style-name="P1"><text:span text:style-name="T1">They do not give </text:span><text:span text:style-name="T1">any reason</text:span></text:p>
            </office:annotation>
            <text:p>0</text:p>
          </table:table-cell>
          <table:table-cell table:style-name="ce32" office:value-type="float" office:value="0" calcext:value-type="float">
            <office:annotation draw:style-name="gr50" draw:text-style-name="P2" svg:width="29.02mm" svg:height="57.31mm" svg:x="508.08mm" svg:y="71.39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561mm" svg:y="71.38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596.28mm" svg:y="71.47mm" draw:caption-point-x="-5.92mm" draw:caption-point-y="15.18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31.55mm" svg:y="71.39mm" draw:caption-point-x="-5.92mm" draw:caption-point-y="15.26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684.47mm" svg:y="71.43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02.11mm" svg:y="71.41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719.75mm" svg:y="71.47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737.39mm" svg:y="71.47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755.03mm" svg:y="71.47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772.67mm" svg:y="71.47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860.86mm" svg:y="71.45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896.14mm" svg:y="71.41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913.78mm" svg:y="71.4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1</text:p>
          </table:table-cell>
          <table:table-cell table:style-name="ce57" office:value-type="float" office:value="0" calcext:value-type="float">
            <office:annotation draw:style-name="gr58" draw:text-style-name="P4" svg:width="29.02mm" svg:height="152.11mm" svg:x="931.42mm" svg:y="71.44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949.05mm" svg:y="71.44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054.89mm" svg:y="71.42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090.17mm" svg:y="71.44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160.72mm" svg:y="71.47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196mm" svg:y="71.41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213.64mm" svg:y="71.47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354.75mm" svg:y="71.47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372.39mm" svg:y="71.44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390.03mm" svg:y="71.41mm" draw:caption-point-x="-5.92mm" draw:caption-point-y="15.24mm">
              <dc:date>2021-04-21T00:00:00</dc:date>
              <text:p text:style-name="P3"><text:span text:style-name="T2">Using both sine </text:span><text:span text:style-name="T2">and cosine allows </text:span><text:span text:style-name="T2">to unambiguously </text:span><text:span text:style-name="T2">identify the angle. </text:span><text:span text:style-name="T2">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he </text:span><text:span text:style-name="T2">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425.3mm" svg:y="71.42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442.94mm" svg:y="71.45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478.22mm" svg:y="71.39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495.86mm" svg:y="71.4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531.14mm" svg:y="71.47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566.42mm" svg:y="71.47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235.91mm" svg:y="87.82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366.97mm" svg:y="87.87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490.44mm" svg:y="87.87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596.28mm" svg:y="87.87mm" draw:caption-point-x="-5.92mm" draw:caption-point-y="15.18mm">
              <dc:date>2021-04-21T00:00:00</dc:date>
              <text:p text:style-name="P3"><text:span text:style-name="T2">Using asin(sin(θ)) </text:span><text:span text:style-name="T2">to determine θ is </text:span><text:span text:style-name="T2">not possible as </text:span><text:span text:style-name="T2">the sin function is </text:span><text:span text:style-name="T2">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13.92mm" svg:y="87.82mm" draw:caption-point-x="-5.92mm" draw:caption-point-y="15.23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054.89mm" svg:y="87.85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160.72mm" svg:y="87.87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425.3mm" svg:y="87.86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442.94mm" svg:y="87.85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478.22mm" svg:y="87.87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495.86mm" svg:y="87.87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531.14mm" svg:y="87.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548.78mm" svg:y="87.85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5">
          <table:table-cell office:value-type="float" office:value="1.3" calcext:value-type="float" table:number-columns-spanned="1" table:number-rows-spanned="3">
            <text:p>1.3</text:p>
          </table:table-cell>
          <table:table-cell table:style-name="ce12" office:value-type="string" calcext:value-type="string">
            <text:p><text:span text:style-name="T8">Calculate the </text:span><text:span text:style-name="T9">mean</text:span><text:span text:style-name="T10">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437.53mm" svg:y="92.38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790.3mm" svg:y="92.38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566.42mm" svg:y="92.38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8">
          <table:covered-table-cell/>
          <table:table-cell table:style-name="ce12" office:value-type="string" calcext:value-type="string">
            <text:p><text:span text:style-name="T8">Which model would you </text:span><text:span text:style-name="T9">prefer </text:span><text:span text:style-name="T10">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282.96mm" svg:y="100.8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text:span><text:span text:style-name="T2">high as possible </text:span><text:span text:style-name="T2">but not higher </text:span><text:span text:style-name="T2">than the amount </text:span><text:span text:style-name="T2">of parameters </text:span><text:span text:style-name="T2">when 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text:span><text:span text:style-name="T2">M 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525.72mm" svg:y="100.84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578.64mm" svg:y="100.84mm" draw:caption-point-x="-5.92mm" draw:caption-point-y="15.34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07.94mm" svg:y="100.84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913.78mm" svg:y="100.8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548.78mm" svg:y="100.84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covered-table-cell/>
          <table:table-cell table:style-name="ce12" office:value-type="string" calcext:value-type="string">
            <text:p><text:span text:style-name="T8">If you change the activation of the last fully connected layer to </text:span><text:span text:style-name="T9">ReLU,</text:span><text:span text:style-name="T10">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88.87mm" svg:y="113.39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220.23mm" svg:y="113.38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298.64mm" svg:y="113.35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314.32mm" svg:y="113.35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490.44mm" svg:y="113.4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596.28mm" svg:y="113.42mm" draw:caption-point-x="-5.92mm" draw:caption-point-y="15.19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755.03mm" svg:y="113.41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913.78mm" svg:y="113.35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019.61mm" svg:y="113.36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460.58mm" svg:y="113.41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478.22mm" svg:y="113.36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566.42mm" svg:y="113.35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table-cell office:value-type="float" office:value="1.4" calcext:value-type="float" table:number-columns-spanned="1" table:number-rows-spanned="2">
            <text:p>1.4</text:p>
          </table:table-cell>
          <table:table-cell table:style-name="ce12" office:value-type="string" calcext:value-type="string">
            <text:p><text:span text:style-name="T8">For both </text:span><text:span text:style-name="T9">seed value</text:span><text:span text:style-name="T10">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319.47mm" svg:y="129.84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9">
          <table:covered-table-cell/>
          <table:table-cell table:style-name="ce12" office:value-type="string" calcext:value-type="string">
            <text:p><text:span text:style-name="T8">What is the </text:span><text:span text:style-name="T9">benefit of seeding</text:span><text:span text:style-name="T10">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631.55mm" svg:y="142.21mm" draw:caption-point-x="-5.92mm" draw:caption-point-y="15.24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649.19mm" svg:y="142.24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684.47mm" svg:y="142.25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02.11mm" svg:y="142.27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719.75mm" svg:y="142.26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755.03mm" svg:y="142.22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037.25mm" svg:y="142.25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07.8mm" svg:y="142.21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160.72mm" svg:y="142.24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372.39mm" svg:y="142.22mm" draw:caption-point-x="-5.92mm" draw:caption-point-y="15.23mm">
              <dc:date>2021-04-21T00:00:00</dc:date>
              <text:p text:style-name="P3"><text:span text:style-name="T2">They do not </text:span><text:span text:style-name="T2">mention </text:span><text:span text:style-name="T2">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513.5mm" svg:y="142.18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88.61mm" svg:y="214.03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472.54mm" svg:y="214.29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525.46mm" svg:y="214.29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235.65mm" svg:y="218.94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349.07mm" svg:y="214.9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235.65mm" svg:y="223.35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235.65mm" svg:y="228.26mm" draw:caption-point-x="-5.66mm" draw:caption-point-y="15.29mm">
              <dc:date>2021-04-21T00:00:00</dc:date>
              <text:p text:style-name="P3"><text:span text:style-name="T2">They say “The </text:span><text:span text:style-name="T2">initial value of </text:span><text:span text:style-name="T2">the learning </text:span><text:span text:style-name="T2">update rate α is </text:span><text:span text:style-name="T2">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82.7mm" svg:y="223.52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366.71mm" svg:y="228.26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282.96mm" svg:y="242.23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566.42mm" svg:y="242.23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019.61mm" svg:y="260.82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231.28mm" svg:y="260.82mm" draw:caption-point-x="-5.92mm" draw:caption-point-y="15.32mm">
              <dc:date>2021-04-21T00:00:00</dc:date>
              <text:p text:style-name="P3"><text:span text:style-name="T2">Interesting </text:span><text:span text:style-name="T2">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390.03mm" svg:y="260.85mm" draw:caption-point-x="-5.92mm" draw:caption-point-y="15.29mm">
              <dc:date>2021-04-21T00:00:00</dc:date>
              <text:p text:style-name="P3"><text:span text:style-name="T2">Same </text:span><text:span text:style-name="T2">“interesting” </text:span><text:span text:style-name="T2">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5">With the nominal gains Kp = [2000 2000] and Kd = [100 100] RMSEx = 0.1672. </text:span><text:span text:style-name="T26">Increasing only the Kp</text:span><text:span text:style-name="T27"> gains to Kp = [4000 4000] reduces that to RMSEx=0.0999. </text:span><text:span text:style-name="T28">In creasing only the Kd</text:span><text:span text:style-name="T29"> gains to Kd = [110 110] reduces that to RMSEx=0.1671. </text:span><text:span text:style-name="T30">Combining the two</text:span><text:span text:style-name="T31">, i.e., Kp = [4000 4000] and Kd = [110 110] results in the lowest error yet RMSEx=0.0996.</text:span><text:span text:style-name="T26"> If the gains are even higher</text:span><text:span text:style-name="T27"> the system quickly becomes </text:span><text:span text:style-name="T32">unstable</text:span><text:span text:style-name="T27">.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88.61mm" svg:y="330.7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219.97mm" svg:y="330.7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251.34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0" calcext:value-type="float">
            <office:annotation draw:style-name="gr91" draw:text-style-name="P4" svg:width="29.24mm" svg:height="6.14mm" svg:x="267.02mm" svg:y="330.7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282.7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36" office:value-type="float" office:value="2.5" calcext:value-type="float">
            <office:annotation draw:style-name="gr85" draw:text-style-name="P4" svg:width="29.09mm" svg:height="17.84mm" svg:x="298.38mm" svg:y="330.7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331.7mm" svg:y="330.7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01.99mm" svg:y="330.7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437.27mm" svg:y="330.61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490.18mm" svg:y="330.59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560.74mm" svg:y="330.7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578.38mm" svg:y="330.7mm" draw:caption-point-x="-5.66mm" draw:caption-point-y="15.29mm">
              <dc:date>2021-04-21T00:00:00</dc:date>
              <text:p text:style-name="P3"><text:span text:style-name="T2">Results should </text:span><text:span text:style-name="T2">have been </text:span><text:span text:style-name="T2">sicussed better</text:span></text:p>
            </office:annotation>
            <text:p>2.5</text:p>
          </table:table-cell>
          <table:table-cell table:style-name="ce36" office:value-type="float" office:value="0" calcext:value-type="float">
            <office:annotation draw:style-name="gr91" draw:text-style-name="P4" svg:width="29.28mm" svg:height="6.14mm" svg:x="596.02mm" svg:y="330.7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13.66mm" svg:y="330.7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648.93mm" svg:y="330.7mm" draw:caption-point-x="-5.66mm" draw:caption-point-y="15.29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737.5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4" draw:text-style-name="P10" svg:width="28.99mm" svg:height="5.96mm" svg:x="755.21mm" svg:y="330.89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790.48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913.96mm" svg:y="330.89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19.79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55.07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0" calcext:value-type="float">
            <office:annotation draw:style-name="gr93" draw:text-style-name="P10" svg:width="28.99mm" svg:height="17.81mm" svg:x="1072.71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143.26mm" svg:y="330.89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213.82mm" svg:y="330.89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330.89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02.01mm" svg:y="330.89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390.21mm" svg:y="330.89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25.48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460.76mm" svg:y="330.89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496.04mm" svg:y="330.89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35" office:value-type="float" office:value="1.5" calcext:value-type="float">
            <office:annotation draw:style-name="gr96" draw:text-style-name="P10" svg:width="28.99mm" svg:height="21.76mm" svg:x="1513.68mm" svg:y="330.89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35" office:value-type="float" office:value="2.5" calcext:value-type="float">
            <office:annotation draw:style-name="gr95" draw:text-style-name="P10" svg:width="28.99mm" svg:height="13.86mm" svg:x="1531.32mm" svg:y="330.89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1">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3">controller_</text:span><text:span text:style-name="T34">1</text:span><text:span text:style-name="T35"> is an </text:span><text:span text:style-name="T36">open-loop feedback </text:span><text:span text:style-name="T35">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89.05mm" svg:y="371.25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36" office:value-type="float" office:value="1" calcext:value-type="float">
            <office:annotation draw:style-name="gr97" draw:text-style-name="P10" svg:width="28.99mm" svg:height="57.31mm" svg:x="204.73mm" svg:y="371.25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35" office:value-type="float" office:value="1" calcext:value-type="float">
            <office:annotation draw:style-name="gr43" draw:text-style-name="P4" svg:width="28.98mm" svg:height="17.83mm" svg:x="220.23mm" svg:y="371.07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235.91mm" svg:y="371.07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35" office:value-type="float" office:value="1" calcext:value-type="float">
            <office:annotation draw:style-name="gr98" draw:text-style-name="P10" svg:width="28.99mm" svg:height="140.26mm" svg:x="251.78mm" svg:y="371.25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267.46mm" svg:y="371.25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35" office:value-type="float" office:value="2" calcext:value-type="float">
            <office:annotation draw:style-name="gr99" draw:text-style-name="P10" svg:width="28.99mm" svg:height="41.51mm" svg:x="283.14mm" svg:y="371.25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298.82mm" svg:y="371.25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472.98mm" svg:y="371.25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49" office:value-type="float" office:value="0.5" calcext:value-type="float">
            <office:annotation draw:style-name="gr95" draw:text-style-name="P10" svg:width="28.99mm" svg:height="13.86mm" svg:x="490.62mm" svg:y="371.25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667.01mm" svg:y="371.25mm" draw:caption-point-x="-6.1mm" draw:caption-point-y="15.1mm">
              <dc:date>2021-04-22T00:00:00</dc:date>
              <text:p text:style-name="P9"><text:span text:style-name="T5">They do not </text:span><text:span text:style-name="T5">mention which </text:span><text:span text:style-name="T5">controller it is</text:span></text:p>
            </office:annotation>
            <text:p>0</text:p>
          </table:table-cell>
          <table:table-cell table:style-name="ce35" office:value-type="float" office:value="1" calcext:value-type="float">
            <office:annotation draw:style-name="gr101" draw:text-style-name="P10" svg:width="28.99mm" svg:height="61.26mm" svg:x="684.65mm" svg:y="371.25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35" office:value-type="float" office:value="0" calcext:value-type="float">
            <office:annotation draw:style-name="gr95" draw:text-style-name="P10" svg:width="28.99mm" svg:height="13.86mm" svg:x="702.29mm" svg:y="371.25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737.57mm" svg:y="371.25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843.4mm" svg:y="371.25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35" office:value-type="float" office:value="1" calcext:value-type="float">
            <office:annotation draw:style-name="gr102" draw:text-style-name="P10" svg:width="28.99mm" svg:height="29.66mm" svg:x="861.04mm" svg:y="371.25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35" office:value-type="float" office:value="1" calcext:value-type="float">
            <office:annotation draw:style-name="gr103" draw:text-style-name="P10" svg:width="28.99mm" svg:height="73.11mm" svg:x="878.68mm" svg:y="371.25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949.23mm" svg:y="371.25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19.79mm" svg:y="371.25mm" draw:caption-point-x="-6.1mm" draw:caption-point-y="15.1mm">
              <dc:date>2021-04-23T00:00:00</dc:date>
              <text:p text:style-name="P9"><text:span text:style-name="T5">The control structures in controller 1 and controller 2 correspond to open-loop feedforward control</text:span></text:p>
              <text:p text:style-name="P9"><text:span text:style-name="T5">scheme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55.07mm" svg:y="371.25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35" office:value-type="float" office:value="1" calcext:value-type="float">
            <office:annotation draw:style-name="gr104" draw:text-style-name="P10" svg:width="28.99mm" svg:height="25.71mm" svg:x="1072.71mm" svg:y="371.25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160.9mm" svg:y="371.25mm" draw:caption-point-x="-6.1mm" draw:caption-point-y="15.1mm">
              <dc:date>2021-04-23T00:00:00</dc:date>
              <text:p text:style-name="P9"><text:span text:style-name="T5">Controller 1 and 2 </text:span><text:span text:style-name="T5">interchanged</text:span></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196.18mm" svg:y="371.25mm" draw:caption-point-x="-6.1mm" draw:caption-point-y="15.1mm">
              <dc:date>2021-04-23T00:00:00</dc:date>
              <text:p text:style-name="P9"><text:span text:style-name="T5">Again, controllers are swapp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231.46mm" svg:y="371.25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302.01mm" svg:y="371.25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354.93mm" svg:y="371.25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controller </text:span><text:span text:style-name="T5">and 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35" office:value-type="float" office:value="1" calcext:value-type="float">
            <office:annotation draw:style-name="gr107" draw:text-style-name="P10" svg:width="28.99mm" svg:height="49.41mm" svg:x="1372.57mm" svg:y="371.25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407.85mm" svg:y="371.25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478.4mm" svg:y="371.25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513.68mm" svg:y="371.25mm" draw:caption-point-x="-6.1mm" draw:caption-point-y="15.1mm">
              <dc:date>2021-04-23T00:00:00</dc:date>
              <text:p text:style-name="P9"><text:span text:style-name="T5">Same comment </text:span><text:span text:style-name="T5">as group 75</text:span></text:p>
            </office:annotation>
            <text:p>1.5</text:p>
          </table:table-cell>
          <table:table-cell table:style-name="ce35" office:value-type="float" office:value="1" calcext:value-type="float">
            <office:annotation draw:style-name="gr99" draw:text-style-name="P10" svg:width="28.99mm" svg:height="41.51mm" svg:x="1531.32mm" svg:y="371.25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1">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3">controller_</text:span><text:span text:style-name="T34">2</text:span><text:span text:style-name="T35"> is an o</text:span><text:span text:style-name="T36">pen-loop feedforward</text:span><text:span text:style-name="T35">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89.05mm" svg:y="379.45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36" office:value-type="float" office:value="1" calcext:value-type="float">
            <office:annotation draw:style-name="gr101" draw:text-style-name="P10" svg:width="28.99mm" svg:height="61.26mm" svg:x="204.73mm" svg:y="379.45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35" office:value-type="float" office:value="1" calcext:value-type="float">
            <office:annotation draw:style-name="gr104" draw:text-style-name="P10" svg:width="28.99mm" svg:height="25.71mm" svg:x="220.41mm" svg:y="379.45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667.01mm" svg:y="379.45mm" draw:caption-point-x="-6.1mm" draw:caption-point-y="15.1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861.04mm" svg:y="379.45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231.46mm" svg:y="379.45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2">
          <table:covered-table-cell/>
          <table:table-cell table:style-name="ce18" office:value-type="string" calcext:value-type="string">
            <text:p>(c.2) State what (what happens?) is observed when c-1 is used in open-loop.<text:span text:style-name="T11"> Switch off </text:span>the feedback (PD) in both controllers. </text:p>
          </table:table-cell>
          <table:table-cell table:style-name="ce18" office:value-type="string" calcext:value-type="string">
            <text:p><text:span text:style-name="T37">Setting Kp and Kd to 0</text:span><text:span text:style-name="T38"> results in purely </text:span><text:span text:style-name="T39">open-loop</text:span><text:span text:style-name="T40"> control. controller_</text:span><text:span text:style-name="T41">1</text:span><text:span text:style-name="T40"> then is </text:span><text:span text:style-name="T42">still stable</text:span><text:span text:style-name="T40">,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267.46mm" svg:y="387.66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314.5mm" svg:y="387.66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490.62mm" svg:y="387.66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019.79mm" svg:y="387.66mm" draw:caption-point-x="-6.1mm" draw:caption-point-y="15.1mm">
              <dc:date>2021-04-23T00:00:00</dc:date>
              <text:p text:style-name="P9"><text:span text:style-name="T5">Thiis person uses controller 0</text:span></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3">Setting Kp and Kd to 0 results in </text:span><text:span text:style-name="T44">purely open-loop</text:span><text:span text:style-name="T45"> control. controller_</text:span><text:span text:style-name="T46">2</text:span><text:span text:style-name="T47"> very </text:span><text:span text:style-name="T48">quickly</text:span><text:span text:style-name="T49"> becomes </text:span><text:span text:style-name="T46">totally unstable.</text:span><text:span text:style-name="T49">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196.18mm" svg:y="400.02mm" draw:caption-point-x="-6.1mm" draw:caption-point-y="15.1mm">
              <dc:date>2021-04-23T00:00:00</dc:date>
              <text:p text:style-name="P9"><text:span text:style-name="T5">Strange plot</text:span></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2">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3">If we set the initial position to the desired initial position, the </text:span><text:span text:style-name="T44">error</text:span><text:span text:style-name="T45"> in controller_</text:span><text:span text:style-name="T46">1</text:span><text:span text:style-name="T47"> </text:span><text:span text:style-name="T48">reduces quite</text:span><text:span text:style-name="T49"> a bit (but </text:span><text:span text:style-name="T46">still keeps accumulating</text:span><text:span text:style-name="T49">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490.62mm" svg:y="412.33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12.3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12.33mm" draw:caption-point-x="-6.1mm" draw:caption-point-y="15.1mm">
              <dc:date>2021-04-23T00:00:00</dc:date>
              <text:p text:style-name="P9"><text:span text:style-name="T5">Not answered</text:span></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55.07mm" svg:y="412.33mm" draw:caption-point-x="-6.1mm" draw:caption-point-y="15.1mm">
              <dc:date>2021-04-23T00:00:00</dc:date>
              <text:p text:style-name="P9"><text:span text:style-name="T5">Not answered</text:span></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3">controller_</text:span><text:span text:style-name="T34">2</text:span><text:span text:style-name="T50"> takes a little bit </text:span><text:span text:style-name="T36">longer to</text:span><text:span text:style-name="T35"> become totally </text:span><text:span text:style-name="T36">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24.7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24.7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3">According to the lectures the </text:span><text:span text:style-name="T51">open-loop feedback</text:span><text:span text:style-name="T35"> should be </text:span><text:span text:style-name="T36">more unstable</text:span><text:span text:style-name="T35">, here it is the other way around. I'd treat it as follow through mistake, i.e., only punish them once per mistake. </text:span><text:span text:style-name="T52">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51.78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283.14mm" svg:y="433.11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35" office:value-type="float" office:value="0" calcext:value-type="float">
            <office:annotation draw:style-name="gr94" draw:text-style-name="P10" svg:width="28.99mm" svg:height="5.96mm" svg:x="298.82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14.5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32.14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367.15mm" svg:y="433.11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437.71mm" svg:y="433.11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472.98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490.62mm" svg:y="433.11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525.9mm" svg:y="433.11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561.18mm" svg:y="433.11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14.1mm" svg:y="433.11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31.73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67.01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02.29mm" svg:y="433.11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37.57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913.96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107.98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125.62mm" svg:y="433.11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213.82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231.46mm" svg:y="433.11mm" draw:caption-point-x="-6.1mm" draw:caption-point-y="15.1mm">
              <dc:date>2021-04-23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302.01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354.93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372.57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office:annotation draw:style-name="gr94" draw:text-style-name="P10" svg:width="28.99mm" svg:height="5.96mm" svg:x="1390.21mm" svg:y="433.11mm" draw:caption-point-x="-6.1mm" draw:caption-point-y="15.1mm">
              <dc:date>2021-04-23T00:00:00</dc:date>
              <text:p text:style-name="P9"><text:span text:style-name="T5">Not answered</text:span></text:p>
            </office:annotation>
            <text:p>2</text:p>
          </table:table-cell>
          <table:table-cell table:style-name="ce35" office:value-type="float" office:value="0" calcext:value-type="float">
            <office:annotation draw:style-name="gr94" draw:text-style-name="P10" svg:width="28.99mm" svg:height="5.96mm" svg:x="1407.85mm" svg:y="433.11mm" draw:caption-point-x="-6.1mm" draw:caption-point-y="15.1mm">
              <dc:date>2021-04-23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425.48mm" svg:y="433.11mm" draw:caption-point-x="-6.1mm" draw:caption-point-y="15.1mm">
              <dc:date>2021-04-23T00:00:00</dc:date>
              <text:p text:style-name="P9"><text:span text:style-name="T5">Not answered</text:span></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548.96mm" svg:y="433.11mm" draw:caption-point-x="-6.1mm" draw:caption-point-y="15.1mm">
              <dc:date>2021-04-23T00:00:00</dc:date>
              <text:p text:style-name="P9"><text:span text:style-name="T5">Not answered</text:span></text:p>
            </office:annotation>
            <text:p>0</text:p>
          </table:table-cell>
          <table:table-cell table:style-name="ce35" office:value-type="float" office:value="2" calcext:value-type="float">
            <text:p>2</text:p>
          </table:table-cell>
          <table:table-cell table:number-columns-repeated="940"/>
        </table:table-row>
        <table:table-row table:style-name="ro16">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3">Open-loop feedforward</text:span><text:span text:style-name="T54"> should be</text:span><text:span text:style-name="T55"> stable</text:span><text:span text:style-name="T35"> if the system is stable, hence the system is apparently </text:span><text:span text:style-name="T36">not stable</text:span><text:span text:style-name="T35">.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57"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02.43mm" svg:y="457.7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443.12mm" svg:y="457.73mm" draw:caption-point-x="-6.1mm" draw:caption-point-y="15.1mm">
              <dc:date>2021-04-23T00:00:00</dc:date>
              <text:p text:style-name="P9"><text:span text:style-name="T5">Not answered</text:span></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95" draw:text-style-name="P10" svg:width="28.99mm" svg:height="13.86mm" svg:x="236.09mm" svg:y="478.25mm" draw:caption-point-x="-6.1mm" draw:caption-point-y="15.1mm">
              <dc:date>2021-04-23T00:00:00</dc:date>
              <text:p text:style-name="P9"><text:span text:style-name="T5">Cant run it, a data file is missing</text:span></text:p>
            </office:annotation>
            <text:p>0</text:p>
          </table:table-cell>
          <table:table-cell table:number-columns-repeated="4" table:style-name="ce126" office:value-type="float" office:value="0" calcext:value-type="float">
            <text:p>0</text:p>
          </table:table-cell>
          <table:table-cell table:number-columns-repeated="6"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26" office:value-type="float" office:value="0" calcext:value-type="float">
            <text:p>0</text:p>
          </table:table-cell>
          <table:table-cell table:number-columns-repeated="2" table:style-name="ce144" office:value-type="float" office:value="0" calcext:value-type="float">
            <text:p>0</text:p>
          </table:table-cell>
          <table:table-cell table:number-columns-repeated="3" table:style-name="ce126" office:value-type="float" office:value="0" calcext:value-type="float">
            <text:p>0</text:p>
          </table:table-cell>
          <table:table-cell table:number-columns-repeated="2" table:style-name="ce144" office:value-type="float" office:value="0" calcext:value-type="float">
            <text:p>0</text:p>
          </table:table-cell>
          <table:table-cell table:style-name="ce126" office:value-type="float" office:value="0" calcext:value-type="float">
            <text:p>0</text:p>
          </table:table-cell>
          <table:table-cell table:style-name="ce132" office:value-type="float" office:value="0" calcext:value-type="float">
            <text:p>0</text:p>
          </table:table-cell>
          <table:table-cell table:number-columns-repeated="11" table:style-name="ce126" office:value-type="float" office:value="0" calcext:value-type="float">
            <text:p>0</text:p>
          </table:table-cell>
          <table:table-cell table:style-name="ce129" office:value-type="float" office:value="0" calcext:value-type="float">
            <text:p>0</text:p>
          </table:table-cell>
          <table:table-cell table:number-columns-repeated="9"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1019.79mm" svg:y="478.25mm" draw:caption-point-x="-6.1mm" draw:caption-point-y="15.1mm">
              <dc:date>2021-04-24T00:00:00</dc:date>
              <text:p text:style-name="P9"><text:span text:style-name="T5">Not done</text:span></text:p>
            </office:annotation>
            <text:p>0</text:p>
          </table:table-cell>
          <table:table-cell table:number-columns-repeated="5" table:style-name="ce126" office:value-type="float" office:value="0" calcext:value-type="float">
            <text:p>0</text:p>
          </table:table-cell>
          <table:table-cell table:style-name="ce132" office:value-type="float" office:value="0" calcext:value-type="float">
            <office:annotation draw:style-name="gr105" draw:text-style-name="P10" svg:width="28.99mm" svg:height="9.91mm" svg:x="1125.62mm" svg:y="478.25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26" office:value-type="float" office:value="0" calcext:value-type="float">
            <text:p>0</text:p>
          </table:table-cell>
          <table:table-cell table:style-name="ce64" office:value-type="float" office:value="0" calcext:value-type="float">
            <text:p>0</text:p>
          </table:table-cell>
          <table:table-cell table:style-name="ce167" office:value-type="float" office:value="0" calcext:value-type="float">
            <office:annotation draw:style-name="gr95" draw:text-style-name="P10" svg:width="28.99mm" svg:height="13.86mm" svg:x="1196.18mm" svg:y="478.25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2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26" office:value-type="float" office:value="0" calcext:value-type="float">
            <text:p>0</text:p>
          </table:table-cell>
          <table:table-cell table:style-name="ce68" office:value-type="float" office:value="0" calcext:value-type="float">
            <text:p>0</text:p>
          </table:table-cell>
          <table:table-cell table:number-columns-repeated="13" table:style-name="ce126" office:value-type="float" office:value="0" calcext:value-type="float">
            <text:p>0</text:p>
          </table:table-cell>
          <table:table-cell table:style-name="ce71" table:number-columns-repeated="940"/>
        </table:table-row>
        <table:table-row table:style-name="ro5">
          <table:covered-table-cell table:style-name="ce7"/>
          <table:table-cell table:style-name="ce18" office:value-type="string" calcext:value-type="string">
            <text:p><text:span text:style-name="T12">Code is </text:span><text:span text:style-name="T13">functionally unchanged</text:span><text:span text:style-name="T14">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94" draw:text-style-name="P10" svg:width="28.99mm" svg:height="5.96mm" svg:x="251.78mm" svg:y="482.91mm" draw:caption-point-x="-6.1mm" draw:caption-point-y="15.1mm">
              <dc:date>2021-04-23T00:00:00</dc:date>
              <text:p text:style-name="P9"><text:span text:style-name="T5">Veeery slow</text:span></text:p>
            </office:annotation>
            <text:p>2</text:p>
          </table:table-cell>
          <table:table-cell table:number-columns-repeated="3" table:style-name="ce35" office:value-type="float" office:value="3" calcext:value-type="float">
            <text:p>3</text:p>
          </table:table-cell>
          <table:table-cell table:number-columns-repeated="4" table:style-name="ce49" office:value-type="float" office:value="3" calcext:value-type="float">
            <text:p>3</text:p>
          </table:table-cell>
          <table:table-cell table:style-name="ce49" office:value-type="float" office:value="1" calcext:value-type="float">
            <office:annotation draw:style-name="gr93" draw:text-style-name="P10" svg:width="28.99mm" svg:height="17.81mm" svg:x="378.69mm" svg:y="498.01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2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561.18mm" svg:y="482.91mm" draw:caption-point-x="-6.1mm" draw:caption-point-y="15.1mm">
              <dc:date>2021-04-24T00:00:00</dc:date>
              <text:p text:style-name="P9"><text:span text:style-name="T5">I had to make modifications to make it run</text:span></text:p>
            </office:annotation>
            <text:p>1</text:p>
          </table:table-cell>
          <table:table-cell table:style-name="ce49" office:value-type="float" office:value="3" calcext:value-type="float">
            <text:p>3</text:p>
          </table:table-cell>
          <table:table-cell table:style-name="ce49" office:value-type="float" office:value="1" calcext:value-type="float">
            <office:annotation draw:style-name="gr95" draw:text-style-name="P10" svg:width="28.99mm" svg:height="13.86mm" svg:x="596.46mm" svg:y="482.91mm" draw:caption-point-x="-6.1mm" draw:caption-point-y="15.1mm">
              <dc:date>2021-04-24T00:00:00</dc:date>
              <text:p text:style-name="P9"><text:span text:style-name="T5">I had to add the </text:span><text:span text:style-name="T5">files manually to </text:span><text:span text:style-name="T5">make it run</text:span></text:p>
            </office:annotation>
            <text:p>1</text:p>
          </table:table-cell>
          <table:table-cell table:style-name="ce35" office:value-type="float" office:value="2" calcext:value-type="float">
            <office:annotation draw:style-name="gr105" draw:text-style-name="P10" svg:width="28.99mm" svg:height="9.91mm" svg:x="614.1mm" svg:y="482.91mm" draw:caption-point-x="-6.1mm" draw:caption-point-y="15.1mm">
              <dc:date>2021-04-24T00:00:00</dc:date>
              <text:p text:style-name="P9"><text:span text:style-name="T5">It takes a </text:span><text:span text:style-name="T5">loooong time</text:span></text:p>
            </office:annotation>
            <text:p>2</text:p>
          </table:table-cell>
          <table:table-cell table:style-name="ce35" office:value-type="float" office:value="0" calcext:value-type="float">
            <office:annotation draw:style-name="gr105" draw:text-style-name="P10" svg:width="28.99mm" svg:height="9.91mm" svg:x="631.73mm" svg:y="482.91mm" draw:caption-point-x="-6.1mm" draw:caption-point-y="15.1mm">
              <dc:date>2021-04-24T00:00:00</dc:date>
              <text:p text:style-name="P9"><text:span text:style-name="T5">File missing, </text:span><text:span text:style-name="T5">cannot run</text:span></text:p>
            </office:annotation>
            <text:p>0</text:p>
          </table:table-cell>
          <table:table-cell table:style-name="ce35" office:value-type="float" office:value="1" calcext:value-type="float">
            <office:annotation draw:style-name="gr94" draw:text-style-name="P10" svg:width="28.99mm" svg:height="5.96mm" svg:x="649.37mm" svg:y="482.91mm" draw:caption-point-x="-6.1mm" draw:caption-point-y="15.1mm">
              <dc:date>2021-04-24T00:00:00</dc:date>
              <text:p text:style-name="P9"><text:span text:style-name="T5">Suuper slow</text:span></text:p>
            </office:annotation>
            <text:p>1</text:p>
          </table:table-cell>
          <table:table-cell table:style-name="ce35" office:value-type="float" office:value="0" calcext:value-type="float">
            <office:annotation draw:style-name="gr93" draw:text-style-name="P10" svg:width="28.99mm" svg:height="17.81mm" svg:x="667.01mm" svg:y="482.91mm" draw:caption-point-x="-6.1mm" draw:caption-point-y="15.1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35" office:value-type="float" office:value="3" calcext:value-type="float">
            <text:p>3</text:p>
          </table:table-cell>
          <table:table-cell table:style-name="ce35" office:value-type="float" office:value="1" calcext:value-type="float">
            <office:annotation draw:style-name="gr95" draw:text-style-name="P10" svg:width="28.99mm" svg:height="13.86mm" svg:x="702.29mm" svg:y="482.91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6" draw:text-style-name="P10" svg:width="28.99mm" svg:height="21.76mm" svg:x="790.48mm" svg:y="482.91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35" office:value-type="float" office:value="3" calcext:value-type="float">
            <text:p>3</text:p>
          </table:table-cell>
          <table:table-cell table:style-name="ce129" office:value-type="float" office:value="1" calcext:value-type="float">
            <office:annotation draw:style-name="gr95" draw:text-style-name="P10" svg:width="28.99mm" svg:height="13.86mm" svg:x="843.4mm" svg:y="482.91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35" office:value-type="float" office:value="1" calcext:value-type="float">
            <office:annotation draw:style-name="gr95" draw:text-style-name="P10" svg:width="28.99mm" svg:height="13.86mm" svg:x="861.04mm" svg:y="482.91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35" office:value-type="float" office:value="1" calcext:value-type="float">
            <office:annotation draw:style-name="gr95" draw:text-style-name="P10" svg:width="28.99mm" svg:height="13.86mm" svg:x="878.68mm" svg:y="482.91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94" draw:text-style-name="P10" svg:width="28.99mm" svg:height="5.96mm" svg:x="1107.98mm" svg:y="482.91mm" draw:caption-point-x="-6.1mm" draw:caption-point-y="15.1mm">
              <dc:date>2021-04-25T00:00:00</dc:date>
              <text:p text:style-name="P9"><text:span text:style-name="T5">Super slooow</text:span></text:p>
            </office:annotation>
            <text:p>1</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3" calcext:value-type="float">
            <text:p>3</text:p>
          </table:table-cell>
          <table:table-cell table:number-columns-repeated="3" table:style-name="ce54" office:value-type="float" office:value="0" calcext:value-type="float">
            <text:p>0</text:p>
          </table:table-cell>
          <table:table-cell table:style-name="ce35" office:value-type="float" office:value="2" calcext:value-type="float">
            <office:annotation draw:style-name="gr96" draw:text-style-name="P10" svg:width="28.99mm" svg:height="21.76mm" svg:x="1302.01mm" svg:y="482.91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4" table:style-name="ce35" office:value-type="float" office:value="3" calcext:value-type="float">
            <text:p>3</text:p>
          </table:table-cell>
          <table:table-cell table:style-name="ce35" office:value-type="float" office:value="1" calcext:value-type="float">
            <office:annotation draw:style-name="gr105" draw:text-style-name="P10" svg:width="28.99mm" svg:height="9.91mm" svg:x="1425.48mm" svg:y="482.91mm" draw:caption-point-x="-6.1mm" draw:caption-point-y="15.1mm">
              <dc:date>2021-04-25T00:00:00</dc:date>
              <text:p text:style-name="P9">Code was modified</text:p>
            </office:annotation>
            <text:p>1</text:p>
          </table:table-cell>
          <table:table-cell table:style-name="ce35" office:value-type="float" office:value="1" calcext:value-type="float">
            <office:annotation draw:style-name="gr94" draw:text-style-name="P10" svg:width="28.99mm" svg:height="5.96mm" svg:x="1443.12mm" svg:y="482.91mm" draw:caption-point-x="-6.1mm" draw:caption-point-y="15.1mm">
              <dc:date>2021-04-25T00:00:00</dc:date>
              <text:p text:style-name="P9">Veery slow</text:p>
            </office:annotation>
            <text:p>1</text:p>
          </table:table-cell>
          <table:table-cell table:style-name="ce35" office:value-type="float" office:value="1" calcext:value-type="float">
            <office:annotation draw:style-name="gr104" draw:text-style-name="P10" svg:width="28.99mm" svg:height="25.71mm" svg:x="1460.76mm" svg:y="482.91mm" draw:caption-point-x="-6.1mm" draw:caption-point-y="15.1mm">
              <dc:date>2021-04-25T00:00:00</dc:date>
              <text:p text:style-name="P9">I needed to modify something to make controller yours evalueate work</text:p>
            </office:annotation>
            <text:p>1</text:p>
          </table:table-cell>
          <table:table-cell table:style-name="ce35" office:value-type="float" office:value="3" calcext:value-type="float">
            <text:p>3</text:p>
          </table:table-cell>
          <table:table-cell table:style-name="ce35" office:value-type="float" office:value="1" calcext:value-type="float">
            <office:annotation draw:style-name="gr102" draw:text-style-name="P10" svg:width="28.99mm" svg:height="29.66mm" svg:x="1496.04mm" svg:y="482.91mm" draw:caption-point-x="-6.1mm" draw:caption-point-y="15.1mm">
              <dc:date>2021-04-25T00:00:00</dc:date>
              <text:p text:style-name="P9">Couldnt run controller yours evaluate and also in the report they didnt provide RMSE value nor plots</text:p>
            </office:annotation>
            <text:p>1</text:p>
          </table:table-cell>
          <table:table-cell table:number-columns-repeated="3" table:style-name="ce35" office:value-type="float" office:value="3" calcext:value-type="float">
            <text:p>3</text:p>
          </table:table-cell>
          <table:table-cell table:style-name="ce35" office:value-type="float" office:value="2" calcext:value-type="float">
            <office:annotation draw:style-name="gr94" draw:text-style-name="P10" svg:width="28.99mm" svg:height="5.96mm" svg:x="1566.6mm" svg:y="482.91mm" draw:caption-point-x="-6.1mm" draw:caption-point-y="15.1mm">
              <dc:date>2021-04-25T00:00:00</dc:date>
              <text:p text:style-name="P9">Very slow</text:p>
            </office:annotation>
            <text:p>2</text:p>
          </table:table-cell>
          <table:table-cell table:number-columns-repeated="940"/>
        </table:table-row>
        <table:table-row table:style-name="ro5">
          <table:covered-table-cell table:style-name="ce7"/>
          <table:table-cell table:style-name="ce18" office:value-type="string" calcext:value-type="string">
            <text:p><text:span text:style-name="T15">Custom controller performs better than c-0 for the default </text:span><text:span text:style-name="T16">tp.w</text:span><text:span text:style-name="T17"> value (PD -&gt; mean(RMSE x) = </text:span><text:span text:style-name="T18">0.1658</text:span><text:span text:style-name="T19">)</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05" draw:text-style-name="P10" svg:width="28.99mm" svg:height="9.91mm" svg:x="189.05mm" svg:y="491.37mm" draw:caption-point-x="-6.1mm" draw:caption-point-y="15.1mm">
              <dc:date>2021-04-23T00:00:00</dc:date>
              <text:p text:style-name="P9"><text:span text:style-name="T5">Yes: 9.931871e-</text:span><text:span text:style-name="T5">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220.41mm" svg:y="491.37mm" draw:caption-point-x="-6.1mm" draw:caption-point-y="15.1mm">
              <dc:date>2021-04-23T00:00:00</dc:date>
              <text:p text:style-name="P9"><text:span text:style-name="T5">0.08964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51.78mm" svg:y="491.37mm" draw:caption-point-x="-6.1mm" draw:caption-point-y="15.1mm">
              <dc:date>2021-04-23T00:00:00</dc:date>
              <text:p text:style-name="P9"><text:span text:style-name="T5">8.824964e-02</text:span></text:p>
            </office:annotation>
            <text:p>6</text:p>
          </table:table-cell>
          <table:table-cell table:style-name="ce35" office:value-type="float" office:value="6" calcext:value-type="float">
            <office:annotation draw:style-name="gr94" draw:text-style-name="P10" svg:width="28.99mm" svg:height="5.96mm" svg:x="267.46mm" svg:y="491.37mm" draw:caption-point-x="-6.1mm" draw:caption-point-y="15.1mm">
              <dc:date>2021-04-23T00:00:00</dc:date>
              <text:p text:style-name="P9"><text:span text:style-name="T5">7.035656e-02</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298.82mm" svg:y="491.37mm" draw:caption-point-x="-6.1mm" draw:caption-point-y="15.1mm">
              <dc:date>2021-04-23T00:00:00</dc:date>
              <text:p text:style-name="P9"><text:span text:style-name="T5">7.446418e-02</text:span></text:p>
            </office:annotation>
            <text:p>6</text:p>
          </table:table-cell>
          <table:table-cell table:style-name="ce49" office:value-type="float" office:value="6" calcext:value-type="float">
            <office:annotation draw:style-name="gr94" draw:text-style-name="P10" svg:width="28.99mm" svg:height="5.96mm" svg:x="314.5mm" svg:y="491.37mm" draw:caption-point-x="-6.1mm" draw:caption-point-y="15.1mm">
              <dc:date>2021-04-24T00:00:00</dc:date>
              <text:p text:style-name="P9"><text:span text:style-name="T5">0.075892</text:span></text:p>
            </office:annotation>
            <text:p>6</text:p>
          </table:table-cell>
          <table:table-cell table:style-name="ce49" office:value-type="float" office:value="6" calcext:value-type="float">
            <office:annotation draw:style-name="gr94" draw:text-style-name="P10" svg:width="28.99mm" svg:height="5.96mm" svg:x="332.14mm" svg:y="491.37mm" draw:caption-point-x="-6.1mm" draw:caption-point-y="15.1mm">
              <dc:date>2021-04-24T00:00:00</dc:date>
              <text:p text:style-name="P9"><text:span text:style-name="T5">0.087631</text:span></text:p>
            </office:annotation>
            <text:p>6</text:p>
          </table:table-cell>
          <table:table-cell table:style-name="ce49" office:value-type="float" office:value="6" calcext:value-type="float">
            <office:annotation draw:style-name="gr94" draw:text-style-name="P10" svg:width="28.99mm" svg:height="5.96mm" svg:x="349.51mm" svg:y="491.37mm" draw:caption-point-x="-6.1mm" draw:caption-point-y="15.1mm">
              <dc:date>2021-04-24T00:00:00</dc:date>
              <text:p text:style-name="P9"><text:span text:style-name="T5">0.0794</text:span></text:p>
            </office:annotation>
            <text:p>6</text:p>
          </table:table-cell>
          <table:table-cell table:style-name="ce49" office:value-type="float" office:value="6" calcext:value-type="float">
            <office:annotation draw:style-name="gr94" draw:text-style-name="P10" svg:width="28.99mm" svg:height="5.96mm" svg:x="367.15mm" svg:y="491.37mm" draw:caption-point-x="-6.1mm" draw:caption-point-y="15.1mm">
              <dc:date>2021-04-24T00:00:00</dc:date>
              <text:p text:style-name="P9"><text:span text:style-name="T5">0.145823</text:span></text:p>
            </office:annotation>
            <text:p>6</text:p>
          </table:table-cell>
          <table:table-cell table:style-name="ce49" office:value-type="float" office:value="6" calcext:value-type="float">
            <office:annotation draw:style-name="gr94" draw:text-style-name="P10" svg:width="28.99mm" svg:height="5.96mm" svg:x="384.79mm" svg:y="491.37mm" draw:caption-point-x="-6.1mm" draw:caption-point-y="15.1mm">
              <dc:date>2021-04-24T00:00:00</dc:date>
              <text:p text:style-name="P9"><text:span text:style-name="T5">0.086846</text:span></text:p>
            </office:annotation>
            <text:p>6</text:p>
          </table:table-cell>
          <table:table-cell table:style-name="ce49" office:value-type="float" office:value="6" calcext:value-type="float">
            <office:annotation draw:style-name="gr94" draw:text-style-name="P10" svg:width="28.99mm" svg:height="5.96mm" svg:x="402.43mm" svg:y="491.37mm" draw:caption-point-x="-6.1mm" draw:caption-point-y="15.1mm">
              <dc:date>2021-04-24T00:00:00</dc:date>
              <text:p text:style-name="P9"><text:span text:style-name="T5">0.087028</text:span></text:p>
            </office:annotation>
            <text:p>6</text:p>
          </table:table-cell>
          <table:table-cell table:style-name="ce56" office:value-type="float" office:value="0" calcext:value-type="float">
            <text:p>0</text:p>
          </table:table-cell>
          <table:table-cell table:style-name="ce49" office:value-type="float" office:value="6" calcext:value-type="float">
            <office:annotation draw:style-name="gr94" draw:text-style-name="P10" svg:width="28.99mm" svg:height="5.96mm" svg:x="437.71mm" svg:y="491.37mm" draw:caption-point-x="-6.1mm" draw:caption-point-y="15.1mm">
              <dc:date>2021-04-24T00:00:00</dc:date>
              <text:p text:style-name="P9"><text:span text:style-name="T5">0.085950</text:span></text:p>
            </office:annotation>
            <text:p>6</text:p>
          </table:table-cell>
          <table:table-cell table:style-name="ce56" office:value-type="float" office:value="0" calcext:value-type="float">
            <text:p>0</text:p>
          </table:table-cell>
          <table:table-cell table:style-name="ce35" office:value-type="float" office:value="6" calcext:value-type="float">
            <office:annotation draw:style-name="gr94" draw:text-style-name="P10" svg:width="28.99mm" svg:height="5.96mm" svg:x="472.98mm" svg:y="491.37mm" draw:caption-point-x="-6.1mm" draw:caption-point-y="15.1mm">
              <dc:date>2021-04-24T00:00:00</dc:date>
              <text:p text:style-name="P9"><text:span text:style-name="T5">0.076525</text:span></text:p>
            </office:annotation>
            <text:p>6</text:p>
          </table:table-cell>
          <table:table-cell table:style-name="ce49" office:value-type="float" office:value="6" calcext:value-type="float">
            <office:annotation draw:style-name="gr94" draw:text-style-name="P10" svg:width="28.99mm" svg:height="5.96mm" svg:x="490.62mm" svg:y="491.37mm" draw:caption-point-x="-6.1mm" draw:caption-point-y="15.1mm">
              <dc:date>2021-04-24T00:00:00</dc:date>
              <text:p text:style-name="P9"><text:span text:style-name="T5">0.077005</text:span></text:p>
            </office:annotation>
            <text:p>6</text:p>
          </table:table-cell>
          <table:table-cell table:style-name="ce49" office:value-type="float" office:value="6" calcext:value-type="float">
            <office:annotation draw:style-name="gr94" draw:text-style-name="P10" svg:width="28.99mm" svg:height="5.96mm" svg:x="508.26mm" svg:y="491.37mm" draw:caption-point-x="-6.1mm" draw:caption-point-y="15.1mm">
              <dc:date>2021-04-24T00:00:00</dc:date>
              <text:p text:style-name="P9"><text:span text:style-name="T5">0.072420</text:span></text:p>
            </office:annotation>
            <text:p>6</text:p>
          </table:table-cell>
          <table:table-cell table:style-name="ce35" office:value-type="float" office:value="6" calcext:value-type="float">
            <office:annotation draw:style-name="gr94" draw:text-style-name="P10" svg:width="28.99mm" svg:height="5.96mm" svg:x="525.9mm" svg:y="491.37mm" draw:caption-point-x="-6.1mm" draw:caption-point-y="15.1mm">
              <dc:date>2021-04-24T00:00:00</dc:date>
              <text:p text:style-name="P9"><text:span text:style-name="T5">0.090140</text:span></text:p>
            </office:annotation>
            <text:p>6</text:p>
          </table:table-cell>
          <table:table-cell table:style-name="ce35" office:value-type="float" office:value="6" calcext:value-type="float">
            <office:annotation draw:style-name="gr94" draw:text-style-name="P10" svg:width="28.99mm" svg:height="5.96mm" svg:x="543.54mm" svg:y="491.37mm" draw:caption-point-x="-6.1mm" draw:caption-point-y="15.1mm">
              <dc:date>2021-04-24T00:00:00</dc:date>
              <text:p text:style-name="P9"><text:span text:style-name="T5">0.073470</text:span></text:p>
            </office:annotation>
            <text:p>6</text:p>
          </table:table-cell>
          <table:table-cell table:style-name="ce35" office:value-type="float" office:value="6" calcext:value-type="float">
            <text:p>6</text:p>
          </table:table-cell>
          <table:table-cell table:style-name="ce49" office:value-type="float" office:value="6" calcext:value-type="float">
            <office:annotation draw:style-name="gr94" draw:text-style-name="P10" svg:width="28.99mm" svg:height="5.96mm" svg:x="578.82mm" svg:y="491.37mm" draw:caption-point-x="-6.1mm" draw:caption-point-y="15.1mm">
              <dc:date>2021-04-24T00:00:00</dc:date>
              <text:p text:style-name="P9"><text:span text:style-name="T5">0.068283</text:span></text:p>
            </office:annotation>
            <text:p>6</text:p>
          </table:table-cell>
          <table:table-cell table:style-name="ce49" office:value-type="float" office:value="6" calcext:value-type="float">
            <office:annotation draw:style-name="gr94" draw:text-style-name="P10" svg:width="28.99mm" svg:height="5.96mm" svg:x="596.46mm" svg:y="491.37mm" draw:caption-point-x="-6.1mm" draw:caption-point-y="15.1mm">
              <dc:date>2021-04-24T00:00:00</dc:date>
              <text:p text:style-name="P9"><text:span text:style-name="T5">0.078733</text:span></text:p>
            </office:annotation>
            <text:p>6</text:p>
          </table:table-cell>
          <table:table-cell table:style-name="ce35" office:value-type="float" office:value="6" calcext:value-type="float">
            <office:annotation draw:style-name="gr105" draw:text-style-name="P10" svg:width="28.99mm" svg:height="9.91mm" svg:x="614.1mm" svg:y="491.37mm" draw:caption-point-x="-6.1mm" draw:caption-point-y="15.1mm">
              <dc:date>2021-04-24T00:00:00</dc:date>
              <text:p text:style-name="P9"><text:span text:style-name="T5">0.086284</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31.73mm" svg:y="491.37mm" draw:caption-point-x="-6.1mm" draw:caption-point-y="15.1mm">
              <dc:date>2021-04-24T00:00:00</dc:date>
              <text:p text:style-name="P9"><text:span text:style-name="T5">0.071</text:span></text:p>
              <text:p text:style-name="P9"><text:span text:style-name="T5"/></text:p>
            </office:annotation>
            <text:p>6</text:p>
          </table:table-cell>
          <table:table-cell table:style-name="ce35" office:value-type="float" office:value="6" calcext:value-type="float">
            <office:annotation draw:style-name="gr105" draw:text-style-name="P10" svg:width="28.99mm" svg:height="9.91mm" svg:x="649.37mm" svg:y="491.37mm" draw:caption-point-x="-6.1mm" draw:caption-point-y="15.1mm">
              <dc:date>2021-04-24T00:00:00</dc:date>
              <text:p text:style-name="P9"><text:span text:style-name="T5">0.092090</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684.65mm" svg:y="491.37mm" draw:caption-point-x="-6.1mm" draw:caption-point-y="15.1mm">
              <dc:date>2021-04-24T00:00:00</dc:date>
              <text:p text:style-name="P9"><text:span text:style-name="T5">0.088108</text:span></text:p>
            </office:annotation>
            <text:p>6</text:p>
          </table:table-cell>
          <table:table-cell table:style-name="ce35" office:value-type="float" office:value="6" calcext:value-type="float">
            <office:annotation draw:style-name="gr94" draw:text-style-name="P10" svg:width="28.99mm" svg:height="5.96mm" svg:x="702.29mm" svg:y="491.37mm" draw:caption-point-x="-6.1mm" draw:caption-point-y="15.1mm">
              <dc:date>2021-04-24T00:00:00</dc:date>
              <text:p text:style-name="P9"><text:span text:style-name="T5">0.079391</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737.57mm" svg:y="491.37mm" draw:caption-point-x="-6.1mm" draw:caption-point-y="15.1mm">
              <dc:date>2021-04-24T00:00:00</dc:date>
              <text:p text:style-name="P9"><text:span text:style-name="T5">0.080761</text:span></text:p>
            </office:annotation>
            <text:p>6</text:p>
          </table:table-cell>
          <table:table-cell table:style-name="ce35" office:value-type="float" office:value="6" calcext:value-type="float">
            <office:annotation draw:style-name="gr112" draw:text-style-name="P10" svg:width="28.99mm" svg:height="6.12mm" svg:x="755.21mm" svg:y="491.37mm" draw:caption-point-x="-6.1mm" draw:caption-point-y="15.1mm">
              <dc:date>2021-04-24T00:00:00</dc:date>
              <text:p text:style-name="P9"><text:span text:style-name="T7">0.076609</text:span></text:p>
            </office:annotation>
            <text:p>6</text:p>
          </table:table-cell>
          <table:table-cell table:style-name="ce35" office:value-type="float" office:value="6" calcext:value-type="float">
            <office:annotation draw:style-name="gr105" draw:text-style-name="P10" svg:width="28.99mm" svg:height="9.91mm" svg:x="772.85mm" svg:y="491.37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08.12mm" svg:y="491.37mm" draw:caption-point-x="-6.1mm" draw:caption-point-y="15.1mm">
              <dc:date>2021-04-24T00:00:00</dc:date>
              <text:p text:style-name="P9"><text:span text:style-name="T5">0.158779</text:span></text:p>
            </office:annotation>
            <text:p>6</text:p>
          </table:table-cell>
          <table:table-cell table:style-name="ce35" office:value-type="float" office:value="6" calcext:value-type="float">
            <office:annotation draw:style-name="gr94" draw:text-style-name="P10" svg:width="28.99mm" svg:height="5.96mm" svg:x="825.76mm" svg:y="491.37mm" draw:caption-point-x="-6.1mm" draw:caption-point-y="15.1mm">
              <dc:date>2021-04-24T00:00:00</dc:date>
              <text:p text:style-name="P9"><text:span text:style-name="T5">0.082629</text:span></text:p>
            </office:annotation>
            <text:p>6</text:p>
          </table:table-cell>
          <table:table-cell table:style-name="ce129" office:value-type="float" office:value="6" calcext:value-type="float">
            <text:p>6</text:p>
          </table:table-cell>
          <table:table-cell table:style-name="ce35" office:value-type="float" office:value="6" calcext:value-type="float">
            <office:annotation draw:style-name="gr105" draw:text-style-name="P10" svg:width="28.99mm" svg:height="9.91mm" svg:x="861.04mm" svg:y="491.37mm" draw:caption-point-x="-6.1mm" draw:caption-point-y="15.1mm">
              <dc:date>2021-04-24T00:00:00</dc:date>
              <text:p text:style-name="P9"><text:span text:style-name="T5">7.959579e­02</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896.32mm" svg:y="491.37mm" draw:caption-point-x="-6.1mm" draw:caption-point-y="15.1mm">
              <dc:date>2021-04-24T00:00:00</dc:date>
              <text:p text:style-name="P9"><text:span text:style-name="T5">0.083047</text:span></text:p>
            </office:annotation>
            <text:p>6</text:p>
          </table:table-cell>
          <table:table-cell table:style-name="ce35" office:value-type="float" office:value="6" calcext:value-type="float">
            <office:annotation draw:style-name="gr94" draw:text-style-name="P10" svg:width="28.99mm" svg:height="5.96mm" svg:x="913.96mm" svg:y="491.37mm" draw:caption-point-x="-6.1mm" draw:caption-point-y="15.1mm">
              <dc:date>2021-04-24T00:00:00</dc:date>
              <text:p text:style-name="P9"><text:span text:style-name="T5">0.074724</text:span></text:p>
            </office:annotation>
            <text:p>6</text:p>
          </table:table-cell>
          <table:table-cell table:style-name="ce35" office:value-type="float" office:value="6" calcext:value-type="float">
            <office:annotation draw:style-name="gr94" draw:text-style-name="P10" svg:width="28.99mm" svg:height="5.96mm" svg:x="931.6mm" svg:y="491.37mm" draw:caption-point-x="-6.1mm" draw:caption-point-y="15.1mm">
              <dc:date>2021-04-24T00:00:00</dc:date>
              <text:p text:style-name="P9"><text:span text:style-name="T5">0.084925</text:span></text:p>
            </office:annotation>
            <text:p>6</text:p>
          </table:table-cell>
          <table:table-cell table:style-name="ce35" office:value-type="float" office:value="6" calcext:value-type="float">
            <office:annotation draw:style-name="gr94" draw:text-style-name="P10" svg:width="28.99mm" svg:height="5.96mm" svg:x="949.23mm" svg:y="491.37mm" draw:caption-point-x="-6.1mm" draw:caption-point-y="15.1mm">
              <dc:date>2021-04-24T00:00:00</dc:date>
              <text:p text:style-name="P9"><text:span text:style-name="T5">0.087809</text:span></text:p>
            </office:annotation>
            <text:p>6</text:p>
          </table:table-cell>
          <table:table-cell table:style-name="ce35" office:value-type="float" office:value="6" calcext:value-type="float">
            <office:annotation draw:style-name="gr94" draw:text-style-name="P10" svg:width="28.99mm" svg:height="5.96mm" svg:x="966.87mm" svg:y="491.37mm" draw:caption-point-x="-6.1mm" draw:caption-point-y="15.1mm">
              <dc:date>2021-04-24T00:00:00</dc:date>
              <text:p text:style-name="P9"><text:span text:style-name="T5">0.076404</text:span></text:p>
            </office:annotation>
            <text:p>6</text:p>
          </table:table-cell>
          <table:table-cell table:style-name="ce35" office:value-type="float" office:value="6" calcext:value-type="float">
            <office:annotation draw:style-name="gr94" draw:text-style-name="P10" svg:width="28.99mm" svg:height="5.96mm" svg:x="984.51mm" svg:y="491.37mm" draw:caption-point-x="-6.1mm" draw:caption-point-y="15.1mm">
              <dc:date>2021-04-24T00:00:00</dc:date>
              <text:p text:style-name="P9"><text:span text:style-name="T5">0.075882</text:span></text:p>
            </office:annotation>
            <text:p>6</text:p>
          </table:table-cell>
          <table:table-cell table:style-name="ce35" office:value-type="float" office:value="6" calcext:value-type="float">
            <office:annotation draw:style-name="gr94" draw:text-style-name="P10" svg:width="28.99mm" svg:height="5.96mm" svg:x="1002.15mm" svg:y="491.37mm" draw:caption-point-x="-6.1mm" draw:caption-point-y="15.1mm">
              <dc:date>2021-04-24T00:00:00</dc:date>
              <text:p text:style-name="P9"><text:span text:style-name="T5">0.069830</text:span></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037.43mm" svg:y="491.37mm" draw:caption-point-x="-6.1mm" draw:caption-point-y="15.1mm">
              <dc:date>2021-04-24T00:00:00</dc:date>
              <text:p text:style-name="P9"><text:span text:style-name="T5">0.088115</text:span></text:p>
            </office:annotation>
            <text:p>6</text:p>
          </table:table-cell>
          <table:table-cell table:style-name="ce35" office:value-type="float" office:value="6" calcext:value-type="float">
            <office:annotation draw:style-name="gr94" draw:text-style-name="P10" svg:width="28.99mm" svg:height="5.96mm" svg:x="1055.07mm" svg:y="491.37mm" draw:caption-point-x="-6.1mm" draw:caption-point-y="15.1mm">
              <dc:date>2021-04-25T00:00:00</dc:date>
              <text:p text:style-name="P9"><text:span text:style-name="T5">0.082603</text:span></text:p>
            </office:annotation>
            <text:p>6</text:p>
          </table:table-cell>
          <table:table-cell table:style-name="ce35" office:value-type="float" office:value="6" calcext:value-type="float">
            <office:annotation draw:style-name="gr94" draw:text-style-name="P10" svg:width="28.99mm" svg:height="5.96mm" svg:x="1072.71mm" svg:y="491.37mm" draw:caption-point-x="-6.1mm" draw:caption-point-y="15.1mm">
              <dc:date>2021-04-25T00:00:00</dc:date>
              <text:p text:style-name="P9"><text:span text:style-name="T5">0.085449</text:span></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05" draw:text-style-name="P10" svg:width="28.99mm" svg:height="9.91mm" svg:x="1107.98mm" svg:y="491.37mm" draw:caption-point-x="-6.1mm" draw:caption-point-y="15.1mm">
              <dc:date>2021-04-25T00:00:00</dc:date>
              <text:p text:style-name="P9"><text:span text:style-name="T5">1.018046e-01</text:span></text:p>
              <text:p text:style-name="P9"><text:span text:style-name="T5"/></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143.26mm" svg:y="491.37mm" draw:caption-point-x="-6.1mm" draw:caption-point-y="15.1mm">
              <dc:date>2021-04-25T00:00:00</dc:date>
              <text:p text:style-name="P9"><text:span text:style-name="T5">0.073675</text:span></text:p>
            </office:annotation>
            <text:p>6</text:p>
          </table:table-cell>
          <table:table-cell table:style-name="ce35" office:value-type="float" office:value="0" calcext:value-type="float">
            <office:annotation draw:style-name="gr94" draw:text-style-name="P10" svg:width="28.99mm" svg:height="5.96mm" svg:x="1160.9mm" svg:y="491.37mm" draw:caption-point-x="-6.1mm" draw:caption-point-y="15.1mm">
              <dc:date>2021-04-25T00:00:00</dc:date>
              <text:p text:style-name="P9"><text:span text:style-name="T5">0.212789</text:span></text:p>
            </office:annotation>
            <text:p>0</text:p>
          </table:table-cell>
          <table:table-cell table:style-name="ce54" office:value-type="float" office:value="0" calcext:value-type="float">
            <text:p>0</text:p>
          </table:table-cell>
          <table:table-cell table:style-name="ce35" office:value-type="float" office:value="6" calcext:value-type="float">
            <office:annotation draw:style-name="gr95" draw:text-style-name="P10" svg:width="28.99mm" svg:height="13.86mm" svg:x="1196.18mm" svg:y="491.37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35" office:value-type="float" office:value="6" calcext:value-type="float">
            <office:annotation draw:style-name="gr94" draw:text-style-name="P10" svg:width="28.99mm" svg:height="5.96mm" svg:x="1213.82mm" svg:y="491.37mm" draw:caption-point-x="-6.1mm" draw:caption-point-y="15.1mm">
              <dc:date>2021-04-25T00:00:00</dc:date>
              <text:p text:style-name="P9"><text:span text:style-name="T5">0.083115</text:span></text:p>
            </office:annotation>
            <text:p>6</text:p>
          </table:table-cell>
          <table:table-cell table:style-name="ce35" office:value-type="float" office:value="6" calcext:value-type="float">
            <office:annotation draw:style-name="gr94" draw:text-style-name="P10" svg:width="28.99mm" svg:height="5.96mm" svg:x="1231.46mm" svg:y="491.37mm" draw:caption-point-x="-6.1mm" draw:caption-point-y="15.1mm">
              <dc:date>2021-04-25T00:00:00</dc:date>
              <text:p text:style-name="P9"><text:span text:style-name="T5">0.071685</text:span></text:p>
            </office:annotation>
            <text:p>6</text:p>
          </table:table-cell>
          <table:table-cell table:number-columns-repeated="3" table:style-name="ce54" office:value-type="float" office:value="0" calcext:value-type="float">
            <text:p>0</text:p>
          </table:table-cell>
          <table:table-cell table:style-name="ce35" office:value-type="float" office:value="6" calcext:value-type="float">
            <office:annotation draw:style-name="gr105" draw:text-style-name="P10" svg:width="28.99mm" svg:height="9.91mm" svg:x="1302.01mm" svg:y="491.37mm" draw:caption-point-x="-6.1mm" draw:caption-point-y="15.1mm">
              <dc:date>2021-04-25T00:00:00</dc:date>
              <text:p text:style-name="P9"><text:span text:style-name="T5">Based on report </text:span><text:span text:style-name="T5">plot</text:span></text:p>
            </office:annotation>
            <text:p>6</text:p>
          </table:table-cell>
          <table:table-cell table:style-name="ce35" office:value-type="float" office:value="6" calcext:value-type="float">
            <office:annotation draw:style-name="gr94" draw:text-style-name="P10" svg:width="28.99mm" svg:height="5.96mm" svg:x="1319.65mm" svg:y="491.37mm" draw:caption-point-x="-6.1mm" draw:caption-point-y="15.1mm">
              <dc:date>2021-04-25T00:00:00</dc:date>
              <text:p text:style-name="P9"><text:span text:style-name="T5">0.100775</text:span></text:p>
            </office:annotation>
            <text:p>6</text:p>
          </table:table-cell>
          <table:table-cell table:style-name="ce67" office:value-type="float" office:value="6" calcext:value-type="float">
            <text:p>6</text:p>
          </table:table-cell>
          <table:table-cell table:style-name="ce35" office:value-type="float" office:value="6" calcext:value-type="float">
            <office:annotation draw:style-name="gr94" draw:text-style-name="P10" svg:width="28.99mm" svg:height="5.96mm" svg:x="1354.93mm" svg:y="491.37mm" draw:caption-point-x="-6.1mm" draw:caption-point-y="15.1mm">
              <dc:date>2021-04-25T00:00:00</dc:date>
              <text:p text:style-name="P9">0.118689</text:p>
            </office:annotation>
            <text:p>6</text:p>
          </table:table-cell>
          <table:table-cell table:style-name="ce35" office:value-type="float" office:value="6" calcext:value-type="float">
            <office:annotation draw:style-name="gr94" draw:text-style-name="P10" svg:width="28.99mm" svg:height="5.96mm" svg:x="1372.57mm" svg:y="491.37mm" draw:caption-point-x="-6.1mm" draw:caption-point-y="15.1mm">
              <dc:date>2021-04-25T00:00:00</dc:date>
              <text:p text:style-name="P9">0.090349</text:p>
            </office:annotation>
            <text:p>6</text:p>
          </table:table-cell>
          <table:table-cell table:style-name="ce35" office:value-type="float" office:value="6" calcext:value-type="float">
            <office:annotation draw:style-name="gr94" draw:text-style-name="P10" svg:width="28.99mm" svg:height="5.96mm" svg:x="1390.21mm" svg:y="491.37mm" draw:caption-point-x="-6.1mm" draw:caption-point-y="15.1mm">
              <dc:date>2021-04-25T00:00:00</dc:date>
              <text:p text:style-name="P9">0.090434</text:p>
            </office:annotation>
            <text:p>6</text:p>
          </table:table-cell>
          <table:table-cell table:style-name="ce35" office:value-type="float" office:value="6" calcext:value-type="float">
            <office:annotation draw:style-name="gr94" draw:text-style-name="P10" svg:width="28.99mm" svg:height="5.96mm" svg:x="1407.85mm" svg:y="491.37mm" draw:caption-point-x="-6.1mm" draw:caption-point-y="15.1mm">
              <dc:date>2021-04-25T00:00:00</dc:date>
              <text:p text:style-name="P9">0.092818</text:p>
            </office:annotation>
            <text:p>6</text:p>
          </table:table-cell>
          <table:table-cell table:style-name="ce35" office:value-type="float" office:value="6" calcext:value-type="float">
            <office:annotation draw:style-name="gr94" draw:text-style-name="P10" svg:width="28.99mm" svg:height="5.96mm" svg:x="1425.48mm" svg:y="491.37mm" draw:caption-point-x="-6.1mm" draw:caption-point-y="15.1mm">
              <dc:date>2021-04-25T00:00:00</dc:date>
              <text:p text:style-name="P9">0.083871</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94" draw:text-style-name="P10" svg:width="28.99mm" svg:height="5.96mm" svg:x="1460.76mm" svg:y="491.37mm" draw:caption-point-x="-6.1mm" draw:caption-point-y="15.1mm">
              <dc:date>2021-04-25T00:00:00</dc:date>
              <text:p text:style-name="P9">7.309740e-02</text:p>
            </office:annotation>
            <text:p>6</text:p>
          </table:table-cell>
          <table:table-cell table:style-name="ce35" office:value-type="float" office:value="6" calcext:value-type="float">
            <office:annotation draw:style-name="gr94" draw:text-style-name="P10" svg:width="28.99mm" svg:height="5.96mm" svg:x="1478.4mm" svg:y="491.37mm" draw:caption-point-x="-6.1mm" draw:caption-point-y="15.1mm">
              <dc:date>2021-04-25T00:00:00</dc:date>
              <text:p text:style-name="P9">0.089105</text:p>
            </office:annotation>
            <text:p>6</text:p>
          </table:table-cell>
          <table:table-cell table:style-name="ce35" office:value-type="float" office:value="0" calcext:value-type="float">
            <text:p>0</text:p>
          </table:table-cell>
          <table:table-cell table:style-name="ce35" office:value-type="float" office:value="6" calcext:value-type="float">
            <office:annotation draw:style-name="gr94" draw:text-style-name="P10" svg:width="28.99mm" svg:height="5.96mm" svg:x="1513.68mm" svg:y="491.37mm" draw:caption-point-x="-6.1mm" draw:caption-point-y="15.1mm">
              <dc:date>2021-04-25T00:00:00</dc:date>
              <text:p text:style-name="P9">0.090033</text:p>
            </office:annotation>
            <text:p>6</text:p>
          </table:table-cell>
          <table:table-cell table:style-name="ce35" office:value-type="float" office:value="6" calcext:value-type="float">
            <office:annotation draw:style-name="gr94" draw:text-style-name="P10" svg:width="28.99mm" svg:height="5.96mm" svg:x="1531.32mm" svg:y="491.37mm" draw:caption-point-x="-6.1mm" draw:caption-point-y="15.1mm">
              <dc:date>2021-04-25T00:00:00</dc:date>
              <text:p text:style-name="P9">0.075378</text:p>
            </office:annotation>
            <text:p>6</text:p>
          </table:table-cell>
          <table:table-cell table:style-name="ce35" office:value-type="float" office:value="6" calcext:value-type="float">
            <office:annotation draw:style-name="gr94" draw:text-style-name="P10" svg:width="28.99mm" svg:height="5.96mm" svg:x="1548.96mm" svg:y="491.37mm" draw:caption-point-x="-6.1mm" draw:caption-point-y="15.1mm">
              <dc:date>2021-04-25T00:00:00</dc:date>
              <text:p text:style-name="P9">0.075924</text:p>
            </office:annotation>
            <text:p>6</text:p>
          </table:table-cell>
          <table:table-cell table:style-name="ce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5">Custom controller performs better than c-0 for all </text:span><text:span text:style-name="T20">tp.w</text:span><text:span text:style-name="T17"> values, </text:span><text:span text:style-name="T18">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236.09mm" svg:y="499.84mm" draw:caption-point-x="-6.1mm" draw:caption-point-y="15.1mm">
              <dc:date>2021-04-23T00:00:00</dc:date>
              <text:p text:style-name="P9"><text:span text:style-name="T5">Mark based on report plots</text:span></text:p>
            </office:annotation>
            <text:p>7</text:p>
          </table:table-cell>
          <table:table-cell table:number-columns-repeated="4" table:style-name="ce35" office:value-type="float" office:value="7" calcext:value-type="float">
            <text:p>7</text:p>
          </table:table-cell>
          <table:table-cell table:number-columns-repeated="3" table:style-name="ce49" office:value-type="float" office:value="7" calcext:value-type="float">
            <text:p>7</text:p>
          </table:table-cell>
          <table:table-cell table:style-name="ce49" office:value-type="float" office:value="0" calcext:value-type="float">
            <office:annotation draw:style-name="gr94" draw:text-style-name="P10" svg:width="28.99mm" svg:height="5.96mm" svg:x="367.15mm" svg:y="499.84mm" draw:caption-point-x="-6.1mm" draw:caption-point-y="15.1mm">
              <dc:date>2021-04-24T00:00:00</dc:date>
              <text:p text:style-name="P9"><text:span text:style-name="T5">nop</text:span></text:p>
            </office:annotation>
            <text:p>0</text:p>
          </table:table-cell>
          <table:table-cell table:number-columns-repeated="2" table:style-name="ce49" office:value-type="float" office:value="7" calcext:value-type="float">
            <text:p>7</text:p>
          </table:table-cell>
          <table:table-cell table:style-name="ce56" office:value-type="float" office:value="0" calcext:value-type="float">
            <text:p>0</text:p>
          </table:table-cell>
          <table:table-cell table:style-name="ce49" office:value-type="float" office:value="7" calcext:value-type="float">
            <text:p>7</text:p>
          </table:table-cell>
          <table:table-cell table:style-name="ce56" office:value-type="float" office:value="0" calcext:value-type="float">
            <text:p>0</text:p>
          </table:table-cell>
          <table:table-cell table:style-name="ce35" office:value-type="float" office:value="7" calcext:value-type="float">
            <text:p>7</text:p>
          </table:table-cell>
          <table:table-cell table:number-columns-repeated="2" table:style-name="ce49" office:value-type="float" office:value="7" calcext:value-type="float">
            <text:p>7</text:p>
          </table:table-cell>
          <table:table-cell table:number-columns-repeated="3" table:style-name="ce35" office:value-type="float" office:value="7" calcext:value-type="float">
            <text:p>7</text:p>
          </table:table-cell>
          <table:table-cell table:style-name="ce139" office:value-type="float" office:value="7" calcext:value-type="float">
            <text:p>7</text:p>
          </table:table-cell>
          <table:table-cell table:style-name="ce49" office:value-type="float" office:value="7" calcext:value-type="float">
            <text:p>7</text:p>
          </table:table-cell>
          <table:table-cell table:style-name="ce35" office:value-type="float" office:value="7" calcext:value-type="float">
            <text:p>7</text:p>
          </table:table-cell>
          <table:table-cell table:style-name="ce35" office:value-type="float" office:value="7" calcext:value-type="float">
            <office:annotation draw:style-name="gr95" draw:text-style-name="P10" svg:width="28.99mm" svg:height="13.86mm" svg:x="631.73mm" svg:y="499.84mm" draw:caption-point-x="-6.1mm" draw:caption-point-y="15.1mm">
              <dc:date>2021-04-24T00:00:00</dc:date>
              <text:p text:style-name="P9"><text:span text:style-name="T5">Based on plots on report</text:span></text:p>
              <text:p text:style-name="P9"><text:span text:style-name="T5"/></text:p>
            </office:annotation>
            <text:p>7</text:p>
          </table:table-cell>
          <table:table-cell table:number-columns-repeated="9" table:style-name="ce35" office:value-type="float" office:value="7" calcext:value-type="float">
            <text:p>7</text:p>
          </table:table-cell>
          <table:table-cell table:style-name="ce35" office:value-type="float" office:value="4" calcext:value-type="float">
            <office:annotation draw:style-name="gr105" draw:text-style-name="P10" svg:width="28.99mm" svg:height="9.91mm" svg:x="808.12mm" svg:y="499.84mm" draw:caption-point-x="-6.1mm" draw:caption-point-y="15.1mm">
              <dc:date>2021-04-24T00:00:00</dc:date>
              <text:p text:style-name="P9"><text:span text:style-name="T5">Gets worse for </text:span><text:span text:style-name="T5">higher velocities</text:span></text:p>
            </office:annotation>
            <text:p>4</text:p>
          </table:table-cell>
          <table:table-cell table:style-name="ce35" office:value-type="float" office:value="7" calcext:value-type="float">
            <text:p>7</text:p>
          </table:table-cell>
          <table:table-cell table:style-name="ce129" office:value-type="float" office:value="7" calcext:value-type="float">
            <office:annotation draw:style-name="gr94" draw:text-style-name="P10" svg:width="28.99mm" svg:height="5.96mm" svg:x="843.4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61.04mm" svg:y="499.84mm" draw:caption-point-x="-6.1mm" draw:caption-point-y="15.1mm">
              <dc:date>2021-04-24T00:00:00</dc:date>
              <text:p text:style-name="P9"><text:span text:style-name="T5">Based on report</text:span></text:p>
            </office:annotation>
            <text:p>7</text:p>
          </table:table-cell>
          <table:table-cell table:style-name="ce35" office:value-type="float" office:value="7" calcext:value-type="float">
            <office:annotation draw:style-name="gr94" draw:text-style-name="P10" svg:width="28.99mm" svg:height="5.96mm" svg:x="878.68mm" svg:y="499.84mm" draw:caption-point-x="-6.1mm" draw:caption-point-y="15.1mm">
              <dc:date>2021-04-24T00:00:00</dc:date>
              <text:p text:style-name="P9"><text:span text:style-name="T5">Based on report</text:span></text:p>
            </office:annotation>
            <text:p>7</text:p>
          </table:table-cell>
          <table:table-cell table:number-columns-repeated="7" table:style-name="ce35" office:value-type="float" office:value="7" calcext:value-type="float">
            <text:p>7</text:p>
          </table:table-cell>
          <table:table-cell table:style-name="ce35" office:value-type="float" office:value="0" calcext:value-type="float">
            <text:p>0</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105" draw:text-style-name="P10" svg:width="28.99mm" svg:height="9.91mm" svg:x="1125.62mm" svg:y="499.84mm" draw:caption-point-x="-6.1mm" draw:caption-point-y="15.1mm">
              <dc:date>2021-04-25T00:00:00</dc:date>
              <text:p text:style-name="P9"><text:span text:style-name="T5">Based on report </text:span><text:span text:style-name="T5">plot</text:span></text:p>
            </office:annotation>
            <text:p>7</text:p>
          </table:table-cell>
          <table:table-cell table:style-name="ce35" office:value-type="float" office:value="7" calcext:value-type="float">
            <text:p>7</text:p>
          </table:table-cell>
          <table:table-cell table:style-name="ce35" office:value-type="float" office:value="0" calcext:value-type="float">
            <text:p>0</text:p>
          </table:table-cell>
          <table:table-cell table:style-name="ce54" office:value-type="float" office:value="0" calcext:value-type="float">
            <text:p>0</text:p>
          </table:table-cell>
          <table:table-cell table:style-name="ce35" office:value-type="float" office:value="0" calcext:value-type="float">
            <office:annotation draw:style-name="gr95" draw:text-style-name="P10" svg:width="28.99mm" svg:height="13.86mm" svg:x="1196.18mm" svg:y="499.84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35" office:value-type="float" office:value="7" calcext:value-type="float">
            <text:p>7</text:p>
          </table:table-cell>
          <table:table-cell table:number-columns-repeated="3" table:style-name="ce54" office:value-type="float" office:value="0" calcext:value-type="float">
            <text:p>0</text:p>
          </table:table-cell>
          <table:table-cell table:number-columns-repeated="2" table:style-name="ce35" office:value-type="float" office:value="7" calcext:value-type="float">
            <text:p>7</text:p>
          </table:table-cell>
          <table:table-cell table:style-name="ce67" office:value-type="float" office:value="7" calcext:value-type="float">
            <text:p>7</text:p>
          </table:table-cell>
          <table:table-cell table:number-columns-repeated="5"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443.12mm" svg:y="499.84mm" draw:caption-point-x="-6.1mm" draw:caption-point-y="15.1mm">
              <dc:date>2021-04-25T00:00:00</dc:date>
              <text:p text:style-name="P9">Based on report</text:p>
            </office:annotation>
            <text:p>7</text:p>
          </table:table-cell>
          <table:table-cell table:style-name="ce35" office:value-type="float" office:value="7" calcext:value-type="float">
            <office:annotation draw:style-name="gr94" draw:text-style-name="P10" svg:width="28.99mm" svg:height="5.96mm" svg:x="1460.76mm" svg:y="499.84mm" draw:caption-point-x="-6.1mm" draw:caption-point-y="15.1mm">
              <dc:date>2021-04-25T00:00:00</dc:date>
              <text:p text:style-name="P9">c</text:p>
            </office:annotation>
            <text:p>7</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94" draw:text-style-name="P10" svg:width="28.99mm" svg:height="5.96mm" svg:x="1566.6mm" svg:y="499.84mm" draw:caption-point-x="-6.1mm" draw:caption-point-y="15.1mm">
              <dc:date>2021-04-25T00:00:00</dc:date>
              <text:p text:style-name="P9">Based on report</text:p>
            </office:annotation>
            <text:p>7</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32.5" calcext:value-type="float">
            <text:p>32.5</text:p>
          </table:table-cell>
          <table:table-cell table:style-name="ce46" table:formula="of:=SUM([.L51:.L63])" office:value-type="float" office:value="28.5" calcext:value-type="float">
            <text:p>28.5</text:p>
          </table:table-cell>
          <table:table-cell table:style-name="ce50" table:formula="of:=SUM([.M51:.M63])" office:value-type="float" office:value="31" calcext:value-type="float">
            <text:p>31</text:p>
          </table:table-cell>
          <table:table-cell table:style-name="ce50" table:formula="of:=SUM([.N51:.N63])" office:value-type="float" office:value="28" calcext:value-type="float">
            <text:p>28</text:p>
          </table:table-cell>
          <table:table-cell table:style-name="ce50" table:formula="of:=SUM([.O51:.O63])" office:value-type="float" office:value="35" calcext:value-type="float">
            <text:p>35</text:p>
          </table:table-cell>
          <table:table-cell table:style-name="ce50" table:formula="of:=SUM([.P51:.P63])" office:value-type="float" office:value="24" calcext:value-type="float">
            <text:p>24</text:p>
          </table:table-cell>
          <table:table-cell table:style-name="ce50" table:formula="of:=SUM([.Q51:.Q63])" office:value-type="float" office:value="33" calcext:value-type="float">
            <text:p>33</text:p>
          </table:table-cell>
          <table:table-cell table:style-name="ce50" table:formula="of:=SUM([.R51:.R63])" office:value-type="float" office:value="29.5" calcext:value-type="float">
            <text:p>29.5</text:p>
          </table:table-cell>
          <table:table-cell table:style-name="ce152" table:formula="of:=SUM([.S51:.S63])" office:value-type="float" office:value="0" calcext:value-type="float">
            <text:p>0</text:p>
          </table:table-cell>
          <table:table-cell table:style-name="ce50" table:formula="of:=SUM([.T51:.T63])" office:value-type="float" office:value="30.5" calcext:value-type="float">
            <text:p>30.5</text:p>
          </table:table-cell>
          <table:table-cell table:style-name="ce152" table:formula="of:=SUM([.U51:.U63])" office:value-type="float" office:value="0" calcext:value-type="float">
            <text:p>0</text:p>
          </table:table-cell>
          <table:table-cell table:style-name="ce46" table:formula="of:=SUM([.V51:.V63])" office:value-type="float" office:value="30" calcext:value-type="float">
            <text:p>30</text:p>
          </table:table-cell>
          <table:table-cell table:style-name="ce50" table:formula="of:=SUM([.W51:.W63])" office:value-type="float" office:value="20.5" calcext:value-type="float">
            <text:p>20.5</text:p>
          </table:table-cell>
          <table:table-cell table:style-name="ce50" table:formula="of:=SUM([.X51:.X63])" office:value-type="float" office:value="35" calcext:value-type="float">
            <text:p>35</text:p>
          </table:table-cell>
          <table:table-cell table:style-name="ce46" table:formula="of:=SUM([.Y51:.Y63])" office:value-type="float" office:value="35" calcext:value-type="float">
            <text:p>35</text:p>
          </table:table-cell>
          <table:table-cell table:style-name="ce46" table:formula="of:=SUM([.Z51:.Z63])" office:value-type="float" office:value="35" calcext:value-type="float">
            <text:p>35</text:p>
          </table:table-cell>
          <table:table-cell table:style-name="ce46" table:formula="of:=SUM([.AA51:.AA63])" office:value-type="float" office:value="28.5" calcext:value-type="float">
            <text:p>28.5</text:p>
          </table:table-cell>
          <table:table-cell table:style-name="ce50" table:formula="of:=SUM([.AB51:.AB63])" office:value-type="float" office:value="26.5" calcext:value-type="float">
            <text:p>26.5</text:p>
          </table:table-cell>
          <table:table-cell table:style-name="ce50" table:formula="of:=SUM([.AC51:.AC63])" office:value-type="float" office:value="30" calcext:value-type="float">
            <text:p>30</text:p>
          </table:table-cell>
          <table:table-cell table:style-name="ce37" table:formula="of:=SUM([.AD51:.AD63])" office:value-type="float" office:value="27" calcext:value-type="float">
            <text:p>27</text:p>
          </table:table-cell>
          <table:table-cell table:style-name="ce37" table:formula="of:=SUM([.AE51:.AE63])" office:value-type="float" office:value="28" calcext:value-type="float">
            <text:p>28</text:p>
          </table:table-cell>
          <table:table-cell table:style-name="ce37" table:formula="of:=SUM([.AF51:.AF63])" office:value-type="float" office:value="32.5" calcext:value-type="float">
            <text:p>32.5</text:p>
          </table:table-cell>
          <table:table-cell table:style-name="ce37" table:formula="of:=SUM([.AG51:.AG63])" office:value-type="float" office:value="25" calcext:value-type="float">
            <text:p>25</text:p>
          </table:table-cell>
          <table:table-cell table:style-name="ce37" table:formula="of:=SUM([.AH51:.AH63])" office:value-type="float" office:value="33" calcext:value-type="float">
            <text:p>33</text:p>
          </table:table-cell>
          <table:table-cell table:style-name="ce37" table:formula="of:=SUM([.AI51:.AI63])" office:value-type="float" office:value="27" calcext:value-type="float">
            <text:p>27</text:p>
          </table:table-cell>
          <table:table-cell table:style-name="ce37" table:formula="of:=SUM([.AJ51:.AJ63])" office:value-type="float" office:value="35" calcext:value-type="float">
            <text:p>35</text:p>
          </table:table-cell>
          <table:table-cell table:style-name="ce37" table:formula="of:=SUM([.AK51:.AK63])" office:value-type="float" office:value="25.5" calcext:value-type="float">
            <text:p>25.5</text:p>
          </table:table-cell>
          <table:table-cell table:style-name="ce37" table:formula="of:=SUM([.AL51:.AL63])" office:value-type="float" office:value="32" calcext:value-type="float">
            <text:p>32</text:p>
          </table:table-cell>
          <table:table-cell table:style-name="ce37" table:formula="of:=SUM([.AM51:.AM63])" office:value-type="float" office:value="35" calcext:value-type="float">
            <text:p>35</text:p>
          </table:table-cell>
          <table:table-cell table:style-name="ce37" table:formula="of:=SUM([.AN51:.AN63])" office:value-type="float" office:value="31.5" calcext:value-type="float">
            <text:p>31.5</text:p>
          </table:table-cell>
          <table:table-cell table:style-name="ce37" table:formula="of:=SUM([.AO51:.AO63])" office:value-type="float" office:value="24" calcext:value-type="float">
            <text:p>24</text:p>
          </table:table-cell>
          <table:table-cell table:style-name="ce37" table:formula="of:=SUM([.AP51:.AP63])" office:value-type="float" office:value="35" calcext:value-type="float">
            <text:p>35</text:p>
          </table:table-cell>
          <table:table-cell table:style-name="ce37" table:formula="of:=SUM([.AQ51:.AQ63])" office:value-type="float" office:value="30" calcext:value-type="float">
            <text:p>30</text:p>
          </table:table-cell>
          <table:table-cell table:style-name="ce37" table:formula="of:=SUM([.AR51:.AR63])" office:value-type="float" office:value="31" calcext:value-type="float">
            <text:p>31</text:p>
          </table:table-cell>
          <table:table-cell table:style-name="ce37" table:formula="of:=SUM([.AS51:.AS63])" office:value-type="float" office:value="31" calcext:value-type="float">
            <text:p>31</text:p>
          </table:table-cell>
          <table:table-cell table:style-name="ce37" table:formula="of:=SUM([.AT51:.AT63])" office:value-type="float" office:value="35" calcext:value-type="float">
            <text:p>35</text:p>
          </table:table-cell>
          <table:table-cell table:style-name="ce37" table:formula="of:=SUM([.AU51:.AU63])" office:value-type="float" office:value="28" calcext:value-type="float">
            <text:p>28</text:p>
          </table:table-cell>
          <table:table-cell table:style-name="ce37" table:formula="of:=SUM([.AV51:.AV63])" office:value-type="float" office:value="35" calcext:value-type="float">
            <text:p>35</text:p>
          </table:table-cell>
          <table:table-cell table:style-name="ce37" table:formula="of:=SUM([.AW51:.AW63])" office:value-type="float" office:value="33" calcext:value-type="float">
            <text:p>33</text:p>
          </table:table-cell>
          <table:table-cell table:style-name="ce37" table:formula="of:=SUM([.AX51:.AX63])" office:value-type="float" office:value="35" calcext:value-type="float">
            <text:p>35</text:p>
          </table:table-cell>
          <table:table-cell table:style-name="ce37" table:formula="of:=SUM([.AY51:.AY63])" office:value-type="float" office:value="35" calcext:value-type="float">
            <text:p>35</text:p>
          </table:table-cell>
          <table:table-cell table:style-name="ce37" table:formula="of:=SUM([.AZ51:.AZ63])" office:value-type="float" office:value="35" calcext:value-type="float">
            <text:p>35</text:p>
          </table:table-cell>
          <table:table-cell table:style-name="ce37" table:formula="of:=SUM([.BA51:.BA63])" office:value-type="float" office:value="4.5" calcext:value-type="float">
            <text:p>4.5</text:p>
          </table:table-cell>
          <table:table-cell table:style-name="ce37" table:formula="of:=SUM([.BB51:.BB63])" office:value-type="float" office:value="31" calcext:value-type="float">
            <text:p>31</text:p>
          </table:table-cell>
          <table:table-cell table:style-name="ce37" table:formula="of:=SUM([.BC51:.BC63])" office:value-type="float" office:value="23.5" calcext:value-type="float">
            <text:p>23.5</text:p>
          </table:table-cell>
          <table:table-cell table:style-name="ce37" table:formula="of:=SUM([.BD51:.BD63])" office:value-type="float" office:value="31" calcext:value-type="float">
            <text:p>31</text:p>
          </table:table-cell>
          <table:table-cell table:style-name="ce37" table:formula="of:=SUM([.BE51:.BE63])" office:value-type="float" office:value="35" calcext:value-type="float">
            <text:p>35</text:p>
          </table:table-cell>
          <table:table-cell table:style-name="ce37" table:formula="of:=SUM([.BF51:.BF63])" office:value-type="float" office:value="27" calcext:value-type="float">
            <text:p>27</text:p>
          </table:table-cell>
          <table:table-cell table:style-name="ce37" table:formula="of:=SUM([.BG51:.BG63])" office:value-type="float" office:value="28" calcext:value-type="float">
            <text:p>28</text:p>
          </table:table-cell>
          <table:table-cell table:style-name="ce37" table:formula="of:=SUM([.BH51:.BH63])" office:value-type="float" office:value="34.5" calcext:value-type="float">
            <text:p>34.5</text:p>
          </table:table-cell>
          <table:table-cell table:style-name="ce37" table:formula="of:=SUM([.BI51:.BI63])" office:value-type="float" office:value="20" calcext:value-type="float">
            <text:p>20</text:p>
          </table:table-cell>
          <table:table-cell table:style-name="ce37" table:formula="of:=SUM([.BJ51:.BJ63])" office:value-type="float" office:value="0" calcext:value-type="float">
            <text:p>0</text:p>
          </table:table-cell>
          <table:table-cell table:style-name="ce37" table:formula="of:=SUM([.BK51:.BK63])" office:value-type="float" office:value="23.5" calcext:value-type="float">
            <text:p>23.5</text:p>
          </table:table-cell>
          <table:table-cell table:style-name="ce37" table:formula="of:=SUM([.BL51:.BL63])" office:value-type="float" office:value="28" calcext:value-type="float">
            <text:p>28</text:p>
          </table:table-cell>
          <table:table-cell table:style-name="ce37" table:formula="of:=SUM([.BM51:.BM63])" office:value-type="float" office:value="26" calcext:value-type="float">
            <text:p>26</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27.5" calcext:value-type="float">
            <text:p>27.5</text:p>
          </table:table-cell>
          <table:table-cell table:style-name="ce37" table:formula="of:=SUM([.BR51:.BR63])" office:value-type="float" office:value="35" calcext:value-type="float">
            <text:p>35</text:p>
          </table:table-cell>
          <table:table-cell table:style-name="ce37" table:formula="of:=SUM([.BS51:.BS63])" office:value-type="float" office:value="25" calcext:value-type="float">
            <text:p>25</text:p>
          </table:table-cell>
          <table:table-cell table:style-name="ce37" table:formula="of:=SUM([.BT51:.BT63])" office:value-type="float" office:value="28" calcext:value-type="float">
            <text:p>28</text:p>
          </table:table-cell>
          <table:table-cell table:style-name="ce37" table:formula="of:=SUM([.BU51:.BU63])" office:value-type="float" office:value="30" calcext:value-type="float">
            <text:p>30</text:p>
          </table:table-cell>
          <table:table-cell table:style-name="ce37" table:formula="of:=SUM([.BV51:.BV63])" office:value-type="float" office:value="33.5" calcext:value-type="float">
            <text:p>33.5</text:p>
          </table:table-cell>
          <table:table-cell table:style-name="ce37" table:formula="of:=SUM([.BW51:.BW63])" office:value-type="float" office:value="30" calcext:value-type="float">
            <text:p>30</text:p>
          </table:table-cell>
          <table:table-cell table:style-name="ce37" table:formula="of:=SUM([.BX51:.BX63])" office:value-type="float" office:value="28.5" calcext:value-type="float">
            <text:p>28.5</text:p>
          </table:table-cell>
          <table:table-cell table:style-name="ce37" table:formula="of:=SUM([.BY51:.BY63])" office:value-type="float" office:value="31" calcext:value-type="float">
            <text:p>31</text:p>
          </table:table-cell>
          <table:table-cell table:style-name="ce37" table:formula="of:=SUM([.BZ51:.BZ63])" office:value-type="float" office:value="32.5" calcext:value-type="float">
            <text:p>32.5</text:p>
          </table:table-cell>
          <table:table-cell table:style-name="ce37" table:formula="of:=SUM([.CA51:.CA63])" office:value-type="float" office:value="30" calcext:value-type="float">
            <text:p>30</text:p>
          </table:table-cell>
          <table:table-cell table:style-name="ce37" table:formula="of:=SUM([.CB51:.CB63])" office:value-type="float" office:value="1" calcext:value-type="float">
            <text:p>1</text:p>
          </table:table-cell>
          <table:table-cell table:style-name="ce37" table:formula="of:=SUM([.CC51:.CC63])" office:value-type="float" office:value="32.5" calcext:value-type="float">
            <text:p>32.5</text:p>
          </table:table-cell>
          <table:table-cell table:style-name="ce37" table:formula="of:=SUM([.CD51:.CD63])" office:value-type="float" office:value="31.5" calcext:value-type="float">
            <text:p>31.5</text:p>
          </table:table-cell>
          <table:table-cell table:style-name="ce37" table:formula="of:=SUM([.CE51:.CE63])" office:value-type="float" office:value="31" calcext:value-type="float">
            <text:p>31</text:p>
          </table:table-cell>
          <table:table-cell table:style-name="ce37" table:formula="of:=SUM([.CF51:.CF63])" office:value-type="float" office:value="34" calcext:value-type="float">
            <text:p>34</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7">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93" draw:text-style-name="P10" svg:width="28.99mm" svg:height="17.81mm" svg:x="189.05mm" svg:y="518.47mm" draw:caption-point-x="-6.1mm" draw:caption-point-y="15.1mm">
              <dc:date>2021-04-23T00:00:00</dc:date>
              <text:p text:style-name="P9"><text:span text:style-name="T5">ANN: Should have been discussed better what they did</text:span></text:p>
            </office:annotation>
            <text:p>1</text:p>
          </table:table-cell>
          <table:table-cell table:style-name="ce127" office:value-type="float" office:value="2" calcext:value-type="float">
            <office:annotation draw:style-name="gr105" draw:text-style-name="P10" svg:width="28.99mm" svg:height="9.91mm" svg:x="204.73mm" svg:y="518.47mm" draw:caption-point-x="-6.1mm" draw:caption-point-y="15.1mm">
              <dc:date>2021-04-23T00:00:00</dc:date>
              <text:p text:style-name="P9"><text:span text:style-name="T5">ANN, nice </text:span><text:span text:style-name="T5">explanation</text:spa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94" draw:text-style-name="P10" svg:width="28.99mm" svg:height="5.96mm" svg:x="236.09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51.78mm" svg:y="518.47mm" draw:caption-point-x="-6.1mm" draw:caption-point-y="15.1mm">
              <dc:date>2021-04-23T00:00:00</dc:date>
              <text:p text:style-name="P9"><text:span text:style-name="T5">ANN</text:span></text:p>
            </office:annotation>
            <text:p>2</text:p>
          </table:table-cell>
          <table:table-cell table:style-name="ce35" office:value-type="float" office:value="2" calcext:value-type="float">
            <office:annotation draw:style-name="gr94" draw:text-style-name="P10" svg:width="28.99mm" svg:height="5.96mm" svg:x="267.46mm" svg:y="518.47mm" draw:caption-point-x="-6.1mm" draw:caption-point-y="15.1mm">
              <dc:date>2021-04-23T00:00:00</dc:date>
              <text:p text:style-name="P9"><text:span text:style-name="T5">ANN</text:span></text:p>
            </office:annotation>
            <text:p>2</text:p>
          </table:table-cell>
          <table:table-cell table:number-columns-repeated="2" table:style-name="ce35" office:value-type="float" office:value="2" calcext:value-type="float">
            <text:p>2</text:p>
          </table:table-cell>
          <table:table-cell table:style-name="ce49" office:value-type="float" office:value="2" calcext:value-type="float">
            <text:p>2</text:p>
          </table:table-cell>
          <table:table-cell table:style-name="ce49" office:value-type="float" office:value="2" calcext:value-type="float">
            <office:annotation draw:style-name="gr94" draw:text-style-name="P10" svg:width="28.99mm" svg:height="5.96mm" svg:x="332.14mm" svg:y="518.47mm" draw:caption-point-x="-6.1mm" draw:caption-point-y="15.1mm">
              <dc:date>2021-04-24T00:00:00</dc:date>
              <text:p text:style-name="P9"><text:span text:style-name="T5">GP</text:span></text:p>
            </office:annotation>
            <text:p>2</text:p>
          </table:table-cell>
          <table:table-cell table:style-name="ce49" office:value-type="float" office:value="2" calcext:value-type="float">
            <office:annotation draw:style-name="gr94" draw:text-style-name="P10" svg:width="28.99mm" svg:height="5.96mm" svg:x="349.51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67.15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384.79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text:p>2</text:p>
          </table:table-cell>
          <table:table-cell table:style-name="ce56" office:value-type="float" office:value="0" calcext:value-type="float">
            <text:p>0</text:p>
          </table:table-cell>
          <table:table-cell table:style-name="ce49" office:value-type="float" office:value="1" calcext:value-type="float">
            <office:annotation draw:style-name="gr95" draw:text-style-name="P10" svg:width="28.99mm" svg:height="13.86mm" svg:x="437.71mm" svg:y="518.47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56"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5" draw:text-style-name="P10" svg:width="28.99mm" svg:height="13.86mm" svg:x="490.62mm" svg:y="518.47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49" office:value-type="float" office:value="2" calcext:value-type="float">
            <office:annotation draw:style-name="gr94" draw:text-style-name="P10" svg:width="28.99mm" svg:height="5.96mm" svg:x="508.26mm" svg:y="518.47mm" draw:caption-point-x="-6.1mm" draw:caption-point-y="15.1mm">
              <dc:date>2021-04-24T00:00:00</dc:date>
              <text:p text:style-name="P9"><text:span text:style-name="T5">gp</text:span></text:p>
            </office:annotation>
            <text:p>2</text:p>
          </table:table-cell>
          <table:table-cell table:style-name="ce35" office:value-type="float" office:value="2" calcext:value-type="float">
            <office:annotation draw:style-name="gr94" draw:text-style-name="P10" svg:width="28.99mm" svg:height="5.96mm" svg:x="525.9mm" svg:y="518.47mm" draw:caption-point-x="-6.1mm" draw:caption-point-y="15.1mm">
              <dc:date>2021-04-24T00:00:00</dc:date>
              <text:p text:style-name="P9"><text:span text:style-name="T5">nn</text:span></text:p>
            </office:annotation>
            <text:p>2</text:p>
          </table:table-cell>
          <table:table-cell table:style-name="ce35" office:value-type="float" office:value="2" calcext:value-type="float">
            <office:annotation draw:style-name="gr94" draw:text-style-name="P10" svg:width="28.99mm" svg:height="5.96mm" svg:x="543.54mm" svg:y="518.47mm" draw:caption-point-x="-6.1mm" draw:caption-point-y="15.1mm">
              <dc:date>2021-04-24T00:00:00</dc:date>
              <text:p text:style-name="P9"><text:span text:style-name="T5">fuzzy</text:span></text:p>
            </office:annotation>
            <text:p>2</text:p>
          </table:table-cell>
          <table:table-cell table:style-name="ce35" office:value-type="float" office:value="2" calcext:value-type="float">
            <office:annotation draw:style-name="gr94" draw:text-style-name="P10" svg:width="28.99mm" svg:height="5.96mm" svg:x="561.18mm" svg:y="518.47mm" draw:caption-point-x="-6.1mm" draw:caption-point-y="15.1mm">
              <dc:date>2021-04-24T00:00:00</dc:date>
              <text:p text:style-name="P9"><text:span text:style-name="T5">nn</text:span></text:p>
            </office:annotation>
            <text:p>2</text:p>
          </table:table-cell>
          <table:table-cell table:style-name="ce49" office:value-type="float" office:value="2" calcext:value-type="float">
            <office:annotation draw:style-name="gr94" draw:text-style-name="P10" svg:width="28.99mm" svg:height="5.96mm" svg:x="578.82mm" svg:y="518.47mm" draw:caption-point-x="-6.1mm" draw:caption-point-y="15.1mm">
              <dc:date>2021-04-24T00:00:00</dc:date>
              <text:p text:style-name="P9"><text:span text:style-name="T5">fuzzy</text:span></text:p>
            </office:annotation>
            <text:p>2</text:p>
          </table:table-cell>
          <table:table-cell table:style-name="ce49" office:value-type="float" office:value="2" calcext:value-type="float">
            <text:p>2</text:p>
          </table:table-cell>
          <table:table-cell table:style-name="ce35" office:value-type="float" office:value="2" calcext:value-type="float">
            <office:annotation draw:style-name="gr94" draw:text-style-name="P10" svg:width="28.99mm" svg:height="5.96mm" svg:x="614.1mm" svg:y="518.47mm" draw:caption-point-x="-6.1mm" draw:caption-point-y="15.1mm">
              <dc:date>2021-04-24T00:00:00</dc:date>
              <text:p text:style-name="P9"><text:span text:style-name="T5">nn</text:span></text:p>
            </office:annotation>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684.65mm" svg:y="518.47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07.98mm" svg:y="518.47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3.86mm" svg:x="1143.26mm" svg:y="518.47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35" office:value-type="float" office:value="2" calcext:value-type="float">
            <text:p>2</text:p>
          </table:table-cell>
          <table:table-cell table:style-name="ce56"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number-columns-repeated="13" table:style-name="ce35" office:value-type="float" office:value="2" calcext:value-type="float">
            <text:p>2</text:p>
          </table:table-cell>
          <table:table-cell table:number-columns-repeated="940"/>
        </table:table-row>
        <table:table-row table:style-name="ro18">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5" table:style-name="ce35" office:value-type="float" office:value="3" calcext:value-type="float">
            <text:p>3</text:p>
          </table:table-cell>
          <table:table-cell table:number-columns-repeated="6" table:style-name="ce49" office:value-type="float" office:value="3" calcext:value-type="float">
            <text:p>3</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3" table:style-name="ce35" office:value-type="float" office:value="3" calcext:value-type="float">
            <text:p>3</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style-name="ce35" office:value-type="float" office:value="2" calcext:value-type="float">
            <text:p>2</text:p>
          </table:table-cell>
          <table:table-cell table:number-columns-repeated="7"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2" calcext:value-type="float">
            <office:annotation draw:style-name="gr93" draw:text-style-name="P10" svg:width="28.99mm" svg:height="17.81mm" svg:x="878.68mm" svg:y="531.43mm" draw:caption-point-x="-6.1mm" draw:caption-point-y="15.1mm">
              <dc:date>2021-04-24T00:00:00</dc:date>
              <text:p text:style-name="P9"><text:span text:style-name="T5">The model should have been already trained</text:span></text:p>
            </office:annotation>
            <text:p>2</text:p>
          </table:table-cell>
          <table:table-cell table:number-columns-repeated="7" table:style-name="ce35" office:value-type="float" office:value="3" calcext:value-type="float">
            <text:p>3</text:p>
          </table:table-cell>
          <table:table-cell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56"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67" office:value-type="float" office:value="3" calcext:value-type="float">
            <text:p>3</text:p>
          </table:table-cell>
          <table:table-cell table:style-name="ce35" office:value-type="float" office:value="3" calcext:value-type="float">
            <text:p>3</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2"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35" office:value-type="float" office:value="3" calcext:value-type="float">
            <text:p>3</text:p>
          </table:table-cell>
          <table:table-cell table:number-columns-repeated="940"/>
        </table:table-row>
        <table:table-row table:style-name="ro14">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93" draw:text-style-name="P10" svg:width="28.99mm" svg:height="17.81mm" svg:x="189.05mm" svg:y="539.61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236.09mm" svg:y="539.61mm" draw:caption-point-x="-6.1mm" draw:caption-point-y="15.1mm">
              <dc:date>2021-04-23T00:00:00</dc:date>
              <text:p text:style-name="P9"><text:span text:style-name="T5">Cant run it</text:span></text:p>
            </office:annotation>
            <text:p>0</text:p>
          </table:table-cell>
          <table:table-cell table:number-columns-repeated="4" table:style-name="ce126" office:value-type="float" office:value="2" calcext:value-type="float">
            <text:p>2</text:p>
          </table:table-cell>
          <table:table-cell table:number-columns-repeated="5" table:style-name="ce144" office:value-type="float" office:value="2" calcext:value-type="float">
            <text:p>2</text:p>
          </table:table-cell>
          <table:table-cell table:style-name="ce144" office:value-type="float" office:value="0" calcext:value-type="float">
            <text:p>0</text:p>
          </table:table-cell>
          <table:table-cell table:style-name="ce150" office:value-type="float" office:value="0" calcext:value-type="float">
            <text:p>0</text:p>
          </table:table-cell>
          <table:table-cell table:style-name="ce144" office:value-type="float" office:value="2" calcext:value-type="float">
            <text:p>2</text:p>
          </table:table-cell>
          <table:table-cell table:style-name="ce150" office:value-type="float" office:value="0" calcext:value-type="float">
            <text:p>0</text:p>
          </table:table-cell>
          <table:table-cell table:style-name="ce126" office:value-type="float" office:value="2" calcext:value-type="float">
            <text:p>2</text:p>
          </table:table-cell>
          <table:table-cell table:number-columns-repeated="2" table:style-name="ce144" office:value-type="float" office:value="2" calcext:value-type="float">
            <text:p>2</text:p>
          </table:table-cell>
          <table:table-cell table:number-columns-repeated="2" table:style-name="ce126" office:value-type="float" office:value="2" calcext:value-type="float">
            <text:p>2</text:p>
          </table:table-cell>
          <table:table-cell table:style-name="ce126" office:value-type="float" office:value="0" calcext:value-type="float">
            <text:p>0</text:p>
          </table:table-cell>
          <table:table-cell table:number-columns-repeated="2" table:style-name="ce144" office:value-type="float" office:value="2" calcext:value-type="float">
            <text:p>2</text:p>
          </table:table-cell>
          <table:table-cell table:style-name="ce126" office:value-type="float" office:value="2" calcext:value-type="float">
            <text:p>2</text:p>
          </table:table-cell>
          <table:table-cell table:number-columns-repeated="2" table:style-name="ce126" office:value-type="float" office:value="0" calcext:value-type="float">
            <text:p>0</text:p>
          </table:table-cell>
          <table:table-cell table:style-name="ce126" office:value-type="float" office:value="0" calcext:value-type="float">
            <office:annotation draw:style-name="gr94" draw:text-style-name="P10" svg:width="28.99mm" svg:height="5.96mm" svg:x="667.01mm" svg:y="539.61mm" draw:caption-point-x="-6.1mm" draw:caption-point-y="15.1mm">
              <dc:date>2021-04-24T00:00:00</dc:date>
              <text:p text:style-name="P9"><text:span text:style-name="T5">Cannot run it</text:span></text:p>
            </office:annotation>
            <text:p>0</text:p>
          </table:table-cell>
          <table:table-cell table:style-name="ce126" office:value-type="float" office:value="0" calcext:value-type="float">
            <text:p>0</text:p>
          </table:table-cell>
          <table:table-cell table:style-name="ce126" office:value-type="float" office:value="0" calcext:value-type="float">
            <office:annotation draw:style-name="gr93" draw:text-style-name="P10" svg:width="28.99mm" svg:height="17.81mm" svg:x="702.29mm" svg:y="539.61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5"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843.4mm" svg:y="539.61mm" draw:caption-point-x="-6.1mm" draw:caption-point-y="15.1mm">
              <dc:date>2021-04-24T00:00:00</dc:date>
              <text:p text:style-name="P9"><text:span text:style-name="T5">couldn’t run it, </text:span><text:span text:style-name="T5">too slow</text:span></text:p>
            </office:annotation>
            <text:p>0</text:p>
          </table:table-cell>
          <table:table-cell table:style-name="ce126" office:value-type="float" office:value="0" calcext:value-type="float">
            <office:annotation draw:style-name="gr93" draw:text-style-name="P10" svg:width="28.99mm" svg:height="17.81mm" svg:x="861.04mm" svg:y="539.61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8" table:style-name="ce126" office:value-type="float" office:value="2" calcext:value-type="float">
            <text:p>2</text:p>
          </table:table-cell>
          <table:table-cell table:style-name="ce126" office:value-type="float" office:value="0" calcext:value-type="float">
            <text:p>0</text:p>
          </table:table-cell>
          <table:table-cell table:number-columns-repeated="4" table:style-name="ce126" office:value-type="float" office:value="2" calcext:value-type="float">
            <text:p>2</text:p>
          </table:table-cell>
          <table:table-cell table:style-name="ce126" office:value-type="float" office:value="1" calcext:value-type="float">
            <text:p>1</text:p>
          </table:table-cell>
          <table:table-cell table:style-name="ce126" office:value-type="float" office:value="0" calcext:value-type="float">
            <office:annotation draw:style-name="gr93" draw:text-style-name="P10" svg:width="28.99mm" svg:height="17.81mm" svg:x="1125.62mm" svg:y="539.61mm" draw:caption-point-x="-6.1mm" draw:caption-point-y="15.1mm">
              <dc:date>2021-04-25T00:00:00</dc:date>
              <text:p text:style-name="P9"><text:span text:style-name="T5">Cannot run it, </text:span><text:span text:style-name="T5">they forgot to </text:span><text:span text:style-name="T5">add a file</text:span></text:p>
              <text:p text:style-name="P9"><text:span text:style-name="T5"/></text:p>
            </office:annotation>
            <text:p>0</text:p>
          </table:table-cell>
          <table:table-cell table:style-name="ce126" office:value-type="float" office:value="2" calcext:value-type="float">
            <text:p>2</text:p>
          </table:table-cell>
          <table:table-cell table:style-name="ce126" office:value-type="float" office:value="0" calcext:value-type="float">
            <office:annotation draw:style-name="gr95" draw:text-style-name="P10" svg:width="28.99mm" svg:height="13.86mm" svg:x="1160.9mm" svg:y="539.61mm" draw:caption-point-x="-6.1mm" draw:caption-point-y="15.1mm">
              <dc:date>2021-04-25T00:00:00</dc:date>
              <text:p text:style-name="P9"><text:span text:style-name="T5">Cannot run it, file has too many modifications</text:span></text:p>
            </office:annotation>
            <text:p>0</text:p>
          </table:table-cell>
          <table:table-cell table:style-name="ce150" office:value-type="float" office:value="0" calcext:value-type="float">
            <text:p>0</text:p>
          </table:table-cell>
          <table:table-cell table:style-name="ce126" office:value-type="float" office:value="0" calcext:value-type="float">
            <office:annotation draw:style-name="gr94" draw:text-style-name="P10" svg:width="28.99mm" svg:height="5.96mm" svg:x="1196.18mm" svg:y="539.61mm" draw:caption-point-x="-6.1mm" draw:caption-point-y="15.1mm">
              <dc:date>2021-04-25T00:00:00</dc:date>
              <text:p text:style-name="P9"><text:span text:style-name="T5">Couldnt run code</text:span></text:p>
            </office:annotation>
            <text:p>0</text:p>
          </table:table-cell>
          <table:table-cell table:number-columns-repeated="2" table:style-name="ce126" office:value-type="float" office:value="2" calcext:value-type="float">
            <text:p>2</text:p>
          </table:table-cell>
          <table:table-cell table:number-columns-repeated="3" table:style-name="ce150" office:value-type="float" office:value="0" calcext:value-type="float">
            <text:p>0</text:p>
          </table:table-cell>
          <table:table-cell table:style-name="ce126" office:value-type="float" office:value="0" calcext:value-type="float">
            <text:p>0</text:p>
          </table:table-cell>
          <table:table-cell table:style-name="ce126" office:value-type="float" office:value="2" calcext:value-type="float">
            <text:p>2</text:p>
          </table:table-cell>
          <table:table-cell table:style-name="ce67" office:value-type="float" office:value="2" calcext:value-type="float">
            <text:p>2</text:p>
          </table:table-cell>
          <table:table-cell table:style-name="ce126" office:value-type="float" office:value="0" calcext:value-type="float">
            <text:p>0</text:p>
          </table:table-cell>
          <table:table-cell table:style-name="ce126" office:value-type="float" office:value="0" calcext:value-type="float">
            <office:annotation draw:style-name="gr95" draw:text-style-name="P10" svg:width="28.99mm" svg:height="13.86mm" svg:x="1372.57mm" svg:y="539.61mm" draw:caption-point-x="-6.1mm" draw:caption-point-y="15.1mm">
              <dc:date>2021-04-25T00:00:00</dc:date>
              <text:p text:style-name="P9">Couldnt run it, array size problem</text:p>
            </office:annotation>
            <text:p>0</text:p>
          </table:table-cell>
          <table:table-cell table:number-columns-repeated="3" table:style-name="ce126" office:value-type="float" office:value="2" calcext:value-type="float">
            <text:p>2</text:p>
          </table:table-cell>
          <table:table-cell table:style-name="ce126" office:value-type="float" office:value="0" calcext:value-type="float">
            <office:annotation draw:style-name="gr105" draw:text-style-name="P10" svg:width="28.99mm" svg:height="9.91mm" svg:x="1443.12mm" svg:y="539.61mm" draw:caption-point-x="-6.1mm" draw:caption-point-y="15.1mm">
              <dc:date>2021-04-25T00:00:00</dc:date>
              <text:p text:style-name="P9">Too slow, couldnt run it</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94" draw:text-style-name="P10" svg:width="28.99mm" svg:height="5.96mm" svg:x="1496.04mm" svg:y="539.61mm" draw:caption-point-x="-6.1mm" draw:caption-point-y="15.1mm">
              <dc:date>2021-04-25T00:00:00</dc:date>
              <text:p text:style-name="P9">Couldnt run it</text:p>
            </office:annotation>
            <text:p>0</text:p>
          </table:table-cell>
          <table:table-cell table:style-name="ce126" office:value-type="float" office:value="0" calcext:value-type="float">
            <office:annotation draw:style-name="gr105" draw:text-style-name="P10" svg:width="28.99mm" svg:height="9.91mm" svg:x="1513.68mm" svg:y="539.61mm" draw:caption-point-x="-6.1mm" draw:caption-point-y="15.1mm">
              <dc:date>2021-04-25T00:00:00</dc:date>
              <text:p text:style-name="P9">Size array issue couldnt run it</text:p>
            </office:annotation>
            <text:p>0</text:p>
          </table:table-cell>
          <table:table-cell table:number-columns-repeated="3" table:style-name="ce126" office:value-type="float" office:value="2" calcext:value-type="float">
            <text:p>2</text:p>
          </table:table-cell>
          <table:table-cell table:style-name="ce71" table:number-columns-repeated="940"/>
        </table:table-row>
        <table:table-row table:style-name="ro14">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49" office:value-type="float" office:value="3" calcext:value-type="float">
            <text:p>3</text:p>
          </table:table-cell>
          <table:table-cell table:style-name="ce49" office:value-type="float" office:value="2" calcext:value-type="float">
            <text:p>2</text:p>
          </table:table-cell>
          <table:table-cell table:number-columns-repeated="3" table:style-name="ce49" office:value-type="float" office:value="0" calcext:value-type="float">
            <text:p>0</text:p>
          </table:table-cell>
          <table:table-cell table:style-name="ce56" office:value-type="float" office:value="0" calcext:value-type="float">
            <text:p>0</text:p>
          </table:table-cell>
          <table:table-cell table:style-name="ce49" office:value-type="float" office:value="3" calcext:value-type="float">
            <text:p>3</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49"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0" calcext:value-type="float">
            <text:p>0</text:p>
          </table:table-cell>
          <table:table-cell table:style-name="ce139" office:value-type="float" office:value="3" calcext:value-type="float">
            <text:p>3</text:p>
          </table:table-cell>
          <table:table-cell table:style-name="ce49" office:value-type="float" office:value="3" calcext:value-type="float">
            <text:p>3</text:p>
          </table:table-cell>
          <table:table-cell table:style-name="ce35" office:value-type="float" office:value="3" calcext:value-type="float">
            <text:p>3</text:p>
          </table:table-cell>
          <table:table-cell table:number-columns-repeated="5" table:style-name="ce35" office:value-type="float" office:value="0" calcext:value-type="float">
            <text:p>0</text:p>
          </table:table-cell>
          <table:table-cell table:number-columns-repeated="5"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number-columns-repeated="4"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text:p>0</text:p>
          </table:table-cell>
          <table:table-cell table:style-name="ce56"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3" table:style-name="ce56" office:value-type="float" office:value="0" calcext:value-type="float">
            <text:p>0</text:p>
          </table:table-cell>
          <table:table-cell table:style-name="ce35" office:value-type="float" office:value="0" calcext:value-type="float">
            <text:p>0</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0" calcext:value-type="float">
            <text:p>0</text:p>
          </table:table-cell>
          <table:table-cell table:style-name="ce35" office:value-type="float" office:value="3" calcext:value-type="float">
            <text:p>3</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0" calcext:value-type="float">
            <text:p>0</text:p>
          </table:table-cell>
          <table:table-cell table:number-columns-repeated="2" table:style-name="ce35" office:value-type="float" office:value="3" calcext:value-type="float">
            <text:p>3</text:p>
          </table:table-cell>
          <table:table-cell table:number-columns-repeated="2" table:style-name="ce35" office:value-type="float" office:value="0" calcext:value-type="float">
            <text:p>0</text:p>
          </table:table-cell>
          <table:table-cell table:number-columns-repeated="3" table:style-name="ce35" office:value-type="float" office:value="3" calcext:value-type="float">
            <text:p>3</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10" calcext:value-type="float">
            <text:p>10</text:p>
          </table:table-cell>
          <table:table-cell table:style-name="ce37" table:formula="of:=SUM([.H67:.H70])" office:value-type="float" office:value="5" calcext:value-type="float">
            <text:p>5</text:p>
          </table:table-cell>
          <table:table-cell table:style-name="ce37" table:formula="of:=SUM([.I67:.I70])" office:value-type="float" office:value="9" calcext:value-type="float">
            <text:p>9</text:p>
          </table:table-cell>
          <table:table-cell table:style-name="ce37" table:formula="of:=SUM([.J67:.J70])" office:value-type="float" office:value="7" calcext:value-type="float">
            <text:p>7</text:p>
          </table:table-cell>
          <table:table-cell table:style-name="ce37" table:formula="of:=SUM([.K67:.K70])" office:value-type="float" office:value="10" calcext:value-type="float">
            <text:p>10</text:p>
          </table:table-cell>
          <table:table-cell table:style-name="ce46" table:formula="of:=SUM([.L67:.L70])" office:value-type="float" office:value="10" calcext:value-type="float">
            <text:p>10</text:p>
          </table:table-cell>
          <table:table-cell table:style-name="ce50" table:formula="of:=SUM([.M67:.M70])" office:value-type="float" office:value="10" calcext:value-type="float">
            <text:p>10</text:p>
          </table:table-cell>
          <table:table-cell table:style-name="ce50" table:formula="of:=SUM([.N67:.N70])" office:value-type="float" office:value="10" calcext:value-type="float">
            <text:p>10</text:p>
          </table:table-cell>
          <table:table-cell table:style-name="ce50" table:formula="of:=SUM([.O67:.O70])" office:value-type="float" office:value="9" calcext:value-type="float">
            <text:p>9</text:p>
          </table:table-cell>
          <table:table-cell table:style-name="ce50" table:formula="of:=SUM([.P67:.P70])" office:value-type="float" office:value="7" calcext:value-type="float">
            <text:p>7</text:p>
          </table:table-cell>
          <table:table-cell table:style-name="ce50" table:formula="of:=SUM([.Q67:.Q70])" office:value-type="float" office:value="7" calcext:value-type="float">
            <text:p>7</text:p>
          </table:table-cell>
          <table:table-cell table:style-name="ce50" table:formula="of:=SUM([.R67:.R70])" office:value-type="float" office:value="5" calcext:value-type="float">
            <text:p>5</text:p>
          </table:table-cell>
          <table:table-cell table:style-name="ce46" table:formula="of:=SUM([.S67:.S70])" office:value-type="float" office:value="0" calcext:value-type="float">
            <text:p>0</text:p>
          </table:table-cell>
          <table:table-cell table:style-name="ce50" table:formula="of:=SUM([.T67:.T70])" office:value-type="float" office:value="9" calcext:value-type="float">
            <text:p>9</text:p>
          </table:table-cell>
          <table:table-cell table:style-name="ce46" table:formula="of:=SUM([.U67:.U70])" office:value-type="float" office:value="0" calcext:value-type="float">
            <text:p>0</text:p>
          </table:table-cell>
          <table:table-cell table:style-name="ce46" table:formula="of:=SUM([.V67:.V70])" office:value-type="float" office:value="7" calcext:value-type="float">
            <text:p>7</text:p>
          </table:table-cell>
          <table:table-cell table:style-name="ce50" table:formula="of:=SUM([.W67:.W70])" office:value-type="float" office:value="8.5" calcext:value-type="float">
            <text:p>8.5</text:p>
          </table:table-cell>
          <table:table-cell table:style-name="ce50" table:formula="of:=SUM([.X67:.X70])" office:value-type="float" office:value="10" calcext:value-type="float">
            <text:p>10</text:p>
          </table:table-cell>
          <table:table-cell table:style-name="ce46" table:formula="of:=SUM([.Y67:.Y70])" office:value-type="float" office:value="10" calcext:value-type="float">
            <text:p>10</text:p>
          </table:table-cell>
          <table:table-cell table:style-name="ce46" table:formula="of:=SUM([.Z67:.Z70])" office:value-type="float" office:value="10" calcext:value-type="float">
            <text:p>10</text:p>
          </table:table-cell>
          <table:table-cell table:style-name="ce46" table:formula="of:=SUM([.AA67:.AA70])" office:value-type="float" office:value="5" calcext:value-type="float">
            <text:p>5</text:p>
          </table:table-cell>
          <table:table-cell table:style-name="ce50" table:formula="of:=SUM([.AB67:.AB70])" office:value-type="float" office:value="10" calcext:value-type="float">
            <text:p>10</text:p>
          </table:table-cell>
          <table:table-cell table:style-name="ce50" table:formula="of:=SUM([.AC67:.AC70])" office:value-type="float" office:value="10" calcext:value-type="float">
            <text:p>10</text:p>
          </table:table-cell>
          <table:table-cell table:style-name="ce37" table:formula="of:=SUM([.AD67:.AD70])" office:value-type="float" office:value="10" calcext:value-type="float">
            <text:p>10</text:p>
          </table:table-cell>
          <table:table-cell table:style-name="ce37" table:formula="of:=SUM([.AE67:.AE70])" office:value-type="float" office:value="5" calcext:value-type="float">
            <text:p>5</text:p>
          </table:table-cell>
          <table:table-cell table:style-name="ce37" table:formula="of:=SUM([.AF67:.AF70])" office:value-type="float" office:value="4" calcext:value-type="float">
            <text:p>4</text:p>
          </table:table-cell>
          <table:table-cell table:style-name="ce37" table:formula="of:=SUM([.AG67:.AG70])" office:value-type="float" office:value="5" calcext:value-type="float">
            <text:p>5</text:p>
          </table:table-cell>
          <table:table-cell table:style-name="ce37" table:formula="of:=SUM([.AH67:.AH70])" office:value-type="float" office:value="4" calcext:value-type="float">
            <text:p>4</text:p>
          </table:table-cell>
          <table:table-cell table:style-name="ce37" table:formula="of:=SUM([.AI67:.AI70])" office:value-type="float" office:value="4" calcext:value-type="float">
            <text:p>4</text:p>
          </table:table-cell>
          <table:table-cell table:style-name="ce37" table:formula="of:=SUM([.AJ67:.AJ70])" office:value-type="float" office:value="10" calcext:value-type="float">
            <text:p>10</text:p>
          </table:table-cell>
          <table:table-cell table:style-name="ce37" table:formula="of:=SUM([.AK67:.AK70])" office:value-type="float" office:value="10" calcext:value-type="float">
            <text:p>10</text:p>
          </table:table-cell>
          <table:table-cell table:style-name="ce37" table:formula="of:=SUM([.AL67:.AL70])" office:value-type="float" office:value="10" calcext:value-type="float">
            <text:p>10</text:p>
          </table:table-cell>
          <table:table-cell table:style-name="ce37" table:formula="of:=SUM([.AM67:.AM70])" office:value-type="float" office:value="10" calcext:value-type="float">
            <text:p>10</text:p>
          </table:table-cell>
          <table:table-cell table:style-name="ce37" table:formula="of:=SUM([.AN67:.AN70])" office:value-type="float" office:value="10" calcext:value-type="float">
            <text:p>10</text:p>
          </table:table-cell>
          <table:table-cell table:style-name="ce37" table:formula="of:=SUM([.AO67:.AO70])" office:value-type="float" office:value="8" calcext:value-type="float">
            <text:p>8</text:p>
          </table:table-cell>
          <table:table-cell table:style-name="ce37" table:formula="of:=SUM([.AP67:.AP70])" office:value-type="float" office:value="10" calcext:value-type="float">
            <text:p>10</text:p>
          </table:table-cell>
          <table:table-cell table:style-name="ce37" table:formula="of:=SUM([.AQ67:.AQ70])" office:value-type="float" office:value="4" calcext:value-type="float">
            <text:p>4</text:p>
          </table:table-cell>
          <table:table-cell table:style-name="ce37" table:formula="of:=SUM([.AR67:.AR70])" office:value-type="float" office:value="4" calcext:value-type="float">
            <text:p>4</text:p>
          </table:table-cell>
          <table:table-cell table:style-name="ce37" table:formula="of:=SUM([.AS67:.AS70])" office:value-type="float" office:value="9" calcext:value-type="float">
            <text:p>9</text:p>
          </table:table-cell>
          <table:table-cell table:style-name="ce37" table:formula="of:=SUM([.AT67:.AT70])" office:value-type="float" office:value="10" calcext:value-type="float">
            <text:p>10</text:p>
          </table:table-cell>
          <table:table-cell table:style-name="ce37" table:formula="of:=SUM([.AU67:.AU70])" office:value-type="float" office:value="10" calcext:value-type="float">
            <text:p>10</text:p>
          </table:table-cell>
          <table:table-cell table:style-name="ce37" table:formula="of:=SUM([.AV67:.AV70])" office:value-type="float" office:value="7" calcext:value-type="float">
            <text:p>7</text:p>
          </table:table-cell>
          <table:table-cell table:style-name="ce37" table:formula="of:=SUM([.AW67:.AW70])" office:value-type="float" office:value="10" calcext:value-type="float">
            <text:p>10</text:p>
          </table:table-cell>
          <table:table-cell table:style-name="ce37" table:formula="of:=SUM([.AX67:.AX70])" office:value-type="float" office:value="10" calcext:value-type="float">
            <text:p>10</text:p>
          </table:table-cell>
          <table:table-cell table:style-name="ce37" table:formula="of:=SUM([.AY67:.AY70])" office:value-type="float" office:value="10" calcext:value-type="float">
            <text:p>10</text:p>
          </table:table-cell>
          <table:table-cell table:style-name="ce37" table:formula="of:=SUM([.AZ67:.AZ70])" office:value-type="float" office:value="10" calcext:value-type="float">
            <text:p>10</text:p>
          </table:table-cell>
          <table:table-cell table:style-name="ce37" table:formula="of:=SUM([.BA67:.BA70])" office:value-type="float" office:value="0" calcext:value-type="float">
            <text:p>0</text:p>
          </table:table-cell>
          <table:table-cell table:style-name="ce37" table:formula="of:=SUM([.BB67:.BB70])" office:value-type="float" office:value="7" calcext:value-type="float">
            <text:p>7</text:p>
          </table:table-cell>
          <table:table-cell table:style-name="ce37" table:formula="of:=SUM([.BC67:.BC70])" office:value-type="float" office:value="10" calcext:value-type="float">
            <text:p>10</text:p>
          </table:table-cell>
          <table:table-cell table:style-name="ce37" table:formula="of:=SUM([.BD67:.BD70])" office:value-type="float" office:value="7" calcext:value-type="float">
            <text:p>7</text:p>
          </table:table-cell>
          <table:table-cell table:style-name="ce37" table:formula="of:=SUM([.BE67:.BE70])" office:value-type="float" office:value="10" calcext:value-type="float">
            <text:p>10</text:p>
          </table:table-cell>
          <table:table-cell table:style-name="ce37" table:formula="of:=SUM([.BF67:.BF70])" office:value-type="float" office:value="5" calcext:value-type="float">
            <text:p>5</text:p>
          </table:table-cell>
          <table:table-cell table:style-name="ce37" table:formula="of:=SUM([.BG67:.BG70])" office:value-type="float" office:value="4" calcext:value-type="float">
            <text:p>4</text:p>
          </table:table-cell>
          <table:table-cell table:style-name="ce37" table:formula="of:=SUM([.BH67:.BH70])" office:value-type="float" office:value="9" calcext:value-type="float">
            <text:p>9</text:p>
          </table:table-cell>
          <table:table-cell table:style-name="ce37" table:formula="of:=SUM([.BI67:.BI70])" office:value-type="float" office:value="4" calcext:value-type="float">
            <text:p>4</text:p>
          </table:table-cell>
          <table:table-cell table:style-name="ce37" table:formula="of:=SUM([.BJ67:.BJ70])" office:value-type="float" office:value="0" calcext:value-type="float">
            <text:p>0</text:p>
          </table:table-cell>
          <table:table-cell table:style-name="ce37" table:formula="of:=SUM([.BK67:.BK70])" office:value-type="float" office:value="4" calcext:value-type="float">
            <text:p>4</text:p>
          </table:table-cell>
          <table:table-cell table:style-name="ce37" table:formula="of:=SUM([.BL67:.BL70])" office:value-type="float" office:value="10" calcext:value-type="float">
            <text:p>10</text:p>
          </table:table-cell>
          <table:table-cell table:style-name="ce37" table:formula="of:=SUM([.BM67:.BM70])" office:value-type="float" office:value="10" calcext:value-type="float">
            <text:p>1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4" calcext:value-type="float">
            <text:p>4</text:p>
          </table:table-cell>
          <table:table-cell table:style-name="ce37" table:formula="of:=SUM([.BR67:.BR70])" office:value-type="float" office:value="10" calcext:value-type="float">
            <text:p>10</text:p>
          </table:table-cell>
          <table:table-cell table:style-name="ce37" table:formula="of:=SUM([.BS67:.BS70])" office:value-type="float" office:value="8" calcext:value-type="float">
            <text:p>8</text:p>
          </table:table-cell>
          <table:table-cell table:style-name="ce37" table:formula="of:=SUM([.BT67:.BT70])" office:value-type="float" office:value="5" calcext:value-type="float">
            <text:p>5</text:p>
          </table:table-cell>
          <table:table-cell table:style-name="ce37" table:formula="of:=SUM([.BU67:.BU70])" office:value-type="float" office:value="4" calcext:value-type="float">
            <text:p>4</text:p>
          </table:table-cell>
          <table:table-cell table:style-name="ce37" table:formula="of:=SUM([.BV67:.BV70])" office:value-type="float" office:value="10" calcext:value-type="float">
            <text:p>10</text:p>
          </table:table-cell>
          <table:table-cell table:style-name="ce37" table:formula="of:=SUM([.BW67:.BW70])" office:value-type="float" office:value="9" calcext:value-type="float">
            <text:p>9</text:p>
          </table:table-cell>
          <table:table-cell table:style-name="ce37" table:formula="of:=SUM([.BX67:.BX70])" office:value-type="float" office:value="10" calcext:value-type="float">
            <text:p>10</text:p>
          </table:table-cell>
          <table:table-cell table:style-name="ce37" table:formula="of:=SUM([.BY67:.BY70])" office:value-type="float" office:value="4" calcext:value-type="float">
            <text:p>4</text:p>
          </table:table-cell>
          <table:table-cell table:style-name="ce37" table:formula="of:=SUM([.BZ67:.BZ70])" office:value-type="float" office:value="9" calcext:value-type="float">
            <text:p>9</text:p>
          </table:table-cell>
          <table:table-cell table:style-name="ce37" table:formula="of:=SUM([.CA67:.CA70])" office:value-type="float" office:value="10" calcext:value-type="float">
            <text:p>10</text:p>
          </table:table-cell>
          <table:table-cell table:style-name="ce37" table:formula="of:=SUM([.CB67:.CB70])" office:value-type="float" office:value="3" calcext:value-type="float">
            <text:p>3</text:p>
          </table:table-cell>
          <table:table-cell table:style-name="ce37" table:formula="of:=SUM([.CC67:.CC70])" office:value-type="float" office:value="4" calcext:value-type="float">
            <text:p>4</text:p>
          </table:table-cell>
          <table:table-cell table:style-name="ce37" table:formula="of:=SUM([.CD67:.CD70])" office:value-type="float" office:value="10" calcext:value-type="float">
            <text:p>10</text:p>
          </table:table-cell>
          <table:table-cell table:style-name="ce37" table:formula="of:=SUM([.CE67:.CE70])" office:value-type="float" office:value="10" calcext:value-type="float">
            <text:p>10</text:p>
          </table:table-cell>
          <table:table-cell table:style-name="ce37" table:formula="of:=SUM([.CF67:.CF70])"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1">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table:style-name="ce127" office:value-type="float" office:value="0.103784" calcext:value-type="float">
            <text:p>0.103784</text:p>
          </table:table-cell>
          <table:table-cell table:style-name="ce127" office:value-type="float" office:value="0.09646" calcext:value-type="float">
            <text:p>0.09646</text:p>
          </table:table-cell>
          <table:table-cell table:style-name="ce49" office:value-type="float" office:value="0.105469" calcext:value-type="float">
            <text:p>0.105469</text:p>
          </table:table-cell>
          <table:table-cell table:style-name="ce49" office:value-type="float" office:value="0.107399" calcext:value-type="float">
            <text:p>0.107399</text:p>
          </table:table-cell>
          <table:table-cell table:style-name="ce49" office:value-type="float" office:value="0.120654" calcext:value-type="float">
            <text:p>0.120654</text:p>
          </table:table-cell>
          <table:table-cell table:style-name="ce49" office:value-type="float" office:value="0.161707" calcext:value-type="float">
            <text:p>0.161707</text:p>
          </table:table-cell>
          <table:table-cell table:style-name="ce49" office:value-type="float" office:value="0.112672" calcext:value-type="float">
            <text:p>0.112672</text:p>
          </table:table-cell>
          <table:table-cell table:style-name="ce49" office:value-type="float" office:value="0.286794" calcext:value-type="float">
            <text:p>0.286794</text:p>
          </table:table-cell>
          <table:table-cell table:style-name="ce153" office:value-type="string" calcext:value-type="string">
            <text:p>n/a</text:p>
          </table:table-cell>
          <table:table-cell table:style-name="ce49" office:value-type="float" office:value="0.116378" calcext:value-type="float">
            <text:p>0.116378</text:p>
          </table:table-cell>
          <table:table-cell table:style-name="ce153" office:value-type="string" calcext:value-type="string">
            <text:p>n/a</text:p>
          </table:table-cell>
          <table:table-cell table:style-name="ce127" office:value-type="float" office:value="0.312786" calcext:value-type="float">
            <text:p>0.312786</text:p>
          </table:table-cell>
          <table:table-cell table:style-name="ce49" office:value-type="float" office:value="0.106096" calcext:value-type="float">
            <text:p>0.106096</text:p>
          </table:table-cell>
          <table:table-cell table:style-name="ce49" office:value-type="float" office:value="0.10468" calcext:value-type="float">
            <text:p>0.10468</text:p>
          </table:table-cell>
          <table:table-cell table:style-name="ce127" office:value-type="float" office:value="0.117107" calcext:value-type="float">
            <text:p>0.117107</text:p>
          </table:table-cell>
          <table:table-cell table:style-name="ce127" office:value-type="float" office:value="0.106472" calcext:value-type="float">
            <text:p>0.106472</text:p>
          </table:table-cell>
          <table:table-cell table:style-name="ce127" office:value-type="string" calcext:value-type="string">
            <office:annotation draw:style-name="gr96" draw:text-style-name="P10" svg:width="28.99mm" svg:height="21.76mm" svg:x="561.18mm" svg:y="570.18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49" office:value-type="float" office:value="0.089049" calcext:value-type="float">
            <text:p>0.089049</text:p>
          </table:table-cell>
          <table:table-cell table:style-name="ce49" office:value-type="float" office:value="0.105584" calcext:value-type="float">
            <text:p>0.105584</text:p>
          </table:table-cell>
          <table:table-cell table:style-name="ce127" office:value-type="float" office:value="0.111302" calcext:value-type="float">
            <text:p>0.111302</text:p>
          </table:table-cell>
          <table:table-cell table:style-name="ce127" office:value-type="string" calcext:value-type="string">
            <office:annotation draw:style-name="gr95" draw:text-style-name="P10" svg:width="28.99mm" svg:height="13.86mm" svg:x="631.73mm" svg:y="570.18mm" draw:caption-point-x="-6.1mm" draw:caption-point-y="15.33mm">
              <dc:date>2021-04-24T00:00:00</dc:date>
              <text:p text:style-name="P9"><text:span text:style-name="T5">Cannot run </text:span><text:span text:style-name="T5">because file is </text:span><text:span text:style-name="T5">missing</text:span></text:p>
            </office:annotation>
            <text:p>n/a</text:p>
          </table:table-cell>
          <table:table-cell table:style-name="ce127" office:value-type="float" office:value="1.311474" calcext:value-type="float">
            <text:p>1.311474</text:p>
          </table:table-cell>
          <table:table-cell table:style-name="ce127" office:value-type="string" calcext:value-type="string">
            <text:p>n/a</text:p>
          </table:table-cell>
          <table:table-cell table:style-name="ce127" office:value-type="float" office:value="0.1144" calcext:value-type="float">
            <text:p>0.1144</text:p>
          </table:table-cell>
          <table:table-cell table:style-name="ce127" office:value-type="string" calcext:value-type="string">
            <text:p>n/a</text:p>
          </table:table-cell>
          <table:table-cell table:style-name="ce127" office:value-type="float" office:value="0.110034" calcext:value-type="float">
            <text:p>0.110034</text:p>
          </table:table-cell>
          <table:table-cell table:style-name="ce127" office:value-type="float" office:value="0.121651" calcext:value-type="float">
            <text:p>0.121651</text:p>
          </table:table-cell>
          <table:table-cell table:style-name="ce127" office:value-type="float" office:value="0.105783" calcext:value-type="float">
            <text:p>0.105783</text:p>
          </table:table-cell>
          <table:table-cell table:style-name="ce127" office:value-type="float" office:value="0.107888" calcext:value-type="float">
            <text:p>0.107888</text:p>
          </table:table-cell>
          <table:table-cell table:style-name="ce127" office:value-type="float" office:value="0.133716" calcext:value-type="float">
            <text:p>0.133716</text:p>
          </table:table-cell>
          <table:table-cell table:style-name="ce127" office:value-type="float" office:value="0.17297" calcext:value-type="float">
            <text:p>0.17297</text:p>
          </table:table-cell>
          <table:table-cell table:style-name="ce127" office:value-type="float" office:value="0.113481" calcext:value-type="float">
            <text:p>0.113481</text:p>
          </table:table-cell>
          <table:table-cell table:number-columns-repeated="2" table:style-name="ce127" office:value-type="string" calcext:value-type="string">
            <text:p>n/a</text:p>
          </table:table-cell>
          <table:table-cell table:style-name="ce127" office:value-type="float" office:value="0.105483" calcext:value-type="float">
            <text:p>0.105483</text:p>
          </table:table-cell>
          <table:table-cell table:style-name="ce127" office:value-type="float" office:value="0.107696" calcext:value-type="float">
            <text:p>0.107696</text:p>
          </table:table-cell>
          <table:table-cell table:style-name="ce127" office:value-type="float" office:value="0.10387" calcext:value-type="float">
            <text:p>0.10387</text:p>
          </table:table-cell>
          <table:table-cell table:style-name="ce127" office:value-type="float" office:value="0.148891" calcext:value-type="float">
            <text:p>0.148891</text:p>
          </table:table-cell>
          <table:table-cell table:style-name="ce127" office:value-type="float" office:value="0.109933" calcext:value-type="float">
            <text:p>0.109933</text:p>
          </table:table-cell>
          <table:table-cell table:style-name="ce127" office:value-type="float" office:value="0.105014" calcext:value-type="float">
            <text:p>0.105014</text:p>
          </table:table-cell>
          <table:table-cell table:style-name="ce127" office:value-type="float" office:value="0.105544" calcext:value-type="float">
            <text:p>0.105544</text:p>
          </table:table-cell>
          <table:table-cell table:style-name="ce127" office:value-type="float" office:value="0.112074" calcext:value-type="float">
            <text:p>0.112074</text:p>
          </table:table-cell>
          <table:table-cell table:style-name="ce127" office:value-type="string" calcext:value-type="string">
            <text:p>n/a</text:p>
          </table:table-cell>
          <table:table-cell table:style-name="ce127" office:value-type="float" office:value="0.132929" calcext:value-type="float">
            <text:p>0.132929</text:p>
          </table:table-cell>
          <table:table-cell table:style-name="ce127" office:value-type="float" office:value="0.100414" calcext:value-type="float">
            <text:p>0.100414</text:p>
          </table:table-cell>
          <table:table-cell table:style-name="ce127" office:value-type="float" office:value="0.127277" calcext:value-type="float">
            <text:p>0.127277</text:p>
          </table:table-cell>
          <table:table-cell table:style-name="ce127" office:value-type="float" office:value="0.112165" calcext:value-type="float">
            <text:p>0.112165</text:p>
          </table:table-cell>
          <table:table-cell table:style-name="ce127" office:value-type="float" office:value="0.161757" calcext:value-type="float">
            <text:p>0.161757</text:p>
          </table:table-cell>
          <table:table-cell table:style-name="ce127" office:value-type="string" calcext:value-type="string">
            <text:p>n/a</text:p>
          </table:table-cell>
          <table:table-cell table:style-name="ce127" office:value-type="float" office:value="0.10593" calcext:value-type="float">
            <text:p>0.10593</text:p>
          </table:table-cell>
          <table:table-cell table:style-name="ce127" office:value-type="string" calcext:value-type="string">
            <text:p>n/a</text:p>
          </table:table-cell>
          <table:table-cell table:style-name="ce153" office:value-type="string" calcext:value-type="string">
            <text:p>n/a</text:p>
          </table:table-cell>
          <table:table-cell table:style-name="ce127" office:value-type="string" calcext:value-type="string">
            <text:p>n/a</text:p>
          </table:table-cell>
          <table:table-cell table:style-name="ce127" office:value-type="float" office:value="0.111619" calcext:value-type="float">
            <text:p>0.111619</text:p>
          </table:table-cell>
          <table:table-cell table:style-name="ce127" office:value-type="float" office:value="0.102349" calcext:value-type="float">
            <text:p>0.102349</text:p>
          </table:table-cell>
          <table:table-cell table:number-columns-repeated="3" table:style-name="ce153" office:value-type="string" calcext:value-type="string">
            <text:p>n/a</text:p>
          </table:table-cell>
          <table:table-cell table:style-name="ce127" office:value-type="string" calcext:value-type="string">
            <text:p>n/a</text:p>
          </table:table-cell>
          <table:table-cell table:style-name="ce127" office:value-type="float" office:value="0.121944" calcext:value-type="float">
            <text:p>0.121944</text:p>
          </table:table-cell>
          <table:table-cell table:style-name="ce67" office:value-type="float" office:value="0.672593" calcext:value-type="float">
            <text:p>0.672593</text:p>
          </table:table-cell>
          <table:table-cell table:style-name="ce127" office:value-type="float" office:value="0.185042" calcext:value-type="float">
            <text:p>0.185042</text:p>
          </table:table-cell>
          <table:table-cell table:style-name="ce127" office:value-type="string" calcext:value-type="string">
            <text:p>n/a</text:p>
          </table:table-cell>
          <table:table-cell table:style-name="ce127" office:value-type="float" office:value="0.117495" calcext:value-type="float">
            <text:p>0.117495</text:p>
          </table:table-cell>
          <table:table-cell table:style-name="ce127" office:value-type="float" office:value="0.118331" calcext:value-type="float">
            <text:p>0.118331</text:p>
          </table:table-cell>
          <table:table-cell table:style-name="ce127" office:value-type="float" office:value="0.112233" calcext:value-type="float">
            <text:p>0.112233</text:p>
          </table:table-cell>
          <table:table-cell table:style-name="ce127" office:value-type="string" calcext:value-type="string">
            <text:p>n/a</text:p>
          </table:table-cell>
          <table:table-cell table:style-name="ce127" office:value-type="float" office:value="0.097492" calcext:value-type="float">
            <text:p>0.097492</text:p>
          </table:table-cell>
          <table:table-cell table:style-name="ce127" office:value-type="float" office:value="0.111646" calcext:value-type="float">
            <text:p>0.111646</text:p>
          </table:table-cell>
          <table:table-cell table:number-columns-repeated="2" table:style-name="ce127" office:value-type="string" calcext:value-type="string">
            <text:p>n/a</text:p>
          </table:table-cell>
          <table:table-cell table:style-name="ce127" office:value-type="float" office:value="0.104187" calcext:value-type="float">
            <text:p>0.104187</text:p>
          </table:table-cell>
          <table:table-cell table:style-name="ce127" office:value-type="float" office:value="0.105484" calcext:value-type="float">
            <text:p>0.105484</text:p>
          </table:table-cell>
          <table:table-cell table:style-name="ce127" office:value-type="float" office:value="0.087606" calcext:value-type="float">
            <text:p>0.087606</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5">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6" table:style-name="ce35" office:value-type="float" office:value="0" calcext:value-type="float">
            <text:p>0</text:p>
          </table:table-cell>
          <table:table-cell table:style-name="ce35" office:value-type="float" office:value="4" calcext:value-type="float">
            <text:p>4</text:p>
          </table:table-cell>
          <table:table-cell table:style-name="ce35" office:value-type="float" office:value="8" calcext:value-type="float">
            <text:p>8</text:p>
          </table:table-cell>
          <table:table-cell table:number-columns-repeated="6" table:style-name="ce49"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number-columns-repeated="2"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1" calcext:value-type="float">
            <text:p>1</text:p>
          </table:table-cell>
          <table:table-cell table:number-columns-repeated="3" table:style-name="ce35" office:value-type="float" office:value="0" calcext:value-type="float">
            <text:p>0</text:p>
          </table:table-cell>
          <table:table-cell table:style-name="ce49" office:value-type="float" office:value="9" calcext:value-type="float">
            <text:p>9</text:p>
          </table:table-cell>
          <table:table-cell table:style-name="ce49" office:value-type="float" office:value="0" calcext:value-type="float">
            <text:p>0</text:p>
          </table:table-cell>
          <table:table-cell table:number-columns-repeated="17" table:style-name="ce35" office:value-type="float" office:value="0" calcext:value-type="float">
            <text:p>0</text:p>
          </table:table-cell>
          <table:table-cell table:style-name="ce35" office:value-type="float" office:value="3" calcext:value-type="float">
            <text:p>3</text:p>
          </table:table-cell>
          <table:table-cell table:number-columns-repeated="7" table:style-name="ce35" office:value-type="float" office:value="0" calcext:value-type="float">
            <text:p>0</text:p>
          </table:table-cell>
          <table:table-cell table:style-name="ce35" office:value-type="float" office:value="6" calcext:value-type="float">
            <text:p>6</text:p>
          </table:table-cell>
          <table:table-cell table:number-columns-repeated="9" table:style-name="ce35" office:value-type="float" office:value="0" calcext:value-type="float">
            <text:p>0</text:p>
          </table:table-cell>
          <table:table-cell table:style-name="ce35" office:value-type="float" office:value="5" calcext:value-type="float">
            <text:p>5</text:p>
          </table:table-cell>
          <table:table-cell table:number-columns-repeated="12" table:style-name="ce35" office:value-type="float" office:value="0" calcext:value-type="float">
            <text:p>0</text:p>
          </table:table-cell>
          <table:table-cell table:style-name="ce35" office:value-type="float" office:value="7" calcext:value-type="float">
            <text:p>7</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0" calcext:value-type="float">
            <text:p>1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04.55mm" svg:y="601.74mm" draw:caption-point-x="-5.92mm" draw:caption-point-y="15.52mm">
              <dc:date>2021-04-21T00:00:00</dc:date>
              <text:p text:style-name="P3"><text:span text:style-name="T2">Missing date and </text:span><text:span text:style-name="T2">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314.32mm" svg:y="601.71mm" draw:caption-point-x="-5.92mm" draw:caption-point-y="15.55mm">
              <dc:date>2021-04-21T00:00:00</dc:date>
              <text:p text:style-name="P3"><text:span text:style-name="T2">Missing only </text:span><text:span text:style-name="T2">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472.8mm" svg:y="601.71mm" draw:caption-point-x="-5.92mm" draw:caption-point-y="15.55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543.36mm" svg:y="601.71mm" draw:caption-point-x="-5.92mm" draw:caption-point-y="15.55mm">
              <dc:date>2021-04-21T00:00:00</dc:date>
              <text:p text:style-name="P3"><text:span text:style-name="T2">Missing course </text:span><text:span text:style-name="T2">code</text:span></text:p>
            </office:annotation>
            <text:p>1</text:p>
          </table:table-cell>
          <table:table-cell table:style-name="ce40" office:value-type="float" office:value="1" calcext:value-type="float">
            <office:annotation draw:style-name="gr41" draw:text-style-name="P4" svg:width="29.02mm" svg:height="9.91mm" svg:x="561mm" svg:y="601.71mm" draw:caption-point-x="-5.92mm" draw:caption-point-y="15.55mm">
              <dc:date>2021-04-21T00:00:00</dc:date>
              <text:p text:style-name="P3"><text:span text:style-name="T2">Tile could be better</text:span></text:p>
            </office:annotation>
            <text:p>1</text:p>
          </table:table-cell>
          <table:table-cell table:style-name="ce40" office:value-type="float" office:value="1" calcext:value-type="float">
            <office:annotation draw:style-name="gr25" draw:text-style-name="P4" svg:width="29.01mm" svg:height="6.13mm" svg:x="578.64mm" svg:y="601.74mm" draw:caption-point-x="-5.92mm" draw:caption-point-y="15.52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07.94mm" svg:y="601.71mm" draw:caption-point-x="-5.92mm" draw:caption-point-y="15.55mm">
              <dc:date>2021-04-21T00:00:00</dc:date>
              <text:p text:style-name="P3"><text:span text:style-name="T2">Missing course </text:span><text:span text:style-name="T2">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860.86mm" svg:y="601.74mm" draw:caption-point-x="-5.92mm" draw:caption-point-y="15.52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896.14mm" svg:y="601.74mm" draw:caption-point-x="-5.92mm" draw:caption-point-y="15.52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949.05mm" svg:y="601.71mm" draw:caption-point-x="-5.92mm" draw:caption-point-y="15.55mm">
              <dc:date>2021-04-21T00:00:00</dc:date>
              <text:p text:style-name="P3"><text:span text:style-name="T2">Missing course </text:span><text:span text:style-name="T2">code</text:span></text:p>
            </office:annotation>
            <text:p>1</text:p>
          </table:table-cell>
          <table:table-cell table:style-name="ce40" office:value-type="float" office:value="1" calcext:value-type="float">
            <office:annotation draw:style-name="gr25" draw:text-style-name="P4" svg:width="29.02mm" svg:height="6.13mm" svg:x="966.69mm" svg:y="601.74mm" draw:caption-point-x="-5.92mm" draw:caption-point-y="15.52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984.33mm" svg:y="601.74mm" draw:caption-point-x="-5.92mm" draw:caption-point-y="15.52mm">
              <dc:date>2021-04-21T00:00:00</dc:date>
              <text:p text:style-name="P3"><text:span text:style-name="T2">Missing student </text:span><text:span text:style-name="T2">names and </text:span><text:span text:style-name="T2">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054.89mm" svg:y="601.74mm" draw:caption-point-x="-5.92mm" draw:caption-point-y="15.52mm">
              <dc:date>2021-04-21T00:00:00</dc:date>
              <text:p text:style-name="P3"><text:span text:style-name="T2">Title could say Practical assignment</text:span></text:p>
            </office:annotation>
            <text:p>1</text:p>
          </table:table-cell>
          <table:table-cell table:style-name="ce40" office:value-type="float" office:value="0" calcext:value-type="float">
            <office:annotation draw:style-name="gr41" draw:text-style-name="P4" svg:width="29.02mm" svg:height="9.91mm" svg:x="1072.53mm" svg:y="601.71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319.47mm" svg:y="601.74mm" draw:caption-point-x="-5.92mm" draw:caption-point-y="15.52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513.5mm" svg:y="601.74mm" draw:caption-point-x="-5.92mm" draw:caption-point-y="15.52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055.07mm" svg:y="606.59mm" draw:caption-point-x="-6.1mm" draw:caption-point-y="15.33mm">
              <dc:date>2021-04-23T00:00:00</dc:date>
              <text:p text:style-name="P9"><text:span text:style-name="T5">Figures could </text:span><text:span text:style-name="T5">improve</text:span></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525.72mm" svg:y="615.68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548.96mm" svg:y="615.9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40" office:value-type="float" office:value="1" calcext:value-type="float">
            <text:p>1</text:p>
          </table:table-cell>
          <table:table-cell table:number-columns-repeated="940"/>
        </table:table-row>
        <table:table-row table:style-name="ro19">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19">
          <table:table-cell office:value-type="string" calcext:value-type="string">
            <text:p>Grammar</text:p>
          </table:table-cell>
          <table:table-cell table:style-name="ce18" office:value-type="string" calcext:value-type="string">
            <text:p><text:span text:style-name="T21">The text is free from grammatical mistakes</text:span></text:p>
            <text:p><text:span text:style-name="T22">Partial marks</text:span><text:span text:style-name="T23">: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12" table:style-name="ce12" office:value-type="float" office:value="0" calcext:value-type="float">
            <text:p>0</text:p>
          </table:table-cell>
          <table:table-cell table:style-name="ce12" office:value-type="float" office:value="0.8" calcext:value-type="float">
            <text:p>0.8</text:p>
          </table:table-cell>
          <table:table-cell table:number-columns-repeated="12"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913.78mm" svg:y="628.43mm" draw:caption-point-x="-5.92mm" draw:caption-point-y="15.52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196mm" svg:y="628.43mm" draw:caption-point-x="-5.92mm" draw:caption-point-y="15.52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19">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472.8mm" svg:y="636.59mm" draw:caption-point-x="-5.92mm" draw:caption-point-y="15.42mm">
              <dc:date>2021-04-21T00:00:00</dc:date>
              <text:p text:style-name="P3"><text:span text:style-name="T2">Wrong </text:span><text:span text:style-name="T2">references to </text:span><text:span text:style-name="T2">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196mm" svg:y="636.58mm" draw:caption-point-x="-5.92mm" draw:caption-point-y="15.43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548.78mm" svg:y="636.58mm" draw:caption-point-x="-5.92mm" draw:caption-point-y="15.43mm">
              <dc:date>2021-04-21T00:00:00</dc:date>
              <text:p text:style-name="P3"><text:span text:style-name="T2">Awesome </text:span><text:span text:style-name="T2">graphs!</text:span></text:p>
            </office:annotation>
            <text:p>2</text:p>
          </table:table-cell>
          <table:table-cell table:style-name="ce12" office:value-type="float" office:value="0" calcext:value-type="float">
            <text:p>0</text:p>
          </table:table-cell>
          <table:table-cell table:number-columns-repeated="940"/>
        </table:table-row>
        <table:table-row table:style-name="ro20">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8" calcext:value-type="float">
            <text:p>2.8</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1">
          <table:table-cell table:style-name="ce177" office:value-type="string" calcext:value-type="string">
            <text:p>Group Number</text:p>
          </table:table-cell>
          <table:table-cell table:style-name="ce181" office:value-type="string" calcext:value-type="string" table:number-columns-spanned="2" table:number-rows-spanned="1">
            <text:p>Name</text:p>
          </table:table-cell>
          <table:covered-table-cell table:style-name="ce181"/>
          <table:table-cell table:style-name="ce181" office:value-type="string" calcext:value-type="string">
            <text:p>Student ID</text:p>
          </table:table-cell>
          <table:table-cell table:style-name="ce186" office:value-type="string" calcext:value-type="string">
            <text:p>Q1</text:p>
          </table:table-cell>
          <table:table-cell table:style-name="ce186" office:value-type="string" calcext:value-type="string">
            <text:p>Q2</text:p>
          </table:table-cell>
          <table:table-cell table:style-name="ce186" office:value-type="string" calcext:value-type="string">
            <text:p>Q3</text:p>
          </table:table-cell>
          <table:table-cell table:style-name="ce186" office:value-type="string" calcext:value-type="string">
            <text:p>Q3 bonus</text:p>
          </table:table-cell>
          <table:table-cell table:style-name="ce186" office:value-type="string" calcext:value-type="string">
            <text:p>Q3 top10</text:p>
          </table:table-cell>
          <table:table-cell table:style-name="ce186" office:value-type="string" calcext:value-type="string">
            <text:p>Report</text:p>
          </table:table-cell>
          <table:table-cell table:style-name="ce193" office:value-type="string" calcext:value-type="string">
            <text:p>Late</text:p>
          </table:table-cell>
          <table:table-cell table:style-name="ce195" office:value-type="string" calcext:value-type="string">
            <text:p>Solo</text:p>
          </table:table-cell>
          <table:table-cell table:style-name="ce198" office:value-type="string" calcext:value-type="string">
            <text:p>Grade</text:p>
          </table:table-cell>
          <table:table-cell table:style-name="ce201" office:value-type="string" calcext:value-type="string">
            <text:p>Rounded</text:p>
          </table:table-cell>
          <table:table-cell table:style-name="ce206"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1">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1">
          <table:table-cell table:style-name="ce179" table:formula="of:=[$Sheet5.A3]" office:value-type="float" office:value="1" calcext:value-type="float" table:number-columns-spanned="1" table:number-rows-spanned="2">
            <text:p>1</text:p>
          </table:table-cell>
          <table:table-cell table:style-name="ce179" table:formula="of:=[$'Student Info'.D3]" office:value-type="string" office:string-value="Brigitte" calcext:value-type="string">
            <text:p>Brigitte</text:p>
          </table:table-cell>
          <table:table-cell table:style-name="ce179" table:formula="of:=[$'Student Info'.C3]" office:value-type="string" office:string-value="de Graaf" calcext:value-type="string">
            <text:p>de Graaf</text:p>
          </table:table-cell>
          <table:table-cell table:style-name="ce179"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79" table:formula="of:=MROUND(TRUNC([.M3];1);0.5)" office:value-type="float" office:value="7.5" calcext:value-type="float">
            <text:p>7.5</text:p>
          </table:table-cell>
          <table:table-cell table:style-name="ce179"/>
          <table:table-cell table:style-name="ce179"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1">
          <table:covered-table-cell table:style-name="ce179"/>
          <table:table-cell table:style-name="ce179" table:formula="of:=[$'Student Info'.D4]" office:value-type="string" office:string-value="Tushar" calcext:value-type="string">
            <text:p>Tushar</text:p>
          </table:table-cell>
          <table:table-cell table:style-name="ce179" table:formula="of:=[$'Student Info'.C4]" office:value-type="string" office:string-value="Goyal" calcext:value-type="string">
            <text:p>Goyal</text:p>
          </table:table-cell>
          <table:table-cell table:style-name="ce179"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79" table:formula="of:=MROUND(TRUNC([.M4];1);0.5)" office:value-type="float" office:value="7.5" calcext:value-type="float">
            <text:p>7.5</text:p>
          </table:table-cell>
          <table:table-cell table:style-name="ce179"/>
          <table:covered-table-cell table:style-name="ce179"/>
          <table:table-cell table:style-name="ce97"/>
          <table:table-cell table:style-name="ce98" table:number-columns-repeated="47"/>
          <table:table-cell table:style-name="ce99" table:number-columns-repeated="959"/>
        </table:table-row>
        <table:table-row table:style-name="ro21">
          <table:table-cell table:style-name="ce179" table:formula="of:=[$Sheet5.A5]" office:value-type="float" office:value="2" calcext:value-type="float" table:number-columns-spanned="1" table:number-rows-spanned="2">
            <text:p>2</text:p>
          </table:table-cell>
          <table:table-cell table:style-name="ce179" table:formula="of:=[$'Student Info'.D5]" office:value-type="string" office:string-value="Sawa" calcext:value-type="string">
            <text:p>Sawa</text:p>
          </table:table-cell>
          <table:table-cell table:style-name="ce179" table:formula="of:=[$'Student Info'.C5]" office:value-type="string" office:string-value="Bezelev" calcext:value-type="string">
            <text:p>Bezelev</text:p>
          </table:table-cell>
          <table:table-cell table:style-name="ce179"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79" table:formula="of:=MROUND(TRUNC([.M5];1);0.5)" office:value-type="float" office:value="8.5" calcext:value-type="float">
            <text:p>8.5</text:p>
          </table:table-cell>
          <table:table-cell table:style-name="ce179"/>
          <table:table-cell table:style-name="ce179"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1">
          <table:covered-table-cell table:style-name="ce179"/>
          <table:table-cell table:style-name="ce179" table:formula="of:=[$'Student Info'.D6]" office:value-type="string" office:string-value="Justin" calcext:value-type="string">
            <text:p>Justin</text:p>
          </table:table-cell>
          <table:table-cell table:style-name="ce179" table:formula="of:=[$'Student Info'.C6]" office:value-type="string" office:string-value="Vervloet" calcext:value-type="string">
            <text:p>Vervloet</text:p>
          </table:table-cell>
          <table:table-cell table:style-name="ce179"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79"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79" table:formula="of:=MROUND(TRUNC([.M6];1);0.5)" office:value-type="float" office:value="8.5" calcext:value-type="float">
            <text:p>8.5</text:p>
          </table:table-cell>
          <table:table-cell table:style-name="ce179"/>
          <table:covered-table-cell table:style-name="ce179"/>
          <table:table-cell table:style-name="ce97"/>
          <table:table-cell table:style-name="ce99" table:number-columns-repeated="5"/>
          <table:table-cell table:style-name="ce98" table:number-columns-repeated="42"/>
          <table:table-cell table:style-name="ce99" table:number-columns-repeated="959"/>
        </table:table-row>
        <table:table-row table:style-name="ro21">
          <table:table-cell table:style-name="ce179" table:formula="of:=[$Sheet5.A7]" office:value-type="float" office:value="3" calcext:value-type="float" table:number-columns-spanned="1" table:number-rows-spanned="2">
            <text:p>3</text:p>
          </table:table-cell>
          <table:table-cell table:style-name="ce179" table:formula="of:=[$'Student Info'.D7]" office:value-type="string" office:string-value="Julienne" calcext:value-type="string">
            <text:p>Julienne</text:p>
          </table:table-cell>
          <table:table-cell table:style-name="ce179" table:formula="of:=[$'Student Info'.C7]" office:value-type="string" office:string-value="Keim" calcext:value-type="string">
            <text:p>Keim</text:p>
          </table:table-cell>
          <table:table-cell table:style-name="ce179"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10" calcext:value-type="float">
            <text:p>1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79"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5" calcext:value-type="float">
            <text:p>8.5</text:p>
          </table:table-cell>
          <table:table-cell table:style-name="ce94" table:formula="of:=ROUND([.M7];1)" office:value-type="float" office:value="8.5" calcext:value-type="float">
            <text:p>8.5</text:p>
          </table:table-cell>
          <table:table-cell table:style-name="ce179" table:formula="of:=MROUND(TRUNC([.M7];1);0.5)" office:value-type="float" office:value="8.5" calcext:value-type="float">
            <text:p>8.5</text:p>
          </table:table-cell>
          <table:table-cell table:style-name="ce179"/>
          <table:table-cell table:style-name="ce179"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1">
          <table:covered-table-cell table:style-name="ce179"/>
          <table:table-cell table:style-name="ce179" table:formula="of:=[$'Student Info'.D8]" office:value-type="string" office:string-value="Rohan" calcext:value-type="string">
            <text:p>Rohan</text:p>
          </table:table-cell>
          <table:table-cell table:style-name="ce179" table:formula="of:=[$'Student Info'.C8]" office:value-type="string" office:string-value="Chandrashekar" calcext:value-type="string">
            <text:p>Chandrashekar</text:p>
          </table:table-cell>
          <table:table-cell table:style-name="ce179"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10" calcext:value-type="float">
            <text:p>1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5" calcext:value-type="float">
            <text:p>8.5</text:p>
          </table:table-cell>
          <table:table-cell table:style-name="ce94" table:formula="of:=ROUND([.M8];1)" office:value-type="float" office:value="8.5" calcext:value-type="float">
            <text:p>8.5</text:p>
          </table:table-cell>
          <table:table-cell table:style-name="ce179" table:formula="of:=MROUND(TRUNC([.M8];1);0.5)" office:value-type="float" office:value="8.5" calcext:value-type="float">
            <text:p>8.5</text:p>
          </table:table-cell>
          <table:table-cell table:style-name="ce179"/>
          <table:covered-table-cell table:style-name="ce179"/>
          <table:table-cell table:style-name="ce97"/>
          <table:table-cell table:style-name="ce98" table:number-columns-repeated="47"/>
          <table:table-cell table:style-name="ce99" table:number-columns-repeated="959"/>
        </table:table-row>
        <table:table-row table:style-name="ro21">
          <table:table-cell table:style-name="ce179" table:formula="of:=[$Sheet5.A9]" office:value-type="float" office:value="4" calcext:value-type="float" table:number-columns-spanned="1" table:number-rows-spanned="2">
            <text:p>4</text:p>
          </table:table-cell>
          <table:table-cell table:style-name="ce179" table:formula="of:=[$'Student Info'.D9]" office:value-type="string" office:string-value="Eneko" calcext:value-type="string">
            <text:p>Eneko</text:p>
          </table:table-cell>
          <table:table-cell table:style-name="ce179" table:formula="of:=[$'Student Info'.C9]" office:value-type="string" office:string-value="Rodriguez Plaza" calcext:value-type="string">
            <text:p>Rodriguez Plaza</text:p>
          </table:table-cell>
          <table:table-cell table:style-name="ce179"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79" table:formula="of:=MROUND(TRUNC([.M9];1);0.5)" office:value-type="float" office:value="7" calcext:value-type="float">
            <text:p>7</text:p>
          </table:table-cell>
          <table:table-cell table:style-name="ce97"/>
          <table:table-cell table:style-name="ce179"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 office:value-type="string" office:string-value="Vlad" calcext:value-type="string">
            <text:p>Vlad</text:p>
          </table:table-cell>
          <table:table-cell table:style-name="ce179" table:formula="of:=[$'Student Info'.C10]" office:value-type="string" office:string-value="Gavra" calcext:value-type="string">
            <text:p>Gavra</text:p>
          </table:table-cell>
          <table:table-cell table:style-name="ce179"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79" table:formula="of:=MROUND(TRUNC([.M10];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 office:value-type="float" office:value="5" calcext:value-type="float" table:number-columns-spanned="1" table:number-rows-spanned="2">
            <text:p>5</text:p>
          </table:table-cell>
          <table:table-cell table:style-name="ce179" table:formula="of:=[$'Student Info'.D11]" office:value-type="string" office:string-value="Adrian" calcext:value-type="string">
            <text:p>Adrian</text:p>
          </table:table-cell>
          <table:table-cell table:style-name="ce179" table:formula="of:=[$'Student Info'.C11]" office:value-type="string" office:string-value="Menor de Oñate" calcext:value-type="string">
            <text:p>Menor de Oñate</text:p>
          </table:table-cell>
          <table:table-cell table:style-name="ce179"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9" calcext:value-type="float">
            <text:p>9</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95" calcext:value-type="float">
            <text:p>7.95</text:p>
          </table:table-cell>
          <table:table-cell table:style-name="ce94" table:formula="of:=ROUND([.M11];1)" office:value-type="float" office:value="8" calcext:value-type="float">
            <text:p>8.0</text:p>
          </table:table-cell>
          <table:table-cell table:style-name="ce179" table:formula="of:=MROUND(TRUNC([.M11];1);0.5)" office:value-type="float" office:value="8" calcext:value-type="float">
            <text:p>8</text:p>
          </table:table-cell>
          <table:table-cell table:style-name="ce97"/>
          <table:table-cell table:style-name="ce179"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 office:value-type="string" office:string-value="Alexis" calcext:value-type="string">
            <text:p>Alexis</text:p>
          </table:table-cell>
          <table:table-cell table:style-name="ce179" table:formula="of:=[$'Student Info'.C12]" office:value-type="string" office:string-value="van Wissen" calcext:value-type="string">
            <text:p>van Wissen</text:p>
          </table:table-cell>
          <table:table-cell table:style-name="ce179"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9" calcext:value-type="float">
            <text:p>9</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95" calcext:value-type="float">
            <text:p>7.95</text:p>
          </table:table-cell>
          <table:table-cell table:style-name="ce94" table:formula="of:=ROUND([.M12];1)" office:value-type="float" office:value="8" calcext:value-type="float">
            <text:p>8.0</text:p>
          </table:table-cell>
          <table:table-cell table:style-name="ce179" table:formula="of:=MROUND(TRUNC([.M12];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 office:value-type="float" office:value="6" calcext:value-type="float" table:number-columns-spanned="1" table:number-rows-spanned="2">
            <text:p>6</text:p>
          </table:table-cell>
          <table:table-cell table:style-name="ce179" table:formula="of:=[$'Student Info'.D13]" office:value-type="string" office:string-value="Zheyu" calcext:value-type="string">
            <text:p>Zheyu</text:p>
          </table:table-cell>
          <table:table-cell table:style-name="ce179" table:formula="of:=[$'Student Info'.C13]" office:value-type="string" office:string-value="Du" calcext:value-type="string">
            <text:p>Du</text:p>
          </table:table-cell>
          <table:table-cell table:style-name="ce179"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79" table:formula="of:=MROUND(TRUNC([.M13];1);0.5)" office:value-type="float" office:value="8" calcext:value-type="float">
            <text:p>8</text:p>
          </table:table-cell>
          <table:table-cell table:style-name="ce97"/>
          <table:table-cell table:style-name="ce179"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 office:value-type="string" office:string-value="YURUI" calcext:value-type="string">
            <text:p>YURUI</text:p>
          </table:table-cell>
          <table:table-cell table:style-name="ce179" table:formula="of:=[$'Student Info'.C14]" office:value-type="string" office:string-value="DU" calcext:value-type="string">
            <text:p>DU</text:p>
          </table:table-cell>
          <table:table-cell table:style-name="ce179"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79" table:formula="of:=MROUND(TRUNC([.M14];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 office:value-type="float" office:value="7" calcext:value-type="float" table:number-columns-spanned="1" table:number-rows-spanned="2">
            <text:p>7</text:p>
          </table:table-cell>
          <table:table-cell table:style-name="ce179" table:formula="of:=[$'Student Info'.D15]" office:value-type="string" office:string-value="Calvin" calcext:value-type="string">
            <text:p>Calvin</text:p>
          </table:table-cell>
          <table:table-cell table:style-name="ce179" table:formula="of:=[$'Student Info'.C15]" office:value-type="string" office:string-value="Man" calcext:value-type="string">
            <text:p>Man</text:p>
          </table:table-cell>
          <table:table-cell table:style-name="ce179"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10" calcext:value-type="float">
            <text:p>1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6.55" calcext:value-type="float">
            <text:p>6.55</text:p>
          </table:table-cell>
          <table:table-cell table:style-name="ce94" table:formula="of:=ROUND([.M15];1)" office:value-type="float" office:value="6.6" calcext:value-type="float">
            <text:p>6.6</text:p>
          </table:table-cell>
          <table:table-cell table:style-name="ce179" table:formula="of:=MROUND(TRUNC([.M15];1);0.5)" office:value-type="float" office:value="6.5" calcext:value-type="float">
            <text:p>6.5</text:p>
          </table:table-cell>
          <table:table-cell table:style-name="ce97"/>
          <table:table-cell table:style-name="ce179"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6]" office:value-type="string" office:string-value="Willem" calcext:value-type="string">
            <text:p>Willem</text:p>
          </table:table-cell>
          <table:table-cell table:style-name="ce179" table:formula="of:=[$'Student Info'.C16]" office:value-type="string" office:string-value="van der Linden" calcext:value-type="string">
            <text:p>van der Linden</text:p>
          </table:table-cell>
          <table:table-cell table:style-name="ce179"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10" calcext:value-type="float">
            <text:p>1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6.55" calcext:value-type="float">
            <text:p>6.55</text:p>
          </table:table-cell>
          <table:table-cell table:style-name="ce94" table:formula="of:=ROUND([.M16];1)" office:value-type="float" office:value="6.6" calcext:value-type="float">
            <text:p>6.6</text:p>
          </table:table-cell>
          <table:table-cell table:style-name="ce179" table:formula="of:=MROUND(TRUNC([.M16];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7]" office:value-type="float" office:value="8" calcext:value-type="float" table:number-columns-spanned="1" table:number-rows-spanned="2">
            <text:p>8</text:p>
          </table:table-cell>
          <table:table-cell table:style-name="ce179" table:formula="of:=[$'Student Info'.D17]" office:value-type="string" office:string-value="Oscar" calcext:value-type="string">
            <text:p>Oscar</text:p>
          </table:table-cell>
          <table:table-cell table:style-name="ce179" table:formula="of:=[$'Student Info'.C17]" office:value-type="string" office:string-value="He" calcext:value-type="string">
            <text:p>He</text:p>
          </table:table-cell>
          <table:table-cell table:style-name="ce179"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7.45" calcext:value-type="float">
            <text:p>7.45</text:p>
          </table:table-cell>
          <table:table-cell table:style-name="ce94" table:formula="of:=ROUND([.M17];1)" office:value-type="float" office:value="7.5" calcext:value-type="float">
            <text:p>7.5</text:p>
          </table:table-cell>
          <table:table-cell table:style-name="ce179" table:formula="of:=MROUND(TRUNC([.M17];1);0.5)" office:value-type="float" office:value="7.5" calcext:value-type="float">
            <text:p>7.5</text:p>
          </table:table-cell>
          <table:table-cell table:style-name="ce97"/>
          <table:table-cell table:style-name="ce179"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8]" office:value-type="string" office:string-value="Xiaohan" calcext:value-type="string">
            <text:p>Xiaohan</text:p>
          </table:table-cell>
          <table:table-cell table:style-name="ce179" table:formula="of:=[$'Student Info'.C18]" office:value-type="string" office:string-value="Tang" calcext:value-type="string">
            <text:p>Tang</text:p>
          </table:table-cell>
          <table:table-cell table:style-name="ce179"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7.45" calcext:value-type="float">
            <text:p>7.45</text:p>
          </table:table-cell>
          <table:table-cell table:style-name="ce94" table:formula="of:=ROUND([.M18];1)" office:value-type="float" office:value="7.5" calcext:value-type="float">
            <text:p>7.5</text:p>
          </table:table-cell>
          <table:table-cell table:style-name="ce179" table:formula="of:=MROUND(TRUNC([.M18];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9]" office:value-type="float" office:value="9" calcext:value-type="float" table:number-columns-spanned="1" table:number-rows-spanned="2">
            <text:p>9</text:p>
          </table:table-cell>
          <table:table-cell table:style-name="ce179" table:formula="of:=[$'Student Info'.D19]" office:value-type="string" office:string-value="Jeroen" calcext:value-type="string">
            <text:p>Jeroen</text:p>
          </table:table-cell>
          <table:table-cell table:style-name="ce179" table:formula="of:=[$'Student Info'.C19]" office:value-type="string" office:string-value="van der Knaap" calcext:value-type="string">
            <text:p>van der Knaap</text:p>
          </table:table-cell>
          <table:table-cell table:style-name="ce179"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1" calcext:value-type="float">
            <text:p>31</text:p>
          </table:table-cell>
          <table:table-cell table:style-name="ce83" table:formula="of:=[$Sheet5.E19]" office:value-type="float" office:value="10" calcext:value-type="float">
            <text:p>1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8" calcext:value-type="float">
            <text:p>8</text:p>
          </table:table-cell>
          <table:table-cell table:style-name="ce94" table:formula="of:=ROUND([.M19];1)" office:value-type="float" office:value="8" calcext:value-type="float">
            <text:p>8.0</text:p>
          </table:table-cell>
          <table:table-cell table:style-name="ce179" table:formula="of:=MROUND(TRUNC([.M19];1);0.5)" office:value-type="float" office:value="8" calcext:value-type="float">
            <text:p>8</text:p>
          </table:table-cell>
          <table:table-cell table:style-name="ce97"/>
          <table:table-cell table:style-name="ce179"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20]" office:value-type="string" office:string-value="Lars" calcext:value-type="string">
            <text:p>Lars</text:p>
          </table:table-cell>
          <table:table-cell table:style-name="ce179" table:formula="of:=[$'Student Info'.C20]" office:value-type="string" office:string-value="Gelling" calcext:value-type="string">
            <text:p>Gelling</text:p>
          </table:table-cell>
          <table:table-cell table:style-name="ce179"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1" calcext:value-type="float">
            <text:p>31</text:p>
          </table:table-cell>
          <table:table-cell table:style-name="ce84" table:formula="of:=[.H19]" office:value-type="float" office:value="10" calcext:value-type="float">
            <text:p>1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8" calcext:value-type="float">
            <text:p>8</text:p>
          </table:table-cell>
          <table:table-cell table:style-name="ce94" table:formula="of:=ROUND([.M20];1)" office:value-type="float" office:value="8" calcext:value-type="float">
            <text:p>8.0</text:p>
          </table:table-cell>
          <table:table-cell table:style-name="ce179" table:formula="of:=MROUND(TRUNC([.M20];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21]" office:value-type="float" office:value="10" calcext:value-type="float" table:number-columns-spanned="1" table:number-rows-spanned="2">
            <text:p>10</text:p>
          </table:table-cell>
          <table:table-cell table:style-name="ce179" table:formula="of:=[$'Student Info'.D21]" office:value-type="string" office:string-value="Pien" calcext:value-type="string">
            <text:p>Pien</text:p>
          </table:table-cell>
          <table:table-cell table:style-name="ce179" table:formula="of:=[$'Student Info'.C21]" office:value-type="string" office:string-value="van den Berkmortel" calcext:value-type="string">
            <text:p>van den Berkmortel</text:p>
          </table:table-cell>
          <table:table-cell table:style-name="ce179"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28" calcext:value-type="float">
            <text:p>28</text:p>
          </table:table-cell>
          <table:table-cell table:style-name="ce83" table:formula="of:=[$Sheet5.E21]" office:value-type="float" office:value="10" calcext:value-type="float">
            <text:p>1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8" calcext:value-type="float">
            <text:p>8</text:p>
          </table:table-cell>
          <table:table-cell table:style-name="ce94" table:formula="of:=ROUND([.M21];1)" office:value-type="float" office:value="8" calcext:value-type="float">
            <text:p>8.0</text:p>
          </table:table-cell>
          <table:table-cell table:style-name="ce179" table:formula="of:=MROUND(TRUNC([.M21];1);0.5)" office:value-type="float" office:value="8" calcext:value-type="float">
            <text:p>8</text:p>
          </table:table-cell>
          <table:table-cell table:style-name="ce97"/>
          <table:table-cell table:style-name="ce179"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22]" office:value-type="string" office:string-value="Alberto" calcext:value-type="string">
            <text:p>Alberto</text:p>
          </table:table-cell>
          <table:table-cell table:style-name="ce179" table:formula="of:=[$'Student Info'.C22]" office:value-type="string" office:string-value="Dall'Ora" calcext:value-type="string">
            <text:p>Dall'Ora</text:p>
          </table:table-cell>
          <table:table-cell table:style-name="ce179"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28" calcext:value-type="float">
            <text:p>28</text:p>
          </table:table-cell>
          <table:table-cell table:style-name="ce84" table:formula="of:=[.H21]" office:value-type="float" office:value="10" calcext:value-type="float">
            <text:p>1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8" calcext:value-type="float">
            <text:p>8</text:p>
          </table:table-cell>
          <table:table-cell table:style-name="ce94" table:formula="of:=ROUND([.M22];1)" office:value-type="float" office:value="8" calcext:value-type="float">
            <text:p>8.0</text:p>
          </table:table-cell>
          <table:table-cell table:style-name="ce179" table:formula="of:=MROUND(TRUNC([.M22];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23]" office:value-type="float" office:value="11" calcext:value-type="float" table:number-columns-spanned="1" table:number-rows-spanned="2">
            <text:p>11</text:p>
          </table:table-cell>
          <table:table-cell table:style-name="ce179" table:formula="of:=[$'Student Info'.D23]" office:value-type="string" office:string-value="Junda" calcext:value-type="string">
            <text:p>Junda</text:p>
          </table:table-cell>
          <table:table-cell table:style-name="ce179" table:formula="of:=[$'Student Info'.C23]" office:value-type="string" office:string-value="Wu" calcext:value-type="string">
            <text:p>Wu</text:p>
          </table:table-cell>
          <table:table-cell table:style-name="ce179"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5" calcext:value-type="float">
            <text:p>35</text:p>
          </table:table-cell>
          <table:table-cell table:style-name="ce83" table:formula="of:=[$Sheet5.E23]" office:value-type="float" office:value="9" calcext:value-type="float">
            <text:p>9</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8.1" calcext:value-type="float">
            <text:p>8.1</text:p>
          </table:table-cell>
          <table:table-cell table:style-name="ce94" table:formula="of:=ROUND([.M23];1)" office:value-type="float" office:value="8.1" calcext:value-type="float">
            <text:p>8.1</text:p>
          </table:table-cell>
          <table:table-cell table:style-name="ce179" table:formula="of:=MROUND(TRUNC([.M23];1);0.5)" office:value-type="float" office:value="8" calcext:value-type="float">
            <text:p>8</text:p>
          </table:table-cell>
          <table:table-cell table:style-name="ce97"/>
          <table:table-cell table:style-name="ce179"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24]" office:value-type="string" office:string-value="CHENGHAO" calcext:value-type="string">
            <text:p>CHENGHAO</text:p>
          </table:table-cell>
          <table:table-cell table:style-name="ce179" table:formula="of:=[$'Student Info'.C24]" office:value-type="string" office:string-value="XU" calcext:value-type="string">
            <text:p>XU</text:p>
          </table:table-cell>
          <table:table-cell table:style-name="ce179"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5" calcext:value-type="float">
            <text:p>35</text:p>
          </table:table-cell>
          <table:table-cell table:style-name="ce84" table:formula="of:=[.H23]" office:value-type="float" office:value="9" calcext:value-type="float">
            <text:p>9</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8.1" calcext:value-type="float">
            <text:p>8.1</text:p>
          </table:table-cell>
          <table:table-cell table:style-name="ce94" table:formula="of:=ROUND([.M24];1)" office:value-type="float" office:value="8.1" calcext:value-type="float">
            <text:p>8.1</text:p>
          </table:table-cell>
          <table:table-cell table:style-name="ce179" table:formula="of:=MROUND(TRUNC([.M24];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25]" office:value-type="float" office:value="12" calcext:value-type="float" table:number-columns-spanned="1" table:number-rows-spanned="2">
            <text:p>12</text:p>
          </table:table-cell>
          <table:table-cell table:style-name="ce179" table:formula="of:=[$'Student Info'.D25]" office:value-type="string" office:string-value="Talitha" calcext:value-type="string">
            <text:p>Talitha</text:p>
          </table:table-cell>
          <table:table-cell table:style-name="ce179" table:formula="of:=[$'Student Info'.C25]" office:value-type="string" office:string-value="Kalidien" calcext:value-type="string">
            <text:p>Kalidien</text:p>
          </table:table-cell>
          <table:table-cell table:style-name="ce179"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24" calcext:value-type="float">
            <text:p>24</text:p>
          </table:table-cell>
          <table:table-cell table:style-name="ce83" table:formula="of:=[$Sheet5.E25]" office:value-type="float" office:value="7" calcext:value-type="float">
            <text:p>7</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79" table:formula="of:=MROUND(TRUNC([.M25];1);0.5)" office:value-type="float" office:value="7" calcext:value-type="float">
            <text:p>7</text:p>
          </table:table-cell>
          <table:table-cell table:style-name="ce97"/>
          <table:table-cell table:style-name="ce179"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26]" office:value-type="string" office:string-value="Jingyue" calcext:value-type="string">
            <text:p>Jingyue</text:p>
          </table:table-cell>
          <table:table-cell table:style-name="ce179" table:formula="of:=[$'Student Info'.C26]" office:value-type="string" office:string-value="Liu" calcext:value-type="string">
            <text:p>Liu</text:p>
          </table:table-cell>
          <table:table-cell table:style-name="ce179"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24" calcext:value-type="float">
            <text:p>24</text:p>
          </table:table-cell>
          <table:table-cell table:style-name="ce84" table:formula="of:=[.H25]" office:value-type="float" office:value="7" calcext:value-type="float">
            <text:p>7</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79" table:formula="of:=MROUND(TRUNC([.M26];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27]" office:value-type="float" office:value="13" calcext:value-type="float" table:number-columns-spanned="1" table:number-rows-spanned="2">
            <text:p>13</text:p>
          </table:table-cell>
          <table:table-cell table:style-name="ce179" table:formula="of:=[$'Student Info'.D27]" office:value-type="string" office:string-value="Fabian" calcext:value-type="string">
            <text:p>Fabian</text:p>
          </table:table-cell>
          <table:table-cell table:style-name="ce179" table:formula="of:=[$'Student Info'.C27]" office:value-type="string" office:string-value="Ballast" calcext:value-type="string">
            <text:p>Ballast</text:p>
          </table:table-cell>
          <table:table-cell table:style-name="ce179"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3" calcext:value-type="float">
            <text:p>33</text:p>
          </table:table-cell>
          <table:table-cell table:style-name="ce83" table:formula="of:=[$Sheet5.E27]" office:value-type="float" office:value="7" calcext:value-type="float">
            <text:p>7</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7.9" calcext:value-type="float">
            <text:p>7.9</text:p>
          </table:table-cell>
          <table:table-cell table:style-name="ce94" table:formula="of:=ROUND([.M27];1)" office:value-type="float" office:value="7.9" calcext:value-type="float">
            <text:p>7.9</text:p>
          </table:table-cell>
          <table:table-cell table:style-name="ce179" table:formula="of:=MROUND(TRUNC([.M27];1);0.5)" office:value-type="float" office:value="8" calcext:value-type="float">
            <text:p>8</text:p>
          </table:table-cell>
          <table:table-cell table:style-name="ce97"/>
          <table:table-cell table:style-name="ce179"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28]" office:value-type="string" office:string-value="Calvin" calcext:value-type="string">
            <text:p>Calvin</text:p>
          </table:table-cell>
          <table:table-cell table:style-name="ce179" table:formula="of:=[$'Student Info'.C28]" office:value-type="string" office:string-value="Terpstra" calcext:value-type="string">
            <text:p>Terpstra</text:p>
          </table:table-cell>
          <table:table-cell table:style-name="ce179"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3" calcext:value-type="float">
            <text:p>33</text:p>
          </table:table-cell>
          <table:table-cell table:style-name="ce84" table:formula="of:=[.H27]" office:value-type="float" office:value="7" calcext:value-type="float">
            <text:p>7</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7.9" calcext:value-type="float">
            <text:p>7.9</text:p>
          </table:table-cell>
          <table:table-cell table:style-name="ce94" table:formula="of:=ROUND([.M28];1)" office:value-type="float" office:value="7.9" calcext:value-type="float">
            <text:p>7.9</text:p>
          </table:table-cell>
          <table:table-cell table:style-name="ce179" table:formula="of:=MROUND(TRUNC([.M28];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29]" office:value-type="float" office:value="14" calcext:value-type="float" table:number-columns-spanned="1" table:number-rows-spanned="2">
            <text:p>14</text:p>
          </table:table-cell>
          <table:table-cell table:style-name="ce179" table:formula="of:=[$'Student Info'.D29]" office:value-type="string" office:string-value="Ewoud" calcext:value-type="string">
            <text:p>Ewoud</text:p>
          </table:table-cell>
          <table:table-cell table:style-name="ce179" table:formula="of:=[$'Student Info'.C29]" office:value-type="string" office:string-value="van Mourik" calcext:value-type="string">
            <text:p>van Mourik</text:p>
          </table:table-cell>
          <table:table-cell table:style-name="ce179"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7.65" calcext:value-type="float">
            <text:p>7.65</text:p>
          </table:table-cell>
          <table:table-cell table:style-name="ce94" table:formula="of:=ROUND([.M29];1)" office:value-type="float" office:value="7.7" calcext:value-type="float">
            <text:p>7.7</text:p>
          </table:table-cell>
          <table:table-cell table:style-name="ce179" table:formula="of:=MROUND(TRUNC([.M29];1);0.5)" office:value-type="float" office:value="7.5" calcext:value-type="float">
            <text:p>7.5</text:p>
          </table:table-cell>
          <table:table-cell table:style-name="ce97"/>
          <table:table-cell table:style-name="ce179"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30]" office:value-type="string" office:string-value="Berend" calcext:value-type="string">
            <text:p>Berend</text:p>
          </table:table-cell>
          <table:table-cell table:style-name="ce179" table:formula="of:=[$'Student Info'.C30]" office:value-type="string" office:string-value="Menkveld" calcext:value-type="string">
            <text:p>Menkveld</text:p>
          </table:table-cell>
          <table:table-cell table:style-name="ce179"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7.65" calcext:value-type="float">
            <text:p>7.65</text:p>
          </table:table-cell>
          <table:table-cell table:style-name="ce94" table:formula="of:=ROUND([.M30];1)" office:value-type="float" office:value="7.7" calcext:value-type="float">
            <text:p>7.7</text:p>
          </table:table-cell>
          <table:table-cell table:style-name="ce179" table:formula="of:=MROUND(TRUNC([.M30];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31]" office:value-type="float" office:value="15" calcext:value-type="float" table:number-columns-spanned="1" table:number-rows-spanned="2">
            <text:p>15</text:p>
          </table:table-cell>
          <table:table-cell table:style-name="ce179" table:formula="of:=[$'Student Info'.D31]" office:value-type="string" office:string-value="Sebastiaan" calcext:value-type="string">
            <text:p>Sebastiaan</text:p>
          </table:table-cell>
          <table:table-cell table:style-name="ce179" table:formula="of:=[$'Student Info'.C31]" office:value-type="string" office:string-value="Timmer" calcext:value-type="string">
            <text:p>Timmer</text:p>
          </table:table-cell>
          <table:table-cell table:style-name="ce179"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79" table:formula="of:=MROUND(TRUNC([.M31];1);0.5)" office:value-type="float" office:value="0" calcext:value-type="float">
            <text:p>0</text:p>
          </table:table-cell>
          <table:table-cell table:style-name="ce97"/>
          <table:table-cell table:style-name="ce179"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32]" office:value-type="string" office:string-value="CHINMAY" calcext:value-type="string">
            <text:p>CHINMAY</text:p>
          </table:table-cell>
          <table:table-cell table:style-name="ce179" table:formula="of:=[$'Student Info'.C32]" office:value-type="string" office:string-value="POLYA RAMESH" calcext:value-type="string">
            <text:p>POLYA RAMESH</text:p>
          </table:table-cell>
          <table:table-cell table:style-name="ce179"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79" table:formula="of:=MROUND(TRUNC([.M32];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33]" office:value-type="float" office:value="16" calcext:value-type="float" table:number-columns-spanned="1" table:number-rows-spanned="2">
            <text:p>16</text:p>
          </table:table-cell>
          <table:table-cell table:style-name="ce179" table:formula="of:=[$'Student Info'.D33]" office:value-type="string" office:string-value="Godwin Rayan" calcext:value-type="string">
            <text:p>Godwin Rayan</text:p>
          </table:table-cell>
          <table:table-cell table:style-name="ce179" table:formula="of:=[$'Student Info'.C33]" office:value-type="string" office:string-value="Chandran" calcext:value-type="string">
            <text:p>Chandran</text:p>
          </table:table-cell>
          <table:table-cell table:style-name="ce179"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30.5" calcext:value-type="float">
            <text:p>30.5</text:p>
          </table:table-cell>
          <table:table-cell table:style-name="ce83" table:formula="of:=[$Sheet5.E33]" office:value-type="float" office:value="9" calcext:value-type="float">
            <text:p>9</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7.95" calcext:value-type="float">
            <text:p>7.95</text:p>
          </table:table-cell>
          <table:table-cell table:style-name="ce94" table:formula="of:=ROUND([.M33];1)" office:value-type="float" office:value="8" calcext:value-type="float">
            <text:p>8.0</text:p>
          </table:table-cell>
          <table:table-cell table:style-name="ce179" table:formula="of:=MROUND(TRUNC([.M33];1);0.5)" office:value-type="float" office:value="8" calcext:value-type="float">
            <text:p>8</text:p>
          </table:table-cell>
          <table:table-cell table:style-name="ce97"/>
          <table:table-cell table:style-name="ce179"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34]" office:value-type="string" office:string-value="Jan Jelmer" calcext:value-type="string">
            <text:p>Jan Jelmer</text:p>
          </table:table-cell>
          <table:table-cell table:style-name="ce179" table:formula="of:=[$'Student Info'.C34]" office:value-type="string" office:string-value="van Harten" calcext:value-type="string">
            <text:p>van Harten</text:p>
          </table:table-cell>
          <table:table-cell table:style-name="ce179"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30.5" calcext:value-type="float">
            <text:p>30.5</text:p>
          </table:table-cell>
          <table:table-cell table:style-name="ce84" table:formula="of:=[.H33]" office:value-type="float" office:value="9" calcext:value-type="float">
            <text:p>9</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7.95" calcext:value-type="float">
            <text:p>7.95</text:p>
          </table:table-cell>
          <table:table-cell table:style-name="ce94" table:formula="of:=ROUND([.M34];1)" office:value-type="float" office:value="8" calcext:value-type="float">
            <text:p>8.0</text:p>
          </table:table-cell>
          <table:table-cell table:style-name="ce179" table:formula="of:=MROUND(TRUNC([.M34];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35]" office:value-type="float" office:value="17" calcext:value-type="float" table:number-columns-spanned="1" table:number-rows-spanned="2">
            <text:p>17</text:p>
          </table:table-cell>
          <table:table-cell table:style-name="ce179" table:formula="of:=[$'Student Info'.D35]" office:value-type="string" office:string-value="Ivaylo" calcext:value-type="string">
            <text:p>Ivaylo</text:p>
          </table:table-cell>
          <table:table-cell table:style-name="ce179" table:formula="of:=[$'Student Info'.C35]" office:value-type="string" office:string-value="Ganchev" calcext:value-type="string">
            <text:p>Ganchev</text:p>
          </table:table-cell>
          <table:table-cell table:style-name="ce179"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79" table:formula="of:=MROUND(TRUNC([.M35];1);0.5)" office:value-type="float" office:value="0" calcext:value-type="float">
            <text:p>0</text:p>
          </table:table-cell>
          <table:table-cell table:style-name="ce97"/>
          <table:table-cell table:style-name="ce179"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36]" office:value-type="string" office:string-value="Caspar" calcext:value-type="string">
            <text:p>Caspar</text:p>
          </table:table-cell>
          <table:table-cell table:style-name="ce179" table:formula="of:=[$'Student Info'.C36]" office:value-type="string" office:string-value="Boersma" calcext:value-type="string">
            <text:p>Boersma</text:p>
          </table:table-cell>
          <table:table-cell table:style-name="ce179"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79" table:formula="of:=MROUND(TRUNC([.M36];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37]" office:value-type="float" office:value="18" calcext:value-type="float" table:number-columns-spanned="1" table:number-rows-spanned="2">
            <text:p>18</text:p>
          </table:table-cell>
          <table:table-cell table:style-name="ce179" table:formula="of:=[$'Student Info'.D37]" office:value-type="string" office:string-value="Joseph" calcext:value-type="string">
            <text:p>Joseph</text:p>
          </table:table-cell>
          <table:table-cell table:style-name="ce179" table:formula="of:=[$'Student Info'.C37]" office:value-type="string" office:string-value="Michael Joseph Sherman" calcext:value-type="string">
            <text:p>Michael Joseph Sherman</text:p>
          </table:table-cell>
          <table:table-cell table:style-name="ce179"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0" calcext:value-type="float">
            <text:p>30</text:p>
          </table:table-cell>
          <table:table-cell table:style-name="ce83" table:formula="of:=[$Sheet5.E37]" office:value-type="float" office:value="7" calcext:value-type="float">
            <text:p>7</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7.9" calcext:value-type="float">
            <text:p>7.9</text:p>
          </table:table-cell>
          <table:table-cell table:style-name="ce94" table:formula="of:=ROUND([.M37];1)" office:value-type="float" office:value="7.9" calcext:value-type="float">
            <text:p>7.9</text:p>
          </table:table-cell>
          <table:table-cell table:style-name="ce179" table:formula="of:=MROUND(TRUNC([.M37];1);0.5)" office:value-type="float" office:value="8" calcext:value-type="float">
            <text:p>8</text:p>
          </table:table-cell>
          <table:table-cell table:style-name="ce97"/>
          <table:table-cell table:style-name="ce179"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38]" office:value-type="string" office:string-value="Akshada Anand" calcext:value-type="string">
            <text:p>Akshada Anand</text:p>
          </table:table-cell>
          <table:table-cell table:style-name="ce179" table:formula="of:=[$'Student Info'.C38]" office:value-type="string" office:string-value="Palnitkar" calcext:value-type="string">
            <text:p>Palnitkar</text:p>
          </table:table-cell>
          <table:table-cell table:style-name="ce179"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0" calcext:value-type="float">
            <text:p>30</text:p>
          </table:table-cell>
          <table:table-cell table:style-name="ce84" table:formula="of:=[.H37]" office:value-type="float" office:value="7" calcext:value-type="float">
            <text:p>7</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7.9" calcext:value-type="float">
            <text:p>7.9</text:p>
          </table:table-cell>
          <table:table-cell table:style-name="ce94" table:formula="of:=ROUND([.M38];1)" office:value-type="float" office:value="7.9" calcext:value-type="float">
            <text:p>7.9</text:p>
          </table:table-cell>
          <table:table-cell table:style-name="ce179" table:formula="of:=MROUND(TRUNC([.M38];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39]" office:value-type="float" office:value="19" calcext:value-type="float" table:number-columns-spanned="1" table:number-rows-spanned="2">
            <text:p>19</text:p>
          </table:table-cell>
          <table:table-cell table:style-name="ce179" table:formula="of:=[$'Student Info'.D39]" office:value-type="string" office:string-value="Binyu" calcext:value-type="string">
            <text:p>Binyu</text:p>
          </table:table-cell>
          <table:table-cell table:style-name="ce179" table:formula="of:=[$'Student Info'.C39]" office:value-type="string" office:string-value="Liao" calcext:value-type="string">
            <text:p>Liao</text:p>
          </table:table-cell>
          <table:table-cell table:style-name="ce179"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20.5" calcext:value-type="float">
            <text:p>20.5</text:p>
          </table:table-cell>
          <table:table-cell table:style-name="ce83" table:formula="of:=[$Sheet5.E39]" office:value-type="float" office:value="8.5" calcext:value-type="float">
            <text:p>8.5</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6.45" calcext:value-type="float">
            <text:p>6.45</text:p>
          </table:table-cell>
          <table:table-cell table:style-name="ce94" table:formula="of:=ROUND([.M39];1)" office:value-type="float" office:value="6.5" calcext:value-type="float">
            <text:p>6.5</text:p>
          </table:table-cell>
          <table:table-cell table:style-name="ce179" table:formula="of:=MROUND(TRUNC([.M39];1);0.5)" office:value-type="float" office:value="6.5" calcext:value-type="float">
            <text:p>6.5</text:p>
          </table:table-cell>
          <table:table-cell table:style-name="ce97"/>
          <table:table-cell table:style-name="ce179"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40]" office:value-type="string" office:string-value="Marnix" calcext:value-type="string">
            <text:p>Marnix</text:p>
          </table:table-cell>
          <table:table-cell table:style-name="ce179" table:formula="of:=[$'Student Info'.C40]" office:value-type="string" office:string-value="Fetter" calcext:value-type="string">
            <text:p>Fetter</text:p>
          </table:table-cell>
          <table:table-cell table:style-name="ce179"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20.5" calcext:value-type="float">
            <text:p>20.5</text:p>
          </table:table-cell>
          <table:table-cell table:style-name="ce84" table:formula="of:=[.H39]" office:value-type="float" office:value="8.5" calcext:value-type="float">
            <text:p>8.5</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6.45" calcext:value-type="float">
            <text:p>6.45</text:p>
          </table:table-cell>
          <table:table-cell table:style-name="ce94" table:formula="of:=ROUND([.M40];1)" office:value-type="float" office:value="6.5" calcext:value-type="float">
            <text:p>6.5</text:p>
          </table:table-cell>
          <table:table-cell table:style-name="ce179" table:formula="of:=MROUND(TRUNC([.M40];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41]" office:value-type="float" office:value="20" calcext:value-type="float" table:number-columns-spanned="1" table:number-rows-spanned="2">
            <text:p>20</text:p>
          </table:table-cell>
          <table:table-cell table:style-name="ce179" table:formula="of:=[$'Student Info'.D41]" office:value-type="string" office:string-value="Piet" calcext:value-type="string">
            <text:p>Piet</text:p>
          </table:table-cell>
          <table:table-cell table:style-name="ce179" table:formula="of:=[$'Student Info'.C41]" office:value-type="string" office:string-value="van Beek" calcext:value-type="string">
            <text:p>van Beek</text:p>
          </table:table-cell>
          <table:table-cell table:style-name="ce179"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8.5" calcext:value-type="float">
            <text:p>8.5</text:p>
          </table:table-cell>
          <table:table-cell table:style-name="ce94" table:formula="of:=ROUND([.M41];1)" office:value-type="float" office:value="8.5" calcext:value-type="float">
            <text:p>8.5</text:p>
          </table:table-cell>
          <table:table-cell table:style-name="ce179" table:formula="of:=MROUND(TRUNC([.M41];1);0.5)" office:value-type="float" office:value="8.5" calcext:value-type="float">
            <text:p>8.5</text:p>
          </table:table-cell>
          <table:table-cell table:style-name="ce97"/>
          <table:table-cell table:style-name="ce179"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42]" office:value-type="string" office:string-value="Burhanuddin" calcext:value-type="string">
            <text:p>Burhanuddin</text:p>
          </table:table-cell>
          <table:table-cell table:style-name="ce179" table:formula="of:=[$'Student Info'.C42]" office:value-type="string" office:string-value="Saify" calcext:value-type="string">
            <text:p>Saify</text:p>
          </table:table-cell>
          <table:table-cell table:style-name="ce179"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8.5" calcext:value-type="float">
            <text:p>8.5</text:p>
          </table:table-cell>
          <table:table-cell table:style-name="ce94" table:formula="of:=ROUND([.M42];1)" office:value-type="float" office:value="8.5" calcext:value-type="float">
            <text:p>8.5</text:p>
          </table:table-cell>
          <table:table-cell table:style-name="ce179" table:formula="of:=MROUND(TRUNC([.M42];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43]" office:value-type="float" office:value="21" calcext:value-type="float" table:number-columns-spanned="1" table:number-rows-spanned="2">
            <text:p>21</text:p>
          </table:table-cell>
          <table:table-cell table:style-name="ce179" table:formula="of:=[$'Student Info'.D43]" office:value-type="string" office:string-value="Kei" calcext:value-type="string">
            <text:p>Kei</text:p>
          </table:table-cell>
          <table:table-cell table:style-name="ce179" table:formula="of:=[$'Student Info'.C43]" office:value-type="string" office:string-value="Kaneko" calcext:value-type="string">
            <text:p>Kaneko</text:p>
          </table:table-cell>
          <table:table-cell table:style-name="ce179"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5" calcext:value-type="float">
            <text:p>35</text:p>
          </table:table-cell>
          <table:table-cell table:style-name="ce83" table:formula="of:=[$Sheet5.E43]" office:value-type="float" office:value="10" calcext:value-type="float">
            <text:p>1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8.3" calcext:value-type="float">
            <text:p>8.3</text:p>
          </table:table-cell>
          <table:table-cell table:style-name="ce94" table:formula="of:=ROUND([.M43];1)" office:value-type="float" office:value="8.3" calcext:value-type="float">
            <text:p>8.3</text:p>
          </table:table-cell>
          <table:table-cell table:style-name="ce179" table:formula="of:=MROUND(TRUNC([.M43];1);0.5)" office:value-type="float" office:value="8.5" calcext:value-type="float">
            <text:p>8.5</text:p>
          </table:table-cell>
          <table:table-cell table:style-name="ce97"/>
          <table:table-cell table:style-name="ce179"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44]" office:value-type="string" office:string-value="Vivek" calcext:value-type="string">
            <text:p>Vivek</text:p>
          </table:table-cell>
          <table:table-cell table:style-name="ce179" table:formula="of:=[$'Student Info'.C44]" office:value-type="string" office:string-value="Varma" calcext:value-type="string">
            <text:p>Varma</text:p>
          </table:table-cell>
          <table:table-cell table:style-name="ce179"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5" calcext:value-type="float">
            <text:p>35</text:p>
          </table:table-cell>
          <table:table-cell table:style-name="ce84" table:formula="of:=[.H43]" office:value-type="float" office:value="10" calcext:value-type="float">
            <text:p>1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8.3" calcext:value-type="float">
            <text:p>8.3</text:p>
          </table:table-cell>
          <table:table-cell table:style-name="ce94" table:formula="of:=ROUND([.M44];1)" office:value-type="float" office:value="8.3" calcext:value-type="float">
            <text:p>8.3</text:p>
          </table:table-cell>
          <table:table-cell table:style-name="ce179" table:formula="of:=MROUND(TRUNC([.M44];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45]" office:value-type="float" office:value="22" calcext:value-type="float" table:number-columns-spanned="1" table:number-rows-spanned="2">
            <text:p>22</text:p>
          </table:table-cell>
          <table:table-cell table:style-name="ce179" table:formula="of:=[$'Student Info'.D45]" office:value-type="string" office:string-value="Roland" calcext:value-type="string">
            <text:p>Roland</text:p>
          </table:table-cell>
          <table:table-cell table:style-name="ce179" table:formula="of:=[$'Student Info'.C45]" office:value-type="string" office:string-value="Varga" calcext:value-type="string">
            <text:p>Varga</text:p>
          </table:table-cell>
          <table:table-cell table:style-name="ce179"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5" calcext:value-type="float">
            <text:p>35</text:p>
          </table:table-cell>
          <table:table-cell table:style-name="ce83" table:formula="of:=[$Sheet5.E45]" office:value-type="float" office:value="10" calcext:value-type="float">
            <text:p>1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8.7" calcext:value-type="float">
            <text:p>8.7</text:p>
          </table:table-cell>
          <table:table-cell table:style-name="ce94" table:formula="of:=ROUND([.M45];1)" office:value-type="float" office:value="8.7" calcext:value-type="float">
            <text:p>8.7</text:p>
          </table:table-cell>
          <table:table-cell table:style-name="ce179" table:formula="of:=MROUND(TRUNC([.M45];1);0.5)" office:value-type="float" office:value="8.5" calcext:value-type="float">
            <text:p>8.5</text:p>
          </table:table-cell>
          <table:table-cell table:style-name="ce97"/>
          <table:table-cell table:style-name="ce179"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46]" office:value-type="string" office:string-value="Besim" calcext:value-type="string">
            <text:p>Besim</text:p>
          </table:table-cell>
          <table:table-cell table:style-name="ce179" table:formula="of:=[$'Student Info'.C46]" office:value-type="string" office:string-value="Bay" calcext:value-type="string">
            <text:p>Bay</text:p>
          </table:table-cell>
          <table:table-cell table:style-name="ce179"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5" calcext:value-type="float">
            <text:p>35</text:p>
          </table:table-cell>
          <table:table-cell table:style-name="ce84" table:formula="of:=[.H45]" office:value-type="float" office:value="10" calcext:value-type="float">
            <text:p>1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8.7" calcext:value-type="float">
            <text:p>8.7</text:p>
          </table:table-cell>
          <table:table-cell table:style-name="ce94" table:formula="of:=ROUND([.M46];1)" office:value-type="float" office:value="8.7" calcext:value-type="float">
            <text:p>8.7</text:p>
          </table:table-cell>
          <table:table-cell table:style-name="ce179" table:formula="of:=MROUND(TRUNC([.M46];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47]" office:value-type="float" office:value="23" calcext:value-type="float" table:number-columns-spanned="1" table:number-rows-spanned="2">
            <text:p>23</text:p>
          </table:table-cell>
          <table:table-cell table:style-name="ce179" table:formula="of:=[$'Student Info'.D47]" office:value-type="string" office:string-value="Denesh" calcext:value-type="string">
            <text:p>Denesh</text:p>
          </table:table-cell>
          <table:table-cell table:style-name="ce179" table:formula="of:=[$'Student Info'.C47]" office:value-type="string" office:string-value="Manivannan" calcext:value-type="string">
            <text:p>Manivannan</text:p>
          </table:table-cell>
          <table:table-cell table:style-name="ce179"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7.25" calcext:value-type="float">
            <text:p>7.25</text:p>
          </table:table-cell>
          <table:table-cell table:style-name="ce94" table:formula="of:=ROUND([.M47];1)" office:value-type="float" office:value="7.3" calcext:value-type="float">
            <text:p>7.3</text:p>
          </table:table-cell>
          <table:table-cell table:style-name="ce179" table:formula="of:=MROUND(TRUNC([.M47];1);0.5)" office:value-type="float" office:value="7" calcext:value-type="float">
            <text:p>7</text:p>
          </table:table-cell>
          <table:table-cell table:style-name="ce97"/>
          <table:table-cell table:style-name="ce179"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48]" office:value-type="string" office:string-value="Jonathan" calcext:value-type="string">
            <text:p>Jonathan</text:p>
          </table:table-cell>
          <table:table-cell table:style-name="ce179" table:formula="of:=[$'Student Info'.C48]" office:value-type="string" office:string-value="Heemskerk" calcext:value-type="string">
            <text:p>Heemskerk</text:p>
          </table:table-cell>
          <table:table-cell table:style-name="ce179"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7.25" calcext:value-type="float">
            <text:p>7.25</text:p>
          </table:table-cell>
          <table:table-cell table:style-name="ce94" table:formula="of:=ROUND([.M48];1)" office:value-type="float" office:value="7.3" calcext:value-type="float">
            <text:p>7.3</text:p>
          </table:table-cell>
          <table:table-cell table:style-name="ce179" table:formula="of:=MROUND(TRUNC([.M48];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49]" office:value-type="float" office:value="24" calcext:value-type="float" table:number-columns-spanned="1" table:number-rows-spanned="2">
            <text:p>24</text:p>
          </table:table-cell>
          <table:table-cell table:style-name="ce179" table:formula="of:=[$'Student Info'.D49]" office:value-type="string" office:string-value="Paul" calcext:value-type="string">
            <text:p>Paul</text:p>
          </table:table-cell>
          <table:table-cell table:style-name="ce179" table:formula="of:=[$'Student Info'.C49]" office:value-type="string" office:string-value="Kartoidjojo" calcext:value-type="string">
            <text:p>Kartoidjojo</text:p>
          </table:table-cell>
          <table:table-cell table:style-name="ce179"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7.75" calcext:value-type="float">
            <text:p>7.75</text:p>
          </table:table-cell>
          <table:table-cell table:style-name="ce94" table:formula="of:=ROUND([.M49];1)" office:value-type="float" office:value="7.8" calcext:value-type="float">
            <text:p>7.8</text:p>
          </table:table-cell>
          <table:table-cell table:style-name="ce179" table:formula="of:=MROUND(TRUNC([.M49];1);0.5)" office:value-type="float" office:value="7.5" calcext:value-type="float">
            <text:p>7.5</text:p>
          </table:table-cell>
          <table:table-cell table:style-name="ce97"/>
          <table:table-cell table:style-name="ce179"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50]" office:value-type="string" office:string-value="Paul" calcext:value-type="string">
            <text:p>Paul</text:p>
          </table:table-cell>
          <table:table-cell table:style-name="ce179" table:formula="of:=[$'Student Info'.C50]" office:value-type="string" office:string-value="Năvală" calcext:value-type="string">
            <text:p>Năvală</text:p>
          </table:table-cell>
          <table:table-cell table:style-name="ce179"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7.75" calcext:value-type="float">
            <text:p>7.75</text:p>
          </table:table-cell>
          <table:table-cell table:style-name="ce94" table:formula="of:=ROUND([.M50];1)" office:value-type="float" office:value="7.8" calcext:value-type="float">
            <text:p>7.8</text:p>
          </table:table-cell>
          <table:table-cell table:style-name="ce179" table:formula="of:=MROUND(TRUNC([.M50];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51]" office:value-type="float" office:value="25" calcext:value-type="float" table:number-columns-spanned="1" table:number-rows-spanned="2">
            <text:p>25</text:p>
          </table:table-cell>
          <table:table-cell table:style-name="ce179" table:formula="of:=[$'Student Info'.D51]" office:value-type="string" office:string-value="Daniel" calcext:value-type="string">
            <text:p>Daniel</text:p>
          </table:table-cell>
          <table:table-cell table:style-name="ce179" table:formula="of:=[$'Student Info'.C51]" office:value-type="string" office:string-value="Barroso Plata" calcext:value-type="string">
            <text:p>Barroso Plata</text:p>
          </table:table-cell>
          <table:table-cell table:style-name="ce179"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30" calcext:value-type="float">
            <text:p>30</text:p>
          </table:table-cell>
          <table:table-cell table:style-name="ce83" table:formula="of:=[$Sheet5.E51]" office:value-type="float" office:value="10" calcext:value-type="float">
            <text:p>1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7.55" calcext:value-type="float">
            <text:p>7.55</text:p>
          </table:table-cell>
          <table:table-cell table:style-name="ce94" table:formula="of:=ROUND([.M51];1)" office:value-type="float" office:value="7.6" calcext:value-type="float">
            <text:p>7.6</text:p>
          </table:table-cell>
          <table:table-cell table:style-name="ce179" table:formula="of:=MROUND(TRUNC([.M51];1);0.5)" office:value-type="float" office:value="7.5" calcext:value-type="float">
            <text:p>7.5</text:p>
          </table:table-cell>
          <table:table-cell table:style-name="ce97"/>
          <table:table-cell table:style-name="ce179"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52]" office:value-type="string" office:string-value="Shijie" calcext:value-type="string">
            <text:p>Shijie</text:p>
          </table:table-cell>
          <table:table-cell table:style-name="ce179" table:formula="of:=[$'Student Info'.C52]" office:value-type="string" office:string-value="Cong" calcext:value-type="string">
            <text:p>Cong</text:p>
          </table:table-cell>
          <table:table-cell table:style-name="ce179"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30" calcext:value-type="float">
            <text:p>30</text:p>
          </table:table-cell>
          <table:table-cell table:style-name="ce84" table:formula="of:=[.H51]" office:value-type="float" office:value="10" calcext:value-type="float">
            <text:p>1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7.55" calcext:value-type="float">
            <text:p>7.55</text:p>
          </table:table-cell>
          <table:table-cell table:style-name="ce94" table:formula="of:=ROUND([.M52];1)" office:value-type="float" office:value="7.6" calcext:value-type="float">
            <text:p>7.6</text:p>
          </table:table-cell>
          <table:table-cell table:style-name="ce179" table:formula="of:=MROUND(TRUNC([.M52];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53]" office:value-type="float" office:value="26" calcext:value-type="float" table:number-columns-spanned="1" table:number-rows-spanned="2">
            <text:p>26</text:p>
          </table:table-cell>
          <table:table-cell table:style-name="ce179" table:formula="of:=[$'Student Info'.D53]" office:value-type="string" office:string-value="Yulei" calcext:value-type="string">
            <text:p>Yulei</text:p>
          </table:table-cell>
          <table:table-cell table:style-name="ce179" table:formula="of:=[$'Student Info'.C53]" office:value-type="string" office:string-value="Qiu" calcext:value-type="string">
            <text:p>Qiu</text:p>
          </table:table-cell>
          <table:table-cell table:style-name="ce179"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27" calcext:value-type="float">
            <text:p>27</text:p>
          </table:table-cell>
          <table:table-cell table:style-name="ce83" table:formula="of:=[$Sheet5.E53]" office:value-type="float" office:value="10" calcext:value-type="float">
            <text:p>1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7.7" calcext:value-type="float">
            <text:p>7.7</text:p>
          </table:table-cell>
          <table:table-cell table:style-name="ce94" table:formula="of:=ROUND([.M53];1)" office:value-type="float" office:value="7.7" calcext:value-type="float">
            <text:p>7.7</text:p>
          </table:table-cell>
          <table:table-cell table:style-name="ce179" table:formula="of:=MROUND(TRUNC([.M53];1);0.5)" office:value-type="float" office:value="7.5" calcext:value-type="float">
            <text:p>7.5</text:p>
          </table:table-cell>
          <table:table-cell table:style-name="ce97"/>
          <table:table-cell table:style-name="ce179"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54]" office:value-type="string" office:string-value="Anant" calcext:value-type="string">
            <text:p>Anant</text:p>
          </table:table-cell>
          <table:table-cell table:style-name="ce179" table:formula="of:=[$'Student Info'.C54]" office:value-type="string" office:string-value="Sareen" calcext:value-type="string">
            <text:p>Sareen</text:p>
          </table:table-cell>
          <table:table-cell table:style-name="ce179"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27" calcext:value-type="float">
            <text:p>27</text:p>
          </table:table-cell>
          <table:table-cell table:style-name="ce84" table:formula="of:=[.H53]" office:value-type="float" office:value="10" calcext:value-type="float">
            <text:p>1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7.7" calcext:value-type="float">
            <text:p>7.7</text:p>
          </table:table-cell>
          <table:table-cell table:style-name="ce94" table:formula="of:=ROUND([.M54];1)" office:value-type="float" office:value="7.7" calcext:value-type="float">
            <text:p>7.7</text:p>
          </table:table-cell>
          <table:table-cell table:style-name="ce179" table:formula="of:=MROUND(TRUNC([.M54];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55]" office:value-type="float" office:value="27" calcext:value-type="float" table:number-columns-spanned="1" table:number-rows-spanned="2">
            <text:p>27</text:p>
          </table:table-cell>
          <table:table-cell table:style-name="ce179" table:formula="of:=[$'Student Info'.D55]" office:value-type="string" office:string-value="DIMITRIOS" calcext:value-type="string">
            <text:p>DIMITRIOS</text:p>
          </table:table-cell>
          <table:table-cell table:style-name="ce179" table:formula="of:=[$'Student Info'.C55]" office:value-type="string" office:string-value="FOUSKIDIS" calcext:value-type="string">
            <text:p>FOUSKIDIS</text:p>
          </table:table-cell>
          <table:table-cell table:style-name="ce179"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7.1" calcext:value-type="float">
            <text:p>7.1</text:p>
          </table:table-cell>
          <table:table-cell table:style-name="ce94" table:formula="of:=ROUND([.M55];1)" office:value-type="float" office:value="7.1" calcext:value-type="float">
            <text:p>7.1</text:p>
          </table:table-cell>
          <table:table-cell table:style-name="ce179" table:formula="of:=MROUND(TRUNC([.M55];1);0.5)" office:value-type="float" office:value="7" calcext:value-type="float">
            <text:p>7</text:p>
          </table:table-cell>
          <table:table-cell table:style-name="ce97"/>
          <table:table-cell table:style-name="ce179"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56]" office:value-type="string" office:string-value="Jianyong" calcext:value-type="string">
            <text:p>Jianyong</text:p>
          </table:table-cell>
          <table:table-cell table:style-name="ce179" table:formula="of:=[$'Student Info'.C56]" office:value-type="string" office:string-value="Sun" calcext:value-type="string">
            <text:p>Sun</text:p>
          </table:table-cell>
          <table:table-cell table:style-name="ce179"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7.1" calcext:value-type="float">
            <text:p>7.1</text:p>
          </table:table-cell>
          <table:table-cell table:style-name="ce94" table:formula="of:=ROUND([.M56];1)" office:value-type="float" office:value="7.1" calcext:value-type="float">
            <text:p>7.1</text:p>
          </table:table-cell>
          <table:table-cell table:style-name="ce179" table:formula="of:=MROUND(TRUNC([.M56];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57]" office:value-type="float" office:value="28" calcext:value-type="float" table:number-columns-spanned="1" table:number-rows-spanned="2">
            <text:p>28</text:p>
          </table:table-cell>
          <table:table-cell table:style-name="ce179" table:formula="of:=[$'Student Info'.D57]" office:value-type="string" office:string-value="Jianfeng" calcext:value-type="string">
            <text:p>Jianfeng</text:p>
          </table:table-cell>
          <table:table-cell table:style-name="ce179" table:formula="of:=[$'Student Info'.C57]" office:value-type="string" office:string-value="Cui" calcext:value-type="string">
            <text:p>Cui</text:p>
          </table:table-cell>
          <table:table-cell table:style-name="ce179"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7.75" calcext:value-type="float">
            <text:p>7.75</text:p>
          </table:table-cell>
          <table:table-cell table:style-name="ce94" table:formula="of:=ROUND([.M57];1)" office:value-type="float" office:value="7.8" calcext:value-type="float">
            <text:p>7.8</text:p>
          </table:table-cell>
          <table:table-cell table:style-name="ce179" table:formula="of:=MROUND(TRUNC([.M57];1);0.5)" office:value-type="float" office:value="7.5" calcext:value-type="float">
            <text:p>7.5</text:p>
          </table:table-cell>
          <table:table-cell table:style-name="ce97"/>
          <table:table-cell table:style-name="ce179"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58]" office:value-type="string" office:string-value="Ilias" calcext:value-type="string">
            <text:p>Ilias</text:p>
          </table:table-cell>
          <table:table-cell table:style-name="ce179" table:formula="of:=[$'Student Info'.C58]" office:value-type="string" office:string-value="Seferlis" calcext:value-type="string">
            <text:p>Seferlis</text:p>
          </table:table-cell>
          <table:table-cell table:style-name="ce179"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7.75" calcext:value-type="float">
            <text:p>7.75</text:p>
          </table:table-cell>
          <table:table-cell table:style-name="ce94" table:formula="of:=ROUND([.M58];1)" office:value-type="float" office:value="7.8" calcext:value-type="float">
            <text:p>7.8</text:p>
          </table:table-cell>
          <table:table-cell table:style-name="ce179" table:formula="of:=MROUND(TRUNC([.M58];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59]" office:value-type="float" office:value="29" calcext:value-type="float" table:number-columns-spanned="1" table:number-rows-spanned="2">
            <text:p>29</text:p>
          </table:table-cell>
          <table:table-cell table:style-name="ce179" table:formula="of:=[$'Student Info'.D59]" office:value-type="string" office:string-value="Theodoulos" calcext:value-type="string">
            <text:p>Theodoulos</text:p>
          </table:table-cell>
          <table:table-cell table:style-name="ce179" table:formula="of:=[$'Student Info'.C59]" office:value-type="string" office:string-value="Kapnisis" calcext:value-type="string">
            <text:p>Kapnisis</text:p>
          </table:table-cell>
          <table:table-cell table:style-name="ce179"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6.9" calcext:value-type="float">
            <text:p>6.9</text:p>
          </table:table-cell>
          <table:table-cell table:style-name="ce94" table:formula="of:=ROUND([.M59];1)" office:value-type="float" office:value="6.9" calcext:value-type="float">
            <text:p>6.9</text:p>
          </table:table-cell>
          <table:table-cell table:style-name="ce179" table:formula="of:=MROUND(TRUNC([.M59];1);0.5)" office:value-type="float" office:value="7" calcext:value-type="float">
            <text:p>7</text:p>
          </table:table-cell>
          <table:table-cell table:style-name="ce97"/>
          <table:table-cell table:style-name="ce179"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60]" office:value-type="string" office:string-value="DARSHAN" calcext:value-type="string">
            <text:p>DARSHAN</text:p>
          </table:table-cell>
          <table:table-cell table:style-name="ce179" table:formula="of:=[$'Student Info'.C60]" office:value-type="string" office:string-value="KALYANASUNDARAM" calcext:value-type="string">
            <text:p>KALYANASUNDARAM</text:p>
          </table:table-cell>
          <table:table-cell table:style-name="ce179"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6.9" calcext:value-type="float">
            <text:p>6.9</text:p>
          </table:table-cell>
          <table:table-cell table:style-name="ce94" table:formula="of:=ROUND([.M60];1)" office:value-type="float" office:value="6.9" calcext:value-type="float">
            <text:p>6.9</text:p>
          </table:table-cell>
          <table:table-cell table:style-name="ce179" table:formula="of:=MROUND(TRUNC([.M60];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61]" office:value-type="float" office:value="30" calcext:value-type="float" table:number-columns-spanned="1" table:number-rows-spanned="2">
            <text:p>30</text:p>
          </table:table-cell>
          <table:table-cell table:style-name="ce179" table:formula="of:=[$'Student Info'.D61]" office:value-type="string" office:string-value="Akshath Ram" calcext:value-type="string">
            <text:p>Akshath Ram</text:p>
          </table:table-cell>
          <table:table-cell table:style-name="ce179" table:formula="of:=[$'Student Info'.C61]" office:value-type="string" office:string-value="Veeravalli Hari" calcext:value-type="string">
            <text:p>Veeravalli Hari</text:p>
          </table:table-cell>
          <table:table-cell table:style-name="ce179"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3" calcext:value-type="float">
            <text:p>33</text:p>
          </table:table-cell>
          <table:table-cell table:style-name="ce83" table:formula="of:=[$Sheet5.E61]" office:value-type="float" office:value="4" calcext:value-type="float">
            <text:p>4</text:p>
          </table:table-cell>
          <table:table-cell table:style-name="ce83" table:formula="of:=[$Sheet5.F61]" office:value-type="float" office:value="0" calcext:value-type="float">
            <text:p>0</text:p>
          </table:table-cell>
          <table:table-cell table:style-name="ce83" table:formula="of:=[$Sheet5.G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1:.J61])/10; [.K61];[.L61]); 10)" office:value-type="float" office:value="7.38" calcext:value-type="float">
            <text:p>7.38</text:p>
          </table:table-cell>
          <table:table-cell table:style-name="ce94" table:formula="of:=ROUND([.M61];1)" office:value-type="float" office:value="7.4" calcext:value-type="float">
            <text:p>7.4</text:p>
          </table:table-cell>
          <table:table-cell table:style-name="ce179" table:formula="of:=MROUND(TRUNC([.M61];1);0.5)" office:value-type="float" office:value="7.5" calcext:value-type="float">
            <text:p>7.5</text:p>
          </table:table-cell>
          <table:table-cell table:style-name="ce97"/>
          <table:table-cell table:style-name="ce179"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62]" office:value-type="string" office:string-value="Siddhy Ganesh" calcext:value-type="string">
            <text:p>Siddhy Ganesh</text:p>
          </table:table-cell>
          <table:table-cell table:style-name="ce179" table:formula="of:=[$'Student Info'.C62]" office:value-type="string" office:string-value="Shetty" calcext:value-type="string">
            <text:p>Shetty</text:p>
          </table:table-cell>
          <table:table-cell table:style-name="ce179"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3" calcext:value-type="float">
            <text:p>33</text:p>
          </table:table-cell>
          <table:table-cell table:style-name="ce84" table:formula="of:=[.H61]" office:value-type="float" office:value="4" calcext:value-type="float">
            <text:p>4</text:p>
          </table:table-cell>
          <table:table-cell table:style-name="ce84" table:formula="of:=[.I61]" office:value-type="float" office:value="0" calcext:value-type="float">
            <text:p>0</text:p>
          </table:table-cell>
          <table:table-cell table:style-name="ce84" table:formula="of:=[.J61]"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62:.J62])/10; [.K62];[.L62]); 10)" office:value-type="float" office:value="7.38" calcext:value-type="float">
            <text:p>7.38</text:p>
          </table:table-cell>
          <table:table-cell table:style-name="ce94" table:formula="of:=ROUND([.M62];1)" office:value-type="float" office:value="7.4" calcext:value-type="float">
            <text:p>7.4</text:p>
          </table:table-cell>
          <table:table-cell table:style-name="ce179" table:formula="of:=MROUND(TRUNC([.M62];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63]" office:value-type="float" office:value="31" calcext:value-type="float" table:number-columns-spanned="1" table:number-rows-spanned="2">
            <text:p>31</text:p>
          </table:table-cell>
          <table:table-cell table:style-name="ce179" table:formula="of:=[$'Student Info'.D63]" office:value-type="string" office:string-value="Denzil" calcext:value-type="string">
            <text:p>Denzil</text:p>
          </table:table-cell>
          <table:table-cell table:style-name="ce179" table:formula="of:=[$'Student Info'.C63]" office:value-type="string" office:string-value="Joy" calcext:value-type="string">
            <text:p>Joy</text:p>
          </table:table-cell>
          <table:table-cell table:style-name="ce179"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6.4" calcext:value-type="float">
            <text:p>6.4</text:p>
          </table:table-cell>
          <table:table-cell table:style-name="ce94" table:formula="of:=ROUND([.M63];1)" office:value-type="float" office:value="6.4" calcext:value-type="float">
            <text:p>6.4</text:p>
          </table:table-cell>
          <table:table-cell table:style-name="ce179" table:formula="of:=MROUND(TRUNC([.M63];1);0.5)" office:value-type="float" office:value="6.5" calcext:value-type="float">
            <text:p>6.5</text:p>
          </table:table-cell>
          <table:table-cell table:style-name="ce97"/>
          <table:table-cell table:style-name="ce179"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64]" office:value-type="string" office:string-value="Florina" calcext:value-type="string">
            <text:p>Florina</text:p>
          </table:table-cell>
          <table:table-cell table:style-name="ce179" table:formula="of:=[$'Student Info'.C64]" office:value-type="string" office:string-value="Sîrghi" calcext:value-type="string">
            <text:p>Sîrghi</text:p>
          </table:table-cell>
          <table:table-cell table:style-name="ce179"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6.4" calcext:value-type="float">
            <text:p>6.4</text:p>
          </table:table-cell>
          <table:table-cell table:style-name="ce94" table:formula="of:=ROUND([.M64];1)" office:value-type="float" office:value="6.4" calcext:value-type="float">
            <text:p>6.4</text:p>
          </table:table-cell>
          <table:table-cell table:style-name="ce179" table:formula="of:=MROUND(TRUNC([.M64];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65]" office:value-type="float" office:value="32" calcext:value-type="float" table:number-columns-spanned="1" table:number-rows-spanned="2">
            <text:p>32</text:p>
          </table:table-cell>
          <table:table-cell table:style-name="ce179" table:formula="of:=[$'Student Info'.D65]" office:value-type="string" office:string-value="Kjell" calcext:value-type="string">
            <text:p>Kjell</text:p>
          </table:table-cell>
          <table:table-cell table:style-name="ce179" table:formula="of:=[$'Student Info'.C65]" office:value-type="string" office:string-value="Vleeschouwer" calcext:value-type="string">
            <text:p>Vleeschouwer</text:p>
          </table:table-cell>
          <table:table-cell table:style-name="ce179"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5" calcext:value-type="float">
            <text:p>35</text:p>
          </table:table-cell>
          <table:table-cell table:style-name="ce83" table:formula="of:=[$Sheet5.E65]" office:value-type="float" office:value="10" calcext:value-type="float">
            <text:p>1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8" calcext:value-type="float">
            <text:p>8</text:p>
          </table:table-cell>
          <table:table-cell table:style-name="ce94" table:formula="of:=ROUND([.M65];1)" office:value-type="float" office:value="8" calcext:value-type="float">
            <text:p>8.0</text:p>
          </table:table-cell>
          <table:table-cell table:style-name="ce179" table:formula="of:=MROUND(TRUNC([.M65];1);0.5)" office:value-type="float" office:value="8" calcext:value-type="float">
            <text:p>8</text:p>
          </table:table-cell>
          <table:table-cell table:style-name="ce97"/>
          <table:table-cell table:style-name="ce179"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66]" office:value-type="string" office:string-value="Seymour" calcext:value-type="string">
            <text:p>Seymour</text:p>
          </table:table-cell>
          <table:table-cell table:style-name="ce179" table:formula="of:=[$'Student Info'.C66]" office:value-type="string" office:string-value="Lubbers" calcext:value-type="string">
            <text:p>Lubbers</text:p>
          </table:table-cell>
          <table:table-cell table:style-name="ce179"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5" calcext:value-type="float">
            <text:p>35</text:p>
          </table:table-cell>
          <table:table-cell table:style-name="ce84" table:formula="of:=[.H65]" office:value-type="float" office:value="10" calcext:value-type="float">
            <text:p>1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8" calcext:value-type="float">
            <text:p>8</text:p>
          </table:table-cell>
          <table:table-cell table:style-name="ce94" table:formula="of:=ROUND([.M66];1)" office:value-type="float" office:value="8" calcext:value-type="float">
            <text:p>8.0</text:p>
          </table:table-cell>
          <table:table-cell table:style-name="ce179" table:formula="of:=MROUND(TRUNC([.M66];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67]" office:value-type="float" office:value="33" calcext:value-type="float" table:number-columns-spanned="1" table:number-rows-spanned="2">
            <text:p>33</text:p>
          </table:table-cell>
          <table:table-cell table:style-name="ce179" table:formula="of:=[$'Student Info'.D67]" office:value-type="string" office:string-value="Karel" calcext:value-type="string">
            <text:p>Karel</text:p>
          </table:table-cell>
          <table:table-cell table:style-name="ce179" table:formula="of:=[$'Student Info'.C67]" office:value-type="string" office:string-value="Scheepstra" calcext:value-type="string">
            <text:p>Scheepstra</text:p>
          </table:table-cell>
          <table:table-cell table:style-name="ce179"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25.5" calcext:value-type="float">
            <text:p>25.5</text:p>
          </table:table-cell>
          <table:table-cell table:style-name="ce83" table:formula="of:=[$Sheet5.E67]" office:value-type="float" office:value="10" calcext:value-type="float">
            <text:p>1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7.15" calcext:value-type="float">
            <text:p>7.15</text:p>
          </table:table-cell>
          <table:table-cell table:style-name="ce94" table:formula="of:=ROUND([.M67];1)" office:value-type="float" office:value="7.2" calcext:value-type="float">
            <text:p>7.2</text:p>
          </table:table-cell>
          <table:table-cell table:style-name="ce179" table:formula="of:=MROUND(TRUNC([.M67];1);0.5)" office:value-type="float" office:value="7" calcext:value-type="float">
            <text:p>7</text:p>
          </table:table-cell>
          <table:table-cell table:style-name="ce97"/>
          <table:table-cell table:style-name="ce179"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68]" office:value-type="string" office:string-value="Federico" calcext:value-type="string">
            <text:p>Federico</text:p>
          </table:table-cell>
          <table:table-cell table:style-name="ce179" table:formula="of:=[$'Student Info'.C68]" office:value-type="string" office:string-value="Scarí" calcext:value-type="string">
            <text:p>Scarí</text:p>
          </table:table-cell>
          <table:table-cell table:style-name="ce179"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25.5" calcext:value-type="float">
            <text:p>25.5</text:p>
          </table:table-cell>
          <table:table-cell table:style-name="ce84" table:formula="of:=[.H67]" office:value-type="float" office:value="10" calcext:value-type="float">
            <text:p>1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7.15" calcext:value-type="float">
            <text:p>7.15</text:p>
          </table:table-cell>
          <table:table-cell table:style-name="ce94" table:formula="of:=ROUND([.M68];1)" office:value-type="float" office:value="7.2" calcext:value-type="float">
            <text:p>7.2</text:p>
          </table:table-cell>
          <table:table-cell table:style-name="ce179" table:formula="of:=MROUND(TRUNC([.M68];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69]" office:value-type="float" office:value="34" calcext:value-type="float" table:number-columns-spanned="1" table:number-rows-spanned="2">
            <text:p>34</text:p>
          </table:table-cell>
          <table:table-cell table:style-name="ce179" table:formula="of:=[$'Student Info'.D69]" office:value-type="string" office:string-value="Akhil" calcext:value-type="string">
            <text:p>Akhil</text:p>
          </table:table-cell>
          <table:table-cell table:style-name="ce179" table:formula="of:=[$'Student Info'.C69]" office:value-type="string" office:string-value="Chadha" calcext:value-type="string">
            <text:p>Chadha</text:p>
          </table:table-cell>
          <table:table-cell table:style-name="ce179"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32" calcext:value-type="float">
            <text:p>32</text:p>
          </table:table-cell>
          <table:table-cell table:style-name="ce83" table:formula="of:=[$Sheet5.E69]" office:value-type="float" office:value="10" calcext:value-type="float">
            <text:p>1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7.7" calcext:value-type="float">
            <text:p>7.7</text:p>
          </table:table-cell>
          <table:table-cell table:style-name="ce94" table:formula="of:=ROUND([.M69];1)" office:value-type="float" office:value="7.7" calcext:value-type="float">
            <text:p>7.7</text:p>
          </table:table-cell>
          <table:table-cell table:style-name="ce179" table:formula="of:=MROUND(TRUNC([.M69];1);0.5)" office:value-type="float" office:value="7.5" calcext:value-type="float">
            <text:p>7.5</text:p>
          </table:table-cell>
          <table:table-cell table:style-name="ce97"/>
          <table:table-cell table:style-name="ce179"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70]" office:value-type="string" office:string-value="Floor" calcext:value-type="string">
            <text:p>Floor</text:p>
          </table:table-cell>
          <table:table-cell table:style-name="ce179" table:formula="of:=[$'Student Info'.C70]" office:value-type="string" office:string-value="Redel" calcext:value-type="string">
            <text:p>Redel</text:p>
          </table:table-cell>
          <table:table-cell table:style-name="ce179"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32" calcext:value-type="float">
            <text:p>32</text:p>
          </table:table-cell>
          <table:table-cell table:style-name="ce84" table:formula="of:=[.H69]" office:value-type="float" office:value="10" calcext:value-type="float">
            <text:p>1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7.7" calcext:value-type="float">
            <text:p>7.7</text:p>
          </table:table-cell>
          <table:table-cell table:style-name="ce94" table:formula="of:=ROUND([.M70];1)" office:value-type="float" office:value="7.7" calcext:value-type="float">
            <text:p>7.7</text:p>
          </table:table-cell>
          <table:table-cell table:style-name="ce179" table:formula="of:=MROUND(TRUNC([.M70];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71]" office:value-type="float" office:value="35" calcext:value-type="float" table:number-columns-spanned="1" table:number-rows-spanned="2">
            <text:p>35</text:p>
          </table:table-cell>
          <table:table-cell table:style-name="ce179" table:formula="of:=[$'Student Info'.D71]" office:value-type="string" office:string-value="Femke" calcext:value-type="string">
            <text:p>Femke</text:p>
          </table:table-cell>
          <table:table-cell table:style-name="ce179" table:formula="of:=[$'Student Info'.C71]" office:value-type="string" office:string-value="van Engen" calcext:value-type="string">
            <text:p>van Engen</text:p>
          </table:table-cell>
          <table:table-cell table:style-name="ce179"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5" calcext:value-type="float">
            <text:p>35</text:p>
          </table:table-cell>
          <table:table-cell table:style-name="ce83" table:formula="of:=[$Sheet5.E71]" office:value-type="float" office:value="10" calcext:value-type="float">
            <text:p>1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8.4" calcext:value-type="float">
            <text:p>8.4</text:p>
          </table:table-cell>
          <table:table-cell table:style-name="ce94" table:formula="of:=ROUND([.M71];1)" office:value-type="float" office:value="8.4" calcext:value-type="float">
            <text:p>8.4</text:p>
          </table:table-cell>
          <table:table-cell table:style-name="ce179" table:formula="of:=MROUND(TRUNC([.M71];1);0.5)" office:value-type="float" office:value="8.5" calcext:value-type="float">
            <text:p>8.5</text:p>
          </table:table-cell>
          <table:table-cell table:style-name="ce97"/>
          <table:table-cell table:style-name="ce179"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72]" office:value-type="string" office:string-value="Ramin" calcext:value-type="string">
            <text:p>Ramin</text:p>
          </table:table-cell>
          <table:table-cell table:style-name="ce179" table:formula="of:=[$'Student Info'.C72]" office:value-type="string" office:string-value="Ariana" calcext:value-type="string">
            <text:p>Ariana</text:p>
          </table:table-cell>
          <table:table-cell table:style-name="ce179"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5" calcext:value-type="float">
            <text:p>35</text:p>
          </table:table-cell>
          <table:table-cell table:style-name="ce84" table:formula="of:=[.H71]" office:value-type="float" office:value="10" calcext:value-type="float">
            <text:p>1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8.4" calcext:value-type="float">
            <text:p>8.4</text:p>
          </table:table-cell>
          <table:table-cell table:style-name="ce94" table:formula="of:=ROUND([.M72];1)" office:value-type="float" office:value="8.4" calcext:value-type="float">
            <text:p>8.4</text:p>
          </table:table-cell>
          <table:table-cell table:style-name="ce179" table:formula="of:=MROUND(TRUNC([.M72];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73]" office:value-type="float" office:value="36" calcext:value-type="float" table:number-columns-spanned="1" table:number-rows-spanned="2">
            <text:p>36</text:p>
          </table:table-cell>
          <table:table-cell table:style-name="ce179" table:formula="of:=[$'Student Info'.D73]" office:value-type="string" office:string-value="Loran" calcext:value-type="string">
            <text:p>Loran</text:p>
          </table:table-cell>
          <table:table-cell table:style-name="ce179" table:formula="of:=[$'Student Info'.C73]" office:value-type="string" office:string-value="Bogaart" calcext:value-type="string">
            <text:p>Bogaart</text:p>
          </table:table-cell>
          <table:table-cell table:style-name="ce179"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31.5" calcext:value-type="float">
            <text:p>31.5</text:p>
          </table:table-cell>
          <table:table-cell table:style-name="ce83" table:formula="of:=[$Sheet5.E73]" office:value-type="float" office:value="10" calcext:value-type="float">
            <text:p>1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7.35" calcext:value-type="float">
            <text:p>7.35</text:p>
          </table:table-cell>
          <table:table-cell table:style-name="ce94" table:formula="of:=ROUND([.M73];1)" office:value-type="float" office:value="7.4" calcext:value-type="float">
            <text:p>7.4</text:p>
          </table:table-cell>
          <table:table-cell table:style-name="ce179" table:formula="of:=MROUND(TRUNC([.M73];1);0.5)" office:value-type="float" office:value="7.5" calcext:value-type="float">
            <text:p>7.5</text:p>
          </table:table-cell>
          <table:table-cell table:style-name="ce97"/>
          <table:table-cell table:style-name="ce179"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74]" office:value-type="string" office:string-value="Prajwal" calcext:value-type="string">
            <text:p>Prajwal</text:p>
          </table:table-cell>
          <table:table-cell table:style-name="ce179" table:formula="of:=[$'Student Info'.C74]" office:value-type="string" office:string-value="Vinod" calcext:value-type="string">
            <text:p>Vinod</text:p>
          </table:table-cell>
          <table:table-cell table:style-name="ce179"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31.5" calcext:value-type="float">
            <text:p>31.5</text:p>
          </table:table-cell>
          <table:table-cell table:style-name="ce84" table:formula="of:=[.H73]" office:value-type="float" office:value="10" calcext:value-type="float">
            <text:p>1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7.35" calcext:value-type="float">
            <text:p>7.35</text:p>
          </table:table-cell>
          <table:table-cell table:style-name="ce94" table:formula="of:=ROUND([.M74];1)" office:value-type="float" office:value="7.4" calcext:value-type="float">
            <text:p>7.4</text:p>
          </table:table-cell>
          <table:table-cell table:style-name="ce179" table:formula="of:=MROUND(TRUNC([.M74];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75]" office:value-type="float" office:value="37" calcext:value-type="float" table:number-columns-spanned="1" table:number-rows-spanned="2">
            <text:p>37</text:p>
          </table:table-cell>
          <table:table-cell table:style-name="ce179" table:formula="of:=[$'Student Info'.D75]" office:value-type="string" office:string-value="Adithya" calcext:value-type="string">
            <text:p>Adithya</text:p>
          </table:table-cell>
          <table:table-cell table:style-name="ce179" table:formula="of:=[$'Student Info'.C75]" office:value-type="string" office:string-value="Narasimhan" calcext:value-type="string">
            <text:p>Narasimhan</text:p>
          </table:table-cell>
          <table:table-cell table:style-name="ce179"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24" calcext:value-type="float">
            <text:p>24</text:p>
          </table:table-cell>
          <table:table-cell table:style-name="ce83" table:formula="of:=[$Sheet5.E75]" office:value-type="float" office:value="8" calcext:value-type="float">
            <text:p>8</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6.5" calcext:value-type="float">
            <text:p>6.5</text:p>
          </table:table-cell>
          <table:table-cell table:style-name="ce94" table:formula="of:=ROUND([.M75];1)" office:value-type="float" office:value="6.5" calcext:value-type="float">
            <text:p>6.5</text:p>
          </table:table-cell>
          <table:table-cell table:style-name="ce179" table:formula="of:=MROUND(TRUNC([.M75];1);0.5)" office:value-type="float" office:value="6.5" calcext:value-type="float">
            <text:p>6.5</text:p>
          </table:table-cell>
          <table:table-cell table:style-name="ce97"/>
          <table:table-cell table:style-name="ce179"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76]" office:value-type="string" office:string-value="Hilda" calcext:value-type="string">
            <text:p>Hilda</text:p>
          </table:table-cell>
          <table:table-cell table:style-name="ce179" table:formula="of:=[$'Student Info'.C76]" office:value-type="string" office:string-value="Jongeneel" calcext:value-type="string">
            <text:p>Jongeneel</text:p>
          </table:table-cell>
          <table:table-cell table:style-name="ce179"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24" calcext:value-type="float">
            <text:p>24</text:p>
          </table:table-cell>
          <table:table-cell table:style-name="ce84" table:formula="of:=[.H75]" office:value-type="float" office:value="8" calcext:value-type="float">
            <text:p>8</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6.5" calcext:value-type="float">
            <text:p>6.5</text:p>
          </table:table-cell>
          <table:table-cell table:style-name="ce94" table:formula="of:=ROUND([.M76];1)" office:value-type="float" office:value="6.5" calcext:value-type="float">
            <text:p>6.5</text:p>
          </table:table-cell>
          <table:table-cell table:style-name="ce179" table:formula="of:=MROUND(TRUNC([.M76];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77]" office:value-type="float" office:value="38" calcext:value-type="float" table:number-columns-spanned="1" table:number-rows-spanned="2">
            <text:p>38</text:p>
          </table:table-cell>
          <table:table-cell table:style-name="ce179" table:formula="of:=[$'Student Info'.D77]" office:value-type="string" office:string-value="Jasper" calcext:value-type="string">
            <text:p>Jasper</text:p>
          </table:table-cell>
          <table:table-cell table:style-name="ce179" table:formula="of:=[$'Student Info'.C77]" office:value-type="string" office:string-value="van der Staaij" calcext:value-type="string">
            <text:p>van der Staaij</text:p>
          </table:table-cell>
          <table:table-cell table:style-name="ce179"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5" calcext:value-type="float">
            <text:p>35</text:p>
          </table:table-cell>
          <table:table-cell table:style-name="ce83" table:formula="of:=[$Sheet5.E77]" office:value-type="float" office:value="10" calcext:value-type="float">
            <text:p>1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8.4" calcext:value-type="float">
            <text:p>8.4</text:p>
          </table:table-cell>
          <table:table-cell table:style-name="ce94" table:formula="of:=ROUND([.M77];1)" office:value-type="float" office:value="8.4" calcext:value-type="float">
            <text:p>8.4</text:p>
          </table:table-cell>
          <table:table-cell table:style-name="ce179" table:formula="of:=MROUND(TRUNC([.M77];1);0.5)" office:value-type="float" office:value="8.5" calcext:value-type="float">
            <text:p>8.5</text:p>
          </table:table-cell>
          <table:table-cell table:style-name="ce97"/>
          <table:table-cell table:style-name="ce179"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78]" office:value-type="string" office:string-value="Akash" calcext:value-type="string">
            <text:p>Akash</text:p>
          </table:table-cell>
          <table:table-cell table:style-name="ce179" table:formula="of:=[$'Student Info'.C78]" office:value-type="string" office:string-value="Soerdjbalie" calcext:value-type="string">
            <text:p>Soerdjbalie</text:p>
          </table:table-cell>
          <table:table-cell table:style-name="ce179"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5" calcext:value-type="float">
            <text:p>35</text:p>
          </table:table-cell>
          <table:table-cell table:style-name="ce84" table:formula="of:=[.H77]" office:value-type="float" office:value="10" calcext:value-type="float">
            <text:p>1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8.4" calcext:value-type="float">
            <text:p>8.4</text:p>
          </table:table-cell>
          <table:table-cell table:style-name="ce94" table:formula="of:=ROUND([.M78];1)" office:value-type="float" office:value="8.4" calcext:value-type="float">
            <text:p>8.4</text:p>
          </table:table-cell>
          <table:table-cell table:style-name="ce179" table:formula="of:=MROUND(TRUNC([.M78];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79]" office:value-type="float" office:value="39" calcext:value-type="float" table:number-columns-spanned="1" table:number-rows-spanned="2">
            <text:p>39</text:p>
          </table:table-cell>
          <table:table-cell table:style-name="ce179" table:formula="of:=[$'Student Info'.D79]" office:value-type="string" office:string-value="Michiel" calcext:value-type="string">
            <text:p>Michiel</text:p>
          </table:table-cell>
          <table:table-cell table:style-name="ce179" table:formula="of:=[$'Student Info'.C79]" office:value-type="string" office:string-value="Firlefyn" calcext:value-type="string">
            <text:p>Firlefyn</text:p>
          </table:table-cell>
          <table:table-cell table:style-name="ce179"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7.3" calcext:value-type="float">
            <text:p>7.3</text:p>
          </table:table-cell>
          <table:table-cell table:style-name="ce94" table:formula="of:=ROUND([.M79];1)" office:value-type="float" office:value="7.3" calcext:value-type="float">
            <text:p>7.3</text:p>
          </table:table-cell>
          <table:table-cell table:style-name="ce179" table:formula="of:=MROUND(TRUNC([.M79];1);0.5)" office:value-type="float" office:value="7.5" calcext:value-type="float">
            <text:p>7.5</text:p>
          </table:table-cell>
          <table:table-cell table:style-name="ce97"/>
          <table:table-cell table:style-name="ce179"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80]" office:value-type="string" office:string-value="Peter" calcext:value-type="string">
            <text:p>Peter</text:p>
          </table:table-cell>
          <table:table-cell table:style-name="ce179" table:formula="of:=[$'Student Info'.C80]" office:value-type="string" office:string-value="Elffers" calcext:value-type="string">
            <text:p>Elffers</text:p>
          </table:table-cell>
          <table:table-cell table:style-name="ce179"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7.3" calcext:value-type="float">
            <text:p>7.3</text:p>
          </table:table-cell>
          <table:table-cell table:style-name="ce94" table:formula="of:=ROUND([.M80];1)" office:value-type="float" office:value="7.3" calcext:value-type="float">
            <text:p>7.3</text:p>
          </table:table-cell>
          <table:table-cell table:style-name="ce179" table:formula="of:=MROUND(TRUNC([.M80];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81]" office:value-type="float" office:value="40" calcext:value-type="float" table:number-columns-spanned="1" table:number-rows-spanned="2">
            <text:p>40</text:p>
          </table:table-cell>
          <table:table-cell table:style-name="ce179" table:formula="of:=[$'Student Info'.D81]" office:value-type="string" office:string-value="Wesley" calcext:value-type="string">
            <text:p>Wesley</text:p>
          </table:table-cell>
          <table:table-cell table:style-name="ce179" table:formula="of:=[$'Student Info'.C81]" office:value-type="string" office:string-value="Kool" calcext:value-type="string">
            <text:p>Kool</text:p>
          </table:table-cell>
          <table:table-cell table:style-name="ce179"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7.1" calcext:value-type="float">
            <text:p>7.1</text:p>
          </table:table-cell>
          <table:table-cell table:style-name="ce94" table:formula="of:=ROUND([.M81];1)" office:value-type="float" office:value="7.1" calcext:value-type="float">
            <text:p>7.1</text:p>
          </table:table-cell>
          <table:table-cell table:style-name="ce179" table:formula="of:=MROUND(TRUNC([.M81];1);0.5)" office:value-type="float" office:value="7" calcext:value-type="float">
            <text:p>7</text:p>
          </table:table-cell>
          <table:table-cell table:style-name="ce97"/>
          <table:table-cell table:style-name="ce179"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82]" office:value-type="string" office:string-value="Martijn" calcext:value-type="string">
            <text:p>Martijn</text:p>
          </table:table-cell>
          <table:table-cell table:style-name="ce179" table:formula="of:=[$'Student Info'.C82]" office:value-type="string" office:string-value="Mooi" calcext:value-type="string">
            <text:p>Mooi</text:p>
          </table:table-cell>
          <table:table-cell table:style-name="ce179"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7.1" calcext:value-type="float">
            <text:p>7.1</text:p>
          </table:table-cell>
          <table:table-cell table:style-name="ce94" table:formula="of:=ROUND([.M82];1)" office:value-type="float" office:value="7.1" calcext:value-type="float">
            <text:p>7.1</text:p>
          </table:table-cell>
          <table:table-cell table:style-name="ce179" table:formula="of:=MROUND(TRUNC([.M82];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83]" office:value-type="float" office:value="41" calcext:value-type="float" table:number-columns-spanned="1" table:number-rows-spanned="2">
            <text:p>41</text:p>
          </table:table-cell>
          <table:table-cell table:style-name="ce179" table:formula="of:=[$'Student Info'.D83]" office:value-type="string" office:string-value="IOANNA" calcext:value-type="string">
            <text:p>IOANNA</text:p>
          </table:table-cell>
          <table:table-cell table:style-name="ce179" table:formula="of:=[$'Student Info'.C83]" office:value-type="string" office:string-value="CHANOPOULOU" calcext:value-type="string">
            <text:p>CHANOPOULOU</text:p>
          </table:table-cell>
          <table:table-cell table:style-name="ce179"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1" calcext:value-type="float">
            <text:p>31</text:p>
          </table:table-cell>
          <table:table-cell table:style-name="ce83" table:formula="of:=[$Sheet5.E83]" office:value-type="float" office:value="9" calcext:value-type="float">
            <text:p>9</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7.8" calcext:value-type="float">
            <text:p>7.8</text:p>
          </table:table-cell>
          <table:table-cell table:style-name="ce94" table:formula="of:=ROUND([.M83];1)" office:value-type="float" office:value="7.8" calcext:value-type="float">
            <text:p>7.8</text:p>
          </table:table-cell>
          <table:table-cell table:style-name="ce179" table:formula="of:=MROUND(TRUNC([.M83];1);0.5)" office:value-type="float" office:value="8" calcext:value-type="float">
            <text:p>8</text:p>
          </table:table-cell>
          <table:table-cell table:style-name="ce97"/>
          <table:table-cell table:style-name="ce179"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84]" office:value-type="string" office:string-value="Stein" calcext:value-type="string">
            <text:p>Stein</text:p>
          </table:table-cell>
          <table:table-cell table:style-name="ce179" table:formula="of:=[$'Student Info'.C84]" office:value-type="string" office:string-value="van Veggel" calcext:value-type="string">
            <text:p>van Veggel</text:p>
          </table:table-cell>
          <table:table-cell table:style-name="ce179"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1" calcext:value-type="float">
            <text:p>31</text:p>
          </table:table-cell>
          <table:table-cell table:style-name="ce84" table:formula="of:=[.H83]" office:value-type="float" office:value="9" calcext:value-type="float">
            <text:p>9</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7.8" calcext:value-type="float">
            <text:p>7.8</text:p>
          </table:table-cell>
          <table:table-cell table:style-name="ce94" table:formula="of:=ROUND([.M84];1)" office:value-type="float" office:value="7.8" calcext:value-type="float">
            <text:p>7.8</text:p>
          </table:table-cell>
          <table:table-cell table:style-name="ce179" table:formula="of:=MROUND(TRUNC([.M84];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85]" office:value-type="float" office:value="42" calcext:value-type="float" table:number-columns-spanned="1" table:number-rows-spanned="2">
            <text:p>42</text:p>
          </table:table-cell>
          <table:table-cell table:style-name="ce179" table:formula="of:=[$'Student Info'.D85]" office:value-type="string" office:string-value="Tijmen" calcext:value-type="string">
            <text:p>Tijmen</text:p>
          </table:table-cell>
          <table:table-cell table:style-name="ce179" table:formula="of:=[$'Student Info'.C85]" office:value-type="string" office:string-value="van Enckevort" calcext:value-type="string">
            <text:p>van Enckevort</text:p>
          </table:table-cell>
          <table:table-cell table:style-name="ce179"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5" calcext:value-type="float">
            <text:p>35</text:p>
          </table:table-cell>
          <table:table-cell table:style-name="ce83" table:formula="of:=[$Sheet5.E85]" office:value-type="float" office:value="10" calcext:value-type="float">
            <text:p>1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8.1" calcext:value-type="float">
            <text:p>8.1</text:p>
          </table:table-cell>
          <table:table-cell table:style-name="ce94" table:formula="of:=ROUND([.M85];1)" office:value-type="float" office:value="8.1" calcext:value-type="float">
            <text:p>8.1</text:p>
          </table:table-cell>
          <table:table-cell table:style-name="ce179" table:formula="of:=MROUND(TRUNC([.M85];1);0.5)" office:value-type="float" office:value="8" calcext:value-type="float">
            <text:p>8</text:p>
          </table:table-cell>
          <table:table-cell table:style-name="ce97"/>
          <table:table-cell table:style-name="ce179"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86]" office:value-type="string" office:string-value="Li" calcext:value-type="string">
            <text:p>Li</text:p>
          </table:table-cell>
          <table:table-cell table:style-name="ce179" table:formula="of:=[$'Student Info'.C86]" office:value-type="string" office:string-value="Li" calcext:value-type="string">
            <text:p>Li</text:p>
          </table:table-cell>
          <table:table-cell table:style-name="ce179"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5" calcext:value-type="float">
            <text:p>35</text:p>
          </table:table-cell>
          <table:table-cell table:style-name="ce84" table:formula="of:=[.H85]" office:value-type="float" office:value="10" calcext:value-type="float">
            <text:p>1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8.1" calcext:value-type="float">
            <text:p>8.1</text:p>
          </table:table-cell>
          <table:table-cell table:style-name="ce94" table:formula="of:=ROUND([.M86];1)" office:value-type="float" office:value="8.1" calcext:value-type="float">
            <text:p>8.1</text:p>
          </table:table-cell>
          <table:table-cell table:style-name="ce179" table:formula="of:=MROUND(TRUNC([.M86];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87]" office:value-type="float" office:value="43" calcext:value-type="float" table:number-columns-spanned="1" table:number-rows-spanned="2">
            <text:p>43</text:p>
          </table:table-cell>
          <table:table-cell table:style-name="ce179" table:formula="of:=[$'Student Info'.D87]" office:value-type="string" office:string-value="Miquel" calcext:value-type="string">
            <text:p>Miquel</text:p>
          </table:table-cell>
          <table:table-cell table:style-name="ce179" table:formula="of:=[$'Student Info'.C87]" office:value-type="string" office:string-value="Ricart I Oltra" calcext:value-type="string">
            <text:p>Ricart I Oltra</text:p>
          </table:table-cell>
          <table:table-cell table:style-name="ce179"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28" calcext:value-type="float">
            <text:p>28</text:p>
          </table:table-cell>
          <table:table-cell table:style-name="ce83" table:formula="of:=[$Sheet5.E87]" office:value-type="float" office:value="10" calcext:value-type="float">
            <text:p>1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7.18" calcext:value-type="float">
            <text:p>7.18</text:p>
          </table:table-cell>
          <table:table-cell table:style-name="ce94" table:formula="of:=ROUND([.M87];1)" office:value-type="float" office:value="7.2" calcext:value-type="float">
            <text:p>7.2</text:p>
          </table:table-cell>
          <table:table-cell table:style-name="ce179" table:formula="of:=MROUND(TRUNC([.M87];1);0.5)" office:value-type="float" office:value="7" calcext:value-type="float">
            <text:p>7</text:p>
          </table:table-cell>
          <table:table-cell table:style-name="ce97"/>
          <table:table-cell table:style-name="ce179"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88]" office:value-type="string" office:string-value="Kenrick" calcext:value-type="string">
            <text:p>Kenrick</text:p>
          </table:table-cell>
          <table:table-cell table:style-name="ce179" table:formula="of:=[$'Student Info'.C88]" office:value-type="string" office:string-value="Trip" calcext:value-type="string">
            <text:p>Trip</text:p>
          </table:table-cell>
          <table:table-cell table:style-name="ce179"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28" calcext:value-type="float">
            <text:p>28</text:p>
          </table:table-cell>
          <table:table-cell table:style-name="ce84" table:formula="of:=[.H87]" office:value-type="float" office:value="10" calcext:value-type="float">
            <text:p>1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7.18" calcext:value-type="float">
            <text:p>7.18</text:p>
          </table:table-cell>
          <table:table-cell table:style-name="ce94" table:formula="of:=ROUND([.M88];1)" office:value-type="float" office:value="7.2" calcext:value-type="float">
            <text:p>7.2</text:p>
          </table:table-cell>
          <table:table-cell table:style-name="ce179" table:formula="of:=MROUND(TRUNC([.M88];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89]" office:value-type="float" office:value="44" calcext:value-type="float" table:number-columns-spanned="1" table:number-rows-spanned="2">
            <text:p>44</text:p>
          </table:table-cell>
          <table:table-cell table:style-name="ce179" table:formula="of:=[$'Student Info'.D89]" office:value-type="string" office:string-value="Raphael" calcext:value-type="string">
            <text:p>Raphael</text:p>
          </table:table-cell>
          <table:table-cell table:style-name="ce179" table:formula="of:=[$'Student Info'.C89]" office:value-type="string" office:string-value="Ummels" calcext:value-type="string">
            <text:p>Ummels</text:p>
          </table:table-cell>
          <table:table-cell table:style-name="ce179"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5" calcext:value-type="float">
            <text:p>35</text:p>
          </table:table-cell>
          <table:table-cell table:style-name="ce83" table:formula="of:=[$Sheet5.E89]" office:value-type="float" office:value="7" calcext:value-type="float">
            <text:p>7</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7.9" calcext:value-type="float">
            <text:p>7.9</text:p>
          </table:table-cell>
          <table:table-cell table:style-name="ce94" table:formula="of:=ROUND([.M89];1)" office:value-type="float" office:value="7.9" calcext:value-type="float">
            <text:p>7.9</text:p>
          </table:table-cell>
          <table:table-cell table:style-name="ce179" table:formula="of:=MROUND(TRUNC([.M89];1);0.5)" office:value-type="float" office:value="8" calcext:value-type="float">
            <text:p>8</text:p>
          </table:table-cell>
          <table:table-cell table:style-name="ce97"/>
          <table:table-cell table:style-name="ce179"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90]" office:value-type="string" office:string-value="Ries" calcext:value-type="string">
            <text:p>Ries</text:p>
          </table:table-cell>
          <table:table-cell table:style-name="ce179" table:formula="of:=[$'Student Info'.C90]" office:value-type="string" office:string-value="Meijssen" calcext:value-type="string">
            <text:p>Meijssen</text:p>
          </table:table-cell>
          <table:table-cell table:style-name="ce179"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5" calcext:value-type="float">
            <text:p>35</text:p>
          </table:table-cell>
          <table:table-cell table:style-name="ce84" table:formula="of:=[.H89]" office:value-type="float" office:value="7" calcext:value-type="float">
            <text:p>7</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7.9" calcext:value-type="float">
            <text:p>7.9</text:p>
          </table:table-cell>
          <table:table-cell table:style-name="ce94" table:formula="of:=ROUND([.M90];1)" office:value-type="float" office:value="7.9" calcext:value-type="float">
            <text:p>7.9</text:p>
          </table:table-cell>
          <table:table-cell table:style-name="ce179" table:formula="of:=MROUND(TRUNC([.M90];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91]" office:value-type="float" office:value="45" calcext:value-type="float" table:number-columns-spanned="1" table:number-rows-spanned="2">
            <text:p>45</text:p>
          </table:table-cell>
          <table:table-cell table:style-name="ce179" table:formula="of:=[$'Student Info'.D91]" office:value-type="string" office:string-value="Susan" calcext:value-type="string">
            <text:p>Susan</text:p>
          </table:table-cell>
          <table:table-cell table:style-name="ce179" table:formula="of:=[$'Student Info'.C91]" office:value-type="string" office:string-value="Potters" calcext:value-type="string">
            <text:p>Potters</text:p>
          </table:table-cell>
          <table:table-cell table:style-name="ce179"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3" calcext:value-type="float">
            <text:p>33</text:p>
          </table:table-cell>
          <table:table-cell table:style-name="ce83" table:formula="of:=[$Sheet5.E91]" office:value-type="float" office:value="10" calcext:value-type="float">
            <text:p>1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8" calcext:value-type="float">
            <text:p>8</text:p>
          </table:table-cell>
          <table:table-cell table:style-name="ce94" table:formula="of:=ROUND([.M91];1)" office:value-type="float" office:value="8" calcext:value-type="float">
            <text:p>8.0</text:p>
          </table:table-cell>
          <table:table-cell table:style-name="ce179" table:formula="of:=MROUND(TRUNC([.M91];1);0.5)" office:value-type="float" office:value="8" calcext:value-type="float">
            <text:p>8</text:p>
          </table:table-cell>
          <table:table-cell table:style-name="ce97"/>
          <table:table-cell table:style-name="ce179"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92]" office:value-type="string" office:string-value="Simonas" calcext:value-type="string">
            <text:p>Simonas</text:p>
          </table:table-cell>
          <table:table-cell table:style-name="ce179" table:formula="of:=[$'Student Info'.C92]" office:value-type="string" office:string-value="Draukšas" calcext:value-type="string">
            <text:p>Draukšas</text:p>
          </table:table-cell>
          <table:table-cell table:style-name="ce179"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3" calcext:value-type="float">
            <text:p>33</text:p>
          </table:table-cell>
          <table:table-cell table:style-name="ce84" table:formula="of:=[.H91]" office:value-type="float" office:value="10" calcext:value-type="float">
            <text:p>1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8" calcext:value-type="float">
            <text:p>8</text:p>
          </table:table-cell>
          <table:table-cell table:style-name="ce94" table:formula="of:=ROUND([.M92];1)" office:value-type="float" office:value="8" calcext:value-type="float">
            <text:p>8.0</text:p>
          </table:table-cell>
          <table:table-cell table:style-name="ce179" table:formula="of:=MROUND(TRUNC([.M92];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93]" office:value-type="float" office:value="46" calcext:value-type="float" table:number-columns-spanned="1" table:number-rows-spanned="2">
            <text:p>46</text:p>
          </table:table-cell>
          <table:table-cell table:style-name="ce179" table:formula="of:=[$'Student Info'.D93]" office:value-type="string" office:string-value="Nishant" calcext:value-type="string">
            <text:p>Nishant</text:p>
          </table:table-cell>
          <table:table-cell table:style-name="ce179" table:formula="of:=[$'Student Info'.C93]" office:value-type="string" office:string-value="Rajesh" calcext:value-type="string">
            <text:p>Rajesh</text:p>
          </table:table-cell>
          <table:table-cell table:style-name="ce179"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5" calcext:value-type="float">
            <text:p>35</text:p>
          </table:table-cell>
          <table:table-cell table:style-name="ce83" table:formula="of:=[$Sheet5.E93]" office:value-type="float" office:value="10" calcext:value-type="float">
            <text:p>1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8.4" calcext:value-type="float">
            <text:p>8.4</text:p>
          </table:table-cell>
          <table:table-cell table:style-name="ce94" table:formula="of:=ROUND([.M93];1)" office:value-type="float" office:value="8.4" calcext:value-type="float">
            <text:p>8.4</text:p>
          </table:table-cell>
          <table:table-cell table:style-name="ce179" table:formula="of:=MROUND(TRUNC([.M93];1);0.5)" office:value-type="float" office:value="8.5" calcext:value-type="float">
            <text:p>8.5</text:p>
          </table:table-cell>
          <table:table-cell table:style-name="ce97"/>
          <table:table-cell table:style-name="ce179"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94]" office:value-type="string" office:string-value="Ibón" calcext:value-type="string">
            <text:p>Ibón</text:p>
          </table:table-cell>
          <table:table-cell table:style-name="ce179" table:formula="of:=[$'Student Info'.C94]" office:value-type="string" office:string-value="Gracia Merino" calcext:value-type="string">
            <text:p>Gracia Merino</text:p>
          </table:table-cell>
          <table:table-cell table:style-name="ce179"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5" calcext:value-type="float">
            <text:p>35</text:p>
          </table:table-cell>
          <table:table-cell table:style-name="ce84" table:formula="of:=[.H93]" office:value-type="float" office:value="10" calcext:value-type="float">
            <text:p>1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8.4" calcext:value-type="float">
            <text:p>8.4</text:p>
          </table:table-cell>
          <table:table-cell table:style-name="ce94" table:formula="of:=ROUND([.M94];1)" office:value-type="float" office:value="8.4" calcext:value-type="float">
            <text:p>8.4</text:p>
          </table:table-cell>
          <table:table-cell table:style-name="ce179" table:formula="of:=MROUND(TRUNC([.M94];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95]" office:value-type="float" office:value="47" calcext:value-type="float" table:number-columns-spanned="1" table:number-rows-spanned="2">
            <text:p>47</text:p>
          </table:table-cell>
          <table:table-cell table:style-name="ce179" table:formula="of:=[$'Student Info'.D95]" office:value-type="string" office:string-value="Daniel" calcext:value-type="string">
            <text:p>Daniel</text:p>
          </table:table-cell>
          <table:table-cell table:style-name="ce179" table:formula="of:=[$'Student Info'.C95]" office:value-type="string" office:string-value="Salgado Varela" calcext:value-type="string">
            <text:p>Salgado Varela</text:p>
          </table:table-cell>
          <table:table-cell table:style-name="ce179"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5" calcext:value-type="float">
            <text:p>35</text:p>
          </table:table-cell>
          <table:table-cell table:style-name="ce83" table:formula="of:=[$Sheet5.E95]" office:value-type="float" office:value="10" calcext:value-type="float">
            <text:p>1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8.35" calcext:value-type="float">
            <text:p>8.35</text:p>
          </table:table-cell>
          <table:table-cell table:style-name="ce94" table:formula="of:=ROUND([.M95];1)" office:value-type="float" office:value="8.4" calcext:value-type="float">
            <text:p>8.4</text:p>
          </table:table-cell>
          <table:table-cell table:style-name="ce179" table:formula="of:=MROUND(TRUNC([.M95];1);0.5)" office:value-type="float" office:value="8.5" calcext:value-type="float">
            <text:p>8.5</text:p>
          </table:table-cell>
          <table:table-cell table:style-name="ce97"/>
          <table:table-cell table:style-name="ce179"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96]" office:value-type="string" office:string-value="Yuxiang" calcext:value-type="string">
            <text:p>Yuxiang</text:p>
          </table:table-cell>
          <table:table-cell table:style-name="ce179" table:formula="of:=[$'Student Info'.C96]" office:value-type="string" office:string-value="Liu" calcext:value-type="string">
            <text:p>Liu</text:p>
          </table:table-cell>
          <table:table-cell table:style-name="ce179"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5" calcext:value-type="float">
            <text:p>35</text:p>
          </table:table-cell>
          <table:table-cell table:style-name="ce84" table:formula="of:=[.H95]" office:value-type="float" office:value="10" calcext:value-type="float">
            <text:p>1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8.35" calcext:value-type="float">
            <text:p>8.35</text:p>
          </table:table-cell>
          <table:table-cell table:style-name="ce94" table:formula="of:=ROUND([.M96];1)" office:value-type="float" office:value="8.4" calcext:value-type="float">
            <text:p>8.4</text:p>
          </table:table-cell>
          <table:table-cell table:style-name="ce179" table:formula="of:=MROUND(TRUNC([.M96];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97]" office:value-type="float" office:value="48" calcext:value-type="float" table:number-columns-spanned="1" table:number-rows-spanned="2">
            <text:p>48</text:p>
          </table:table-cell>
          <table:table-cell table:style-name="ce179" table:formula="of:=[$'Student Info'.D97]" office:value-type="string" office:string-value="JIAXUAN" calcext:value-type="string">
            <text:p>JIAXUAN</text:p>
          </table:table-cell>
          <table:table-cell table:style-name="ce179" table:formula="of:=[$'Student Info'.C97]" office:value-type="string" office:string-value="ZHANG" calcext:value-type="string">
            <text:p>ZHANG</text:p>
          </table:table-cell>
          <table:table-cell table:style-name="ce179"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5" calcext:value-type="float">
            <text:p>35</text:p>
          </table:table-cell>
          <table:table-cell table:style-name="ce83" table:formula="of:=[$Sheet5.E97]" office:value-type="float" office:value="10" calcext:value-type="float">
            <text:p>1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8.2" calcext:value-type="float">
            <text:p>8.2</text:p>
          </table:table-cell>
          <table:table-cell table:style-name="ce94" table:formula="of:=ROUND([.M97];1)" office:value-type="float" office:value="8.2" calcext:value-type="float">
            <text:p>8.2</text:p>
          </table:table-cell>
          <table:table-cell table:style-name="ce179" table:formula="of:=MROUND(TRUNC([.M97];1);0.5)" office:value-type="float" office:value="8" calcext:value-type="float">
            <text:p>8</text:p>
          </table:table-cell>
          <table:table-cell table:style-name="ce97"/>
          <table:table-cell table:style-name="ce179"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98]" office:value-type="string" office:string-value="Mosab" calcext:value-type="string">
            <text:p>Mosab</text:p>
          </table:table-cell>
          <table:table-cell table:style-name="ce179" table:formula="of:=[$'Student Info'.C98]" office:value-type="string" office:string-value="Mosab Ahmed Elsadig Diab" calcext:value-type="string">
            <text:p>Mosab Ahmed Elsadig Diab</text:p>
          </table:table-cell>
          <table:table-cell table:style-name="ce179"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5" calcext:value-type="float">
            <text:p>35</text:p>
          </table:table-cell>
          <table:table-cell table:style-name="ce84" table:formula="of:=[.H97]" office:value-type="float" office:value="10" calcext:value-type="float">
            <text:p>1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8.2" calcext:value-type="float">
            <text:p>8.2</text:p>
          </table:table-cell>
          <table:table-cell table:style-name="ce94" table:formula="of:=ROUND([.M98];1)" office:value-type="float" office:value="8.2" calcext:value-type="float">
            <text:p>8.2</text:p>
          </table:table-cell>
          <table:table-cell table:style-name="ce179" table:formula="of:=MROUND(TRUNC([.M98];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99]" office:value-type="float" office:value="49" calcext:value-type="float" table:number-columns-spanned="1" table:number-rows-spanned="2">
            <text:p>49</text:p>
          </table:table-cell>
          <table:table-cell table:style-name="ce179" table:formula="of:=[$'Student Info'.D99]" office:value-type="string" office:string-value="Cas" calcext:value-type="string">
            <text:p>Cas</text:p>
          </table:table-cell>
          <table:table-cell table:style-name="ce179" table:formula="of:=[$'Student Info'.C99]" office:value-type="string" office:string-value="van Rijn" calcext:value-type="string">
            <text:p>van Rijn</text:p>
          </table:table-cell>
          <table:table-cell table:style-name="ce179"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79" table:formula="of:=MROUND(TRUNC([.M99];1);0.5)" office:value-type="float" office:value="2.5" calcext:value-type="float">
            <text:p>2.5</text:p>
          </table:table-cell>
          <table:table-cell table:style-name="ce97"/>
          <table:table-cell table:style-name="ce179"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0]" office:value-type="string" office:string-value="Jari" calcext:value-type="string">
            <text:p>Jari</text:p>
          </table:table-cell>
          <table:table-cell table:style-name="ce179" table:formula="of:=[$'Student Info'.C100]" office:value-type="string" office:string-value="Malfliet" calcext:value-type="string">
            <text:p>Malfliet</text:p>
          </table:table-cell>
          <table:table-cell table:style-name="ce179"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79" table:formula="of:=MROUND(TRUNC([.M100];1);0.5)" office:value-type="float" office:value="2.5" calcext:value-type="float">
            <text:p>2.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01]" office:value-type="float" office:value="50" calcext:value-type="float" table:number-columns-spanned="1" table:number-rows-spanned="2">
            <text:p>50</text:p>
          </table:table-cell>
          <table:table-cell table:style-name="ce179" table:formula="of:=[$'Student Info'.D101]" office:value-type="string" office:string-value="Pepijn" calcext:value-type="string">
            <text:p>Pepijn</text:p>
          </table:table-cell>
          <table:table-cell table:style-name="ce179" table:formula="of:=[$'Student Info'.C101]" office:value-type="string" office:string-value="Bogaard" calcext:value-type="string">
            <text:p>Bogaard</text:p>
          </table:table-cell>
          <table:table-cell table:style-name="ce179"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1" calcext:value-type="float">
            <text:p>31</text:p>
          </table:table-cell>
          <table:table-cell table:style-name="ce83" table:formula="of:=[$Sheet5.E101]" office:value-type="float" office:value="7" calcext:value-type="float">
            <text:p>7</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7.2" calcext:value-type="float">
            <text:p>7.2</text:p>
          </table:table-cell>
          <table:table-cell table:style-name="ce94" table:formula="of:=ROUND([.M101];1)" office:value-type="float" office:value="7.2" calcext:value-type="float">
            <text:p>7.2</text:p>
          </table:table-cell>
          <table:table-cell table:style-name="ce179" table:formula="of:=MROUND(TRUNC([.M101];1);0.5)" office:value-type="float" office:value="7" calcext:value-type="float">
            <text:p>7</text:p>
          </table:table-cell>
          <table:table-cell table:style-name="ce97"/>
          <table:table-cell table:style-name="ce179"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2]" office:value-type="string" office:string-value="Seppe" calcext:value-type="string">
            <text:p>Seppe</text:p>
          </table:table-cell>
          <table:table-cell table:style-name="ce179" table:formula="of:=[$'Student Info'.C102]" office:value-type="string" office:string-value="Kuipers" calcext:value-type="string">
            <text:p>Kuipers</text:p>
          </table:table-cell>
          <table:table-cell table:style-name="ce179"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1" calcext:value-type="float">
            <text:p>31</text:p>
          </table:table-cell>
          <table:table-cell table:style-name="ce84" table:formula="of:=[.H101]" office:value-type="float" office:value="7" calcext:value-type="float">
            <text:p>7</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7.2" calcext:value-type="float">
            <text:p>7.2</text:p>
          </table:table-cell>
          <table:table-cell table:style-name="ce94" table:formula="of:=ROUND([.M102];1)" office:value-type="float" office:value="7.2" calcext:value-type="float">
            <text:p>7.2</text:p>
          </table:table-cell>
          <table:table-cell table:style-name="ce179" table:formula="of:=MROUND(TRUNC([.M102];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03]" office:value-type="float" office:value="51" calcext:value-type="float" table:number-columns-spanned="1" table:number-rows-spanned="2">
            <text:p>51</text:p>
          </table:table-cell>
          <table:table-cell table:style-name="ce179" table:formula="of:=[$'Student Info'.D103]" office:value-type="string" office:string-value="Joost" calcext:value-type="string">
            <text:p>Joost</text:p>
          </table:table-cell>
          <table:table-cell table:style-name="ce179" table:formula="of:=[$'Student Info'.C103]" office:value-type="string" office:string-value="Reniers" calcext:value-type="string">
            <text:p>Reniers</text:p>
          </table:table-cell>
          <table:table-cell table:style-name="ce179"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5.2" calcext:value-type="float">
            <text:p>5.2</text:p>
          </table:table-cell>
          <table:table-cell table:style-name="ce94" table:formula="of:=ROUND([.M103];1)" office:value-type="float" office:value="5.2" calcext:value-type="float">
            <text:p>5.2</text:p>
          </table:table-cell>
          <table:table-cell table:style-name="ce179" table:formula="of:=MROUND(TRUNC([.M103];1);0.5)" office:value-type="float" office:value="5" calcext:value-type="float">
            <text:p>5</text:p>
          </table:table-cell>
          <table:table-cell table:style-name="ce97"/>
          <table:table-cell table:style-name="ce179"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4]" office:value-type="string" office:string-value="Lars" calcext:value-type="string">
            <text:p>Lars</text:p>
          </table:table-cell>
          <table:table-cell table:style-name="ce179" table:formula="of:=[$'Student Info'.C104]" office:value-type="string" office:string-value="Besselaar" calcext:value-type="string">
            <text:p>Besselaar</text:p>
          </table:table-cell>
          <table:table-cell table:style-name="ce179"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5.2" calcext:value-type="float">
            <text:p>5.2</text:p>
          </table:table-cell>
          <table:table-cell table:style-name="ce94" table:formula="of:=ROUND([.M104];1)" office:value-type="float" office:value="5.2" calcext:value-type="float">
            <text:p>5.2</text:p>
          </table:table-cell>
          <table:table-cell table:style-name="ce179" table:formula="of:=MROUND(TRUNC([.M104];1);0.5)" office:value-type="float" office:value="5" calcext:value-type="float">
            <text:p>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05]" office:value-type="float" office:value="52" calcext:value-type="float" table:number-columns-spanned="1" table:number-rows-spanned="2">
            <text:p>52</text:p>
          </table:table-cell>
          <table:table-cell table:style-name="ce179" table:formula="of:=[$'Student Info'.D105]" office:value-type="string" office:string-value="Johanna" calcext:value-type="string">
            <text:p>Johanna</text:p>
          </table:table-cell>
          <table:table-cell table:style-name="ce179" table:formula="of:=[$'Student Info'.C105]" office:value-type="string" office:string-value="Probst" calcext:value-type="string">
            <text:p>Probst</text:p>
          </table:table-cell>
          <table:table-cell table:style-name="ce179"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31" calcext:value-type="float">
            <text:p>31</text:p>
          </table:table-cell>
          <table:table-cell table:style-name="ce83" table:formula="of:=[$Sheet5.E105]" office:value-type="float" office:value="7" calcext:value-type="float">
            <text:p>7</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7.6" calcext:value-type="float">
            <text:p>7.6</text:p>
          </table:table-cell>
          <table:table-cell table:style-name="ce94" table:formula="of:=ROUND([.M105];1)" office:value-type="float" office:value="7.6" calcext:value-type="float">
            <text:p>7.6</text:p>
          </table:table-cell>
          <table:table-cell table:style-name="ce179" table:formula="of:=MROUND(TRUNC([.M105];1);0.5)" office:value-type="float" office:value="7.5" calcext:value-type="float">
            <text:p>7.5</text:p>
          </table:table-cell>
          <table:table-cell table:style-name="ce97"/>
          <table:table-cell table:style-name="ce179"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6]" office:value-type="string" office:string-value="Pol" calcext:value-type="string">
            <text:p>Pol</text:p>
          </table:table-cell>
          <table:table-cell table:style-name="ce179" table:formula="of:=[$'Student Info'.C106]" office:value-type="string" office:string-value="Mur Uribe" calcext:value-type="string">
            <text:p>Mur Uribe</text:p>
          </table:table-cell>
          <table:table-cell table:style-name="ce179"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31" calcext:value-type="float">
            <text:p>31</text:p>
          </table:table-cell>
          <table:table-cell table:style-name="ce84" table:formula="of:=[.H105]" office:value-type="float" office:value="7" calcext:value-type="float">
            <text:p>7</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7.6" calcext:value-type="float">
            <text:p>7.6</text:p>
          </table:table-cell>
          <table:table-cell table:style-name="ce94" table:formula="of:=ROUND([.M106];1)" office:value-type="float" office:value="7.6" calcext:value-type="float">
            <text:p>7.6</text:p>
          </table:table-cell>
          <table:table-cell table:style-name="ce179" table:formula="of:=MROUND(TRUNC([.M106];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07]" office:value-type="float" office:value="53" calcext:value-type="float" table:number-columns-spanned="1" table:number-rows-spanned="2">
            <text:p>53</text:p>
          </table:table-cell>
          <table:table-cell table:style-name="ce179" table:formula="of:=[$'Student Info'.D107]" office:value-type="string" office:string-value="Demi" calcext:value-type="string">
            <text:p>Demi</text:p>
          </table:table-cell>
          <table:table-cell table:style-name="ce179" table:formula="of:=[$'Student Info'.C107]" office:value-type="string" office:string-value="Breen" calcext:value-type="string">
            <text:p>Breen</text:p>
          </table:table-cell>
          <table:table-cell table:style-name="ce179"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79" table:formula="of:=MROUND(TRUNC([.M107];1);0.5)" office:value-type="float" office:value="8.5" calcext:value-type="float">
            <text:p>8.5</text:p>
          </table:table-cell>
          <table:table-cell table:style-name="ce97"/>
          <table:table-cell table:style-name="ce179"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08]" office:value-type="string" office:string-value="Floor" calcext:value-type="string">
            <text:p>Floor</text:p>
          </table:table-cell>
          <table:table-cell table:style-name="ce179" table:formula="of:=[$'Student Info'.C108]" office:value-type="string" office:string-value="van Lunen" calcext:value-type="string">
            <text:p>van Lunen</text:p>
          </table:table-cell>
          <table:table-cell table:style-name="ce179"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79" table:formula="of:=MROUND(TRUNC([.M108];1);0.5)" office:value-type="float" office:value="8.5" calcext:value-type="float">
            <text:p>8.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09]" office:value-type="float" office:value="54" calcext:value-type="float" table:number-columns-spanned="1" table:number-rows-spanned="2">
            <text:p>54</text:p>
          </table:table-cell>
          <table:table-cell table:style-name="ce179" table:formula="of:=[$'Student Info'.D109]" office:value-type="string" office:string-value="Hassan" calcext:value-type="string">
            <text:p>Hassan</text:p>
          </table:table-cell>
          <table:table-cell table:style-name="ce179" table:formula="of:=[$'Student Info'.C109]" office:value-type="string" office:string-value="Sewailem" calcext:value-type="string">
            <text:p>Sewailem</text:p>
          </table:table-cell>
          <table:table-cell table:style-name="ce179"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27" calcext:value-type="float">
            <text:p>27</text:p>
          </table:table-cell>
          <table:table-cell table:style-name="ce83" table:formula="of:=[$Sheet5.E109]" office:value-type="float" office:value="5" calcext:value-type="float">
            <text:p>5</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6.9" calcext:value-type="float">
            <text:p>6.9</text:p>
          </table:table-cell>
          <table:table-cell table:style-name="ce94" table:formula="of:=ROUND([.M109];1)" office:value-type="float" office:value="6.9" calcext:value-type="float">
            <text:p>6.9</text:p>
          </table:table-cell>
          <table:table-cell table:style-name="ce179" table:formula="of:=MROUND(TRUNC([.M109];1);0.5)" office:value-type="float" office:value="7" calcext:value-type="float">
            <text:p>7</text:p>
          </table:table-cell>
          <table:table-cell table:style-name="ce97"/>
          <table:table-cell table:style-name="ce179"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10]" office:value-type="string" office:string-value="Zhehan" calcext:value-type="string">
            <text:p>Zhehan</text:p>
          </table:table-cell>
          <table:table-cell table:style-name="ce179" table:formula="of:=[$'Student Info'.C110]" office:value-type="string" office:string-value="LI" calcext:value-type="string">
            <text:p>LI</text:p>
          </table:table-cell>
          <table:table-cell table:style-name="ce179"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27" calcext:value-type="float">
            <text:p>27</text:p>
          </table:table-cell>
          <table:table-cell table:style-name="ce84" table:formula="of:=[.H109]" office:value-type="float" office:value="5" calcext:value-type="float">
            <text:p>5</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6.9" calcext:value-type="float">
            <text:p>6.9</text:p>
          </table:table-cell>
          <table:table-cell table:style-name="ce94" table:formula="of:=ROUND([.M110];1)" office:value-type="float" office:value="6.9" calcext:value-type="float">
            <text:p>6.9</text:p>
          </table:table-cell>
          <table:table-cell table:style-name="ce179" table:formula="of:=MROUND(TRUNC([.M110];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1]" office:value-type="float" office:value="55" calcext:value-type="float" table:number-columns-spanned="1" table:number-rows-spanned="2">
            <text:p>55</text:p>
          </table:table-cell>
          <table:table-cell table:style-name="ce179" table:formula="of:=[$'Student Info'.D111]" office:value-type="string" office:string-value="Anand" calcext:value-type="string">
            <text:p>Anand</text:p>
          </table:table-cell>
          <table:table-cell table:style-name="ce179" table:formula="of:=[$'Student Info'.C111]" office:value-type="string" office:string-value="Sie" calcext:value-type="string">
            <text:p>Sie</text:p>
          </table:table-cell>
          <table:table-cell table:style-name="ce179"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7.1" calcext:value-type="float">
            <text:p>7.1</text:p>
          </table:table-cell>
          <table:table-cell table:style-name="ce94" table:formula="of:=ROUND([.M111];1)" office:value-type="float" office:value="7.1" calcext:value-type="float">
            <text:p>7.1</text:p>
          </table:table-cell>
          <table:table-cell table:style-name="ce179" table:formula="of:=MROUND(TRUNC([.M111];1);0.5)" office:value-type="float" office:value="7" calcext:value-type="float">
            <text:p>7</text:p>
          </table:table-cell>
          <table:table-cell table:style-name="ce97"/>
          <table:table-cell table:style-name="ce179"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12]" office:value-type="string" office:string-value="Lennard" calcext:value-type="string">
            <text:p>Lennard</text:p>
          </table:table-cell>
          <table:table-cell table:style-name="ce179" table:formula="of:=[$'Student Info'.C112]" office:value-type="string" office:string-value="Bal" calcext:value-type="string">
            <text:p>Bal</text:p>
          </table:table-cell>
          <table:table-cell table:style-name="ce179"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7.1" calcext:value-type="float">
            <text:p>7.1</text:p>
          </table:table-cell>
          <table:table-cell table:style-name="ce94" table:formula="of:=ROUND([.M112];1)" office:value-type="float" office:value="7.1" calcext:value-type="float">
            <text:p>7.1</text:p>
          </table:table-cell>
          <table:table-cell table:style-name="ce179" table:formula="of:=MROUND(TRUNC([.M112];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3]" office:value-type="float" office:value="56" calcext:value-type="float" table:number-columns-spanned="1" table:number-rows-spanned="2">
            <text:p>56</text:p>
          </table:table-cell>
          <table:table-cell table:style-name="ce179" table:formula="of:=[$'Student Info'.D113]" office:value-type="string" office:string-value="Jelske" calcext:value-type="string">
            <text:p>Jelske</text:p>
          </table:table-cell>
          <table:table-cell table:style-name="ce179" table:formula="of:=[$'Student Info'.C113]" office:value-type="string" office:string-value="Verkuijlen" calcext:value-type="string">
            <text:p>Verkuijlen</text:p>
          </table:table-cell>
          <table:table-cell table:style-name="ce179"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34.5" calcext:value-type="float">
            <text:p>34.5</text:p>
          </table:table-cell>
          <table:table-cell table:style-name="ce83" table:formula="of:=[$Sheet5.E113]" office:value-type="float" office:value="9" calcext:value-type="float">
            <text:p>9</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7.75" calcext:value-type="float">
            <text:p>7.75</text:p>
          </table:table-cell>
          <table:table-cell table:style-name="ce94" table:formula="of:=ROUND([.M113];1)" office:value-type="float" office:value="7.8" calcext:value-type="float">
            <text:p>7.8</text:p>
          </table:table-cell>
          <table:table-cell table:style-name="ce179" table:formula="of:=MROUND(TRUNC([.M113];1);0.5)" office:value-type="float" office:value="7.5" calcext:value-type="float">
            <text:p>7.5</text:p>
          </table:table-cell>
          <table:table-cell table:style-name="ce97"/>
          <table:table-cell table:style-name="ce179"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14]" office:value-type="string" office:string-value="Willemijn" calcext:value-type="string">
            <text:p>Willemijn</text:p>
          </table:table-cell>
          <table:table-cell table:style-name="ce179" table:formula="of:=[$'Student Info'.C114]" office:value-type="string" office:string-value="van Wijk" calcext:value-type="string">
            <text:p>van Wijk</text:p>
          </table:table-cell>
          <table:table-cell table:style-name="ce179"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34.5" calcext:value-type="float">
            <text:p>34.5</text:p>
          </table:table-cell>
          <table:table-cell table:style-name="ce84" table:formula="of:=[.H113]" office:value-type="float" office:value="9" calcext:value-type="float">
            <text:p>9</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7.75" calcext:value-type="float">
            <text:p>7.75</text:p>
          </table:table-cell>
          <table:table-cell table:style-name="ce94" table:formula="of:=ROUND([.M114];1)" office:value-type="float" office:value="7.8" calcext:value-type="float">
            <text:p>7.8</text:p>
          </table:table-cell>
          <table:table-cell table:style-name="ce179" table:formula="of:=MROUND(TRUNC([.M114];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5]" office:value-type="float" office:value="57" calcext:value-type="float" table:number-columns-spanned="1" table:number-rows-spanned="2">
            <text:p>57</text:p>
          </table:table-cell>
          <table:table-cell table:style-name="ce179" table:formula="of:=[$'Student Info'.D115]" office:value-type="string" office:string-value="Max" calcext:value-type="string">
            <text:p>Max</text:p>
          </table:table-cell>
          <table:table-cell table:style-name="ce179" table:formula="of:=[$'Student Info'.C115]" office:value-type="string" office:string-value="Kyryliuk" calcext:value-type="string">
            <text:p>Kyryliuk</text:p>
          </table:table-cell>
          <table:table-cell table:style-name="ce179"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7" calcext:value-type="float">
            <text:p>5.7</text:p>
          </table:table-cell>
          <table:table-cell table:style-name="ce94" table:formula="of:=ROUND([.M115];1)" office:value-type="float" office:value="5.7" calcext:value-type="float">
            <text:p>5.7</text:p>
          </table:table-cell>
          <table:table-cell table:style-name="ce179" table:formula="of:=MROUND(TRUNC([.M115];1);0.5)" office:value-type="float" office:value="5.5" calcext:value-type="float">
            <text:p>5.5</text:p>
          </table:table-cell>
          <table:table-cell table:style-name="ce97"/>
          <table:table-cell table:style-name="ce179"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16]" office:value-type="string" office:string-value="Lucas" calcext:value-type="string">
            <text:p>Lucas</text:p>
          </table:table-cell>
          <table:table-cell table:style-name="ce179" table:formula="of:=[$'Student Info'.C116]" office:value-type="string" office:string-value="Overbeek" calcext:value-type="string">
            <text:p>Overbeek</text:p>
          </table:table-cell>
          <table:table-cell table:style-name="ce179"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7" calcext:value-type="float">
            <text:p>5.7</text:p>
          </table:table-cell>
          <table:table-cell table:style-name="ce94" table:formula="of:=ROUND([.M116];1)" office:value-type="float" office:value="5.7" calcext:value-type="float">
            <text:p>5.7</text:p>
          </table:table-cell>
          <table:table-cell table:style-name="ce179" table:formula="of:=MROUND(TRUNC([.M116];1);0.5)" office:value-type="float" office:value="5.5" calcext:value-type="float">
            <text:p>5.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7]" office:value-type="float" office:value="58" calcext:value-type="float" table:number-columns-spanned="1" table:number-rows-spanned="2">
            <text:p>58</text:p>
          </table:table-cell>
          <table:table-cell table:style-name="ce179" table:formula="of:=[$'Student Info'.D117]" office:value-type="string" office:string-value="Sjors" calcext:value-type="string">
            <text:p>Sjors</text:p>
          </table:table-cell>
          <table:table-cell table:style-name="ce179" table:formula="of:=[$'Student Info'.C117]" office:value-type="string" office:string-value="van Veldhoven" calcext:value-type="string">
            <text:p>van Veldhoven</text:p>
          </table:table-cell>
          <table:table-cell table:style-name="ce179"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79" table:formula="of:=MROUND(TRUNC([.M117];1);0.5)" office:value-type="float" office:value="0" calcext:value-type="float">
            <text:p>0</text:p>
          </table:table-cell>
          <table:table-cell table:style-name="ce97"/>
          <table:table-cell table:style-name="ce179"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18]" office:value-type="string" office:string-value="Irene" calcext:value-type="string">
            <text:p>Irene</text:p>
          </table:table-cell>
          <table:table-cell table:style-name="ce179" table:formula="of:=[$'Student Info'.C118]" office:value-type="string" office:string-value="Beck" calcext:value-type="string">
            <text:p>Beck</text:p>
          </table:table-cell>
          <table:table-cell table:style-name="ce179"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79" table:formula="of:=MROUND(TRUNC([.M118];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19]" office:value-type="float" office:value="59" calcext:value-type="float" table:number-columns-spanned="1" table:number-rows-spanned="2">
            <text:p>59</text:p>
          </table:table-cell>
          <table:table-cell table:style-name="ce179" table:formula="of:=[$'Student Info'.D119]" office:value-type="string" office:string-value="Matto" calcext:value-type="string">
            <text:p>Matto</text:p>
          </table:table-cell>
          <table:table-cell table:style-name="ce179" table:formula="of:=[$'Student Info'.C119]" office:value-type="string" office:string-value="Leeuwis" calcext:value-type="string">
            <text:p>Leeuwis</text:p>
          </table:table-cell>
          <table:table-cell table:style-name="ce179"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3" calcext:value-type="float">
            <text:p>6.73</text:p>
          </table:table-cell>
          <table:table-cell table:style-name="ce94" table:formula="of:=ROUND([.M119];1)" office:value-type="float" office:value="6.7" calcext:value-type="float">
            <text:p>6.7</text:p>
          </table:table-cell>
          <table:table-cell table:style-name="ce179" table:formula="of:=MROUND(TRUNC([.M119];1);0.5)" office:value-type="float" office:value="6.5" calcext:value-type="float">
            <text:p>6.5</text:p>
          </table:table-cell>
          <table:table-cell table:style-name="ce97"/>
          <table:table-cell table:style-name="ce179"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0]" office:value-type="string" office:string-value="Joris" calcext:value-type="string">
            <text:p>Joris</text:p>
          </table:table-cell>
          <table:table-cell table:style-name="ce179" table:formula="of:=[$'Student Info'.C120]" office:value-type="string" office:string-value="Ottenheym" calcext:value-type="string">
            <text:p>Ottenheym</text:p>
          </table:table-cell>
          <table:table-cell table:style-name="ce179"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3" calcext:value-type="float">
            <text:p>6.73</text:p>
          </table:table-cell>
          <table:table-cell table:style-name="ce94" table:formula="of:=ROUND([.M120];1)" office:value-type="float" office:value="6.7" calcext:value-type="float">
            <text:p>6.7</text:p>
          </table:table-cell>
          <table:table-cell table:style-name="ce179" table:formula="of:=MROUND(TRUNC([.M120];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21]" office:value-type="float" office:value="60" calcext:value-type="float" table:number-columns-spanned="1" table:number-rows-spanned="2">
            <text:p>60</text:p>
          </table:table-cell>
          <table:table-cell table:style-name="ce179" table:formula="of:=[$'Student Info'.D121]" office:value-type="string" office:string-value="Nihar" calcext:value-type="string">
            <text:p>Nihar</text:p>
          </table:table-cell>
          <table:table-cell table:style-name="ce179" table:formula="of:=[$'Student Info'.C121]" office:value-type="string" office:string-value="Sabnis" calcext:value-type="string">
            <text:p>Sabnis</text:p>
          </table:table-cell>
          <table:table-cell table:style-name="ce179"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28" calcext:value-type="float">
            <text:p>28</text:p>
          </table:table-cell>
          <table:table-cell table:style-name="ce83" table:formula="of:=[$Sheet5.E121]" office:value-type="float" office:value="10" calcext:value-type="float">
            <text:p>1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 calcext:value-type="float">
            <text:p>7.4</text:p>
          </table:table-cell>
          <table:table-cell table:style-name="ce94" table:formula="of:=ROUND([.M121];1)" office:value-type="float" office:value="7.4" calcext:value-type="float">
            <text:p>7.4</text:p>
          </table:table-cell>
          <table:table-cell table:style-name="ce179" table:formula="of:=MROUND(TRUNC([.M121];1);0.5)" office:value-type="float" office:value="7.5" calcext:value-type="float">
            <text:p>7.5</text:p>
          </table:table-cell>
          <table:table-cell table:style-name="ce97"/>
          <table:table-cell table:style-name="ce179"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2]" office:value-type="float" office:value="0" calcext:value-type="float">
            <text:p>0</text:p>
          </table:table-cell>
          <table:table-cell table:style-name="ce179" table:formula="of:=[$'Student Info'.C122]" office:value-type="float" office:value="0" calcext:value-type="float">
            <text:p>0</text:p>
          </table:table-cell>
          <table:table-cell table:style-name="ce179"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28" calcext:value-type="float">
            <text:p>28</text:p>
          </table:table-cell>
          <table:table-cell table:style-name="ce84" table:formula="of:=[.H121]" office:value-type="float" office:value="10" calcext:value-type="float">
            <text:p>1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 calcext:value-type="float">
            <text:p>7.4</text:p>
          </table:table-cell>
          <table:table-cell table:style-name="ce94" table:formula="of:=ROUND([.M122];1)" office:value-type="float" office:value="7.4" calcext:value-type="float">
            <text:p>7.4</text:p>
          </table:table-cell>
          <table:table-cell table:style-name="ce179" table:formula="of:=MROUND(TRUNC([.M122];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23]" office:value-type="float" office:value="61" calcext:value-type="float" table:number-columns-spanned="1" table:number-rows-spanned="2">
            <text:p>61</text:p>
          </table:table-cell>
          <table:table-cell table:style-name="ce179" table:formula="of:=[$'Student Info'.D123]" office:value-type="float" office:value="0" calcext:value-type="float">
            <text:p>0</text:p>
          </table:table-cell>
          <table:table-cell table:style-name="ce179" table:formula="of:=[$'Student Info'.C123]" office:value-type="float" office:value="0" calcext:value-type="float">
            <text:p>0</text:p>
          </table:table-cell>
          <table:table-cell table:style-name="ce179"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26" calcext:value-type="float">
            <text:p>26</text:p>
          </table:table-cell>
          <table:table-cell table:style-name="ce83" table:formula="of:=[$Sheet5.E123]" office:value-type="float" office:value="10" calcext:value-type="float">
            <text:p>1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7.5" calcext:value-type="float">
            <text:p>7.5</text:p>
          </table:table-cell>
          <table:table-cell table:style-name="ce94" table:formula="of:=ROUND([.M123];1)" office:value-type="float" office:value="7.5" calcext:value-type="float">
            <text:p>7.5</text:p>
          </table:table-cell>
          <table:table-cell table:style-name="ce179" table:formula="of:=MROUND(TRUNC([.M123];1);0.5)" office:value-type="float" office:value="7.5" calcext:value-type="float">
            <text:p>7.5</text:p>
          </table:table-cell>
          <table:table-cell table:style-name="ce97"/>
          <table:table-cell table:style-name="ce179"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4]" office:value-type="float" office:value="0" calcext:value-type="float">
            <text:p>0</text:p>
          </table:table-cell>
          <table:table-cell table:style-name="ce179" table:formula="of:=[$'Student Info'.C124]" office:value-type="float" office:value="0" calcext:value-type="float">
            <text:p>0</text:p>
          </table:table-cell>
          <table:table-cell table:style-name="ce179"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26" calcext:value-type="float">
            <text:p>26</text:p>
          </table:table-cell>
          <table:table-cell table:style-name="ce84" table:formula="of:=[.H123]" office:value-type="float" office:value="10" calcext:value-type="float">
            <text:p>1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7.5" calcext:value-type="float">
            <text:p>7.5</text:p>
          </table:table-cell>
          <table:table-cell table:style-name="ce94" table:formula="of:=ROUND([.M124];1)" office:value-type="float" office:value="7.5" calcext:value-type="float">
            <text:p>7.5</text:p>
          </table:table-cell>
          <table:table-cell table:style-name="ce179" table:formula="of:=MROUND(TRUNC([.M124];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25]" office:value-type="float" office:value="62" calcext:value-type="float" table:number-columns-spanned="1" table:number-rows-spanned="2">
            <text:p>62</text:p>
          </table:table-cell>
          <table:table-cell table:style-name="ce179" table:formula="of:=[$'Student Info'.D125]" office:value-type="string" office:string-value="Justin" calcext:value-type="string">
            <text:p>Justin</text:p>
          </table:table-cell>
          <table:table-cell table:style-name="ce179" table:formula="of:=[$'Student Info'.C125]" office:value-type="string" office:string-value="Pollack" calcext:value-type="string">
            <text:p>Pollack</text:p>
          </table:table-cell>
          <table:table-cell table:style-name="ce179"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79" table:formula="of:=MROUND(TRUNC([.M125];1);0.5)" office:value-type="float" office:value="0" calcext:value-type="float">
            <text:p>0</text:p>
          </table:table-cell>
          <table:table-cell table:style-name="ce97"/>
          <table:table-cell table:style-name="ce179"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6]" office:value-type="string" office:string-value="Jesse" calcext:value-type="string">
            <text:p>Jesse</text:p>
          </table:table-cell>
          <table:table-cell table:style-name="ce179" table:formula="of:=[$'Student Info'.C126]" office:value-type="string" office:string-value="Leijdekker" calcext:value-type="string">
            <text:p>Leijdekker</text:p>
          </table:table-cell>
          <table:table-cell table:style-name="ce179"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79" table:formula="of:=MROUND(TRUNC([.M126];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27]" office:value-type="float" office:value="63" calcext:value-type="float" table:number-columns-spanned="1" table:number-rows-spanned="2">
            <text:p>63</text:p>
          </table:table-cell>
          <table:table-cell table:style-name="ce179" table:formula="of:=[$'Student Info'.D127]" office:value-type="string" office:string-value="George" calcext:value-type="string">
            <text:p>George</text:p>
          </table:table-cell>
          <table:table-cell table:style-name="ce179" table:formula="of:=[$'Student Info'.C127]" office:value-type="string" office:string-value="Vitanov" calcext:value-type="string">
            <text:p>Vitanov</text:p>
          </table:table-cell>
          <table:table-cell table:style-name="ce179"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79" table:formula="of:=MROUND(TRUNC([.M127];1);0.5)" office:value-type="float" office:value="0" calcext:value-type="float">
            <text:p>0</text:p>
          </table:table-cell>
          <table:table-cell table:style-name="ce97"/>
          <table:table-cell table:style-name="ce179"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28]" office:value-type="string" office:string-value="Csaba" calcext:value-type="string">
            <text:p>Csaba</text:p>
          </table:table-cell>
          <table:table-cell table:style-name="ce179" table:formula="of:=[$'Student Info'.C128]" office:value-type="string" office:string-value="Balla-Somogyi" calcext:value-type="string">
            <text:p>Balla-Somogyi</text:p>
          </table:table-cell>
          <table:table-cell table:style-name="ce179"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79" table:formula="of:=MROUND(TRUNC([.M128];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29]" office:value-type="float" office:value="64" calcext:value-type="float" table:number-columns-spanned="1" table:number-rows-spanned="2">
            <text:p>64</text:p>
          </table:table-cell>
          <table:table-cell table:style-name="ce179" table:formula="of:=[$'Student Info'.D129]" office:value-type="float" office:value="0" calcext:value-type="float">
            <text:p>0</text:p>
          </table:table-cell>
          <table:table-cell table:style-name="ce179" table:formula="of:=[$'Student Info'.C129]" office:value-type="float" office:value="0" calcext:value-type="float">
            <text:p>0</text:p>
          </table:table-cell>
          <table:table-cell table:style-name="ce179"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79" table:formula="of:=MROUND(TRUNC([.M129];1);0.5)" office:value-type="float" office:value="0" calcext:value-type="float">
            <text:p>0</text:p>
          </table:table-cell>
          <table:table-cell table:style-name="ce97"/>
          <table:table-cell table:style-name="ce179"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30]" office:value-type="string" office:string-value="Dong" calcext:value-type="string">
            <text:p>Dong</text:p>
          </table:table-cell>
          <table:table-cell table:style-name="ce179" table:formula="of:=[$'Student Info'.C130]" office:value-type="string" office:string-value="Shen" calcext:value-type="string">
            <text:p>Shen</text:p>
          </table:table-cell>
          <table:table-cell table:style-name="ce179"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79" table:formula="of:=MROUND(TRUNC([.M130];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1]" office:value-type="float" office:value="65" calcext:value-type="float" table:number-columns-spanned="1" table:number-rows-spanned="2">
            <text:p>65</text:p>
          </table:table-cell>
          <table:table-cell table:style-name="ce179" table:formula="of:=[$'Student Info'.D131]" office:value-type="string" office:string-value="Jingru" calcext:value-type="string">
            <text:p>Jingru</text:p>
          </table:table-cell>
          <table:table-cell table:style-name="ce179" table:formula="of:=[$'Student Info'.C131]" office:value-type="string" office:string-value="Feng" calcext:value-type="string">
            <text:p>Feng</text:p>
          </table:table-cell>
          <table:table-cell table:style-name="ce179"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7.05" calcext:value-type="float">
            <text:p>7.05</text:p>
          </table:table-cell>
          <table:table-cell table:style-name="ce94" table:formula="of:=ROUND([.M131];1)" office:value-type="float" office:value="7.1" calcext:value-type="float">
            <text:p>7.1</text:p>
          </table:table-cell>
          <table:table-cell table:style-name="ce179" table:formula="of:=MROUND(TRUNC([.M131];1);0.5)" office:value-type="float" office:value="7" calcext:value-type="float">
            <text:p>7</text:p>
          </table:table-cell>
          <table:table-cell table:style-name="ce97"/>
          <table:table-cell table:style-name="ce179"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32]" office:value-type="string" office:string-value="Tomaso" calcext:value-type="string">
            <text:p>Tomaso</text:p>
          </table:table-cell>
          <table:table-cell table:style-name="ce179" table:formula="of:=[$'Student Info'.C132]" office:value-type="string" office:string-value="De Ponti" calcext:value-type="string">
            <text:p>De Ponti</text:p>
          </table:table-cell>
          <table:table-cell table:style-name="ce179"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7.05" calcext:value-type="float">
            <text:p>7.05</text:p>
          </table:table-cell>
          <table:table-cell table:style-name="ce94" table:formula="of:=ROUND([.M132];1)" office:value-type="float" office:value="7.1" calcext:value-type="float">
            <text:p>7.1</text:p>
          </table:table-cell>
          <table:table-cell table:style-name="ce179" table:formula="of:=MROUND(TRUNC([.M132];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3]" office:value-type="float" office:value="66" calcext:value-type="float" table:number-columns-spanned="1" table:number-rows-spanned="2">
            <text:p>66</text:p>
          </table:table-cell>
          <table:table-cell table:style-name="ce179" table:formula="of:=[$'Student Info'.D133]" office:value-type="string" office:string-value="Pietro" calcext:value-type="string">
            <text:p>Pietro</text:p>
          </table:table-cell>
          <table:table-cell table:style-name="ce179" table:formula="of:=[$'Student Info'.C133]" office:value-type="string" office:string-value="Campolucci" calcext:value-type="string">
            <text:p>Campolucci</text:p>
          </table:table-cell>
          <table:table-cell table:style-name="ce179"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5" calcext:value-type="float">
            <text:p>35</text:p>
          </table:table-cell>
          <table:table-cell table:style-name="ce83" table:formula="of:=[$Sheet5.E133]" office:value-type="float" office:value="10" calcext:value-type="float">
            <text:p>1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7.8" calcext:value-type="float">
            <text:p>7.8</text:p>
          </table:table-cell>
          <table:table-cell table:style-name="ce94" table:formula="of:=ROUND([.M133];1)" office:value-type="float" office:value="7.8" calcext:value-type="float">
            <text:p>7.8</text:p>
          </table:table-cell>
          <table:table-cell table:style-name="ce179" table:formula="of:=MROUND(TRUNC([.M133];1);0.5)" office:value-type="float" office:value="8" calcext:value-type="float">
            <text:p>8</text:p>
          </table:table-cell>
          <table:table-cell table:style-name="ce97"/>
          <table:table-cell table:style-name="ce179"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34]" office:value-type="string" office:string-value="Weronika" calcext:value-type="string">
            <text:p>Weronika</text:p>
          </table:table-cell>
          <table:table-cell table:style-name="ce179" table:formula="of:=[$'Student Info'.C134]" office:value-type="string" office:string-value="Dziarnowska" calcext:value-type="string">
            <text:p>Dziarnowska</text:p>
          </table:table-cell>
          <table:table-cell table:style-name="ce179"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5" calcext:value-type="float">
            <text:p>35</text:p>
          </table:table-cell>
          <table:table-cell table:style-name="ce84" table:formula="of:=[.H133]" office:value-type="float" office:value="10" calcext:value-type="float">
            <text:p>1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7.8" calcext:value-type="float">
            <text:p>7.8</text:p>
          </table:table-cell>
          <table:table-cell table:style-name="ce94" table:formula="of:=ROUND([.M134];1)" office:value-type="float" office:value="7.8" calcext:value-type="float">
            <text:p>7.8</text:p>
          </table:table-cell>
          <table:table-cell table:style-name="ce179" table:formula="of:=MROUND(TRUNC([.M134];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5]" office:value-type="float" office:value="67" calcext:value-type="float" table:number-columns-spanned="1" table:number-rows-spanned="2">
            <text:p>67</text:p>
          </table:table-cell>
          <table:table-cell table:style-name="ce179" table:formula="of:=[$'Student Info'.D135]" office:value-type="string" office:string-value="Adam" calcext:value-type="string">
            <text:p>Adam</text:p>
          </table:table-cell>
          <table:table-cell table:style-name="ce179" table:formula="of:=[$'Student Info'.C135]" office:value-type="string" office:string-value="Świderski" calcext:value-type="string">
            <text:p>Świderski</text:p>
          </table:table-cell>
          <table:table-cell table:style-name="ce179"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8" calcext:value-type="float">
            <text:p>8</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6.53" calcext:value-type="float">
            <text:p>6.53</text:p>
          </table:table-cell>
          <table:table-cell table:style-name="ce94" table:formula="of:=ROUND([.M135];1)" office:value-type="float" office:value="6.5" calcext:value-type="float">
            <text:p>6.5</text:p>
          </table:table-cell>
          <table:table-cell table:style-name="ce179" table:formula="of:=MROUND(TRUNC([.M135];1);0.5)" office:value-type="float" office:value="6.5" calcext:value-type="float">
            <text:p>6.5</text:p>
          </table:table-cell>
          <table:table-cell table:style-name="ce97"/>
          <table:table-cell table:style-name="ce179"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36]" office:value-type="string" office:string-value="Kevin" calcext:value-type="string">
            <text:p>Kevin</text:p>
          </table:table-cell>
          <table:table-cell table:style-name="ce179" table:formula="of:=[$'Student Info'.C136]" office:value-type="string" office:string-value="Voogd" calcext:value-type="string">
            <text:p>Voogd</text:p>
          </table:table-cell>
          <table:table-cell table:style-name="ce179"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8" calcext:value-type="float">
            <text:p>8</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6.53" calcext:value-type="float">
            <text:p>6.53</text:p>
          </table:table-cell>
          <table:table-cell table:style-name="ce94" table:formula="of:=ROUND([.M136];1)" office:value-type="float" office:value="6.5" calcext:value-type="float">
            <text:p>6.5</text:p>
          </table:table-cell>
          <table:table-cell table:style-name="ce179" table:formula="of:=MROUND(TRUNC([.M136];1);0.5)" office:value-type="float" office:value="6.5" calcext:value-type="float">
            <text:p>6.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7]" office:value-type="float" office:value="68" calcext:value-type="float" table:number-columns-spanned="1" table:number-rows-spanned="2">
            <text:p>68</text:p>
          </table:table-cell>
          <table:table-cell table:style-name="ce179" table:formula="of:=[$'Student Info'.D137]" office:value-type="string" office:string-value="Lonit" calcext:value-type="string">
            <text:p>Lonit</text:p>
          </table:table-cell>
          <table:table-cell table:style-name="ce179" table:formula="of:=[$'Student Info'.C137]" office:value-type="string" office:string-value="Peeters" calcext:value-type="string">
            <text:p>Peeters</text:p>
          </table:table-cell>
          <table:table-cell table:style-name="ce179"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7" calcext:value-type="float">
            <text:p>7</text:p>
          </table:table-cell>
          <table:table-cell table:style-name="ce94" table:formula="of:=ROUND([.M137];1)" office:value-type="float" office:value="7" calcext:value-type="float">
            <text:p>7.0</text:p>
          </table:table-cell>
          <table:table-cell table:style-name="ce179" table:formula="of:=MROUND(TRUNC([.M137];1);0.5)" office:value-type="float" office:value="7" calcext:value-type="float">
            <text:p>7</text:p>
          </table:table-cell>
          <table:table-cell table:style-name="ce97"/>
          <table:table-cell table:style-name="ce179"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38]" office:value-type="string" office:string-value="Dens" calcext:value-type="string">
            <text:p>Dens</text:p>
          </table:table-cell>
          <table:table-cell table:style-name="ce179" table:formula="of:=[$'Student Info'.C138]" office:value-type="string" office:string-value="Grashof" calcext:value-type="string">
            <text:p>Grashof</text:p>
          </table:table-cell>
          <table:table-cell table:style-name="ce179"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7" calcext:value-type="float">
            <text:p>7</text:p>
          </table:table-cell>
          <table:table-cell table:style-name="ce94" table:formula="of:=ROUND([.M138];1)" office:value-type="float" office:value="7" calcext:value-type="float">
            <text:p>7.0</text:p>
          </table:table-cell>
          <table:table-cell table:style-name="ce179" table:formula="of:=MROUND(TRUNC([.M138];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39]" office:value-type="float" office:value="69" calcext:value-type="float" table:number-columns-spanned="1" table:number-rows-spanned="2">
            <text:p>69</text:p>
          </table:table-cell>
          <table:table-cell table:style-name="ce179" table:formula="of:=[$'Student Info'.D139]" office:value-type="string" office:string-value="Wilbert" calcext:value-type="string">
            <text:p>Wilbert</text:p>
          </table:table-cell>
          <table:table-cell table:style-name="ce179" table:formula="of:=[$'Student Info'.C139]" office:value-type="string" office:string-value="ter Haar" calcext:value-type="string">
            <text:p>ter Haar</text:p>
          </table:table-cell>
          <table:table-cell table:style-name="ce179"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7" calcext:value-type="float">
            <text:p>7</text:p>
          </table:table-cell>
          <table:table-cell table:style-name="ce94" table:formula="of:=ROUND([.M139];1)" office:value-type="float" office:value="7" calcext:value-type="float">
            <text:p>7.0</text:p>
          </table:table-cell>
          <table:table-cell table:style-name="ce179" table:formula="of:=MROUND(TRUNC([.M139];1);0.5)" office:value-type="float" office:value="7" calcext:value-type="float">
            <text:p>7</text:p>
          </table:table-cell>
          <table:table-cell table:style-name="ce97"/>
          <table:table-cell table:style-name="ce179"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0]" office:value-type="string" office:string-value="Kenneth" calcext:value-type="string">
            <text:p>Kenneth</text:p>
          </table:table-cell>
          <table:table-cell table:style-name="ce179" table:formula="of:=[$'Student Info'.C140]" office:value-type="string" office:string-value="Pasma" calcext:value-type="string">
            <text:p>Pasma</text:p>
          </table:table-cell>
          <table:table-cell table:style-name="ce179"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7" calcext:value-type="float">
            <text:p>7</text:p>
          </table:table-cell>
          <table:table-cell table:style-name="ce94" table:formula="of:=ROUND([.M140];1)" office:value-type="float" office:value="7" calcext:value-type="float">
            <text:p>7.0</text:p>
          </table:table-cell>
          <table:table-cell table:style-name="ce179" table:formula="of:=MROUND(TRUNC([.M140];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41]" office:value-type="float" office:value="70" calcext:value-type="float" table:number-columns-spanned="1" table:number-rows-spanned="2">
            <text:p>70</text:p>
          </table:table-cell>
          <table:table-cell table:style-name="ce179" table:formula="of:=[$'Student Info'.D141]" office:value-type="string" office:string-value="wouter" calcext:value-type="string">
            <text:p>wouter</text:p>
          </table:table-cell>
          <table:table-cell table:style-name="ce179" table:formula="of:=[$'Student Info'.C141]" office:value-type="string" office:string-value="Kok" calcext:value-type="string">
            <text:p>Kok</text:p>
          </table:table-cell>
          <table:table-cell table:style-name="ce179"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33.5" calcext:value-type="float">
            <text:p>33.5</text:p>
          </table:table-cell>
          <table:table-cell table:style-name="ce83" table:formula="of:=[$Sheet5.E141]" office:value-type="float" office:value="10" calcext:value-type="float">
            <text:p>1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8.05" calcext:value-type="float">
            <text:p>8.05</text:p>
          </table:table-cell>
          <table:table-cell table:style-name="ce94" table:formula="of:=ROUND([.M141];1)" office:value-type="float" office:value="8.1" calcext:value-type="float">
            <text:p>8.1</text:p>
          </table:table-cell>
          <table:table-cell table:style-name="ce179" table:formula="of:=MROUND(TRUNC([.M141];1);0.5)" office:value-type="float" office:value="8" calcext:value-type="float">
            <text:p>8</text:p>
          </table:table-cell>
          <table:table-cell table:style-name="ce97"/>
          <table:table-cell table:style-name="ce179"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2]" office:value-type="string" office:string-value="Pierre-Antoine" calcext:value-type="string">
            <text:p>Pierre-Antoine</text:p>
          </table:table-cell>
          <table:table-cell table:style-name="ce179" table:formula="of:=[$'Student Info'.C142]" office:value-type="string" office:string-value="Denarié" calcext:value-type="string">
            <text:p>Denarié</text:p>
          </table:table-cell>
          <table:table-cell table:style-name="ce179"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33.5" calcext:value-type="float">
            <text:p>33.5</text:p>
          </table:table-cell>
          <table:table-cell table:style-name="ce84" table:formula="of:=[.H141]" office:value-type="float" office:value="10" calcext:value-type="float">
            <text:p>1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8.05" calcext:value-type="float">
            <text:p>8.05</text:p>
          </table:table-cell>
          <table:table-cell table:style-name="ce94" table:formula="of:=ROUND([.M142];1)" office:value-type="float" office:value="8.1" calcext:value-type="float">
            <text:p>8.1</text:p>
          </table:table-cell>
          <table:table-cell table:style-name="ce179" table:formula="of:=MROUND(TRUNC([.M142];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43]" office:value-type="float" office:value="71" calcext:value-type="float" table:number-columns-spanned="1" table:number-rows-spanned="2">
            <text:p>71</text:p>
          </table:table-cell>
          <table:table-cell table:style-name="ce179" table:formula="of:=[$'Student Info'.D143]" office:value-type="string" office:string-value="Michiel" calcext:value-type="string">
            <text:p>Michiel</text:p>
          </table:table-cell>
          <table:table-cell table:style-name="ce179" table:formula="of:=[$'Student Info'.C143]" office:value-type="string" office:string-value="Kockelkoren" calcext:value-type="string">
            <text:p>Kockelkoren</text:p>
          </table:table-cell>
          <table:table-cell table:style-name="ce179"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0" calcext:value-type="float">
            <text:p>30</text:p>
          </table:table-cell>
          <table:table-cell table:style-name="ce83" table:formula="of:=[$Sheet5.E143]" office:value-type="float" office:value="9" calcext:value-type="float">
            <text:p>9</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7.6" calcext:value-type="float">
            <text:p>7.6</text:p>
          </table:table-cell>
          <table:table-cell table:style-name="ce94" table:formula="of:=ROUND([.M143];1)" office:value-type="float" office:value="7.6" calcext:value-type="float">
            <text:p>7.6</text:p>
          </table:table-cell>
          <table:table-cell table:style-name="ce179" table:formula="of:=MROUND(TRUNC([.M143];1);0.5)" office:value-type="float" office:value="7.5" calcext:value-type="float">
            <text:p>7.5</text:p>
          </table:table-cell>
          <table:table-cell table:style-name="ce97"/>
          <table:table-cell table:style-name="ce179"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4]" office:value-type="string" office:string-value="Bart" calcext:value-type="string">
            <text:p>Bart</text:p>
          </table:table-cell>
          <table:table-cell table:style-name="ce179" table:formula="of:=[$'Student Info'.C144]" office:value-type="string" office:string-value="Swens" calcext:value-type="string">
            <text:p>Swens</text:p>
          </table:table-cell>
          <table:table-cell table:style-name="ce179"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0" calcext:value-type="float">
            <text:p>30</text:p>
          </table:table-cell>
          <table:table-cell table:style-name="ce84" table:formula="of:=[.H143]" office:value-type="float" office:value="9" calcext:value-type="float">
            <text:p>9</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7.6" calcext:value-type="float">
            <text:p>7.6</text:p>
          </table:table-cell>
          <table:table-cell table:style-name="ce94" table:formula="of:=ROUND([.M144];1)" office:value-type="float" office:value="7.6" calcext:value-type="float">
            <text:p>7.6</text:p>
          </table:table-cell>
          <table:table-cell table:style-name="ce179" table:formula="of:=MROUND(TRUNC([.M144];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45]" office:value-type="float" office:value="72" calcext:value-type="float" table:number-columns-spanned="1" table:number-rows-spanned="2">
            <text:p>72</text:p>
          </table:table-cell>
          <table:table-cell table:style-name="ce179" table:formula="of:=[$'Student Info'.D145]" office:value-type="string" office:string-value="Pepijn" calcext:value-type="string">
            <text:p>Pepijn</text:p>
          </table:table-cell>
          <table:table-cell table:style-name="ce179" table:formula="of:=[$'Student Info'.C145]" office:value-type="string" office:string-value="Hassan" calcext:value-type="string">
            <text:p>Hassan</text:p>
          </table:table-cell>
          <table:table-cell table:style-name="ce179"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8.5" calcext:value-type="float">
            <text:p>28.5</text:p>
          </table:table-cell>
          <table:table-cell table:style-name="ce83" table:formula="of:=[$Sheet5.E145]" office:value-type="float" office:value="10" calcext:value-type="float">
            <text:p>1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5" calcext:value-type="float">
            <text:p>7.35</text:p>
          </table:table-cell>
          <table:table-cell table:style-name="ce94" table:formula="of:=ROUND([.M145];1)" office:value-type="float" office:value="7.4" calcext:value-type="float">
            <text:p>7.4</text:p>
          </table:table-cell>
          <table:table-cell table:style-name="ce179" table:formula="of:=MROUND(TRUNC([.M145];1);0.5)" office:value-type="float" office:value="7.5" calcext:value-type="float">
            <text:p>7.5</text:p>
          </table:table-cell>
          <table:table-cell table:style-name="ce97"/>
          <table:table-cell table:style-name="ce179"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6]" office:value-type="string" office:string-value="Daam" calcext:value-type="string">
            <text:p>Daam</text:p>
          </table:table-cell>
          <table:table-cell table:style-name="ce179" table:formula="of:=[$'Student Info'.C146]" office:value-type="string" office:string-value="Schoon" calcext:value-type="string">
            <text:p>Schoon</text:p>
          </table:table-cell>
          <table:table-cell table:style-name="ce179"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8.5" calcext:value-type="float">
            <text:p>28.5</text:p>
          </table:table-cell>
          <table:table-cell table:style-name="ce84" table:formula="of:=[.H145]" office:value-type="float" office:value="10" calcext:value-type="float">
            <text:p>1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5" calcext:value-type="float">
            <text:p>7.35</text:p>
          </table:table-cell>
          <table:table-cell table:style-name="ce94" table:formula="of:=ROUND([.M146];1)" office:value-type="float" office:value="7.4" calcext:value-type="float">
            <text:p>7.4</text:p>
          </table:table-cell>
          <table:table-cell table:style-name="ce179" table:formula="of:=MROUND(TRUNC([.M146];1);0.5)" office:value-type="float" office:value="7.5" calcext:value-type="float">
            <text:p>7.5</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47]" office:value-type="float" office:value="73" calcext:value-type="float" table:number-columns-spanned="1" table:number-rows-spanned="2">
            <text:p>73</text:p>
          </table:table-cell>
          <table:table-cell table:style-name="ce179" table:formula="of:=[$'Student Info'.D147]" office:value-type="string" office:string-value="Victor" calcext:value-type="string">
            <text:p>Victor</text:p>
          </table:table-cell>
          <table:table-cell table:style-name="ce179" table:formula="of:=[$'Student Info'.C147]" office:value-type="string" office:string-value="Guillet" calcext:value-type="string">
            <text:p>Guillet</text:p>
          </table:table-cell>
          <table:table-cell table:style-name="ce179"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6.9" calcext:value-type="float">
            <text:p>6.9</text:p>
          </table:table-cell>
          <table:table-cell table:style-name="ce94" table:formula="of:=ROUND([.M147];1)" office:value-type="float" office:value="6.9" calcext:value-type="float">
            <text:p>6.9</text:p>
          </table:table-cell>
          <table:table-cell table:style-name="ce179" table:formula="of:=MROUND(TRUNC([.M147];1);0.5)" office:value-type="float" office:value="7" calcext:value-type="float">
            <text:p>7</text:p>
          </table:table-cell>
          <table:table-cell table:style-name="ce97"/>
          <table:table-cell table:style-name="ce179"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48]" office:value-type="string" office:string-value="Sjoerd" calcext:value-type="string">
            <text:p>Sjoerd</text:p>
          </table:table-cell>
          <table:table-cell table:style-name="ce179" table:formula="of:=[$'Student Info'.C148]" office:value-type="string" office:string-value="van Vliet" calcext:value-type="string">
            <text:p>van Vliet</text:p>
          </table:table-cell>
          <table:table-cell table:style-name="ce179"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6.9" calcext:value-type="float">
            <text:p>6.9</text:p>
          </table:table-cell>
          <table:table-cell table:style-name="ce94" table:formula="of:=ROUND([.M148];1)" office:value-type="float" office:value="6.9" calcext:value-type="float">
            <text:p>6.9</text:p>
          </table:table-cell>
          <table:table-cell table:style-name="ce179" table:formula="of:=MROUND(TRUNC([.M148];1);0.5)" office:value-type="float" office:value="7" calcext:value-type="float">
            <text:p>7</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49]" office:value-type="float" office:value="74" calcext:value-type="float" table:number-columns-spanned="1" table:number-rows-spanned="2">
            <text:p>74</text:p>
          </table:table-cell>
          <table:table-cell table:style-name="ce179" table:formula="of:=[$'Student Info'.D149]" office:value-type="string" office:string-value="Simon" calcext:value-type="string">
            <text:p>Simon</text:p>
          </table:table-cell>
          <table:table-cell table:style-name="ce179" table:formula="of:=[$'Student Info'.C149]" office:value-type="string" office:string-value="van Eeden" calcext:value-type="string">
            <text:p>van Eeden</text:p>
          </table:table-cell>
          <table:table-cell table:style-name="ce179"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7.85" calcext:value-type="float">
            <text:p>7.85</text:p>
          </table:table-cell>
          <table:table-cell table:style-name="ce94" table:formula="of:=ROUND([.M149];1)" office:value-type="float" office:value="7.9" calcext:value-type="float">
            <text:p>7.9</text:p>
          </table:table-cell>
          <table:table-cell table:style-name="ce179" table:formula="of:=MROUND(TRUNC([.M149];1);0.5)" office:value-type="float" office:value="8" calcext:value-type="float">
            <text:p>8</text:p>
          </table:table-cell>
          <table:table-cell table:style-name="ce97"/>
          <table:table-cell table:style-name="ce179"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50]" office:value-type="string" office:string-value="Chenyao" calcext:value-type="string">
            <text:p>Chenyao</text:p>
          </table:table-cell>
          <table:table-cell table:style-name="ce179" table:formula="of:=[$'Student Info'.C150]" office:value-type="string" office:string-value="Wang" calcext:value-type="string">
            <text:p>Wang</text:p>
          </table:table-cell>
          <table:table-cell table:style-name="ce179"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7.85" calcext:value-type="float">
            <text:p>7.85</text:p>
          </table:table-cell>
          <table:table-cell table:style-name="ce94" table:formula="of:=ROUND([.M150];1)" office:value-type="float" office:value="7.9" calcext:value-type="float">
            <text:p>7.9</text:p>
          </table:table-cell>
          <table:table-cell table:style-name="ce179" table:formula="of:=MROUND(TRUNC([.M150];1);0.5)" office:value-type="float" office:value="8" calcext:value-type="float">
            <text:p>8</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1]" office:value-type="float" office:value="75" calcext:value-type="float" table:number-columns-spanned="1" table:number-rows-spanned="2">
            <text:p>75</text:p>
          </table:table-cell>
          <table:table-cell table:style-name="ce179" table:formula="of:=[$'Student Info'.D151]" office:value-type="string" office:string-value="Chengming" calcext:value-type="string">
            <text:p>Chengming</text:p>
          </table:table-cell>
          <table:table-cell table:style-name="ce179" table:formula="of:=[$'Student Info'.C151]" office:value-type="string" office:string-value="Feng" calcext:value-type="string">
            <text:p>Feng</text:p>
          </table:table-cell>
          <table:table-cell table:style-name="ce179"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0" calcext:value-type="float">
            <text:p>30</text:p>
          </table:table-cell>
          <table:table-cell table:style-name="ce83" table:formula="of:=[$Sheet5.E151]" office:value-type="float" office:value="10" calcext:value-type="float">
            <text:p>1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7.2" calcext:value-type="float">
            <text:p>7.2</text:p>
          </table:table-cell>
          <table:table-cell table:style-name="ce94" table:formula="of:=ROUND([.M151];1)" office:value-type="float" office:value="7.2" calcext:value-type="float">
            <text:p>7.2</text:p>
          </table:table-cell>
          <table:table-cell table:style-name="ce179" table:formula="of:=MROUND(TRUNC([.M151];1);0.5)" office:value-type="float" office:value="7" calcext:value-type="float">
            <text:p>7</text:p>
          </table:table-cell>
          <table:table-cell table:style-name="ce97"/>
          <table:table-cell table:style-name="ce179"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52]" office:value-type="string" office:string-value="Wouter" calcext:value-type="string">
            <text:p>Wouter</text:p>
          </table:table-cell>
          <table:table-cell table:style-name="ce179" table:formula="of:=[$'Student Info'.C152]" office:value-type="string" office:string-value="Spek" calcext:value-type="string">
            <text:p>Spek</text:p>
          </table:table-cell>
          <table:table-cell table:style-name="ce179"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79" table:formula="of:=MROUND(TRUNC([.M152];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3]" office:value-type="float" office:value="76" calcext:value-type="float" table:number-columns-spanned="1" table:number-rows-spanned="2">
            <text:p>76</text:p>
          </table:table-cell>
          <table:table-cell table:style-name="ce179" table:formula="of:=[$'Student Info'.D153]" office:value-type="string" office:string-value="Tamás" calcext:value-type="string">
            <text:p>Tamás</text:p>
          </table:table-cell>
          <table:table-cell table:style-name="ce179" table:formula="of:=[$'Student Info'.C153]" office:value-type="string" office:string-value="Nagy Zámbó" calcext:value-type="string">
            <text:p>Nagy Zámbó</text:p>
          </table:table-cell>
          <table:table-cell table:style-name="ce179"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2.2" calcext:value-type="float">
            <text:p>2.2</text:p>
          </table:table-cell>
          <table:table-cell table:style-name="ce94" table:formula="of:=ROUND([.M153];1)" office:value-type="float" office:value="2.2" calcext:value-type="float">
            <text:p>2.2</text:p>
          </table:table-cell>
          <table:table-cell table:style-name="ce179" table:formula="of:=MROUND(TRUNC([.M153];1);0.5)" office:value-type="float" office:value="2" calcext:value-type="float">
            <text:p>2</text:p>
          </table:table-cell>
          <table:table-cell table:style-name="ce97"/>
          <table:table-cell table:style-name="ce179"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54]" office:value-type="string" office:string-value="Changrui" calcext:value-type="string">
            <text:p>Changrui</text:p>
          </table:table-cell>
          <table:table-cell table:style-name="ce179" table:formula="of:=[$'Student Info'.C154]" office:value-type="string" office:string-value="Liu" calcext:value-type="string">
            <text:p>Liu</text:p>
          </table:table-cell>
          <table:table-cell table:style-name="ce179"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79" table:formula="of:=MROUND(TRUNC([.M154];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5]" office:value-type="float" office:value="77" calcext:value-type="float" table:number-columns-spanned="1" table:number-rows-spanned="2">
            <text:p>77</text:p>
          </table:table-cell>
          <table:table-cell table:style-name="ce179" table:formula="of:=[$'Student Info'.D155]" office:value-type="string" office:string-value="Huamin" calcext:value-type="string">
            <text:p>Huamin</text:p>
          </table:table-cell>
          <table:table-cell table:style-name="ce179" table:formula="of:=[$'Student Info'.C155]" office:value-type="string" office:string-value="Liu" calcext:value-type="string">
            <text:p>Liu</text:p>
          </table:table-cell>
          <table:table-cell table:style-name="ce179"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5.75" calcext:value-type="float">
            <text:p>5.75</text:p>
          </table:table-cell>
          <table:table-cell table:style-name="ce94" table:formula="of:=ROUND([.M155];1)" office:value-type="float" office:value="5.8" calcext:value-type="float">
            <text:p>5.8</text:p>
          </table:table-cell>
          <table:table-cell table:style-name="ce179" table:formula="of:=MROUND(TRUNC([.M155];1);0.5)" office:value-type="float" office:value="5.5" calcext:value-type="float">
            <text:p>5.5</text:p>
          </table:table-cell>
          <table:table-cell table:style-name="ce97"/>
          <table:table-cell table:style-name="ce179"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56]" office:value-type="float" office:value="0" calcext:value-type="float">
            <text:p>0</text:p>
          </table:table-cell>
          <table:table-cell table:style-name="ce179" table:formula="of:=[$'Student Info'.C156]" office:value-type="float" office:value="0" calcext:value-type="float">
            <text:p>0</text:p>
          </table:table-cell>
          <table:table-cell table:style-name="ce179"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79" table:formula="of:=MROUND(TRUNC([.M156];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7]" office:value-type="float" office:value="78" calcext:value-type="float" table:number-columns-spanned="1" table:number-rows-spanned="2">
            <text:p>78</text:p>
          </table:table-cell>
          <table:table-cell table:style-name="ce179" table:formula="of:=[$'Student Info'.D157]" office:value-type="float" office:value="0" calcext:value-type="float">
            <text:p>0</text:p>
          </table:table-cell>
          <table:table-cell table:style-name="ce179" table:formula="of:=[$'Student Info'.C157]" office:value-type="float" office:value="0" calcext:value-type="float">
            <text:p>0</text:p>
          </table:table-cell>
          <table:table-cell table:style-name="ce179"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7.55" calcext:value-type="float">
            <text:p>7.55</text:p>
          </table:table-cell>
          <table:table-cell table:style-name="ce94" table:formula="of:=ROUND([.M157];1)" office:value-type="float" office:value="7.6" calcext:value-type="float">
            <text:p>7.6</text:p>
          </table:table-cell>
          <table:table-cell table:style-name="ce179" table:formula="of:=MROUND(TRUNC([.M157];1);0.5)" office:value-type="float" office:value="7.5" calcext:value-type="float">
            <text:p>7.5</text:p>
          </table:table-cell>
          <table:table-cell table:style-name="ce97"/>
          <table:table-cell table:style-name="ce179"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58]" office:value-type="float" office:value="0" calcext:value-type="float">
            <text:p>0</text:p>
          </table:table-cell>
          <table:table-cell table:style-name="ce179" table:formula="of:=[$'Student Info'.C158]" office:value-type="float" office:value="0" calcext:value-type="float">
            <text:p>0</text:p>
          </table:table-cell>
          <table:table-cell table:style-name="ce179"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79" table:formula="of:=MROUND(TRUNC([.M158];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59]" office:value-type="float" office:value="79" calcext:value-type="float" table:number-columns-spanned="1" table:number-rows-spanned="2">
            <text:p>79</text:p>
          </table:table-cell>
          <table:table-cell table:style-name="ce179" table:formula="of:=[$'Student Info'.D159]" office:value-type="float" office:value="0" calcext:value-type="float">
            <text:p>0</text:p>
          </table:table-cell>
          <table:table-cell table:style-name="ce179" table:formula="of:=[$'Student Info'.C159]" office:value-type="float" office:value="0" calcext:value-type="float">
            <text:p>0</text:p>
          </table:table-cell>
          <table:table-cell table:style-name="ce179"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1" calcext:value-type="float">
            <text:p>31</text:p>
          </table:table-cell>
          <table:table-cell table:style-name="ce83" table:formula="of:=[$Sheet5.E159]" office:value-type="float" office:value="10" calcext:value-type="float">
            <text:p>1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7.75" calcext:value-type="float">
            <text:p>7.75</text:p>
          </table:table-cell>
          <table:table-cell table:style-name="ce94" table:formula="of:=ROUND([.M159];1)" office:value-type="float" office:value="7.8" calcext:value-type="float">
            <text:p>7.8</text:p>
          </table:table-cell>
          <table:table-cell table:style-name="ce179" table:formula="of:=MROUND(TRUNC([.M159];1);0.5)" office:value-type="float" office:value="7.5" calcext:value-type="float">
            <text:p>7.5</text:p>
          </table:table-cell>
          <table:table-cell table:style-name="ce97"/>
          <table:table-cell table:style-name="ce179"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60]" office:value-type="float" office:value="0" calcext:value-type="float">
            <text:p>0</text:p>
          </table:table-cell>
          <table:table-cell table:style-name="ce179" table:formula="of:=[$'Student Info'.C160]" office:value-type="float" office:value="0" calcext:value-type="float">
            <text:p>0</text:p>
          </table:table-cell>
          <table:table-cell table:style-name="ce179"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79" table:formula="of:=MROUND(TRUNC([.M160];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1">
          <table:table-cell table:style-name="ce179" table:formula="of:=[$Sheet5.A161]" office:value-type="float" office:value="80" calcext:value-type="float" table:number-columns-spanned="1" table:number-rows-spanned="2">
            <text:p>80</text:p>
          </table:table-cell>
          <table:table-cell table:style-name="ce179" table:formula="of:=[$'Student Info'.D161]" office:value-type="float" office:value="0" calcext:value-type="float">
            <text:p>0</text:p>
          </table:table-cell>
          <table:table-cell table:style-name="ce179" table:formula="of:=[$'Student Info'.C161]" office:value-type="float" office:value="0" calcext:value-type="float">
            <text:p>0</text:p>
          </table:table-cell>
          <table:table-cell table:style-name="ce179"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7.7" calcext:value-type="float">
            <text:p>7.7</text:p>
          </table:table-cell>
          <table:table-cell table:style-name="ce94" table:formula="of:=ROUND([.M161];1)" office:value-type="float" office:value="7.7" calcext:value-type="float">
            <text:p>7.7</text:p>
          </table:table-cell>
          <table:table-cell table:style-name="ce179" table:formula="of:=MROUND(TRUNC([.M161];1);0.5)" office:value-type="float" office:value="7.5" calcext:value-type="float">
            <text:p>7.5</text:p>
          </table:table-cell>
          <table:table-cell table:style-name="ce97"/>
          <table:table-cell table:style-name="ce179"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1">
          <table:covered-table-cell table:style-name="ce179"/>
          <table:table-cell table:style-name="ce179" table:formula="of:=[$'Student Info'.D162]" office:value-type="float" office:value="0" calcext:value-type="float">
            <text:p>0</text:p>
          </table:table-cell>
          <table:table-cell table:style-name="ce179" table:formula="of:=[$'Student Info'.C162]" office:value-type="float" office:value="0" calcext:value-type="float">
            <text:p>0</text:p>
          </table:table-cell>
          <table:table-cell table:style-name="ce179"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79" table:formula="of:=MROUND(TRUNC([.M162];1);0.5)" office:value-type="float" office:value="0" calcext:value-type="float">
            <text:p>0</text:p>
          </table:table-cell>
          <table:table-cell table:style-name="ce97"/>
          <table:covered-table-cell table:style-name="ce179"/>
          <table:table-cell table:style-name="ce97"/>
          <table:table-cell table:style-name="ce99" table:number-columns-repeated="7"/>
          <table:table-cell table:style-name="ce98" table:number-columns-repeated="40"/>
          <table:table-cell table:style-name="ce99" table:number-columns-repeated="959"/>
        </table:table-row>
        <table:table-row table:style-name="ro22" table:number-rows-repeated="1048413">
          <table:table-cell table:number-columns-repeated="1024"/>
        </table:table-row>
        <table:table-row table:style-name="ro22">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22">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2">
          <table:table-cell table:formula="of:=COUNTIF([$Results.$O$1:$Results.$O$1048576];[.A1])" office:value-type="float" office:value="18" calcext:value-type="float">
            <text:p>18</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1" calcext:value-type="float">
            <text:p>1</text:p>
          </table:table-cell>
          <table:table-cell table:formula="of:=COUNTIF([$Results.$O$1:$Results.$O$1048576];[.F1])" office:value-type="float" office:value="2" calcext:value-type="float">
            <text:p>2</text:p>
          </table:table-cell>
          <table:table-cell table:formula="of:=COUNTIF([$Results.$O$1:$Results.$O$1048576];[.G1])" office:value-type="float" office:value="0" calcext:value-type="float">
            <text:p>0</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2" calcext:value-type="float">
            <text:p>2</text:p>
          </table:table-cell>
          <table:table-cell table:formula="of:=COUNTIF([$Results.$O$1:$Results.$O$1048576];[.L1])" office:value-type="float" office:value="3" calcext:value-type="float">
            <text:p>3</text:p>
          </table:table-cell>
          <table:table-cell table:formula="of:=COUNTIF([$Results.$O$1:$Results.$O$1048576];[.M1])" office:value-type="float" office:value="0" calcext:value-type="float">
            <text:p>0</text:p>
          </table:table-cell>
          <table:table-cell table:formula="of:=COUNTIF([$Results.$O$1:$Results.$O$1048576];[.N1])" office:value-type="float" office:value="12" calcext:value-type="float">
            <text:p>12</text:p>
          </table:table-cell>
          <table:table-cell table:formula="of:=COUNTIF([$Results.$O$1:$Results.$O$1048576];[.O1])" office:value-type="float" office:value="31" calcext:value-type="float">
            <text:p>31</text:p>
          </table:table-cell>
          <table:table-cell table:formula="of:=COUNTIF([$Results.$O$1:$Results.$O$1048576];[.P1])" office:value-type="float" office:value="37" calcext:value-type="float">
            <text:p>37</text:p>
          </table:table-cell>
          <table:table-cell table:formula="of:=COUNTIF([$Results.$O$1:$Results.$O$1048576];[.Q1])" office:value-type="float" office:value="34" calcext:value-type="float">
            <text:p>34</text:p>
          </table:table-cell>
          <table:table-cell table:formula="of:=COUNTIF([$Results.$O$1:$Results.$O$1048576];[.R1])" office:value-type="float" office:value="20" calcext:value-type="float">
            <text:p>20</text:p>
          </table:table-cell>
          <table:table-cell table:formula="of:=COUNTIF([$Results.$O$1:$Results.$O$1048576];[.S1])" office:value-type="float" office:value="0" calcext:value-type="float">
            <text:p>0</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22">
          <table:table-cell table:number-columns-repeated="1024"/>
        </table:table-row>
        <table:table-row table:style-name="ro22">
          <table:table-cell>
            <draw:frame table:end-cell-address="Histograms.P36" table:end-x="4.95mm" table:end-y="1.61mm" draw:z-index="0" draw:name="Chart 1" draw:style-name="gr113"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2" table:number-rows-repeated="33">
          <table:table-cell table:number-columns-repeated="1024"/>
        </table:table-row>
        <table:table-row table:style-name="ro22">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2">
          <table:table-cell table:style-name="ce101" office:value-type="float" office:value="2021" calcext:value-type="float">
            <text:p>2021</text:p>
          </table:table-cell>
          <table:table-cell table:style-name="ce103" table:formula="of:=AVERAGE([$Results.N$1:$Results.N$1048576])" office:value-type="float" office:value="6.589375" calcext:value-type="float">
            <text:p>6.59</text:p>
          </table:table-cell>
          <table:table-cell table:style-name="ce103" table:formula="of:=MEDIAN([$Results.N$1:$Results.N$1048576])" office:value-type="float" office:value="7.5" calcext:value-type="float">
            <text:p>7.50</text:p>
          </table:table-cell>
          <table:table-cell table:formula="of:=COM.MICROSOFT.STDEV.P([$Results.N$1:$Results.N$1048576])" office:value-type="float" office:value="2.52293472158417" calcext:value-type="float">
            <text:p>2.52293472158417</text:p>
          </table:table-cell>
          <table:table-cell table:number-columns-repeated="1020"/>
        </table:table-row>
        <table:table-row table:style-name="ro22">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2">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2">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2" table:number-rows-repeated="1048533">
          <table:table-cell table:number-columns-repeated="1024"/>
        </table:table-row>
        <table:table-row table:style-name="ro22">
          <table:table-cell table:number-columns-repeated="1024"/>
        </table:table-row>
      </table:table>
      <table:table table:name="Student Info" table:style-name="ta4">
        <office:forms form:automatic-focus="false" form:apply-design-mode="false"/>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2">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2">
          <table:table-cell table:number-columns-repeated="1024"/>
        </table:table-row>
        <table:table-row table:style-name="ro23">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3">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3">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3">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3">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3">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3">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3">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3">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3">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3">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3">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3">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3">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3">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3">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3">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3">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3">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3">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3">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3">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3">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3">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3">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3">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3">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3">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3">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3">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3">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3">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3">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3">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3">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3">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3">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3">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3">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3">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3">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3">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3">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3">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3">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3">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3">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3">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3">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3">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3">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3">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3">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3">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3">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3">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3">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3">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3">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3">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3">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3">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3">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3">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3">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3">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3">
          <table:table-cell table:number-columns-repeated="5"/>
          <table:table-cell office:value-type="string" calcext:value-type="string">
            <text:p>Practical Assignment 62</text:p>
          </table:table-cell>
          <table:table-cell table:number-columns-repeated="1018"/>
        </table:table-row>
        <table:table-row table:style-name="ro23">
          <table:table-cell table:number-columns-repeated="5"/>
          <table:table-cell office:value-type="string" calcext:value-type="string">
            <text:p>Practical Assignment 63</text:p>
          </table:table-cell>
          <table:table-cell table:number-columns-repeated="1018"/>
        </table:table-row>
        <table:table-row table:style-name="ro23">
          <table:table-cell table:number-columns-repeated="5"/>
          <table:table-cell office:value-type="string" calcext:value-type="string">
            <text:p>Practical Assignment 64</text:p>
          </table:table-cell>
          <table:table-cell table:number-columns-repeated="1018"/>
        </table:table-row>
        <table:table-row table:style-name="ro23">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3">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3">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3">
          <table:table-cell table:number-columns-repeated="5"/>
          <table:table-cell office:value-type="string" calcext:value-type="string">
            <text:p>Practical Assignment 67</text:p>
          </table:table-cell>
          <table:table-cell table:number-columns-repeated="1018"/>
        </table:table-row>
        <table:table-row table:style-name="ro23">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3">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3">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3">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3">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3">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3">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3">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3">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3">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3">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3">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3">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3">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2" table:number-rows-repeated="1048420">
          <table:table-cell table:number-columns-repeated="1024"/>
        </table:table-row>
        <table:table-row table:style-name="ro22">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22">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2">
          <table:table-cell table:number-columns-repeated="1024"/>
        </table:table-row>
        <table:table-row table:style-name="ro22">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table:table-cell table:formula="of:=[$'Detailed Results'.$E$89]" office:value-type="float" office:value="10" calcext:value-type="float">
            <text:p>1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10" calcext:value-type="float">
            <text:p>10</text:p>
          </table:table-cell>
          <table:table-cell/>
          <table:table-cell table:formula="of:=[$'Detailed Results'.$G$89]" office:value-type="float" office:value="5" calcext:value-type="float">
            <text:p>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table:table-cell table:formula="of:=[$'Detailed Results'.$H$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9" calcext:value-type="float">
            <text:p>9</text:p>
          </table:table-cell>
          <table:table-cell/>
          <table:table-cell table:formula="of:=[$'Detailed Results'.$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table:table-cell table:formula="of:=[$'Detailed Results'.$J$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10" calcext:value-type="float">
            <text:p>10</text:p>
          </table:table-cell>
          <table:table-cell/>
          <table:table-cell table:formula="of:=[$'Detailed Results'.$K$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table-cell table:formula="of:=[$'Detailed Results'.$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1" calcext:value-type="float">
            <text:p>31</text:p>
          </table:table-cell>
          <table:table-cell table:formula="of:=[$'Detailed Results'.$M$72]" office:value-type="float" office:value="10" calcext:value-type="float">
            <text:p>10</text:p>
          </table:table-cell>
          <table:table-cell/>
          <table:table-cell table:formula="of:=[$'Detailed Results'.$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28" calcext:value-type="float">
            <text:p>28</text:p>
          </table:table-cell>
          <table:table-cell table:formula="of:=[$'Detailed Results'.$N$72]" office:value-type="float" office:value="10" calcext:value-type="float">
            <text:p>10</text:p>
          </table:table-cell>
          <table:table-cell/>
          <table:table-cell table:formula="of:=[$'Detailed Results'.$N$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5" calcext:value-type="float">
            <text:p>35</text:p>
          </table:table-cell>
          <table:table-cell table:formula="of:=[$'Detailed Results'.$O$72]" office:value-type="float" office:value="9" calcext:value-type="float">
            <text:p>9</text:p>
          </table:table-cell>
          <table:table-cell/>
          <table:table-cell table:formula="of:=[$'Detailed Results'.$O$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24" calcext:value-type="float">
            <text:p>24</text:p>
          </table:table-cell>
          <table:table-cell table:formula="of:=[$'Detailed Results'.$P$72]" office:value-type="float" office:value="7" calcext:value-type="float">
            <text:p>7</text:p>
          </table:table-cell>
          <table:table-cell/>
          <table:table-cell table:formula="of:=[$'Detailed Results'.$P$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3" calcext:value-type="float">
            <text:p>33</text:p>
          </table:table-cell>
          <table:table-cell table:formula="of:=[$'Detailed Results'.$Q$72]" office:value-type="float" office:value="7" calcext:value-type="float">
            <text:p>7</text:p>
          </table:table-cell>
          <table:table-cell/>
          <table:table-cell table:formula="of:=[$'Detailed Results'.$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table:table-cell table:formula="of:=[$'Detailed Results'.$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30.5" calcext:value-type="float">
            <text:p>30.5</text:p>
          </table:table-cell>
          <table:table-cell table:formula="of:=[$'Detailed Results'.$T$72]" office:value-type="float" office:value="9" calcext:value-type="float">
            <text:p>9</text:p>
          </table:table-cell>
          <table:table-cell/>
          <table:table-cell table:formula="of:=[$'Detailed Results'.$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0" calcext:value-type="float">
            <text:p>30</text:p>
          </table:table-cell>
          <table:table-cell table:formula="of:=[$'Detailed Results'.$V$72]" office:value-type="float" office:value="7" calcext:value-type="float">
            <text:p>7</text:p>
          </table:table-cell>
          <table:table-cell/>
          <table:table-cell table:formula="of:=[$'Detailed Results'.$V$89]" office:value-type="float" office:value="2.5" calcext:value-type="float">
            <text:p>2.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20.5" calcext:value-type="float">
            <text:p>20.5</text:p>
          </table:table-cell>
          <table:table-cell table:formula="of:=[$'Detailed Results'.$W$72]" office:value-type="float" office:value="8.5" calcext:value-type="float">
            <text:p>8.5</text:p>
          </table:table-cell>
          <table:table-cell/>
          <table:table-cell table:formula="of:=[$'Detailed Results'.$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table-cell table:formula="of:=[$'Detailed Results'.$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5" calcext:value-type="float">
            <text:p>35</text:p>
          </table:table-cell>
          <table:table-cell table:formula="of:=[$'Detailed Results'.$Y$72]" office:value-type="float" office:value="10" calcext:value-type="float">
            <text:p>10</text:p>
          </table:table-cell>
          <table:table-cell/>
          <table:table-cell table:formula="of:=[$'Detailed Results'.$Y$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5" calcext:value-type="float">
            <text:p>35</text:p>
          </table:table-cell>
          <table:table-cell table:formula="of:=[$'Detailed Results'.$Z$72]" office:value-type="float" office:value="10" calcext:value-type="float">
            <text:p>10</text:p>
          </table:table-cell>
          <table:table-cell/>
          <table:table-cell table:formula="of:=[$'Detailed Results'.$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table:table-cell table:formula="of:=[$'Detailed Results'.$A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table-cell table:formula="of:=[$'Detailed Results'.$A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30" calcext:value-type="float">
            <text:p>30</text:p>
          </table:table-cell>
          <table:table-cell table:formula="of:=[$'Detailed Results'.$AC$72]" office:value-type="float" office:value="10" calcext:value-type="float">
            <text:p>10</text:p>
          </table:table-cell>
          <table:table-cell/>
          <table:table-cell table:formula="of:=[$'Detailed Results'.$AC$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27" calcext:value-type="float">
            <text:p>27</text:p>
          </table:table-cell>
          <table:table-cell table:formula="of:=[$'Detailed Results'.$AD$72]" office:value-type="float" office:value="10" calcext:value-type="float">
            <text:p>10</text:p>
          </table:table-cell>
          <table:table-cell/>
          <table:table-cell table:formula="of:=[$'Detailed Results'.$AD$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table:table-cell table:formula="of:=[$'Detailed Results'.$AE$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table:table-cell table:formula="of:=[$'Detailed Results'.$AF$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table:table-cell table:formula="of:=[$'Detailed Results'.$AG$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3" calcext:value-type="float">
            <text:p>33</text:p>
          </table:table-cell>
          <table:table-cell table:formula="of:=[$'Detailed Results'.$AH$72]" office:value-type="float" office:value="4" calcext:value-type="float">
            <text:p>4</text:p>
          </table:table-cell>
          <table:table-cell/>
          <table:table-cell table:formula="of:=[$'Detailed Results'.$AH$89]" office:value-type="float" office:value="2.8" calcext:value-type="float">
            <text:p>2.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table:table-cell table:formula="of:=[$'Detailed Results'.$A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5" calcext:value-type="float">
            <text:p>35</text:p>
          </table:table-cell>
          <table:table-cell table:formula="of:=[$'Detailed Results'.$AJ$72]" office:value-type="float" office:value="10" calcext:value-type="float">
            <text:p>10</text:p>
          </table:table-cell>
          <table:table-cell/>
          <table:table-cell table:formula="of:=[$'Detailed Results'.$AJ$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25.5" calcext:value-type="float">
            <text:p>25.5</text:p>
          </table:table-cell>
          <table:table-cell table:formula="of:=[$'Detailed Results'.$AK$72]" office:value-type="float" office:value="10" calcext:value-type="float">
            <text:p>10</text:p>
          </table:table-cell>
          <table:table-cell/>
          <table:table-cell table:formula="of:=[$'Detailed Results'.$AK$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32" calcext:value-type="float">
            <text:p>32</text:p>
          </table:table-cell>
          <table:table-cell table:formula="of:=[$'Detailed Results'.$AL$72]" office:value-type="float" office:value="10" calcext:value-type="float">
            <text:p>10</text:p>
          </table:table-cell>
          <table:table-cell/>
          <table:table-cell table:formula="of:=[$'Detailed Results'.$A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5" calcext:value-type="float">
            <text:p>35</text:p>
          </table:table-cell>
          <table:table-cell table:formula="of:=[$'Detailed Results'.$AM$72]" office:value-type="float" office:value="10" calcext:value-type="float">
            <text:p>10</text:p>
          </table:table-cell>
          <table:table-cell/>
          <table:table-cell table:formula="of:=[$'Detailed Results'.$A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31.5" calcext:value-type="float">
            <text:p>31.5</text:p>
          </table:table-cell>
          <table:table-cell table:formula="of:=[$'Detailed Results'.$AN$72]" office:value-type="float" office:value="10" calcext:value-type="float">
            <text:p>10</text:p>
          </table:table-cell>
          <table:table-cell/>
          <table:table-cell table:formula="of:=[$'Detailed Results'.$AN$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24" calcext:value-type="float">
            <text:p>24</text:p>
          </table:table-cell>
          <table:table-cell table:formula="of:=[$'Detailed Results'.$AO$72]" office:value-type="float" office:value="8" calcext:value-type="float">
            <text:p>8</text:p>
          </table:table-cell>
          <table:table-cell/>
          <table:table-cell table:formula="of:=[$'Detailed Results'.$AO$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5" calcext:value-type="float">
            <text:p>35</text:p>
          </table:table-cell>
          <table:table-cell table:formula="of:=[$'Detailed Results'.$AP$72]" office:value-type="float" office:value="10" calcext:value-type="float">
            <text:p>10</text:p>
          </table:table-cell>
          <table:table-cell/>
          <table:table-cell table:formula="of:=[$'Detailed Results'.$AP$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table:table-cell table:formula="of:=[$'Detailed Results'.$A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table:table-cell table:formula="of:=[$'Detailed Results'.$A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1" calcext:value-type="float">
            <text:p>31</text:p>
          </table:table-cell>
          <table:table-cell table:formula="of:=[$'Detailed Results'.$AS$72]" office:value-type="float" office:value="9" calcext:value-type="float">
            <text:p>9</text:p>
          </table:table-cell>
          <table:table-cell/>
          <table:table-cell table:formula="of:=[$'Detailed Results'.$AS$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5" calcext:value-type="float">
            <text:p>35</text:p>
          </table:table-cell>
          <table:table-cell table:formula="of:=[$'Detailed Results'.$AT$72]" office:value-type="float" office:value="10" calcext:value-type="float">
            <text:p>10</text:p>
          </table:table-cell>
          <table:table-cell/>
          <table:table-cell table:formula="of:=[$'Detailed Results'.$A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28" calcext:value-type="float">
            <text:p>28</text:p>
          </table:table-cell>
          <table:table-cell table:formula="of:=[$'Detailed Results'.$AU$72]" office:value-type="float" office:value="10" calcext:value-type="float">
            <text:p>10</text:p>
          </table:table-cell>
          <table:table-cell/>
          <table:table-cell table:formula="of:=[$'Detailed Results'.$AU$89]" office:value-type="float" office:value="2.8" calcext:value-type="float">
            <text:p>2.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5" calcext:value-type="float">
            <text:p>35</text:p>
          </table:table-cell>
          <table:table-cell table:formula="of:=[$'Detailed Results'.$AV$72]" office:value-type="float" office:value="7" calcext:value-type="float">
            <text:p>7</text:p>
          </table:table-cell>
          <table:table-cell/>
          <table:table-cell table:formula="of:=[$'Detailed Results'.$AV$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3" calcext:value-type="float">
            <text:p>33</text:p>
          </table:table-cell>
          <table:table-cell table:formula="of:=[$'Detailed Results'.$AW$72]" office:value-type="float" office:value="10" calcext:value-type="float">
            <text:p>10</text:p>
          </table:table-cell>
          <table:table-cell/>
          <table:table-cell table:formula="of:=[$'Detailed Results'.$A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5" calcext:value-type="float">
            <text:p>35</text:p>
          </table:table-cell>
          <table:table-cell table:formula="of:=[$'Detailed Results'.$AX$72]" office:value-type="float" office:value="10" calcext:value-type="float">
            <text:p>10</text:p>
          </table:table-cell>
          <table:table-cell/>
          <table:table-cell table:formula="of:=[$'Detailed Results'.$A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5" calcext:value-type="float">
            <text:p>35</text:p>
          </table:table-cell>
          <table:table-cell table:formula="of:=[$'Detailed Results'.$AY$72]" office:value-type="float" office:value="10" calcext:value-type="float">
            <text:p>10</text:p>
          </table:table-cell>
          <table:table-cell/>
          <table:table-cell table:formula="of:=[$'Detailed Results'.$AY$89]" office:value-type="float" office:value="1.5" calcext:value-type="float">
            <text:p>1.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5" calcext:value-type="float">
            <text:p>35</text:p>
          </table:table-cell>
          <table:table-cell table:formula="of:=[$'Detailed Results'.$AZ$72]" office:value-type="float" office:value="10" calcext:value-type="float">
            <text:p>10</text:p>
          </table:table-cell>
          <table:table-cell/>
          <table:table-cell table:formula="of:=[$'Detailed Results'.$A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1" calcext:value-type="float">
            <text:p>31</text:p>
          </table:table-cell>
          <table:table-cell table:formula="of:=[$'Detailed Results'.$BB$72]" office:value-type="float" office:value="7" calcext:value-type="float">
            <text:p>7</text:p>
          </table:table-cell>
          <table:table-cell/>
          <table:table-cell table:formula="of:=[$'Detailed Results'.$B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table-cell table:formula="of:=[$'Detailed Results'.$BC$89]" office:value-type="float" office:value="2.5" calcext:value-type="float">
            <text:p>2.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31" calcext:value-type="float">
            <text:p>31</text:p>
          </table:table-cell>
          <table:table-cell table:formula="of:=[$'Detailed Results'.$BD$72]" office:value-type="float" office:value="7" calcext:value-type="float">
            <text:p>7</text:p>
          </table:table-cell>
          <table:table-cell/>
          <table:table-cell table:formula="of:=[$'Detailed Results'.$BD$89]" office:value-type="float" office:value="1" calcext:value-type="float">
            <text:p>1</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table:table-cell table:formula="of:=[$'Detailed Results'.$BE$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27" calcext:value-type="float">
            <text:p>27</text:p>
          </table:table-cell>
          <table:table-cell table:formula="of:=[$'Detailed Results'.$BF$72]" office:value-type="float" office:value="5" calcext:value-type="float">
            <text:p>5</text:p>
          </table:table-cell>
          <table:table-cell/>
          <table:table-cell table:formula="of:=[$'Detailed Results'.$BF$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table:table-cell table:formula="of:=[$'Detailed Results'.$BG$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34.5" calcext:value-type="float">
            <text:p>34.5</text:p>
          </table:table-cell>
          <table:table-cell table:formula="of:=[$'Detailed Results'.$BH$72]" office:value-type="float" office:value="9" calcext:value-type="float">
            <text:p>9</text:p>
          </table:table-cell>
          <table:table-cell/>
          <table:table-cell table:formula="of:=[$'Detailed Results'.$BH$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table:table-cell table:formula="of:=[$'Detailed Results'.$BI$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table:table-cell table:formula="of:=[$'Detailed Results'.$BK$89]" office:value-type="float" office:value="4.8" calcext:value-type="float">
            <text:p>4.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28" calcext:value-type="float">
            <text:p>28</text:p>
          </table:table-cell>
          <table:table-cell table:formula="of:=[$'Detailed Results'.$BL$72]" office:value-type="float" office:value="10" calcext:value-type="float">
            <text:p>10</text:p>
          </table:table-cell>
          <table:table-cell/>
          <table:table-cell table:formula="of:=[$'Detailed Results'.$BL$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26" calcext:value-type="float">
            <text:p>26</text:p>
          </table:table-cell>
          <table:table-cell table:formula="of:=[$'Detailed Results'.$BM$72]" office:value-type="float" office:value="10" calcext:value-type="float">
            <text:p>10</text:p>
          </table:table-cell>
          <table:table-cell/>
          <table:table-cell table:formula="of:=[$'Detailed Results'.$BM$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table:table-cell table:formula="of:=[$'Detailed Results'.$BQ$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5" calcext:value-type="float">
            <text:p>35</text:p>
          </table:table-cell>
          <table:table-cell table:formula="of:=[$'Detailed Results'.$BR$72]" office:value-type="float" office:value="10" calcext:value-type="float">
            <text:p>10</text:p>
          </table:table-cell>
          <table:table-cell/>
          <table:table-cell table:formula="of:=[$'Detailed Results'.$BR$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8" calcext:value-type="float">
            <text:p>8</text:p>
          </table:table-cell>
          <table:table-cell/>
          <table:table-cell table:formula="of:=[$'Detailed Results'.$BS$89]" office:value-type="float" office:value="8.8" calcext:value-type="float">
            <text:p>8.8</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table:table-cell table:formula="of:=[$'Detailed Results'.$BT$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table:table-cell table:formula="of:=[$'Detailed Results'.$BU$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33.5" calcext:value-type="float">
            <text:p>33.5</text:p>
          </table:table-cell>
          <table:table-cell table:formula="of:=[$'Detailed Results'.$BV$72]" office:value-type="float" office:value="10" calcext:value-type="float">
            <text:p>10</text:p>
          </table:table-cell>
          <table:table-cell/>
          <table:table-cell table:formula="of:=[$'Detailed Results'.$BV$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0" calcext:value-type="float">
            <text:p>30</text:p>
          </table:table-cell>
          <table:table-cell table:formula="of:=[$'Detailed Results'.$BW$72]" office:value-type="float" office:value="9" calcext:value-type="float">
            <text:p>9</text:p>
          </table:table-cell>
          <table:table-cell/>
          <table:table-cell table:formula="of:=[$'Detailed Results'.$BW$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8.5" calcext:value-type="float">
            <text:p>28.5</text:p>
          </table:table-cell>
          <table:table-cell table:formula="of:=[$'Detailed Results'.$BX$72]" office:value-type="float" office:value="10" calcext:value-type="float">
            <text:p>10</text:p>
          </table:table-cell>
          <table:table-cell/>
          <table:table-cell table:formula="of:=[$'Detailed Results'.$BX$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table:table-cell table:formula="of:=[$'Detailed Results'.$BY$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table-cell table:formula="of:=[$'Detailed Results'.$BZ$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0" calcext:value-type="float">
            <text:p>30</text:p>
          </table:table-cell>
          <table:table-cell table:formula="of:=[$'Detailed Results'.$CA$72]" office:value-type="float" office:value="10" calcext:value-type="float">
            <text:p>10</text:p>
          </table:table-cell>
          <table:table-cell/>
          <table:table-cell table:formula="of:=[$'Detailed Results'.$CA$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table:table-cell table:formula="of:=[$'Detailed Results'.$CB$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table:table-cell table:formula="of:=[$'Detailed Results'.$CC$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table-cell table:formula="of:=[$'Detailed Results'.$CD$89]" office:value-type="float" office:value="2" calcext:value-type="float">
            <text:p>2</text:p>
          </table:table-cell>
          <table:table-cell table:number-columns-repeated="1017"/>
        </table:table-row>
        <table:table-row table:style-name="ro22">
          <table:covered-table-cell table:style-name="ce75"/>
          <table:table-cell table:number-columns-repeated="1023"/>
        </table:table-row>
        <table:table-row table:style-name="ro22">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1" calcext:value-type="float">
            <text:p>31</text:p>
          </table:table-cell>
          <table:table-cell table:formula="of:=[$'Detailed Results'.$CE$72]" office:value-type="float" office:value="10" calcext:value-type="float">
            <text:p>10</text:p>
          </table:table-cell>
          <table:table-cell/>
          <table:table-cell table:formula="of:=[$'Detailed Results'.$CE$89]" office:value-type="float" office:value="3.5" calcext:value-type="float">
            <text:p>3.5</text:p>
          </table:table-cell>
          <table:table-cell table:number-columns-repeated="1017"/>
        </table:table-row>
        <table:table-row table:style-name="ro22">
          <table:covered-table-cell table:style-name="ce75"/>
          <table:table-cell table:number-columns-repeated="1023"/>
        </table:table-row>
        <table:table-row table:style-name="ro22">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table-cell table:formula="of:=[$'Detailed Results'.$CF$89]" office:value-type="float" office:value="2" calcext:value-type="float">
            <text:p>2</text:p>
          </table:table-cell>
          <table:table-cell table:number-columns-repeated="1017"/>
        </table:table-row>
        <table:table-row table:style-name="ro22">
          <table:covered-table-cell/>
          <table:table-cell table:number-columns-repeated="1023"/>
        </table:table-row>
        <table:table-row table:style-name="ro22" table:number-rows-repeated="1048413">
          <table:table-cell table:number-columns-repeated="1024"/>
        </table:table-row>
        <table:table-row table:style-name="ro22">
          <table:table-cell table:number-columns-repeated="1024"/>
        </table:table-row>
      </table:table>
      <table:table table:name="Competition" table:style-name="ta6">
        <office:forms form:automatic-focus="false" form:apply-design-mode="false"/>
        <table:table-column table:style-name="co28" table:number-columns-repeated="3" table:default-cell-style-name="Default"/>
        <table:table-row table:style-name="ro23">
          <table:table-cell table:style-name="ce218" office:value-type="string" calcext:value-type="string">
            <text:p>Group</text:p>
          </table:table-cell>
          <table:table-cell table:style-name="ce218" office:value-type="string" calcext:value-type="string">
            <text:p>RMSE</text:p>
          </table:table-cell>
          <table:table-cell table:style-name="ce220" office:value-type="string" calcext:value-type="string">
            <text:p>Extra mark</text:p>
          </table:table-cell>
        </table:table-row>
        <table:table-row table:style-name="ro23">
          <table:table-cell table:style-name="ce219" office:value-type="string" calcext:value-type="string">
            <text:p>Group 80</text:p>
          </table:table-cell>
          <table:table-cell table:style-name="ce219" office:value-type="float" office:value="0.087606" calcext:value-type="float">
            <text:p>0.087606</text:p>
          </table:table-cell>
          <table:table-cell table:style-name="ce219" office:value-type="float" office:value="10" calcext:value-type="float">
            <text:p>10</text:p>
          </table:table-cell>
        </table:table-row>
        <table:table-row table:style-name="ro23">
          <table:table-cell table:style-name="ce219" office:value-type="string" calcext:value-type="string">
            <text:p>Group 24</text:p>
          </table:table-cell>
          <table:table-cell table:style-name="ce219" office:value-type="float" office:value="0.089049" calcext:value-type="float">
            <text:p>0.089049</text:p>
          </table:table-cell>
          <table:table-cell table:style-name="ce219" office:value-type="float" office:value="9" calcext:value-type="float">
            <text:p>9</text:p>
          </table:table-cell>
        </table:table-row>
        <table:table-row table:style-name="ro23">
          <table:table-cell table:style-name="ce219" office:value-type="string" calcext:value-type="string">
            <text:p>Group 8</text:p>
          </table:table-cell>
          <table:table-cell table:style-name="ce219" office:value-type="float" office:value="0.09646" calcext:value-type="float">
            <text:p>0.09646</text:p>
          </table:table-cell>
          <table:table-cell table:style-name="ce219" office:value-type="float" office:value="8" calcext:value-type="float">
            <text:p>8</text:p>
          </table:table-cell>
        </table:table-row>
        <table:table-row table:style-name="ro23">
          <table:table-cell table:style-name="ce219" office:value-type="string" calcext:value-type="string">
            <text:p>Group 74</text:p>
          </table:table-cell>
          <table:table-cell table:style-name="ce219" office:value-type="float" office:value="0.097492" calcext:value-type="float">
            <text:p>0.097492</text:p>
          </table:table-cell>
          <table:table-cell table:style-name="ce219" office:value-type="float" office:value="7" calcext:value-type="float">
            <text:p>7</text:p>
          </table:table-cell>
        </table:table-row>
        <table:table-row table:style-name="ro23">
          <table:table-cell table:style-name="ce219" office:value-type="string" calcext:value-type="string">
            <text:p>Group 51</text:p>
          </table:table-cell>
          <table:table-cell table:style-name="ce219" office:value-type="float" office:value="0.100414" calcext:value-type="float">
            <text:p>0.100414</text:p>
          </table:table-cell>
          <table:table-cell table:style-name="ce219" office:value-type="float" office:value="6" calcext:value-type="float">
            <text:p>6</text:p>
          </table:table-cell>
        </table:table-row>
        <table:table-row table:style-name="ro23">
          <table:table-cell table:style-name="ce219" office:value-type="string" calcext:value-type="string">
            <text:p>Group 61</text:p>
          </table:table-cell>
          <table:table-cell table:style-name="ce219" office:value-type="float" office:value="0.102349" calcext:value-type="float">
            <text:p>0.102349</text:p>
          </table:table-cell>
          <table:table-cell table:style-name="ce219" office:value-type="float" office:value="5" calcext:value-type="float">
            <text:p>5</text:p>
          </table:table-cell>
        </table:table-row>
        <table:table-row table:style-name="ro23">
          <table:table-cell table:style-name="ce219" office:value-type="string" calcext:value-type="string">
            <text:p>Group 7</text:p>
          </table:table-cell>
          <table:table-cell table:style-name="ce219" office:value-type="float" office:value="0.103784" calcext:value-type="float">
            <text:p>0.103784</text:p>
          </table:table-cell>
          <table:table-cell table:style-name="ce219" office:value-type="float" office:value="4" calcext:value-type="float">
            <text:p>4</text:p>
          </table:table-cell>
        </table:table-row>
        <table:table-row table:style-name="ro23">
          <table:table-cell table:style-name="ce219" office:value-type="string" calcext:value-type="string">
            <text:p>Group 43</text:p>
          </table:table-cell>
          <table:table-cell table:style-name="ce219" office:value-type="float" office:value="0.10387" calcext:value-type="float">
            <text:p>0.10387</text:p>
          </table:table-cell>
          <table:table-cell table:style-name="ce219" office:value-type="float" office:value="3" calcext:value-type="float">
            <text:p>3</text:p>
          </table:table-cell>
        </table:table-row>
        <table:table-row table:style-name="ro23">
          <table:table-cell table:style-name="ce219" office:value-type="string" calcext:value-type="string">
            <text:p>Group 78</text:p>
          </table:table-cell>
          <table:table-cell table:style-name="ce219" office:value-type="float" office:value="0.104187" calcext:value-type="float">
            <text:p>0.104187</text:p>
          </table:table-cell>
          <table:table-cell table:style-name="ce219" office:value-type="float" office:value="2" calcext:value-type="float">
            <text:p>2</text:p>
          </table:table-cell>
        </table:table-row>
        <table:table-row table:style-name="ro23">
          <table:table-cell table:style-name="ce219" office:value-type="string" calcext:value-type="string">
            <text:p>Group 20</text:p>
          </table:table-cell>
          <table:table-cell table:style-name="ce219" office:value-type="float" office:value="0.10468" calcext:value-type="float">
            <text:p>0.10468</text:p>
          </table:table-cell>
          <table:table-cell table:style-name="ce219" office:value-type="float" office:value="1" calcext:value-type="float">
            <text:p>1</text:p>
          </table:table-cell>
        </table:table-row>
        <table:table-row table:style-name="ro23">
          <table:table-cell office:value-type="string" calcext:value-type="string">
            <text:p>Group 46</text:p>
          </table:table-cell>
          <table:table-cell office:value-type="float" office:value="0.105014" calcext:value-type="float">
            <text:p>0.105014</text:p>
          </table:table-cell>
          <table:table-cell/>
        </table:table-row>
        <table:table-row table:style-name="ro23">
          <table:table-cell office:value-type="string" calcext:value-type="string">
            <text:p>Group 9</text:p>
          </table:table-cell>
          <table:table-cell office:value-type="float" office:value="0.105469" calcext:value-type="float">
            <text:p>0.105469</text:p>
          </table:table-cell>
          <table:table-cell/>
        </table:table-row>
        <table:table-row table:style-name="ro23">
          <table:table-cell office:value-type="string" calcext:value-type="string">
            <text:p>Group 41</text:p>
          </table:table-cell>
          <table:table-cell office:value-type="float" office:value="0.105483" calcext:value-type="float">
            <text:p>0.105483</text:p>
          </table:table-cell>
          <table:table-cell/>
        </table:table-row>
        <table:table-row table:style-name="ro23">
          <table:table-cell office:value-type="string" calcext:value-type="string">
            <text:p>Group 79</text:p>
          </table:table-cell>
          <table:table-cell office:value-type="float" office:value="0.105484" calcext:value-type="float">
            <text:p>0.105484</text:p>
          </table:table-cell>
          <table:table-cell/>
        </table:table-row>
        <table:table-row table:style-name="ro23">
          <table:table-cell office:value-type="string" calcext:value-type="string">
            <text:p>Group 47</text:p>
          </table:table-cell>
          <table:table-cell office:value-type="float" office:value="0.105544" calcext:value-type="float">
            <text:p>0.105544</text:p>
          </table:table-cell>
          <table:table-cell/>
        </table:table-row>
        <table:table-row table:style-name="ro23">
          <table:table-cell office:value-type="string" calcext:value-type="string">
            <text:p>Group 25</text:p>
          </table:table-cell>
          <table:table-cell office:value-type="float" office:value="0.105584" calcext:value-type="float">
            <text:p>0.105584</text:p>
          </table:table-cell>
          <table:table-cell/>
        </table:table-row>
        <table:table-row table:style-name="ro23">
          <table:table-cell office:value-type="string" calcext:value-type="string">
            <text:p>Group 34</text:p>
          </table:table-cell>
          <table:table-cell office:value-type="float" office:value="0.105783" calcext:value-type="float">
            <text:p>0.105783</text:p>
          </table:table-cell>
          <table:table-cell/>
        </table:table-row>
        <table:table-row table:style-name="ro23">
          <table:table-cell office:value-type="string" calcext:value-type="string">
            <text:p>Group 56</text:p>
          </table:table-cell>
          <table:table-cell office:value-type="float" office:value="0.10593" calcext:value-type="float">
            <text:p>0.10593</text:p>
          </table:table-cell>
          <table:table-cell/>
        </table:table-row>
        <table:table-row table:style-name="ro23">
          <table:table-cell office:value-type="string" calcext:value-type="string">
            <text:p>Group 19</text:p>
          </table:table-cell>
          <table:table-cell office:value-type="float" office:value="0.106096" calcext:value-type="float">
            <text:p>0.106096</text:p>
          </table:table-cell>
          <table:table-cell/>
        </table:table-row>
        <table:table-row table:style-name="ro23">
          <table:table-cell office:value-type="string" calcext:value-type="string">
            <text:p>Group 22</text:p>
          </table:table-cell>
          <table:table-cell office:value-type="float" office:value="0.106472" calcext:value-type="float">
            <text:p>0.106472</text:p>
          </table:table-cell>
          <table:table-cell/>
        </table:table-row>
        <table:table-row table:style-name="ro23">
          <table:table-cell office:value-type="string" calcext:value-type="string">
            <text:p>Group 10</text:p>
          </table:table-cell>
          <table:table-cell office:value-type="float" office:value="0.107399" calcext:value-type="float">
            <text:p>0.107399</text:p>
          </table:table-cell>
          <table:table-cell/>
        </table:table-row>
        <table:table-row table:style-name="ro23">
          <table:table-cell office:value-type="string" calcext:value-type="string">
            <text:p>Group 42</text:p>
          </table:table-cell>
          <table:table-cell office:value-type="float" office:value="0.107696" calcext:value-type="float">
            <text:p>0.107696</text:p>
          </table:table-cell>
          <table:table-cell/>
        </table:table-row>
        <table:table-row table:style-name="ro23">
          <table:table-cell office:value-type="string" calcext:value-type="string">
            <text:p>Group 35</text:p>
          </table:table-cell>
          <table:table-cell office:value-type="float" office:value="0.107888" calcext:value-type="float">
            <text:p>0.107888</text:p>
          </table:table-cell>
          <table:table-cell/>
        </table:table-row>
        <table:table-row table:style-name="ro23">
          <table:table-cell office:value-type="string" calcext:value-type="string">
            <text:p>Group 45</text:p>
          </table:table-cell>
          <table:table-cell office:value-type="float" office:value="0.109933" calcext:value-type="float">
            <text:p>0.109933</text:p>
          </table:table-cell>
          <table:table-cell/>
        </table:table-row>
        <table:table-row table:style-name="ro23">
          <table:table-cell office:value-type="string" calcext:value-type="string">
            <text:p>Group 32</text:p>
          </table:table-cell>
          <table:table-cell office:value-type="float" office:value="0.110034" calcext:value-type="float">
            <text:p>0.110034</text:p>
          </table:table-cell>
          <table:table-cell/>
        </table:table-row>
        <table:table-row table:style-name="ro23">
          <table:table-cell office:value-type="string" calcext:value-type="string">
            <text:p>Group 26</text:p>
          </table:table-cell>
          <table:table-cell office:value-type="float" office:value="0.111302" calcext:value-type="float">
            <text:p>0.111302</text:p>
          </table:table-cell>
          <table:table-cell/>
        </table:table-row>
        <table:table-row table:style-name="ro23">
          <table:table-cell office:value-type="string" calcext:value-type="string">
            <text:p>Group 60</text:p>
          </table:table-cell>
          <table:table-cell office:value-type="float" office:value="0.111619" calcext:value-type="float">
            <text:p>0.111619</text:p>
          </table:table-cell>
          <table:table-cell/>
        </table:table-row>
        <table:table-row table:style-name="ro23">
          <table:table-cell office:value-type="string" calcext:value-type="string">
            <text:p>Group 75</text:p>
          </table:table-cell>
          <table:table-cell office:value-type="float" office:value="0.111646" calcext:value-type="float">
            <text:p>0.111646</text:p>
          </table:table-cell>
          <table:table-cell/>
        </table:table-row>
        <table:table-row table:style-name="ro23">
          <table:table-cell office:value-type="string" calcext:value-type="string">
            <text:p>Group 48</text:p>
          </table:table-cell>
          <table:table-cell office:value-type="float" office:value="0.112074" calcext:value-type="float">
            <text:p>0.112074</text:p>
          </table:table-cell>
          <table:table-cell/>
        </table:table-row>
        <table:table-row table:style-name="ro23">
          <table:table-cell office:value-type="string" calcext:value-type="string">
            <text:p>Group 53</text:p>
          </table:table-cell>
          <table:table-cell office:value-type="float" office:value="0.112165" calcext:value-type="float">
            <text:p>0.112165</text:p>
          </table:table-cell>
          <table:table-cell/>
        </table:table-row>
        <table:table-row table:style-name="ro23">
          <table:table-cell office:value-type="string" calcext:value-type="string">
            <text:p>Group 72</text:p>
          </table:table-cell>
          <table:table-cell office:value-type="float" office:value="0.112233" calcext:value-type="float">
            <text:p>0.112233</text:p>
          </table:table-cell>
          <table:table-cell/>
        </table:table-row>
        <table:table-row table:style-name="ro23">
          <table:table-cell office:value-type="string" calcext:value-type="string">
            <text:p>Group 13</text:p>
          </table:table-cell>
          <table:table-cell office:value-type="float" office:value="0.112672" calcext:value-type="float">
            <text:p>0.112672</text:p>
          </table:table-cell>
          <table:table-cell/>
        </table:table-row>
        <table:table-row table:style-name="ro23">
          <table:table-cell office:value-type="string" calcext:value-type="string">
            <text:p>Group 38</text:p>
          </table:table-cell>
          <table:table-cell office:value-type="float" office:value="0.113481" calcext:value-type="float">
            <text:p>0.113481</text:p>
          </table:table-cell>
          <table:table-cell/>
        </table:table-row>
        <table:table-row table:style-name="ro23">
          <table:table-cell office:value-type="string" calcext:value-type="string">
            <text:p>Group 30</text:p>
          </table:table-cell>
          <table:table-cell office:value-type="float" office:value="0.1144" calcext:value-type="float">
            <text:p>0.1144</text:p>
          </table:table-cell>
          <table:table-cell/>
        </table:table-row>
        <table:table-row table:style-name="ro23">
          <table:table-cell office:value-type="string" calcext:value-type="string">
            <text:p>Group 3</text:p>
          </table:table-cell>
          <table:table-cell office:value-type="float" office:value="0.115048" calcext:value-type="float">
            <text:p>0.115048</text:p>
          </table:table-cell>
          <table:table-cell/>
        </table:table-row>
        <table:table-row table:style-name="ro23">
          <table:table-cell office:value-type="string" calcext:value-type="string">
            <text:p>Group 16</text:p>
          </table:table-cell>
          <table:table-cell office:value-type="float" office:value="0.116378" calcext:value-type="float">
            <text:p>0.116378</text:p>
          </table:table-cell>
          <table:table-cell/>
        </table:table-row>
        <table:table-row table:style-name="ro23">
          <table:table-cell office:value-type="string" calcext:value-type="string">
            <text:p>Group 21</text:p>
          </table:table-cell>
          <table:table-cell office:value-type="float" office:value="0.117107" calcext:value-type="float">
            <text:p>0.117107</text:p>
          </table:table-cell>
          <table:table-cell/>
        </table:table-row>
        <table:table-row table:style-name="ro23">
          <table:table-cell office:value-type="string" calcext:value-type="string">
            <text:p>Group 70</text:p>
          </table:table-cell>
          <table:table-cell office:value-type="float" office:value="0.117495" calcext:value-type="float">
            <text:p>0.117495</text:p>
          </table:table-cell>
          <table:table-cell/>
        </table:table-row>
        <table:table-row table:style-name="ro23">
          <table:table-cell office:value-type="string" calcext:value-type="string">
            <text:p>Group 71</text:p>
          </table:table-cell>
          <table:table-cell office:value-type="float" office:value="0.118331" calcext:value-type="float">
            <text:p>0.118331</text:p>
          </table:table-cell>
          <table:table-cell/>
        </table:table-row>
        <table:table-row table:style-name="ro23">
          <table:table-cell office:value-type="string" calcext:value-type="string">
            <text:p>Group 5</text:p>
          </table:table-cell>
          <table:table-cell office:value-type="float" office:value="0.120117" calcext:value-type="float">
            <text:p>0.120117</text:p>
          </table:table-cell>
          <table:table-cell/>
        </table:table-row>
        <table:table-row table:style-name="ro23">
          <table:table-cell office:value-type="string" calcext:value-type="string">
            <text:p>Group 11</text:p>
          </table:table-cell>
          <table:table-cell office:value-type="float" office:value="0.120654" calcext:value-type="float">
            <text:p>0.120654</text:p>
          </table:table-cell>
          <table:table-cell/>
        </table:table-row>
        <table:table-row table:style-name="ro23">
          <table:table-cell office:value-type="string" calcext:value-type="string">
            <text:p>Group 33</text:p>
          </table:table-cell>
          <table:table-cell office:value-type="float" office:value="0.121651" calcext:value-type="float">
            <text:p>0.121651</text:p>
          </table:table-cell>
          <table:table-cell/>
        </table:table-row>
        <table:table-row table:style-name="ro23">
          <table:table-cell office:value-type="string" calcext:value-type="string">
            <text:p>Group 66</text:p>
          </table:table-cell>
          <table:table-cell office:value-type="float" office:value="0.121944" calcext:value-type="float">
            <text:p>0.121944</text:p>
          </table:table-cell>
          <table:table-cell/>
        </table:table-row>
        <table:table-row table:style-name="ro23">
          <table:table-cell office:value-type="string" calcext:value-type="string">
            <text:p>Group 52</text:p>
          </table:table-cell>
          <table:table-cell office:value-type="float" office:value="0.127277" calcext:value-type="float">
            <text:p>0.127277</text:p>
          </table:table-cell>
          <table:table-cell/>
        </table:table-row>
        <table:table-row table:style-name="ro23">
          <table:table-cell office:value-type="string" calcext:value-type="string">
            <text:p>Group 50</text:p>
          </table:table-cell>
          <table:table-cell office:value-type="float" office:value="0.132929" calcext:value-type="float">
            <text:p>0.132929</text:p>
          </table:table-cell>
          <table:table-cell/>
        </table:table-row>
        <table:table-row table:style-name="ro23">
          <table:table-cell office:value-type="string" calcext:value-type="string">
            <text:p>Group 36</text:p>
          </table:table-cell>
          <table:table-cell office:value-type="float" office:value="0.133716" calcext:value-type="float">
            <text:p>0.133716</text:p>
          </table:table-cell>
          <table:table-cell/>
        </table:table-row>
        <table:table-row table:style-name="ro23">
          <table:table-cell office:value-type="string" calcext:value-type="string">
            <text:p>Group 6</text:p>
          </table:table-cell>
          <table:table-cell office:value-type="float" office:value="0.139373" calcext:value-type="float">
            <text:p>0.139373</text:p>
          </table:table-cell>
          <table:table-cell/>
        </table:table-row>
        <table:table-row table:style-name="ro23">
          <table:table-cell office:value-type="string" calcext:value-type="string">
            <text:p>Group 44</text:p>
          </table:table-cell>
          <table:table-cell office:value-type="float" office:value="0.148891" calcext:value-type="float">
            <text:p>0.148891</text:p>
          </table:table-cell>
          <table:table-cell/>
        </table:table-row>
        <table:table-row table:style-name="ro23">
          <table:table-cell office:value-type="string" calcext:value-type="string">
            <text:p>Group 12</text:p>
          </table:table-cell>
          <table:table-cell office:value-type="float" office:value="0.161707" calcext:value-type="float">
            <text:p>0.161707</text:p>
          </table:table-cell>
          <table:table-cell/>
        </table:table-row>
        <table:table-row table:style-name="ro23">
          <table:table-cell office:value-type="string" calcext:value-type="string">
            <text:p>Group 54</text:p>
          </table:table-cell>
          <table:table-cell office:value-type="float" office:value="0.161757" calcext:value-type="float">
            <text:p>0.161757</text:p>
          </table:table-cell>
          <table:table-cell/>
        </table:table-row>
        <table:table-row table:style-name="ro23">
          <table:table-cell office:value-type="string" calcext:value-type="string">
            <text:p>Group 37</text:p>
          </table:table-cell>
          <table:table-cell office:value-type="float" office:value="0.17297" calcext:value-type="float">
            <text:p>0.17297</text:p>
          </table:table-cell>
          <table:table-cell/>
        </table:table-row>
        <table:table-row table:style-name="ro23">
          <table:table-cell office:value-type="string" calcext:value-type="string">
            <text:p>Group 68</text:p>
          </table:table-cell>
          <table:table-cell office:value-type="float" office:value="0.185042" calcext:value-type="float">
            <text:p>0.185042</text:p>
          </table:table-cell>
          <table:table-cell/>
        </table:table-row>
        <table:table-row table:style-name="ro23">
          <table:table-cell office:value-type="string" calcext:value-type="string">
            <text:p>Group 14</text:p>
          </table:table-cell>
          <table:table-cell office:value-type="float" office:value="0.286794" calcext:value-type="float">
            <text:p>0.286794</text:p>
          </table:table-cell>
          <table:table-cell/>
        </table:table-row>
        <table:table-row table:style-name="ro23">
          <table:table-cell office:value-type="string" calcext:value-type="string">
            <text:p>Group 18</text:p>
          </table:table-cell>
          <table:table-cell office:value-type="float" office:value="0.312786" calcext:value-type="float">
            <text:p>0.312786</text:p>
          </table:table-cell>
          <table:table-cell/>
        </table:table-row>
        <table:table-row table:style-name="ro23">
          <table:table-cell office:value-type="string" calcext:value-type="string">
            <text:p>Group 1</text:p>
          </table:table-cell>
          <table:table-cell office:value-type="float" office:value="0.577332" calcext:value-type="float">
            <text:p>0.577332</text:p>
          </table:table-cell>
          <table:table-cell/>
        </table:table-row>
        <table:table-row table:style-name="ro23">
          <table:table-cell office:value-type="string" calcext:value-type="string">
            <text:p>Group 67</text:p>
          </table:table-cell>
          <table:table-cell office:value-type="float" office:value="0.672593" calcext:value-type="float">
            <text:p>0.672593</text:p>
          </table:table-cell>
          <table:table-cell/>
        </table:table-row>
        <table:table-row table:style-name="ro23">
          <table:table-cell office:value-type="string" calcext:value-type="string">
            <text:p>Group 2</text:p>
          </table:table-cell>
          <table:table-cell office:value-type="float" office:value="1.123733" calcext:value-type="float">
            <text:p>1.123733</text:p>
          </table:table-cell>
          <table:table-cell/>
        </table:table-row>
        <table:table-row table:style-name="ro23">
          <table:table-cell office:value-type="string" calcext:value-type="string">
            <text:p>Group 28</text:p>
          </table:table-cell>
          <table:table-cell office:value-type="float" office:value="1.311474" calcext:value-type="float">
            <text:p>1.311474</text:p>
          </table:table-cell>
          <table:table-cell/>
        </table:table-row>
        <table:table-row table:style-name="ro23">
          <table:table-cell office:value-type="string" calcext:value-type="string">
            <text:p>Group 4</text:p>
          </table:table-cell>
          <table:table-cell office:value-type="string" calcext:value-type="string">
            <text:p>n/a</text:p>
          </table:table-cell>
          <table:table-cell/>
        </table:table-row>
        <table:table-row table:style-name="ro23">
          <table:table-cell office:value-type="string" calcext:value-type="string">
            <text:p>Group 15</text:p>
          </table:table-cell>
          <table:table-cell office:value-type="string" calcext:value-type="string">
            <text:p>n/a</text:p>
          </table:table-cell>
          <table:table-cell/>
        </table:table-row>
        <table:table-row table:style-name="ro23">
          <table:table-cell office:value-type="string" calcext:value-type="string">
            <text:p>Group 17</text:p>
          </table:table-cell>
          <table:table-cell office:value-type="string" calcext:value-type="string">
            <text:p>n/a</text:p>
          </table:table-cell>
          <table:table-cell/>
        </table:table-row>
        <table:table-row table:style-name="ro23">
          <table:table-cell office:value-type="string" calcext:value-type="string">
            <text:p>Group 23</text:p>
          </table:table-cell>
          <table:table-cell office:value-type="string" calcext:value-type="string">
            <text:p>n/a</text:p>
          </table:table-cell>
          <table:table-cell/>
        </table:table-row>
        <table:table-row table:style-name="ro23">
          <table:table-cell office:value-type="string" calcext:value-type="string">
            <text:p>Group 27</text:p>
          </table:table-cell>
          <table:table-cell office:value-type="string" calcext:value-type="string">
            <text:p>n/a</text:p>
          </table:table-cell>
          <table:table-cell/>
        </table:table-row>
        <table:table-row table:style-name="ro23">
          <table:table-cell office:value-type="string" calcext:value-type="string">
            <text:p>Group 29</text:p>
          </table:table-cell>
          <table:table-cell office:value-type="string" calcext:value-type="string">
            <text:p>n/a</text:p>
          </table:table-cell>
          <table:table-cell/>
        </table:table-row>
        <table:table-row table:style-name="ro23">
          <table:table-cell office:value-type="string" calcext:value-type="string">
            <text:p>Group 31</text:p>
          </table:table-cell>
          <table:table-cell office:value-type="string" calcext:value-type="string">
            <text:p>n/a</text:p>
          </table:table-cell>
          <table:table-cell/>
        </table:table-row>
        <table:table-row table:style-name="ro23">
          <table:table-cell office:value-type="string" calcext:value-type="string">
            <text:p>Group 39</text:p>
          </table:table-cell>
          <table:table-cell office:value-type="string" calcext:value-type="string">
            <text:p>n/a</text:p>
          </table:table-cell>
          <table:table-cell/>
        </table:table-row>
        <table:table-row table:style-name="ro23">
          <table:table-cell office:value-type="string" calcext:value-type="string">
            <text:p>Group 40</text:p>
          </table:table-cell>
          <table:table-cell office:value-type="string" calcext:value-type="string">
            <text:p>n/a</text:p>
          </table:table-cell>
          <table:table-cell/>
        </table:table-row>
        <table:table-row table:style-name="ro23">
          <table:table-cell office:value-type="string" calcext:value-type="string">
            <text:p>Group 49</text:p>
          </table:table-cell>
          <table:table-cell office:value-type="string" calcext:value-type="string">
            <text:p>n/a</text:p>
          </table:table-cell>
          <table:table-cell/>
        </table:table-row>
        <table:table-row table:style-name="ro23">
          <table:table-cell office:value-type="string" calcext:value-type="string">
            <text:p>Group 55</text:p>
          </table:table-cell>
          <table:table-cell office:value-type="string" calcext:value-type="string">
            <text:p>n/a</text:p>
          </table:table-cell>
          <table:table-cell/>
        </table:table-row>
        <table:table-row table:style-name="ro23">
          <table:table-cell office:value-type="string" calcext:value-type="string">
            <text:p>Group 57</text:p>
          </table:table-cell>
          <table:table-cell office:value-type="string" calcext:value-type="string">
            <text:p>n/a</text:p>
          </table:table-cell>
          <table:table-cell/>
        </table:table-row>
        <table:table-row table:style-name="ro23">
          <table:table-cell office:value-type="string" calcext:value-type="string">
            <text:p>Group 58</text:p>
          </table:table-cell>
          <table:table-cell office:value-type="string" calcext:value-type="string">
            <text:p>n/a</text:p>
          </table:table-cell>
          <table:table-cell/>
        </table:table-row>
        <table:table-row table:style-name="ro23">
          <table:table-cell office:value-type="string" calcext:value-type="string">
            <text:p>Group 59</text:p>
          </table:table-cell>
          <table:table-cell office:value-type="string" calcext:value-type="string">
            <text:p>n/a</text:p>
          </table:table-cell>
          <table:table-cell/>
        </table:table-row>
        <table:table-row table:style-name="ro23">
          <table:table-cell office:value-type="string" calcext:value-type="string">
            <text:p>Group 62</text:p>
          </table:table-cell>
          <table:table-cell office:value-type="string" calcext:value-type="string">
            <text:p>n/a</text:p>
          </table:table-cell>
          <table:table-cell/>
        </table:table-row>
        <table:table-row table:style-name="ro23">
          <table:table-cell office:value-type="string" calcext:value-type="string">
            <text:p>Group 63</text:p>
          </table:table-cell>
          <table:table-cell office:value-type="string" calcext:value-type="string">
            <text:p>n/a</text:p>
          </table:table-cell>
          <table:table-cell/>
        </table:table-row>
        <table:table-row table:style-name="ro23">
          <table:table-cell office:value-type="string" calcext:value-type="string">
            <text:p>Group 64</text:p>
          </table:table-cell>
          <table:table-cell office:value-type="string" calcext:value-type="string">
            <text:p>n/a</text:p>
          </table:table-cell>
          <table:table-cell/>
        </table:table-row>
        <table:table-row table:style-name="ro23">
          <table:table-cell office:value-type="string" calcext:value-type="string">
            <text:p>Group 65</text:p>
          </table:table-cell>
          <table:table-cell office:value-type="string" calcext:value-type="string">
            <text:p>n/a</text:p>
          </table:table-cell>
          <table:table-cell/>
        </table:table-row>
        <table:table-row table:style-name="ro23">
          <table:table-cell office:value-type="string" calcext:value-type="string">
            <text:p>Group 69</text:p>
          </table:table-cell>
          <table:table-cell office:value-type="string" calcext:value-type="string">
            <text:p>n/a</text:p>
          </table:table-cell>
          <table:table-cell/>
        </table:table-row>
        <table:table-row table:style-name="ro23">
          <table:table-cell office:value-type="string" calcext:value-type="string">
            <text:p>Group 73</text:p>
          </table:table-cell>
          <table:table-cell office:value-type="string" calcext:value-type="string">
            <text:p>n/a</text:p>
          </table:table-cell>
          <table:table-cell/>
        </table:table-row>
        <table:table-row table:style-name="ro23">
          <table:table-cell office:value-type="string" calcext:value-type="string">
            <text:p>Group 76</text:p>
          </table:table-cell>
          <table:table-cell office:value-type="string" calcext:value-type="string">
            <text:p>n/a</text:p>
          </table:table-cell>
          <table:table-cell/>
        </table:table-row>
        <table:table-row table:style-name="ro23">
          <table:table-cell office:value-type="string" calcext:value-type="string">
            <text:p>Group 77</text:p>
          </table:table-cell>
          <table:table-cell office:value-type="string" calcext:value-type="string">
            <text:p>n/a</text:p>
          </table:table-cell>
          <table:table-cell/>
        </table:table-row>
      </table:table>
      <table:named-expressions/>
      <table:database-ranges>
        <table:database-range table:name="__Anonymous_Sheet_DB__1" table:target-range-address="Results.A1:Results.O9"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5">00/00/0000</text:date>, <text:time style:data-style-name="N2" text:time-value="10:43:29.85570341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5T14:33:23.794415214</dc:date>
    <meta:editing-cycles>392</meta:editing-cycles>
    <meta:editing-duration>P2DT17H39M12S</meta:editing-duration>
    <meta:generator>LibreOffice/6.0.7.3$Linux_X86_64 LibreOffice_project/00m0$Build-3</meta:generator>
    <meta:document-statistic meta:table-count="6" meta:cell-count="9485"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2">
                <text:p>12</text:p>
              </table:table-cell>
              <table:table-cell office:value-type="float" office:value="31">
                <text:p>31</text:p>
              </table:table-cell>
              <table:table-cell office:value-type="float" office:value="37">
                <text:p>37</text:p>
              </table:table-cell>
              <table:table-cell office:value-type="float" office:value="34">
                <text:p>34</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